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Menlo, 'courier new'," svg:font-family="Consolas, Menlo, 'courier new'," style:font-family-generic="system"/>
    <style:font-face style:name="Verdana, sans-serif" svg:font-family="Verdana, sans-serif" style:font-family-generic="system"/>
    <style:font-face style:name="Segoe UI" svg:font-family="Segoe UI" style:font-family-generic="swiss" style:font-pitch="variable" svg:panose-1="2 11 5 2 4 2 4 2 2 3"/>
    <style:font-face style:name="S hne" svg:font-family="S hne" style:font-family-generic="system"/>
    <style:font-face style:name="Nunito" svg:font-family="Nuni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7">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8">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9">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0">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1">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3">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4">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5">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6">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Consolas, Menlo, 'courier new'," fo:color="#0000CD" fo:font-size="11pt" style:font-size-asian="11pt"/>
    </style:style>
    <style:style style:name="T3" style:parent-style-name="DefaultParagraphFont" style:family="text">
      <style:text-properties style:font-name="Consolas, Menlo, 'courier new'," fo:color="#A52A2A" fo:font-size="11pt" style:font-size-asian="11pt"/>
    </style:style>
    <style:style style:name="T4" style:parent-style-name="DefaultParagraphFont" style:family="text">
      <style:text-properties style:font-name="Consolas, Menlo, 'courier new'," fo:color="#FF0000" fo:font-size="11pt" style:font-size-asian="11pt"/>
    </style:style>
    <style:style style:name="T5" style:parent-style-name="DefaultParagraphFont" style:family="text">
      <style:text-properties style:font-name="Consolas, Menlo, 'courier new'," fo:color="#0000CD" fo:font-size="11pt" style:font-size-asian="11pt"/>
    </style:style>
    <style:style style:name="T6" style:parent-style-name="DefaultParagraphFont" style:family="text">
      <style:text-properties style:font-name="Consolas, Menlo, 'courier new'," fo:color="#0000CD" fo:font-size="11pt" style:font-size-asian="11pt"/>
    </style:style>
    <style:style style:name="T7" style:parent-style-name="DefaultParagraphFont" style:family="text">
      <style:text-properties style:font-name="Consolas, Menlo, 'courier new'," fo:color="#A52A2A" fo:font-size="11pt" style:font-size-asian="11pt"/>
    </style:style>
    <style:style style:name="T8" style:parent-style-name="DefaultParagraphFont" style:family="text">
      <style:text-properties style:font-name="Consolas, Menlo, 'courier new'," fo:color="#0000CD" fo:font-size="11pt" style:font-size-asian="11pt"/>
    </style:style>
    <style:style style:name="T9" style:parent-style-name="DefaultParagraphFont" style:family="text">
      <style:text-properties style:font-name="Consolas, Menlo, 'courier new'," fo:color="#0000CD" fo:font-size="11pt" style:font-size-asian="11pt"/>
    </style:style>
    <style:style style:name="T10" style:parent-style-name="DefaultParagraphFont" style:family="text">
      <style:text-properties style:font-name="Consolas, Menlo, 'courier new'," fo:color="#A52A2A" fo:font-size="11pt" style:font-size-asian="11pt"/>
    </style:style>
    <style:style style:name="T11" style:parent-style-name="DefaultParagraphFont" style:family="text">
      <style:text-properties style:font-name="Consolas, Menlo, 'courier new'," fo:color="#0000CD" fo:font-size="11pt" style:font-size-asian="11pt"/>
    </style:style>
    <style:style style:name="T12" style:parent-style-name="DefaultParagraphFont" style:family="text">
      <style:text-properties style:font-name="Consolas, Menlo, 'courier new'," fo:color="#0000CD" fo:font-size="11pt" style:font-size-asian="11pt"/>
    </style:style>
    <style:style style:name="T13" style:parent-style-name="DefaultParagraphFont" style:family="text">
      <style:text-properties style:font-name="Consolas, Menlo, 'courier new'," fo:color="#A52A2A" fo:font-size="11pt" style:font-size-asian="11pt"/>
    </style:style>
    <style:style style:name="T14" style:parent-style-name="DefaultParagraphFont" style:family="text">
      <style:text-properties style:font-name="Consolas, Menlo, 'courier new'," fo:color="#0000CD" fo:font-size="11pt" style:font-size-asian="11pt"/>
    </style:style>
    <style:style style:name="T15" style:parent-style-name="DefaultParagraphFont" style:family="text">
      <style:text-properties style:font-name="Consolas, Menlo, 'courier new'," fo:color="#000000" fo:font-size="11pt" style:font-size-asian="11pt"/>
    </style:style>
    <style:style style:name="T16" style:parent-style-name="DefaultParagraphFont" style:family="text">
      <style:text-properties style:font-name="Consolas, Menlo, 'courier new'," fo:color="#0000CD" fo:font-size="11pt" style:font-size-asian="11pt"/>
    </style:style>
    <style:style style:name="T17" style:parent-style-name="DefaultParagraphFont" style:family="text">
      <style:text-properties style:font-name="Consolas, Menlo, 'courier new'," fo:color="#A52A2A" fo:font-size="11pt" style:font-size-asian="11pt"/>
    </style:style>
    <style:style style:name="T18" style:parent-style-name="DefaultParagraphFont" style:family="text">
      <style:text-properties style:font-name="Consolas, Menlo, 'courier new'," fo:color="#0000CD" fo:font-size="11pt" style:font-size-asian="11pt"/>
    </style:style>
    <style:style style:name="T19" style:parent-style-name="DefaultParagraphFont" style:family="text">
      <style:text-properties style:font-name="Consolas, Menlo, 'courier new'," fo:color="#0000CD" fo:font-size="11pt" style:font-size-asian="11pt"/>
    </style:style>
    <style:style style:name="T20" style:parent-style-name="DefaultParagraphFont" style:family="text">
      <style:text-properties style:font-name="Consolas, Menlo, 'courier new'," fo:color="#A52A2A" fo:font-size="11pt" style:font-size-asian="11pt"/>
    </style:style>
    <style:style style:name="T21" style:parent-style-name="DefaultParagraphFont" style:family="text">
      <style:text-properties style:font-name="Consolas, Menlo, 'courier new'," fo:color="#0000CD" fo:font-size="11pt" style:font-size-asian="11pt"/>
    </style:style>
    <style:style style:name="T22" style:parent-style-name="DefaultParagraphFont" style:family="text">
      <style:text-properties style:font-name="Consolas, Menlo, 'courier new'," fo:color="#0000CD" fo:font-size="11pt" style:font-size-asian="11pt"/>
    </style:style>
    <style:style style:name="T23" style:parent-style-name="DefaultParagraphFont" style:family="text">
      <style:text-properties style:font-name="Consolas, Menlo, 'courier new'," fo:color="#A52A2A" fo:font-size="11pt" style:font-size-asian="11pt"/>
    </style:style>
    <style:style style:name="T24" style:parent-style-name="DefaultParagraphFont" style:family="text">
      <style:text-properties style:font-name="Consolas, Menlo, 'courier new'," fo:color="#0000CD" fo:font-size="11pt" style:font-size-asian="11pt"/>
    </style:style>
    <style:style style:name="T25" style:parent-style-name="DefaultParagraphFont" style:family="text">
      <style:text-properties style:font-name="Consolas, Menlo, 'courier new'," fo:color="#0000CD" fo:font-size="11pt" style:font-size-asian="11pt"/>
    </style:style>
    <style:style style:name="T26" style:parent-style-name="DefaultParagraphFont" style:family="text">
      <style:text-properties style:font-name="Consolas, Menlo, 'courier new'," fo:color="#A52A2A" fo:font-size="11pt" style:font-size-asian="11pt"/>
    </style:style>
    <style:style style:name="T27" style:parent-style-name="DefaultParagraphFont" style:family="text">
      <style:text-properties style:font-name="Consolas, Menlo, 'courier new'," fo:color="#0000CD" fo:font-size="11pt" style:font-size-asian="11pt"/>
    </style:style>
    <style:style style:name="T28" style:parent-style-name="DefaultParagraphFont" style:family="text">
      <style:text-properties style:font-name="Consolas, Menlo, 'courier new'," fo:color="#000000" fo:font-size="11pt" style:font-size-asian="11pt"/>
    </style:style>
    <style:style style:name="T29" style:parent-style-name="DefaultParagraphFont" style:family="text">
      <style:text-properties style:font-name="Consolas, Menlo, 'courier new'," fo:color="#0000CD" fo:font-size="11pt" style:font-size-asian="11pt"/>
    </style:style>
    <style:style style:name="T30" style:parent-style-name="DefaultParagraphFont" style:family="text">
      <style:text-properties style:font-name="Consolas, Menlo, 'courier new'," fo:color="#A52A2A" fo:font-size="11pt" style:font-size-asian="11pt"/>
    </style:style>
    <style:style style:name="T31" style:parent-style-name="DefaultParagraphFont" style:family="text">
      <style:text-properties style:font-name="Consolas, Menlo, 'courier new'," fo:color="#0000CD" fo:font-size="11pt" style:font-size-asian="11pt"/>
    </style:style>
    <style:style style:name="T32" style:parent-style-name="DefaultParagraphFont" style:family="text">
      <style:text-properties style:font-name="Consolas, Menlo, 'courier new'," fo:color="#0000CD" fo:font-size="11pt" style:font-size-asian="11pt"/>
    </style:style>
    <style:style style:name="T33" style:parent-style-name="DefaultParagraphFont" style:family="text">
      <style:text-properties style:font-name="Consolas, Menlo, 'courier new'," fo:color="#A52A2A" fo:font-size="11pt" style:font-size-asian="11pt"/>
    </style:style>
    <style:style style:name="T34" style:parent-style-name="DefaultParagraphFont" style:family="text">
      <style:text-properties style:font-name="Consolas, Menlo, 'courier new'," fo:color="#0000CD" fo:font-size="11pt" style:font-size-asian="11pt"/>
    </style:style>
    <style:style style:name="T35" style:parent-style-name="DefaultParagraphFont" style:family="text">
      <style:text-properties style:font-name="Consolas, Menlo, 'courier new'," fo:color="#000000" fo:font-size="11pt" style:font-size-asian="11pt"/>
    </style:style>
    <style:style style:name="T36" style:parent-style-name="DefaultParagraphFont" style:family="text">
      <style:text-properties style:font-name="Consolas, Menlo, 'courier new'," fo:color="#0000CD" fo:font-size="11pt" style:font-size-asian="11pt"/>
    </style:style>
    <style:style style:name="T37" style:parent-style-name="DefaultParagraphFont" style:family="text">
      <style:text-properties style:font-name="Consolas, Menlo, 'courier new'," fo:color="#A52A2A" fo:font-size="11pt" style:font-size-asian="11pt"/>
    </style:style>
    <style:style style:name="T38" style:parent-style-name="DefaultParagraphFont" style:family="text">
      <style:text-properties style:font-name="Consolas, Menlo, 'courier new'," fo:color="#0000CD" fo:font-size="11pt" style:font-size-asian="11pt"/>
    </style:style>
    <style:style style:name="T39" style:parent-style-name="DefaultParagraphFont" style:family="text">
      <style:text-properties style:font-name="Consolas, Menlo, 'courier new'," fo:color="#0000CD" fo:font-size="11pt" style:font-size-asian="11pt"/>
    </style:style>
    <style:style style:name="T40" style:parent-style-name="DefaultParagraphFont" style:family="text">
      <style:text-properties style:font-name="Consolas, Menlo, 'courier new'," fo:color="#A52A2A" fo:font-size="11pt" style:font-size-asian="11pt"/>
    </style:style>
    <style:style style:name="T41" style:parent-style-name="DefaultParagraphFont" style:family="text">
      <style:text-properties style:font-name="Consolas, Menlo, 'courier new'," fo:color="#0000CD" fo:font-size="11pt" style:font-size-asian="11pt"/>
    </style:style>
    <style:style style:name="T42" style:parent-style-name="DefaultParagraphFont" style:family="text">
      <style:text-properties style:font-name="Consolas, Menlo, 'courier new'," fo:color="#0000CD" fo:font-size="11pt" style:font-size-asian="11pt"/>
    </style:style>
    <style:style style:name="T43" style:parent-style-name="DefaultParagraphFont" style:family="text">
      <style:text-properties style:font-name="Consolas, Menlo, 'courier new'," fo:color="#A52A2A" fo:font-size="11pt" style:font-size-asian="11pt"/>
    </style:style>
    <style:style style:name="T44" style:parent-style-name="DefaultParagraphFont" style:family="text">
      <style:text-properties style:font-name="Consolas, Menlo, 'courier new'," fo:color="#0000CD" fo:font-size="11pt" style:font-size-asian="11pt"/>
    </style:style>
    <style:style style:name="T45" style:parent-style-name="DefaultParagraphFont" style:family="text">
      <style:text-properties style:font-name="Verdana, sans-serif" fo:color="#000000" fo:font-size="11pt" style:font-size-asian="11pt"/>
    </style:style>
    <style:style style:name="T46" style:parent-style-name="SourceText" style:family="text">
      <style:text-properties style:font-name="Consolas, Menlo, 'courier new'," fo:color="#DC143C" fo:font-size="11pt" style:font-size-asian="11pt"/>
    </style:style>
    <style:style style:name="T47" style:parent-style-name="DefaultParagraphFont" style:family="text">
      <style:text-properties style:font-name="Verdana, sans-serif" fo:color="#000000" fo:font-size="11pt" style:font-size-asian="11pt"/>
    </style:style>
    <style:style style:name="T48" style:parent-style-name="DefaultParagraphFont" style:family="text">
      <style:text-properties style:font-name="Verdana, sans-serif" fo:color="#000000" fo:font-size="11pt" style:font-size-asian="11pt"/>
    </style:style>
    <style:style style:name="T49" style:parent-style-name="DefaultParagraphFont" style:family="text">
      <style:text-properties style:font-name="Verdana, sans-serif" fo:color="#000000" fo:font-size="11pt" style:font-size-asian="11pt"/>
    </style:style>
    <style:style style:name="T50" style:parent-style-name="SourceText" style:family="text">
      <style:text-properties style:font-name="Consolas, Menlo, 'courier new'," fo:color="#DC143C" fo:font-size="11pt" style:font-size-asian="11pt"/>
    </style:style>
    <style:style style:name="T51" style:parent-style-name="DefaultParagraphFont" style:family="text">
      <style:text-properties style:font-name="Verdana, sans-serif" fo:color="#000000" fo:font-size="11pt" style:font-size-asian="11pt"/>
    </style:style>
    <style:style style:name="T52" style:parent-style-name="DefaultParagraphFont" style:family="text">
      <style:text-properties style:font-name="Verdana, sans-serif" fo:color="#000000" fo:font-size="11pt" style:font-size-asian="11pt"/>
    </style:style>
    <style:style style:name="T53" style:parent-style-name="SourceText" style:family="text">
      <style:text-properties style:font-name="Consolas, Menlo, 'courier new'," fo:color="#DC143C" fo:font-size="11pt" style:font-size-asian="11pt"/>
    </style:style>
    <style:style style:name="T54" style:parent-style-name="DefaultParagraphFont" style:family="text">
      <style:text-properties style:font-name="Verdana, sans-serif" fo:color="#000000" fo:font-size="11pt" style:font-size-asian="11pt"/>
    </style:style>
    <style:style style:name="T55" style:parent-style-name="DefaultParagraphFont" style:family="text">
      <style:text-properties style:font-name="Verdana, sans-serif" fo:color="#000000" fo:font-size="11pt" style:font-size-asian="11pt"/>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style:font-name="Verdana, sans-serif" fo:color="#000000" fo:font-size="11pt" style:font-size-asian="11pt"/>
    </style:style>
    <style:style style:name="T60" style:parent-style-name="SourceText" style:family="text">
      <style:text-properties style:font-name="Consolas, Menlo, 'courier new'," fo:color="#DC143C" fo:font-size="11pt" style:font-size-asian="11pt"/>
    </style:style>
    <style:style style:name="T61" style:parent-style-name="DefaultParagraphFont" style:family="text">
      <style:text-properties style:font-name="Verdana, sans-serif" fo:color="#000000" fo:font-size="11pt" style:font-size-asian="11pt"/>
    </style:style>
    <style:style style:name="T62" style:parent-style-name="DefaultParagraphFont" style:family="text">
      <style:text-properties style:font-name="Verdana, sans-serif" fo:color="#000000" fo:font-size="11pt" style:font-size-asian="11pt"/>
    </style:style>
    <style:style style:name="T63" style:parent-style-name="DefaultParagraphFont" style:family="text">
      <style:text-properties style:font-name="Verdana, sans-serif" fo:color="#000000" fo:font-size="11pt" style:font-size-asian="11pt"/>
    </style:style>
    <style:style style:name="T64" style:parent-style-name="SourceText" style:family="text">
      <style:text-properties style:font-name="Consolas, Menlo, 'courier new'," fo:color="#DC143C" fo:font-size="11pt" style:font-size-asian="11pt"/>
    </style:style>
    <style:style style:name="T65" style:parent-style-name="DefaultParagraphFont" style:family="text">
      <style:text-properties style:font-name="Verdana, sans-serif" fo:color="#000000" fo:font-size="11pt" style:font-size-asian="11pt"/>
    </style:style>
    <style:style style:name="T66" style:parent-style-name="DefaultParagraphFont" style:family="text">
      <style:text-properties style:font-name="Verdana, sans-serif" fo:color="#000000" fo:font-size="11pt" style:font-size-asian="11pt"/>
    </style:style>
    <style:style style:name="T67" style:parent-style-name="DefaultParagraphFont" style:family="text">
      <style:text-properties style:font-name="Verdana, sans-serif" fo:color="#000000" fo:font-size="11pt" style:font-size-asian="11pt"/>
    </style:style>
    <style:style style:name="T68" style:parent-style-name="DefaultParagraphFont" style:family="text">
      <style:text-properties style:font-name="Verdana, sans-serif" fo:color="#000000" fo:font-size="11pt" style:font-size-asian="11pt"/>
    </style:style>
    <style:style style:name="T69" style:parent-style-name="DefaultParagraphFont" style:family="text">
      <style:text-properties style:font-name="Verdana, sans-serif" fo:color="#000000" fo:font-size="11pt" style:font-size-asian="11pt"/>
    </style:style>
    <style:style style:name="T70" style:parent-style-name="DefaultParagraphFont" style:family="text">
      <style:text-properties style:font-name="Verdana, sans-serif" fo:color="#000000" fo:font-size="11pt" style:font-size-asian="11pt"/>
    </style:style>
    <style:style style:name="T71" style:parent-style-name="SourceText" style:family="text">
      <style:text-properties style:font-name="Consolas, Menlo, 'courier new'," fo:color="#DC143C" fo:font-size="11pt" style:font-size-asian="11pt"/>
    </style:style>
    <style:style style:name="T72" style:parent-style-name="DefaultParagraphFont" style:family="text">
      <style:text-properties style:font-name="Verdana, sans-serif" fo:color="#000000" fo:font-size="11pt" style:font-size-asian="11pt"/>
    </style:style>
    <style:style style:name="T73" style:parent-style-name="DefaultParagraphFont" style:family="text">
      <style:text-properties style:font-name="Verdana, sans-serif" fo:color="#000000" fo:font-size="11pt" style:font-size-asian="11pt"/>
    </style:style>
    <style:style style:name="T74" style:parent-style-name="SourceText" style:family="text">
      <style:text-properties style:font-name="Consolas, Menlo, 'courier new'," fo:color="#DC143C" fo:font-size="11pt" style:font-size-asian="11pt"/>
    </style:style>
    <style:style style:name="T75" style:parent-style-name="DefaultParagraphFont" style:family="text">
      <style:text-properties style:font-name="Verdana, sans-serif" fo:color="#000000" fo:font-size="11pt" style:font-size-asian="11pt"/>
    </style:style>
    <style:style style:name="T76" style:parent-style-name="DefaultParagraphFont" style:family="text">
      <style:text-properties style:font-name="Verdana, sans-serif" fo:color="#000000" fo:font-size="11pt" style:font-size-asian="11pt"/>
    </style:style>
    <style:style style:name="T77" style:parent-style-name="DefaultParagraphFont" style:family="text">
      <style:text-properties style:font-name="Verdana, sans-serif" fo:color="#000000" fo:font-size="11pt" style:font-size-asian="11pt"/>
    </style:style>
    <style:style style:name="T78" style:parent-style-name="DefaultParagraphFont" style:family="text">
      <style:text-properties style:font-name="Verdana, sans-serif" fo:color="#000000" fo:font-size="11pt" style:font-size-asian="11pt"/>
    </style:style>
    <style:style style:name="T79" style:parent-style-name="DefaultParagraphFont" style:family="text">
      <style:text-properties fo:font-weight="bold" style:font-weight-asian="bold" style:font-weight-complex="bold" fo:font-size="15pt" style:font-size-asian="15pt" style:font-size-complex="15pt"/>
    </style:style>
    <style:style style:name="T80" style:parent-style-name="DefaultParagraphFont" style:family="text">
      <style:text-properties fo:font-weight="bold" style:font-weight-asian="bold" style:font-weight-complex="bold" fo:color="#000000" fo:font-size="15pt" style:font-size-asian="15pt" style:font-size-complex="15pt"/>
    </style:style>
    <style:style style:name="T81" style:parent-style-name="DefaultParagraphFont" style:family="text">
      <style:text-properties fo:font-weight="bold" style:font-weight-asian="bold" style:font-weight-complex="bold" fo:color="#000000" fo:font-size="15pt" style:font-size-asian="15pt" style:font-size-complex="15pt"/>
    </style:style>
    <style:style style:name="T82" style:parent-style-name="DefaultParagraphFont" style:family="text">
      <style:text-properties fo:font-weight="bold" style:font-weight-asian="bold" style:font-weight-complex="bold" fo:color="#000000" fo:font-size="15pt" style:font-size-asian="15pt" style:font-size-complex="15pt"/>
    </style:style>
    <style:style style:name="T83" style:parent-style-name="DefaultParagraphFont" style:family="text">
      <style:text-properties fo:font-weight="bold" style:font-weight-asian="bold" style:font-weight-complex="bold" fo:font-size="15pt" style:font-size-asian="15pt" style:font-size-complex="15pt"/>
    </style:style>
    <style:style style:name="P84" style:parent-style-name="Textbody" style:family="paragraph">
      <style:paragraph-properties fo:border="0.0034in solid #E3E3E3" fo:padding="0.0138in" style:shadow="none"/>
    </style:style>
    <style:style style:name="P85" style:parent-style-name="Textbody" style:family="paragraph">
      <style:paragraph-properties fo:border="0.0034in solid #E3E3E3" fo:padding="0.0138in" style:shadow="none" fo:margin-bottom="0in"/>
    </style:style>
    <style:style style:name="P86" style:parent-style-name="Textbody" style:family="paragraph">
      <style:paragraph-properties fo:border="0.0034in solid #E3E3E3" fo:padding="0.0138in" style:shadow="none"/>
    </style:style>
    <style:style style:name="P87" style:parent-style-name="Textbody" style:family="paragraph">
      <style:paragraph-properties fo:border="0.0034in solid #E3E3E3" fo:padding="0.0138in" style:shadow="none" fo:margin-bottom="0in"/>
    </style:style>
    <style:style style:name="P88" style:parent-style-name="Textbody" style:family="paragraph">
      <style:paragraph-properties fo:border="0.0034in solid #E3E3E3" fo:padding="0.0138in" style:shadow="none"/>
    </style:style>
    <style:style style:name="P89" style:parent-style-name="Heading1" style:family="paragraph">
      <style:paragraph-properties fo:border="0.0034in solid #E3E3E3" fo:padding="0.0138in" style:shadow="none"/>
      <style:text-properties style:font-name="Segoe UI" fo:font-weight="normal" style:font-weight-asian="normal" fo:color="#000000" fo:font-size="31.5pt" style:font-size-asian="31.5pt"/>
    </style:style>
    <style:style style:name="P90" style:parent-style-name="Heading2" style:family="paragraph">
      <style:paragraph-properties fo:border="0.0034in solid #E3E3E3" fo:padding="0.0138in" style:shadow="none"/>
      <style:text-properties style:font-name="Segoe UI" fo:font-weight="normal" style:font-weight-asian="normal" fo:color="#000000" fo:font-size="24pt" style:font-size-asian="24pt"/>
    </style:style>
    <style:style style:name="P91" style:parent-style-name="Textbody" style:family="paragraph">
      <style:paragraph-properties fo:border="0.0034in solid #E3E3E3" fo:padding="0.0138in" style:shadow="none"/>
    </style:style>
    <style:style style:name="T92" style:parent-style-name="DefaultParagraphFont" style:family="text">
      <style:text-properties style:font-name="Verdana, sans-serif" fo:color="#000000" fo:font-size="11pt" style:font-size-asian="11pt"/>
    </style:style>
    <style:style style:name="T93" style:parent-style-name="DefaultParagraphFont" style:family="text">
      <style:text-properties style:font-name="Verdana, sans-serif" fo:color="#000000" fo:font-size="11pt" style:font-size-asian="11pt"/>
    </style:style>
    <style:style style:name="T94" style:parent-style-name="DefaultParagraphFont" style:family="text">
      <style:text-properties style:font-name="Verdana, sans-serif" fo:color="#000000" fo:font-size="11pt" style:font-size-asian="11pt"/>
    </style:style>
    <style:style style:name="T95" style:parent-style-name="SourceText" style:family="text">
      <style:text-properties style:font-name="Consolas, Menlo, 'courier new'," fo:color="#DC143C" fo:font-size="11pt" style:font-size-asian="11pt"/>
    </style:style>
    <style:style style:name="T96" style:parent-style-name="DefaultParagraphFont" style:family="text">
      <style:text-properties style:font-name="Verdana, sans-serif" fo:color="#000000" fo:font-size="11pt" style:font-size-asian="11pt"/>
    </style:style>
    <style:style style:name="T97" style:parent-style-name="SourceText" style:family="text">
      <style:text-properties style:font-name="Consolas, Menlo, 'courier new'," fo:color="#DC143C" fo:font-size="11pt" style:font-size-asian="11pt"/>
    </style:style>
    <style:style style:name="T98" style:parent-style-name="DefaultParagraphFont" style:family="text">
      <style:text-properties style:font-name="Verdana, sans-serif" fo:color="#000000" fo:font-size="11pt" style:font-size-asian="11pt"/>
    </style:style>
    <style:style style:name="P99" style:parent-style-name="Heading2" style:family="paragraph">
      <style:text-properties style:font-name="Segoe UI" fo:font-weight="normal" style:font-weight-asian="normal" fo:color="#000000" fo:font-size="24pt" style:font-size-asian="24pt"/>
    </style:style>
    <style:style style:name="P100" style:parent-style-name="Textbody" style:family="paragraph">
      <style:text-properties style:font-name="Verdana, sans-serif" fo:color="#000000" fo:font-size="11pt" style:font-size-asian="11pt"/>
    </style:style>
    <style:style style:name="P101" style:parent-style-name="Textbody" style:family="paragraph">
      <style:text-properties style:font-name="Verdana, sans-serif" fo:color="#000000" fo:font-size="11pt" style:font-size-asian="11pt"/>
    </style:style>
    <style:style style:name="P102" style:parent-style-name="Textbody" style:family="paragraph">
      <style:text-properties style:font-name="Verdana, sans-serif" fo:color="#000000" fo:font-size="11pt" style:font-size-asian="11pt"/>
    </style:style>
    <style:style style:name="T103" style:parent-style-name="DefaultParagraphFont" style:family="text">
      <style:text-properties style:font-name="S hne" fo:color="#ECECEC"/>
    </style:style>
    <style:style style:name="P104" style:parent-style-name="Textbody" style:family="paragraph">
      <style:paragraph-properties fo:border="0.0034in solid #E3E3E3" fo:padding="0.0138in" style:shadow="none" fo:margin-bottom="0in"/>
    </style:style>
    <style:style style:name="P105" style:parent-style-name="Textbody" style:family="paragraph">
      <style:paragraph-properties fo:border="0.0034in solid #E3E3E3" fo:padding="0.0138in" style:shadow="none" fo:margin-bottom="0in"/>
    </style:style>
    <style:style style:name="P106" style:parent-style-name="Textbody" style:family="paragraph">
      <style:paragraph-properties fo:border="0.0034in solid #E3E3E3" fo:padding="0.0138in" style:shadow="none" fo:margin-bottom="0in"/>
    </style:style>
    <style:style style:name="P107" style:parent-style-name="Textbody" style:family="paragraph">
      <style:paragraph-properties fo:border="0.0034in solid #E3E3E3" fo:padding="0.0138in" style:shadow="none" fo:margin-bottom="0in"/>
    </style:style>
    <style:style style:name="P108" style:parent-style-name="Textbody" style:family="paragraph">
      <style:paragraph-properties fo:border="0.0034in solid #E3E3E3" fo:padding="0.0138in" style:shadow="none" fo:margin-bottom="0in"/>
    </style:style>
    <style:style style:name="P109" style:parent-style-name="Textbody" style:family="paragraph">
      <style:paragraph-properties fo:border="0.0034in solid #E3E3E3" fo:padding="0.0138in" style:shadow="none" fo:margin-bottom="0in"/>
    </style:style>
    <style:style style:name="P110" style:parent-style-name="Textbody" style:family="paragraph">
      <style:paragraph-properties fo:border="0.0034in solid #E3E3E3" fo:padding="0.0138in" style:shadow="none" fo:margin-bottom="0in"/>
    </style:style>
    <style:style style:name="P111" style:parent-style-name="Textbody" style:family="paragraph">
      <style:paragraph-properties fo:border="0.0034in solid #E3E3E3" fo:padding="0.0138in" style:shadow="none" fo:margin-bottom="0in"/>
    </style:style>
    <style:style style:name="P112" style:parent-style-name="Textbody" style:family="paragraph">
      <style:paragraph-properties fo:border="0.0034in solid #E3E3E3" fo:padding="0.0138in" style:shadow="none" fo:margin-bottom="0in"/>
    </style:style>
    <style:style style:name="P113" style:parent-style-name="Textbody" style:family="paragraph">
      <style:paragraph-properties fo:border="0.0034in solid #E3E3E3" fo:padding="0.0138in" style:shadow="none" fo:margin-bottom="0in"/>
    </style:style>
    <style:style style:name="P114" style:parent-style-name="Textbody" style:family="paragraph">
      <style:paragraph-properties fo:border="0.0034in solid #E3E3E3" fo:padding="0.0138in" style:shadow="none"/>
    </style:style>
    <style:style style:name="T115" style:parent-style-name="DefaultParagraphFont" style:family="text">
      <style:text-properties style:font-name="S hne" fo:color="#ECECEC"/>
    </style:style>
    <style:style style:name="P116" style:parent-style-name="Textbody" style:family="paragraph">
      <style:paragraph-properties fo:border="0.0034in solid #E3E3E3" fo:padding="0.0138in" style:shadow="none"/>
    </style:style>
    <style:style style:name="P117" style:parent-style-name="Textbody" style:family="paragraph">
      <style:paragraph-properties fo:border="0.0034in solid #E3E3E3" fo:padding="0.0138in" style:shadow="none"/>
    </style:style>
    <style:style style:name="P118" style:parent-style-name="Textbody" style:family="paragraph">
      <style:paragraph-properties fo:border="0.0034in solid #E3E3E3" fo:padding="0.0138in" style:shadow="none" fo:margin-bottom="0in"/>
    </style:style>
    <style:style style:name="P119" style:parent-style-name="Textbody" style:family="paragraph">
      <style:paragraph-properties fo:border="0.0034in solid #E3E3E3" fo:padding="0.0138in" style:shadow="none" fo:margin-bottom="0in"/>
    </style:style>
    <style:style style:name="P120" style:parent-style-name="Textbody" style:family="paragraph">
      <style:paragraph-properties fo:border="0.0034in solid #E3E3E3" fo:padding="0.0138in" style:shadow="none" fo:margin-bottom="0in"/>
    </style:style>
    <style:style style:name="P121" style:parent-style-name="Textbody" style:family="paragraph">
      <style:paragraph-properties fo:border="0.0034in solid #E3E3E3" fo:padding="0.0138in" style:shadow="none" fo:margin-bottom="0in"/>
    </style:style>
    <style:style style:name="P122" style:parent-style-name="Textbody" style:family="paragraph">
      <style:paragraph-properties fo:border="0.0034in solid #E3E3E3" fo:padding="0.0138in" style:shadow="none"/>
    </style:style>
    <style:style style:name="P123" style:parent-style-name="Textbody" style:family="paragraph">
      <style:paragraph-properties fo:border="0.0034in solid #E3E3E3" fo:padding="0.0138in" style:shadow="none"/>
      <style:text-properties fo:font-weight="bold" style:font-weight-asian="bold" style:font-weight-complex="bold" fo:font-size="16pt" style:font-size-asian="16pt" style:font-size-complex="16pt"/>
    </style:style>
    <style:style style:name="P124" style:parent-style-name="Textbody" style:family="paragraph">
      <style:paragraph-properties fo:border="0.0034in solid #E3E3E3" fo:padding="0.0138in" style:shadow="none"/>
    </style:style>
    <style:style style:name="T125" style:parent-style-name="DefaultParagraphFont" style:family="text">
      <style:text-properties style:font-name="Verdana, sans-serif" style:font-weight-complex="bold" fo:color="#000000" fo:font-size="11pt" style:font-size-asian="11pt" style:font-size-complex="16pt"/>
    </style:style>
    <style:style style:name="P126" style:parent-style-name="Textbody" style:family="paragraph">
      <style:paragraph-properties fo:border="0.0034in solid #E3E3E3" fo:padding="0.0138in" style:shadow="none"/>
    </style:style>
    <style:style style:name="P127" style:parent-style-name="Textbody" style:family="paragraph">
      <style:paragraph-properties fo:border="0.0034in solid #E3E3E3" fo:padding="0.0138in" style:shadow="none"/>
    </style:style>
    <style:style style:name="P128" style:parent-style-name="Textbody" style:family="paragraph">
      <style:paragraph-properties fo:border="0.0034in solid #E3E3E3" fo:padding="0.0138in" style:shadow="none"/>
    </style:style>
    <style:style style:name="P129" style:parent-style-name="Textbody" style:family="paragraph">
      <style:paragraph-properties fo:border="0.0034in solid #E3E3E3" fo:padding="0.0138in" style:shadow="none"/>
    </style:style>
    <style:style style:name="P130" style:parent-style-name="Textbody" style:family="paragraph">
      <style:paragraph-properties fo:border="0.0034in solid #E3E3E3" fo:padding="0.0138in" style:shadow="none"/>
    </style:style>
    <style:style style:name="P131" style:parent-style-name="Textbody" style:family="paragraph">
      <style:paragraph-properties fo:border="0.0034in solid #E3E3E3" fo:padding="0.0138in" style:shadow="none"/>
    </style:style>
    <style:style style:name="P132" style:parent-style-name="Textbody" style:family="paragraph">
      <style:paragraph-properties fo:border="0.0034in solid #E3E3E3" fo:padding="0.0138in" style:shadow="none"/>
    </style:style>
    <style:style style:name="P133" style:parent-style-name="Textbody" style:family="paragraph">
      <style:paragraph-properties fo:border="0.0034in solid #E3E3E3" fo:padding="0.0138in" style:shadow="none"/>
    </style:style>
    <style:style style:name="P134" style:parent-style-name="Textbody" style:family="paragraph">
      <style:paragraph-properties fo:border="0.0034in solid #E3E3E3" fo:padding="0.0138in" style:shadow="none"/>
    </style:style>
    <style:style style:name="P135" style:parent-style-name="Textbody" style:family="paragraph">
      <style:paragraph-properties fo:border="0.0034in solid #E3E3E3" fo:padding="0.0138in" style:shadow="none"/>
      <style:text-properties fo:font-weight="bold" style:font-weight-asian="bold" style:font-weight-complex="bold"/>
    </style:style>
    <style:style style:name="P136" style:parent-style-name="Textbody" style:family="paragraph">
      <style:paragraph-properties fo:border="0.0034in solid #E3E3E3" fo:padding="0.0138in" style:shadow="none"/>
    </style:style>
    <style:style style:name="P137" style:parent-style-name="Textbody" style:family="paragraph">
      <style:paragraph-properties fo:border="0.0034in solid #E3E3E3" fo:padding="0.0138in" style:shadow="none"/>
    </style:style>
    <style:style style:name="P138" style:parent-style-name="Textbody" style:family="paragraph">
      <style:paragraph-properties fo:border="0.0034in solid #E3E3E3" fo:padding="0.0138in" style:shadow="none" fo:margin-bottom="0in"/>
    </style:style>
    <style:style style:name="P139" style:parent-style-name="Textbody" style:family="paragraph">
      <style:paragraph-properties fo:border="0.0034in solid #E3E3E3" fo:padding="0.0138in" style:shadow="none" fo:margin-bottom="0in"/>
    </style:style>
    <style:style style:name="P140" style:parent-style-name="Textbody" style:family="paragraph">
      <style:paragraph-properties fo:border="0.0034in solid #E3E3E3" fo:padding="0.0138in" style:shadow="none"/>
    </style:style>
    <style:style style:name="P141" style:parent-style-name="Textbody" style:family="paragraph">
      <style:paragraph-properties fo:border="0.0034in solid #E3E3E3" fo:padding="0.0138in" style:shadow="none"/>
      <style:text-properties fo:font-weight="bold" style:font-weight-asian="bold" style:font-weight-complex="bold" fo:font-size="13pt" style:font-size-asian="13pt" style:font-size-complex="13pt"/>
    </style:style>
    <style:style style:name="P142" style:parent-style-name="Textbody" style:family="paragraph">
      <style:paragraph-properties fo:border="0.0034in solid #E3E3E3" fo:padding="0.0138in" style:shadow="none"/>
    </style:style>
    <style:style style:name="P143" style:parent-style-name="Textbody" style:family="paragraph">
      <style:paragraph-properties fo:border="0.0034in solid #E3E3E3" fo:padding="0.0138in" style:shadow="none"/>
    </style:style>
    <style:style style:name="P144" style:parent-style-name="Textbody" style:family="paragraph">
      <style:paragraph-properties fo:border="0.0034in solid #E3E3E3" fo:padding="0.0138in" style:shadow="none"/>
    </style:style>
    <style:style style:name="T145" style:parent-style-name="DefaultParagraphFont" style:family="text">
      <style:text-properties fo:font-weight="bold" style:font-weight-asian="bold" style:font-weight-complex="bold"/>
    </style:style>
    <style:style style:name="P146" style:parent-style-name="Textbody" style:family="paragraph">
      <style:paragraph-properties fo:border="0.0034in solid #E3E3E3" fo:padding="0.0138in" style:shadow="none"/>
    </style:style>
    <style:style style:name="T147" style:parent-style-name="DefaultParagraphFont" style:family="text">
      <style:text-properties fo:font-weight="bold" style:font-weight-asian="bold" style:font-weight-complex="bold"/>
    </style:style>
    <style:style style:name="P148" style:parent-style-name="Textbody" style:family="paragraph">
      <style:paragraph-properties fo:border="0.0034in solid #E3E3E3" fo:padding="0.0138in" style:shadow="none"/>
    </style:style>
    <style:style style:name="P149" style:parent-style-name="Textbody" style:family="paragraph">
      <style:paragraph-properties fo:border="0.0034in solid #E3E3E3" fo:padding="0.0138in" style:shadow="none"/>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P155" style:parent-style-name="Textbody" style:family="paragraph">
      <style:paragraph-properties fo:border="0.0034in solid #E3E3E3" fo:padding="0.0138in" style:shadow="none" fo:margin-bottom="0in"/>
    </style:style>
    <style:style style:name="P156" style:parent-style-name="Textbody" style:family="paragraph">
      <style:paragraph-properties fo:border="0.0034in solid #E3E3E3" fo:padding="0.0138in" style:shadow="none" fo:margin-bottom="0in"/>
    </style:style>
    <style:style style:name="P157" style:parent-style-name="Textbody" style:family="paragraph">
      <style:paragraph-properties fo:border="0.0034in solid #E3E3E3" fo:padding="0.0138in" style:shadow="none"/>
    </style:style>
    <style:style style:name="P158" style:parent-style-name="Textbody" style:family="paragraph">
      <style:paragraph-properties fo:border="0.0034in solid #E3E3E3" fo:padding="0.0138in" style:shadow="none"/>
    </style:style>
    <style:style style:name="P159" style:parent-style-name="Textbody" style:family="paragraph">
      <style:paragraph-properties fo:border="0.0034in solid #E3E3E3" fo:padding="0.0138in" style:shadow="none"/>
    </style:style>
    <style:style style:name="T160" style:parent-style-name="DefaultParagraphFont" style:family="text">
      <style:text-properties fo:font-weight="bold" style:font-weight-asian="bold" style:font-weight-complex="bold" fo:font-size="16pt" style:font-size-asian="16pt" style:font-size-complex="16pt"/>
    </style:style>
    <style:style style:name="T161" style:parent-style-name="HTMLCode" style:family="text">
      <style:text-properties style:font-name-asian="NSimSun" fo:font-weight="bold" style:font-weight-asian="bold" style:font-weight-complex="bold" fo:font-size="16pt" style:font-size-asian="16pt" style:font-size-complex="16pt"/>
    </style:style>
    <style:style style:name="T162" style:parent-style-name="HTMLCode" style:family="text">
      <style:text-properties style:font-name-asian="NSimSun" fo:font-weight="bold" style:font-weight-asian="bold" style:font-weight-complex="bold" fo:font-size="16pt" style:font-size-asian="16pt" style:font-size-complex="16pt"/>
    </style:style>
    <style:style style:name="P163" style:parent-style-name="Normal" style:family="paragraph">
      <style:paragraph-properties style:vertical-align="auto" fo:margin-top="0.0694in" fo:margin-bottom="0.0694in"/>
      <style:text-properties fo:hyphenate="true"/>
    </style:style>
    <style:style style:name="T164"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T16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66"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167" style:parent-style-name="Normal" style:family="paragraph">
      <style:paragraph-properties style:vertical-align="auto" fo:margin-top="0.0694in" fo:margin-bottom="0.0694in"/>
      <style:text-properties fo:hyphenate="true"/>
    </style:style>
    <style:style style:name="T16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69"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170" style:parent-style-name="Normal" style:family="paragraph">
      <style:paragraph-properties style:vertical-align="auto" fo:margin-top="0.0694in" fo:margin-bottom="0.0694in"/>
      <style:text-properties fo:hyphenate="true"/>
    </style:style>
    <style:style style:name="T17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2"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173" style:parent-style-name="Normal" style:family="paragraph">
      <style:paragraph-properties style:vertical-align="auto" fo:margin-top="0.0694in" fo:margin-bottom="0.0694in"/>
      <style:text-properties fo:hyphenate="true"/>
    </style:style>
    <style:style style:name="T17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5"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176" style:parent-style-name="Normal" style:family="paragraph">
      <style:paragraph-properties style:vertical-align="auto" fo:margin-top="0.0694in" fo:margin-bottom="0.0694in"/>
      <style:text-properties fo:hyphenate="true"/>
    </style:style>
    <style:style style:name="T17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78"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179" style:parent-style-name="Normal" style:family="paragraph">
      <style:paragraph-properties style:vertical-align="auto" fo:margin-top="0.0694in" fo:margin-bottom="0.0694in"/>
      <style:text-properties fo:hyphenate="true"/>
    </style:style>
    <style:style style:name="T18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81"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182" style:parent-style-name="Normal" style:family="paragraph">
      <style:paragraph-properties style:vertical-align="auto" fo:margin-top="0.0694in" fo:margin-bottom="0.0694in"/>
      <style:text-properties fo:hyphenate="true"/>
    </style:style>
    <style:style style:name="T18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84"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T185" style:parent-style-name="DefaultParagraphFont" style:family="text">
      <style:text-properties fo:font-weight="bold" style:font-weight-asian="bold" style:font-weight-complex="bold" fo:font-size="18pt" style:font-size-asian="18pt" style:font-size-complex="18pt"/>
    </style:style>
    <style:style style:name="T186" style:parent-style-name="HTMLCode" style:family="text">
      <style:text-properties style:font-name-asian="NSimSun" fo:font-weight="bold" style:font-weight-asian="bold" style:font-weight-complex="bold" fo:font-size="18pt" style:font-size-asian="18pt" style:font-size-complex="18pt"/>
    </style:style>
    <style:style style:name="P187" style:parent-style-name="Normal" style:family="paragraph">
      <style:paragraph-properties style:vertical-align="auto" fo:margin-top="0.0694in" fo:margin-bottom="0.0694in"/>
      <style:text-properties fo:hyphenate="true"/>
    </style:style>
    <style:style style:name="T188"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T18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90"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191" style:parent-style-name="Normal" style:family="paragraph">
      <style:paragraph-properties style:vertical-align="auto" fo:margin-top="0.0694in" fo:margin-bottom="0.0694in"/>
      <style:text-properties fo:hyphenate="true"/>
    </style:style>
    <style:style style:name="T19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93"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194" style:parent-style-name="Normal" style:family="paragraph">
      <style:paragraph-properties style:vertical-align="auto" fo:margin-top="0.0694in" fo:margin-bottom="0.0694in"/>
      <style:text-properties fo:hyphenate="true"/>
    </style:style>
    <style:style style:name="T19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96"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197" style:parent-style-name="Normal" style:family="paragraph">
      <style:paragraph-properties style:vertical-align="auto" fo:margin-top="0.0694in" fo:margin-bottom="0.0694in"/>
      <style:text-properties fo:hyphenate="true"/>
    </style:style>
    <style:style style:name="T19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199"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200" style:parent-style-name="Normal" style:family="paragraph">
      <style:paragraph-properties style:vertical-align="auto" fo:margin-top="0.0694in" fo:margin-bottom="0.0694in"/>
      <style:text-properties fo:hyphenate="true"/>
    </style:style>
    <style:style style:name="T201"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2"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203" style:parent-style-name="Normal" style:family="paragraph">
      <style:paragraph-properties style:vertical-align="auto" fo:margin-top="0.0694in" fo:margin-bottom="0.0694in"/>
      <style:text-properties fo:hyphenate="true"/>
    </style:style>
    <style:style style:name="T20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IN" style:language-complex="ar" style:country-complex="SA"/>
    </style:style>
    <style:style style:name="T205" style:parent-style-name="DefaultParagraphFont" style:family="text">
      <style:text-properties style:font-name-asian="Times New Roman" style:font-name-complex="Times New Roman" style:letter-kerning="false" style:language-asian="en" style:country-asian="IN" style:language-complex="ar" style:country-complex="SA"/>
    </style:style>
    <style:style style:name="P206" style:parent-style-name="Textbody" style:family="paragraph">
      <style:text-properties fo:font-weight="bold" style:font-weight-asian="bold" style:font-weight-complex="bold" fo:font-size="16pt" style:font-size-asian="16pt" style:font-size-complex="16pt"/>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P209" style:parent-style-name="Textbody" style:family="paragraph">
      <style:paragraph-properties fo:border="0.0034in solid #E3E3E3" fo:padding="0.0138in" style:shadow="none"/>
    </style:style>
    <style:style style:name="P210" style:parent-style-name="Textbody" style:family="paragraph">
      <style:paragraph-properties fo:border="0.0034in solid #E3E3E3" fo:padding="0.0138in" style:shadow="none"/>
    </style:style>
    <style:style style:name="P211" style:parent-style-name="Textbody" style:family="paragraph">
      <style:paragraph-properties fo:border="0.0034in solid #E3E3E3" fo:padding="0.0138in" style:shadow="none"/>
    </style:style>
    <style:style style:name="P212" style:parent-style-name="Textbody" style:family="paragraph">
      <style:paragraph-properties fo:border="0.0034in solid #E3E3E3" fo:padding="0.0138in" style:shadow="none"/>
    </style:style>
    <style:style style:name="P213" style:parent-style-name="Textbody" style:family="paragraph">
      <style:paragraph-properties fo:border="0.0034in solid #E3E3E3" fo:padding="0.0138in" style:shadow="none"/>
    </style:style>
    <style:style style:name="P214" style:parent-style-name="Textbody" style:family="paragraph">
      <style:paragraph-properties fo:border="0.0034in solid #E3E3E3" fo:padding="0.0138in" style:shadow="none"/>
    </style:style>
    <style:style style:name="P215" style:parent-style-name="Textbody" style:family="paragraph">
      <style:paragraph-properties fo:border="0.0034in solid #E3E3E3" fo:padding="0.0138in" style:shadow="none"/>
    </style:style>
    <style:style style:name="P216" style:parent-style-name="Textbody" style:family="paragraph">
      <style:paragraph-properties fo:border="0.0034in solid #E3E3E3" fo:padding="0.0138in" style:shadow="none"/>
    </style:style>
    <style:style style:name="T217" style:parent-style-name="DefaultParagraphFont" style:family="text">
      <style:text-properties style:font-name="S hne" fo:color="#ECECEC"/>
    </style:style>
    <style:style style:name="T218" style:parent-style-name="DefaultParagraphFont" style:family="text">
      <style:text-properties style:font-name="S hne" fo:color="#ECECEC"/>
    </style:style>
    <style:style style:name="T219" style:parent-style-name="DefaultParagraphFont" style:family="text">
      <style:text-properties style:font-name="S hne" fo:color="#ECECEC"/>
    </style:style>
    <style:style style:name="T220" style:parent-style-name="DefaultParagraphFont" style:family="text">
      <style:text-properties style:font-name="S hne" fo:color="#ECECEC"/>
    </style:style>
    <style:style style:name="T221" style:parent-style-name="DefaultParagraphFont" style:family="text">
      <style:text-properties style:font-name="S hne" fo:color="#ECECEC"/>
    </style:style>
    <style:style style:name="P222" style:parent-style-name="Textbody" style:family="paragraph">
      <style:text-properties fo:font-weight="bold" style:font-weight-asian="bold" style:font-weight-complex="bold"/>
    </style:style>
    <style:style style:name="P223" style:parent-style-name="Textbody" style:family="paragraph">
      <style:paragraph-properties fo:border="0.0034in solid #E3E3E3" fo:padding="0.0138in" style:shadow="none" fo:margin-bottom="0in"/>
    </style:style>
    <style:style style:name="P224" style:parent-style-name="Textbody" style:family="paragraph">
      <style:paragraph-properties fo:border="0.0034in solid #E3E3E3" fo:padding="0.0138in" style:shadow="none"/>
    </style:style>
    <style:style style:name="P225" style:parent-style-name="Textbody" style:family="paragraph">
      <style:paragraph-properties fo:border="0.0034in solid #E3E3E3" fo:padding="0.0138in" style:shadow="none"/>
    </style:style>
    <style:style style:name="P226" style:parent-style-name="Textbody" style:family="paragraph">
      <style:paragraph-properties fo:border="0.0034in solid #E3E3E3" fo:padding="0.0138in" style:shadow="none"/>
    </style:style>
    <style:style style:name="P227" style:parent-style-name="Textbody" style:family="paragraph">
      <style:paragraph-properties fo:border="0.0034in solid #E3E3E3" fo:padding="0.0138in" style:shadow="none"/>
    </style:style>
    <style:style style:name="P228" style:parent-style-name="Textbody" style:family="paragraph">
      <style:paragraph-properties fo:border="0.0034in solid #E3E3E3" fo:padding="0.0138in" style:shadow="none" fo:margin-bottom="0in" fo:margin-left="0.9819in">
        <style:tab-stops/>
      </style:paragraph-properties>
    </style:style>
    <style:style style:name="P229" style:parent-style-name="Textbody" style:family="paragraph">
      <style:paragraph-properties fo:border="0.0034in solid #E3E3E3" fo:padding="0.0138in" style:shadow="none" fo:margin-left="0.9819in">
        <style:tab-stops/>
      </style:paragraph-properties>
    </style:style>
    <style:style style:name="P230" style:parent-style-name="Textbody" style:family="paragraph">
      <style:paragraph-properties fo:border="0.0034in solid #E3E3E3" fo:padding="0.0138in" style:shadow="none" fo:margin-left="0.9819in">
        <style:tab-stops/>
      </style:paragraph-properties>
    </style:style>
    <style:style style:name="P231" style:parent-style-name="Textbody" style:family="paragraph">
      <style:paragraph-properties fo:border="0.0034in solid #E3E3E3" fo:padding="0.0138in" style:shadow="none" fo:margin-left="0.9819in">
        <style:tab-stops/>
      </style:paragraph-properties>
    </style:style>
    <style:style style:name="P232" style:parent-style-name="Textbody" style:family="paragraph">
      <style:paragraph-properties fo:border="0.0034in solid #E3E3E3" fo:padding="0.0138in" style:shadow="none" fo:margin-left="0.9819in">
        <style:tab-stops/>
      </style:paragraph-properties>
    </style:style>
    <style:style style:name="P233" style:parent-style-name="Textbody" style:family="paragraph">
      <style:paragraph-properties fo:border="0.0034in solid #E3E3E3" fo:padding="0.0138in" style:shadow="none" fo:margin-bottom="0in"/>
    </style:style>
    <style:style style:name="P234" style:parent-style-name="Textbody" style:family="paragraph">
      <style:paragraph-properties fo:border="0.0034in solid #E3E3E3" fo:padding="0.0138in" style:shadow="none"/>
    </style:style>
    <style:style style:name="P235" style:parent-style-name="Textbody" style:family="paragraph">
      <style:paragraph-properties fo:border="0.0034in solid #E3E3E3" fo:padding="0.0138in" style:shadow="none"/>
    </style:style>
    <style:style style:name="P236" style:parent-style-name="Textbody" style:family="paragraph">
      <style:paragraph-properties fo:border="0.0034in solid #E3E3E3" fo:padding="0.0138in" style:shadow="none"/>
    </style:style>
    <style:style style:name="P237" style:parent-style-name="Textbody" style:family="paragraph">
      <style:paragraph-properties fo:border="0.0034in solid #E3E3E3" fo:padding="0.0138in" style:shadow="none"/>
    </style:style>
    <style:style style:name="P238" style:parent-style-name="Textbody" style:family="paragraph">
      <style:paragraph-properties fo:border="0.0034in solid #E3E3E3" fo:padding="0.0138in" style:shadow="none" fo:margin-bottom="0in"/>
    </style:style>
    <style:style style:name="P239" style:parent-style-name="Textbody" style:family="paragraph">
      <style:paragraph-properties fo:border="0.0034in solid #E3E3E3" fo:padding="0.0138in" style:shadow="none" fo:margin-bottom="0in"/>
    </style:style>
    <style:style style:name="P240" style:parent-style-name="Textbody" style:family="paragraph">
      <style:paragraph-properties fo:border="0.0034in solid #E3E3E3" fo:padding="0.0138in" style:shadow="none"/>
    </style:style>
    <style:style style:name="P241" style:parent-style-name="Textbody" style:family="paragraph">
      <style:paragraph-properties fo:border="0.0034in solid #E3E3E3" fo:padding="0.0138in" style:shadow="none" fo:margin-left="0.9819in">
        <style:tab-stops/>
      </style:paragraph-properties>
    </style:style>
    <style:style style:name="P242" style:parent-style-name="Textbody" style:family="paragraph">
      <style:paragraph-properties fo:border="0.0034in solid #E3E3E3" fo:padding="0.0138in" style:shadow="none" fo:margin-left="0.9819in">
        <style:tab-stops/>
      </style:paragraph-properties>
    </style:style>
    <style:style style:name="P243" style:parent-style-name="Textbody" style:family="paragraph">
      <style:paragraph-properties fo:border="0.0034in solid #E3E3E3" fo:padding="0.0138in" style:shadow="none" fo:margin-bottom="0in"/>
    </style:style>
    <style:style style:name="P244" style:parent-style-name="Textbody" style:family="paragraph">
      <style:paragraph-properties fo:border="0.0034in solid #E3E3E3" fo:padding="0.0138in" style:shadow="none" fo:margin-bottom="0in"/>
    </style:style>
    <style:style style:name="P245" style:parent-style-name="Textbody" style:family="paragraph">
      <style:paragraph-properties fo:border="0.0034in solid #E3E3E3" fo:padding="0.0138in" style:shadow="none"/>
    </style:style>
    <style:style style:name="P246" style:parent-style-name="Textbody" style:family="paragraph">
      <style:paragraph-properties fo:border="0.0034in solid #E3E3E3" fo:padding="0.0138in" style:shadow="none"/>
    </style:style>
    <style:style style:name="P247" style:parent-style-name="Textbody" style:family="paragraph">
      <style:paragraph-properties fo:border="0.0034in solid #E3E3E3" fo:padding="0.0138in" style:shadow="none"/>
    </style:style>
    <style:style style:name="P248" style:parent-style-name="Textbody" style:family="paragraph">
      <style:paragraph-properties fo:border="0.0034in solid #E3E3E3" fo:padding="0.0138in" style:shadow="none"/>
    </style:style>
    <style:style style:name="P249" style:parent-style-name="Textbody" style:family="paragraph">
      <style:paragraph-properties fo:border="0.0034in solid #E3E3E3" fo:padding="0.0138in" style:shadow="none" fo:margin-bottom="0in"/>
    </style:style>
    <style:style style:name="P250" style:parent-style-name="Textbody" style:family="paragraph">
      <style:paragraph-properties fo:border="0.0034in solid #E3E3E3" fo:padding="0.0138in" style:shadow="none" fo:margin-bottom="0in"/>
    </style:style>
    <style:style style:name="P251" style:parent-style-name="Textbody" style:family="paragraph">
      <style:paragraph-properties fo:border="0.0034in solid #E3E3E3" fo:padding="0.0138in" style:shadow="none"/>
    </style:style>
    <style:style style:name="P252" style:parent-style-name="Textbody" style:family="paragraph">
      <style:paragraph-properties fo:border="0.0034in solid #E3E3E3" fo:padding="0.0138in" style:shadow="none"/>
    </style:style>
    <style:style style:name="P253" style:parent-style-name="Textbody" style:family="paragraph">
      <style:paragraph-properties fo:border="0.0034in solid #E3E3E3" fo:padding="0.0138in" style:shadow="none"/>
    </style:style>
    <style:style style:name="P254" style:parent-style-name="Textbody" style:family="paragraph">
      <style:paragraph-properties fo:border="0.0034in solid #E3E3E3" fo:padding="0.0138in" style:shadow="none"/>
    </style:style>
    <style:style style:name="P255" style:parent-style-name="Textbody" style:family="paragraph">
      <style:paragraph-properties fo:border="0.0034in solid #E3E3E3" fo:padding="0.0138in" style:shadow="none"/>
    </style:style>
    <style:style style:name="P256" style:parent-style-name="Textbody" style:family="paragraph">
      <style:paragraph-properties fo:border="0.0034in solid #E3E3E3" fo:padding="0.0138in" style:shadow="none" fo:margin-bottom="0in"/>
    </style:style>
    <style:style style:name="P257" style:parent-style-name="Textbody" style:family="paragraph">
      <style:paragraph-properties fo:border="0.0034in solid #E3E3E3" fo:padding="0.0138in" style:shadow="none" fo:margin-bottom="0in"/>
    </style:style>
    <style:style style:name="P258" style:parent-style-name="Textbody" style:family="paragraph">
      <style:paragraph-properties fo:border="0.0034in solid #E3E3E3" fo:padding="0.0138in" style:shadow="none"/>
    </style:style>
    <style:style style:name="P259" style:parent-style-name="Textbody" style:family="paragraph">
      <style:paragraph-properties fo:border="0.0034in solid #E3E3E3" fo:padding="0.0138in" style:shadow="none"/>
    </style:style>
    <style:style style:name="P260" style:parent-style-name="Textbody" style:family="paragraph">
      <style:paragraph-properties fo:border="0.0034in solid #E3E3E3" fo:padding="0.0138in" style:shadow="none"/>
    </style:style>
    <style:style style:name="P261" style:parent-style-name="Textbody" style:family="paragraph">
      <style:paragraph-properties fo:border="0.0034in solid #E3E3E3" fo:padding="0.0138in" style:shadow="none"/>
    </style:style>
    <style:style style:name="P262" style:parent-style-name="Textbody" style:family="paragraph">
      <style:paragraph-properties fo:border="0.0034in solid #E3E3E3" fo:padding="0.0138in" style:shadow="none" fo:margin-bottom="0in"/>
    </style:style>
    <style:style style:name="P263" style:parent-style-name="Textbody" style:family="paragraph">
      <style:paragraph-properties fo:border="0.0034in solid #E3E3E3" fo:padding="0.0138in" style:shadow="none" fo:margin-bottom="0in"/>
    </style:style>
    <style:style style:name="P264" style:parent-style-name="Textbody" style:family="paragraph">
      <style:paragraph-properties fo:border="0.0034in solid #E3E3E3" fo:padding="0.0138in" style:shadow="none"/>
    </style:style>
    <style:style style:name="P265" style:parent-style-name="Textbody" style:family="paragraph">
      <style:paragraph-properties fo:border="0.0034in solid #E3E3E3" fo:padding="0.0138in" style:shadow="none"/>
    </style:style>
    <style:style style:name="P266" style:parent-style-name="Textbody" style:family="paragraph">
      <style:paragraph-properties fo:border="0.0034in solid #E3E3E3" fo:padding="0.0138in" style:shadow="none"/>
    </style:style>
    <style:style style:name="P267" style:parent-style-name="Textbody" style:family="paragraph">
      <style:paragraph-properties fo:border="0.0034in solid #E3E3E3" fo:padding="0.0138in" style:shadow="none"/>
    </style:style>
    <style:style style:name="P268" style:parent-style-name="Textbody" style:family="paragraph">
      <style:paragraph-properties fo:border="0.0034in solid #E3E3E3" fo:padding="0.0138in" style:shadow="none"/>
    </style:style>
    <style:style style:name="P269" style:parent-style-name="Textbody" style:family="paragraph">
      <style:paragraph-properties fo:border="0.0034in solid #E3E3E3" fo:padding="0.0138in" style:shadow="none"/>
    </style:style>
    <style:style style:name="P270" style:parent-style-name="Textbody" style:family="paragraph">
      <style:text-properties fo:font-weight="bold" style:font-weight-asian="bold" style:font-weight-complex="bold"/>
    </style:style>
    <style:style style:name="P271" style:parent-style-name="Textbody" style:family="paragraph">
      <style:text-properties fo:font-weight="bold" style:font-weight-asian="bold" style:font-weight-complex="bold"/>
    </style:style>
    <style:style style:name="P272" style:parent-style-name="Textbody" style:family="paragraph">
      <style:text-properties fo:font-weight="bold" style:font-weight-asian="bold" style:font-weight-complex="bold"/>
    </style:style>
    <style:style style:name="P273" style:parent-style-name="Textbody" style:family="paragraph">
      <style:paragraph-properties fo:border="0.0034in solid #E3E3E3" fo:padding="0.0138in" style:shadow="none" fo:margin-bottom="0in"/>
    </style:style>
    <style:style style:name="P274" style:parent-style-name="Textbody" style:family="paragraph">
      <style:paragraph-properties fo:border="0.0034in solid #E3E3E3" fo:padding="0.0138in" style:shadow="none"/>
    </style:style>
    <style:style style:name="P275" style:parent-style-name="Textbody" style:family="paragraph">
      <style:paragraph-properties fo:border="0.0034in solid #E3E3E3" fo:padding="0.0138in" style:shadow="none" fo:margin-bottom="0in"/>
    </style:style>
    <style:style style:name="P276" style:parent-style-name="Textbody" style:family="paragraph">
      <style:paragraph-properties fo:border="0.0034in solid #E3E3E3" fo:padding="0.0138in" style:shadow="none"/>
    </style:style>
    <style:style style:name="P277" style:parent-style-name="Textbody" style:family="paragraph">
      <style:paragraph-properties fo:border="0.0034in solid #E3E3E3" fo:padding="0.0138in" style:shadow="none" fo:margin-bottom="0in"/>
    </style:style>
    <style:style style:name="P278" style:parent-style-name="Textbody" style:family="paragraph">
      <style:paragraph-properties fo:border="0.0034in solid #E3E3E3" fo:padding="0.0138in" style:shadow="none"/>
    </style:style>
    <style:style style:name="P279" style:parent-style-name="Textbody" style:family="paragraph">
      <style:paragraph-properties fo:border="0.0034in solid #E3E3E3" fo:padding="0.0138in" style:shadow="none" fo:margin-bottom="0in"/>
    </style:style>
    <style:style style:name="P280" style:parent-style-name="Textbody" style:family="paragraph">
      <style:paragraph-properties fo:border="0.0034in solid #E3E3E3" fo:padding="0.0138in" style:shadow="none"/>
    </style:style>
    <style:style style:name="P281" style:parent-style-name="Textbody" style:family="paragraph">
      <style:paragraph-properties fo:border="0.0034in solid #E3E3E3" fo:padding="0.0138in" style:shadow="none" fo:margin-bottom="0in"/>
    </style:style>
    <style:style style:name="P282" style:parent-style-name="Textbody" style:family="paragraph">
      <style:paragraph-properties fo:border="0.0034in solid #E3E3E3" fo:padding="0.0138in" style:shadow="none"/>
    </style:style>
    <style:style style:name="P283" style:parent-style-name="Textbody" style:family="paragraph">
      <style:paragraph-properties fo:border="0.0034in solid #E3E3E3" fo:padding="0.0138in" style:shadow="none" fo:margin-bottom="0in"/>
    </style:style>
    <style:style style:name="P284" style:parent-style-name="Textbody" style:family="paragraph">
      <style:paragraph-properties fo:border="0.0034in solid #E3E3E3" fo:padding="0.0138in" style:shadow="none"/>
    </style:style>
    <style:style style:name="P285" style:parent-style-name="Textbody" style:family="paragraph">
      <style:paragraph-properties fo:border="0.0034in solid #E3E3E3" fo:padding="0.0138in" style:shadow="none" fo:margin-bottom="0in"/>
    </style:style>
    <style:style style:name="P286" style:parent-style-name="Textbody" style:family="paragraph">
      <style:paragraph-properties fo:border="0.0034in solid #E3E3E3" fo:padding="0.0138in" style:shadow="none"/>
    </style:style>
    <style:style style:name="P287" style:parent-style-name="Textbody" style:family="paragraph">
      <style:paragraph-properties fo:border="0.0034in solid #E3E3E3" fo:padding="0.0138in" style:shadow="none" fo:margin-bottom="0in"/>
    </style:style>
    <style:style style:name="P288" style:parent-style-name="Textbody" style:family="paragraph">
      <style:paragraph-properties fo:border="0.0034in solid #E3E3E3" fo:padding="0.0138in" style:shadow="none"/>
    </style:style>
    <style:style style:name="P289" style:parent-style-name="Textbody" style:family="paragraph">
      <style:paragraph-properties fo:border="0.0034in solid #E3E3E3" fo:padding="0.0138in" style:shadow="none" fo:margin-bottom="0in"/>
    </style:style>
    <style:style style:name="P290" style:parent-style-name="Textbody" style:family="paragraph">
      <style:paragraph-properties fo:border="0.0034in solid #E3E3E3" fo:padding="0.0138in" style:shadow="none" fo:margin-bottom="0in"/>
    </style:style>
    <style:style style:name="P291" style:parent-style-name="Textbody" style:family="paragraph">
      <style:paragraph-properties fo:border="0.0034in solid #E3E3E3" fo:padding="0.0138in" style:shadow="none"/>
    </style:style>
    <style:style style:name="P292" style:parent-style-name="Textbody" style:family="paragraph">
      <style:paragraph-properties fo:border="0.0034in solid #E3E3E3" fo:padding="0.0138in" style:shadow="none" fo:margin-bottom="0in"/>
    </style:style>
    <style:style style:name="P293" style:parent-style-name="Textbody" style:family="paragraph">
      <style:paragraph-properties fo:border="0.0034in solid #E3E3E3" fo:padding="0.0138in" style:shadow="none"/>
    </style:style>
    <style:style style:name="P294" style:parent-style-name="Textbody" style:family="paragraph">
      <style:paragraph-properties fo:border="0.0034in solid #E3E3E3" fo:padding="0.0138in" style:shadow="none"/>
    </style:style>
    <style:style style:name="P295" style:parent-style-name="Textbody" style:family="paragraph">
      <style:paragraph-properties fo:border="0.0034in solid #E3E3E3" fo:padding="0.0138in" style:shadow="none" fo:margin-bottom="0in"/>
    </style:style>
    <style:style style:name="P296" style:parent-style-name="Textbody" style:family="paragraph">
      <style:paragraph-properties fo:border="0.0034in solid #E3E3E3" fo:padding="0.0138in" style:shadow="none"/>
    </style:style>
    <style:style style:name="P297" style:parent-style-name="Textbody" style:family="paragraph">
      <style:paragraph-properties fo:border="0.0034in solid #E3E3E3" fo:padding="0.0138in" style:shadow="none"/>
    </style:style>
    <style:style style:name="P298" style:parent-style-name="Textbody" style:family="paragraph">
      <style:text-properties fo:font-weight="bold" style:font-weight-asian="bold" style:font-weight-complex="bold"/>
    </style:style>
    <style:style style:name="P299" style:parent-style-name="Textbody" style:family="paragraph">
      <style:text-properties fo:font-weight="bold" style:font-weight-asian="bold" style:font-weight-complex="bold"/>
    </style:style>
    <style:style style:name="T300" style:parent-style-name="DefaultParagraphFont" style:family="text">
      <style:text-properties style:font-name="Segoe UI" fo:font-weight="normal" style:font-weight-asian="normal" fo:color="#000000" fo:font-size="24pt" style:font-size-asian="24pt"/>
    </style:style>
    <style:style style:name="P301" style:parent-style-name="Textbody" style:family="paragraph">
      <style:text-properties style:font-name="Verdana, sans-serif" fo:color="#000000" fo:font-size="11pt" style:font-size-asian="11pt"/>
    </style:style>
    <style:style style:name="P302" style:parent-style-name="Textbody" style:family="paragraph">
      <style:text-properties style:font-name="Verdana, sans-serif" fo:color="#000000" fo:font-size="11pt" style:font-size-asian="11pt"/>
    </style:style>
    <style:style style:name="P303" style:parent-style-name="Textbody" style:family="paragraph">
      <style:text-properties style:font-name="Verdana, sans-serif" fo:color="#000000" fo:font-size="11pt" style:font-size-asian="11pt"/>
    </style:style>
    <style:style style:name="P304" style:parent-style-name="Textbody" style:family="paragraph">
      <style:text-properties style:font-name="Verdana, sans-serif" fo:color="#000000" fo:font-size="11pt" style:font-size-asian="11pt"/>
    </style:style>
    <style:style style:name="T305" style:parent-style-name="DefaultParagraphFont" style:family="text">
      <style:text-properties style:font-name="Verdana, sans-serif" fo:color="#000000" fo:font-size="11pt" style:font-size-asian="11pt"/>
    </style:style>
    <style:style style:name="T306" style:parent-style-name="SourceText" style:family="text">
      <style:text-properties style:font-name="Consolas, Menlo, 'courier new'," fo:color="#DC143C" fo:font-size="11pt" style:font-size-asian="11pt"/>
    </style:style>
    <style:style style:name="T307" style:parent-style-name="DefaultParagraphFont" style:family="text">
      <style:text-properties fo:color="#000000"/>
    </style:style>
    <style:style style:name="T308" style:parent-style-name="DefaultParagraphFont" style:family="text">
      <style:text-properties style:font-name="Verdana, sans-serif" fo:color="#000000" fo:font-size="11pt" style:font-size-asian="11pt"/>
    </style:style>
    <style:style style:name="T309" style:parent-style-name="DefaultParagraphFont" style:family="text">
      <style:text-properties style:font-name="Verdana, sans-serif" fo:color="#000000" fo:font-size="11pt" style:font-size-asian="11pt"/>
    </style:style>
    <style:style style:name="T310" style:parent-style-name="DefaultParagraphFont" style:family="text">
      <style:text-properties style:font-name="Consolas, Menlo, 'courier new'," fo:color="#0000CD" fo:font-size="11pt" style:font-size-asian="11pt"/>
    </style:style>
    <style:style style:name="T311" style:parent-style-name="DefaultParagraphFont" style:family="text">
      <style:text-properties style:font-name="Consolas, Menlo, 'courier new'," fo:color="#A52A2A" fo:font-size="11pt" style:font-size-asian="11pt"/>
    </style:style>
    <style:style style:name="T312" style:parent-style-name="DefaultParagraphFont" style:family="text">
      <style:text-properties fo:color="#FF0000"/>
    </style:style>
    <style:style style:name="T313" style:parent-style-name="DefaultParagraphFont" style:family="text">
      <style:text-properties style:font-name="Consolas, Menlo, 'courier new'," fo:color="#FF0000" fo:font-size="11pt" style:font-size-asian="11pt"/>
    </style:style>
    <style:style style:name="T314" style:parent-style-name="DefaultParagraphFont" style:family="text">
      <style:text-properties style:font-name="Consolas, Menlo, 'courier new'," fo:color="#0000CD" fo:font-size="11pt" style:font-size-asian="11pt"/>
    </style:style>
    <style:style style:name="P315" style:parent-style-name="Heading2" style:family="paragraph">
      <style:text-properties style:font-name="Segoe UI" fo:font-weight="normal" style:font-weight-asian="normal" fo:color="#000000" fo:font-size="24pt" style:font-size-asian="24pt"/>
    </style:style>
    <style:style style:name="T316" style:parent-style-name="DefaultParagraphFont" style:family="text">
      <style:text-properties style:font-name="Consolas, Menlo, 'courier new'," fo:color="#0000CD" fo:font-size="11pt" style:font-size-asian="11pt"/>
    </style:style>
    <style:style style:name="T317" style:parent-style-name="DefaultParagraphFont" style:family="text">
      <style:text-properties style:font-name="Consolas, Menlo, 'courier new'," fo:color="#A52A2A" fo:font-size="11pt" style:font-size-asian="11pt"/>
    </style:style>
    <style:style style:name="T318" style:parent-style-name="DefaultParagraphFont" style:family="text">
      <style:text-properties style:font-name="Consolas, Menlo, 'courier new'," fo:color="#FF0000" fo:font-size="11pt" style:font-size-asian="11pt"/>
    </style:style>
    <style:style style:name="T319" style:parent-style-name="DefaultParagraphFont" style:family="text">
      <style:text-properties style:font-name="Consolas, Menlo, 'courier new'," fo:color="#0000CD" fo:font-size="11pt" style:font-size-asian="11pt"/>
    </style:style>
    <style:style style:name="T320" style:parent-style-name="DefaultParagraphFont" style:family="text">
      <style:text-properties style:font-name="Consolas, Menlo, 'courier new'," fo:color="#000000" fo:font-size="11pt" style:font-size-asian="11pt"/>
    </style:style>
    <style:style style:name="T321" style:parent-style-name="DefaultParagraphFont" style:family="text">
      <style:text-properties style:font-name="Consolas, Menlo, 'courier new'," fo:color="#0000CD" fo:font-size="11pt" style:font-size-asian="11pt"/>
    </style:style>
    <style:style style:name="T322" style:parent-style-name="DefaultParagraphFont" style:family="text">
      <style:text-properties style:font-name="Consolas, Menlo, 'courier new'," fo:color="#A52A2A" fo:font-size="11pt" style:font-size-asian="11pt"/>
    </style:style>
    <style:style style:name="T323" style:parent-style-name="DefaultParagraphFont" style:family="text">
      <style:text-properties style:font-name="Consolas, Menlo, 'courier new'," fo:color="#0000CD" fo:font-size="11pt" style:font-size-asian="11pt"/>
    </style:style>
    <style:style style:name="P324" style:parent-style-name="Heading2" style:family="paragraph">
      <style:text-properties style:font-name="Segoe UI" fo:font-weight="normal" style:font-weight-asian="normal" fo:color="#000000" fo:font-size="24pt" style:font-size-asian="24pt"/>
    </style:style>
    <style:style style:name="T325" style:parent-style-name="DefaultParagraphFont" style:family="text">
      <style:text-properties style:font-name="Verdana, sans-serif" fo:color="#000000" fo:font-size="11pt" style:font-size-asian="11pt"/>
    </style:style>
    <style:style style:name="T326" style:parent-style-name="SourceText" style:family="text">
      <style:text-properties style:font-name="Consolas, Menlo, 'courier new'," fo:color="#DC143C" fo:font-size="11pt" style:font-size-asian="11pt"/>
    </style:style>
    <style:style style:name="T327" style:parent-style-name="DefaultParagraphFont" style:family="text">
      <style:text-properties style:font-name="Verdana, sans-serif" fo:color="#000000" fo:font-size="11pt" style:font-size-asian="11pt"/>
    </style:style>
    <style:style style:name="T328" style:parent-style-name="DefaultParagraphFont" style:family="text">
      <style:text-properties style:font-name="Verdana, sans-serif" fo:color="#000000" fo:font-size="11pt" style:font-size-asian="11pt"/>
    </style:style>
    <style:style style:name="T329" style:parent-style-name="SourceText" style:family="text">
      <style:text-properties style:font-name="Consolas, Menlo, 'courier new'," fo:color="#DC143C" fo:font-size="11pt" style:font-size-asian="11pt"/>
    </style:style>
    <style:style style:name="T330" style:parent-style-name="DefaultParagraphFont" style:family="text">
      <style:text-properties style:font-name="Verdana, sans-serif" fo:color="#000000" fo:font-size="11pt" style:font-size-asian="11pt"/>
    </style:style>
    <style:style style:name="T331" style:parent-style-name="SourceText" style:family="text">
      <style:text-properties style:font-name="Consolas, Menlo, 'courier new'," fo:color="#DC143C" fo:font-size="11pt" style:font-size-asian="11pt"/>
    </style:style>
    <style:style style:name="T332" style:parent-style-name="DefaultParagraphFont" style:family="text">
      <style:text-properties style:font-name="Verdana, sans-serif" fo:color="#000000" fo:font-size="11pt" style:font-size-asian="11pt"/>
    </style:style>
    <style:style style:name="T333" style:parent-style-name="SourceText" style:family="text">
      <style:text-properties style:font-name="Consolas, Menlo, 'courier new'," fo:color="#DC143C" fo:font-size="11pt" style:font-size-asian="11pt"/>
    </style:style>
    <style:style style:name="T334" style:parent-style-name="DefaultParagraphFont" style:family="text">
      <style:text-properties style:font-name="Verdana, sans-serif" fo:color="#000000" fo:font-size="11pt" style:font-size-asian="11pt"/>
    </style:style>
    <style:style style:name="T335" style:parent-style-name="SourceText" style:family="text">
      <style:text-properties style:font-name="Consolas, Menlo, 'courier new'," fo:color="#DC143C" fo:font-size="11pt" style:font-size-asian="11pt"/>
    </style:style>
    <style:style style:name="T336" style:parent-style-name="DefaultParagraphFont" style:family="text">
      <style:text-properties style:font-name="Verdana, sans-serif" fo:color="#000000" fo:font-size="11pt" style:font-size-asian="11pt"/>
    </style:style>
    <style:style style:name="T337" style:parent-style-name="DefaultParagraphFont" style:family="text">
      <style:text-properties style:font-name="Consolas, Menlo, 'courier new'," fo:color="#0000CD" fo:font-size="11pt" style:font-size-asian="11pt"/>
    </style:style>
    <style:style style:name="T338" style:parent-style-name="DefaultParagraphFont" style:family="text">
      <style:text-properties style:font-name="Consolas, Menlo, 'courier new'," fo:color="#A52A2A" fo:font-size="11pt" style:font-size-asian="11pt"/>
    </style:style>
    <style:style style:name="T339" style:parent-style-name="DefaultParagraphFont" style:family="text">
      <style:text-properties fo:color="#FF0000"/>
    </style:style>
    <style:style style:name="T340" style:parent-style-name="DefaultParagraphFont" style:family="text">
      <style:text-properties style:font-name="Consolas, Menlo, 'courier new'," fo:color="#FF0000" fo:font-size="11pt" style:font-size-asian="11pt"/>
    </style:style>
    <style:style style:name="T341" style:parent-style-name="DefaultParagraphFont" style:family="text">
      <style:text-properties style:font-name="Consolas, Menlo, 'courier new'," fo:color="#0000CD" fo:font-size="11pt" style:font-size-asian="11pt"/>
    </style:style>
    <style:style style:name="T342" style:parent-style-name="DefaultParagraphFont" style:family="text">
      <style:text-properties style:font-name="Consolas, Menlo, 'courier new'," fo:color="#FF0000" fo:font-size="11pt" style:font-size-asian="11pt"/>
    </style:style>
    <style:style style:name="T343" style:parent-style-name="DefaultParagraphFont" style:family="text">
      <style:text-properties style:font-name="Consolas, Menlo, 'courier new'," fo:color="#0000CD" fo:font-size="11pt" style:font-size-asian="11pt"/>
    </style:style>
    <style:style style:name="T344" style:parent-style-name="DefaultParagraphFont" style:family="text">
      <style:text-properties style:font-name="Consolas, Menlo, 'courier new'," fo:color="#FF0000" fo:font-size="11pt" style:font-size-asian="11pt"/>
    </style:style>
    <style:style style:name="T345" style:parent-style-name="DefaultParagraphFont" style:family="text">
      <style:text-properties style:font-name="Consolas, Menlo, 'courier new'," fo:color="#0000CD" fo:font-size="11pt" style:font-size-asian="11pt"/>
    </style:style>
    <style:style style:name="T346" style:parent-style-name="DefaultParagraphFont" style:family="text">
      <style:text-properties style:font-name="Consolas, Menlo, 'courier new'," fo:color="#FF0000" fo:font-size="11pt" style:font-size-asian="11pt"/>
    </style:style>
    <style:style style:name="T347" style:parent-style-name="DefaultParagraphFont" style:family="text">
      <style:text-properties style:font-name="Consolas, Menlo, 'courier new'," fo:color="#0000CD" fo:font-size="11pt" style:font-size-asian="11pt"/>
    </style:style>
    <style:style style:name="P348" style:parent-style-name="Heading2" style:family="paragraph">
      <style:text-properties style:font-name="Segoe UI" fo:font-weight="normal" style:font-weight-asian="normal" fo:color="#000000" fo:font-size="24pt" style:font-size-asian="24pt"/>
    </style:style>
    <style:style style:name="P349" style:parent-style-name="Textbody" style:family="paragraph">
      <style:text-properties style:font-name="Verdana, sans-serif" fo:color="#000000" fo:font-size="11pt" style:font-size-asian="11pt"/>
    </style:style>
    <style:style style:name="T350" style:parent-style-name="DefaultParagraphFont" style:family="text">
      <style:text-properties style:font-name="Verdana, sans-serif" fo:color="#000000" fo:font-size="11pt" style:font-size-asian="11pt"/>
    </style:style>
    <style:style style:name="T351" style:parent-style-name="SourceText" style:family="text">
      <style:text-properties style:font-name="Consolas, Menlo, 'courier new'," fo:color="#DC143C" fo:font-size="11pt" style:font-size-asian="11pt"/>
    </style:style>
    <style:style style:name="T352" style:parent-style-name="DefaultParagraphFont" style:family="text">
      <style:text-properties style:font-name="Verdana, sans-serif" fo:color="#000000" fo:font-size="11pt" style:font-size-asian="11pt"/>
    </style:style>
    <style:style style:name="P353" style:parent-style-name="Heading2" style:family="paragraph">
      <style:text-properties style:font-name="Segoe UI" fo:font-weight="normal" style:font-weight-asian="normal" fo:color="#000000" fo:font-size="24pt" style:font-size-asian="24pt"/>
    </style:style>
    <style:style style:name="T354" style:parent-style-name="DefaultParagraphFont" style:family="text">
      <style:text-properties style:font-name="Verdana, sans-serif" fo:color="#000000" fo:font-size="11pt" style:font-size-asian="11pt"/>
    </style:style>
    <style:style style:name="T355" style:parent-style-name="SourceText" style:family="text">
      <style:text-properties style:font-name="Consolas, Menlo, 'courier new'," fo:color="#DC143C" fo:font-size="11pt" style:font-size-asian="11pt"/>
    </style:style>
    <style:style style:name="T356" style:parent-style-name="DefaultParagraphFont" style:family="text">
      <style:text-properties fo:color="#000000"/>
    </style:style>
    <style:style style:name="T357" style:parent-style-name="DefaultParagraphFont" style:family="text">
      <style:text-properties style:font-name="Verdana, sans-serif" fo:color="#000000" fo:font-size="11pt" style:font-size-asian="11pt"/>
    </style:style>
    <style:style style:name="T358" style:parent-style-name="SourceText" style:family="text">
      <style:text-properties style:font-name="Consolas, Menlo, 'courier new'," fo:color="#DC143C" fo:font-size="11pt" style:font-size-asian="11pt"/>
    </style:style>
    <style:style style:name="T359" style:parent-style-name="DefaultParagraphFont" style:family="text">
      <style:text-properties style:font-name="Verdana, sans-serif" fo:color="#000000" fo:font-size="11pt" style:font-size-asian="11pt"/>
    </style:style>
    <style:style style:name="P360" style:parent-style-name="Heading2" style:family="paragraph">
      <style:text-properties style:font-name="Segoe UI" fo:font-weight="normal" style:font-weight-asian="normal" fo:color="#000000" fo:font-size="24pt" style:font-size-asian="24pt"/>
    </style:style>
    <style:style style:name="P361" style:parent-style-name="Heading2" style:family="paragraph">
      <style:text-properties style:font-name="Segoe UI" fo:font-weight="normal" style:font-weight-asian="normal" fo:color="#000000" fo:font-size="24pt" style:font-size-asian="24pt"/>
    </style:style>
    <style:style style:name="T362" style:parent-style-name="DefaultParagraphFont" style:family="text">
      <style:text-properties style:font-name="Verdana, sans-serif" fo:color="#000000" fo:font-size="11pt" style:font-size-asian="11pt"/>
    </style:style>
    <style:style style:name="T363" style:parent-style-name="SourceText" style:family="text">
      <style:text-properties style:font-name="Consolas, Menlo, 'courier new'," fo:color="#DC143C" fo:font-size="11pt" style:font-size-asian="11pt"/>
    </style:style>
    <style:style style:name="T364" style:parent-style-name="DefaultParagraphFont" style:family="text">
      <style:text-properties fo:color="#000000"/>
    </style:style>
    <style:style style:name="T365" style:parent-style-name="DefaultParagraphFont" style:family="text">
      <style:text-properties style:font-name="Verdana, sans-serif" fo:color="#000000" fo:font-size="11pt" style:font-size-asian="11pt"/>
    </style:style>
    <style:style style:name="T366" style:parent-style-name="SourceText" style:family="text">
      <style:text-properties style:font-name="Consolas, Menlo, 'courier new'," fo:color="#DC143C" fo:font-size="11pt" style:font-size-asian="11pt"/>
    </style:style>
    <style:style style:name="T367" style:parent-style-name="DefaultParagraphFont" style:family="text">
      <style:text-properties fo:color="#000000"/>
    </style:style>
    <style:style style:name="T368" style:parent-style-name="DefaultParagraphFont" style:family="text">
      <style:text-properties style:font-name="Verdana, sans-serif" fo:color="#000000" fo:font-size="11pt" style:font-size-asian="11pt"/>
    </style:style>
    <style:style style:name="P369" style:parent-style-name="Heading2" style:family="paragraph">
      <style:text-properties style:font-name="Segoe UI" fo:font-weight="normal" style:font-weight-asian="normal" fo:color="#000000" fo:font-size="24pt" style:font-size-asian="24pt"/>
    </style:style>
    <style:style style:name="T370" style:parent-style-name="DefaultParagraphFont" style:family="text">
      <style:text-properties style:font-name="Verdana, sans-serif" fo:color="#000000" fo:font-size="11pt" style:font-size-asian="11pt"/>
    </style:style>
    <style:style style:name="T371" style:parent-style-name="SourceText" style:family="text">
      <style:text-properties style:font-name="Consolas, Menlo, 'courier new'," fo:color="#DC143C" fo:font-size="11pt" style:font-size-asian="11pt"/>
    </style:style>
    <style:style style:name="T372" style:parent-style-name="DefaultParagraphFont" style:family="text">
      <style:text-properties style:font-name="Verdana, sans-serif" fo:color="#000000" fo:font-size="11pt" style:font-size-asian="11pt"/>
    </style:style>
    <style:style style:name="T373" style:parent-style-name="SourceText" style:family="text">
      <style:text-properties style:font-name="Consolas, Menlo, 'courier new'," fo:color="#DC143C" fo:font-size="11pt" style:font-size-asian="11pt"/>
    </style:style>
    <style:style style:name="T374" style:parent-style-name="DefaultParagraphFont" style:family="text">
      <style:text-properties style:font-name="Verdana, sans-serif" fo:color="#000000" fo:font-size="11pt" style:font-size-asian="11pt"/>
    </style:style>
    <style:style style:name="T375" style:parent-style-name="DefaultParagraphFont" style:family="text">
      <style:text-properties style:font-name="Verdana, sans-serif" fo:color="#000000" fo:font-size="11pt" style:font-size-asian="11pt"/>
    </style:style>
    <style:style style:name="T376" style:parent-style-name="SourceText" style:family="text">
      <style:text-properties style:font-name="Consolas, Menlo, 'courier new'," fo:color="#DC143C" fo:font-size="11pt" style:font-size-asian="11pt"/>
    </style:style>
    <style:style style:name="T377" style:parent-style-name="DefaultParagraphFont" style:family="text">
      <style:text-properties fo:color="#000000"/>
    </style:style>
    <style:style style:name="T378" style:parent-style-name="DefaultParagraphFont" style:family="text">
      <style:text-properties style:font-name="Verdana, sans-serif" fo:color="#000000" fo:font-size="11pt" style:font-size-asian="11pt"/>
    </style:style>
    <style:style style:name="T379" style:parent-style-name="StrongEmphasis" style:family="text">
      <style:text-properties style:font-name="Verdana, sans-serif" fo:font-weight="normal" style:font-weight-asian="normal" fo:color="#000000" fo:font-size="11pt" style:font-size-asian="11pt"/>
    </style:style>
    <style:style style:name="T380" style:parent-style-name="StrongEmphasis" style:family="text">
      <style:text-properties style:font-name="Verdana, sans-serif" fo:color="#000000" fo:font-size="11pt" style:font-size-asian="11pt"/>
    </style:style>
    <style:style style:name="T381" style:parent-style-name="DefaultParagraphFont" style:family="text">
      <style:text-properties fo:color="#000000"/>
    </style:style>
    <style:style style:name="T382" style:parent-style-name="DefaultParagraphFont" style:family="text">
      <style:text-properties style:font-name="Verdana, sans-serif" fo:color="#000000" fo:font-size="11pt" style:font-size-asian="11pt"/>
    </style:style>
    <style:style style:name="T383" style:parent-style-name="StrongEmphasis" style:family="text">
      <style:text-properties style:font-name="Verdana, sans-serif" fo:color="#000000" fo:font-size="11pt" style:font-size-asian="11pt"/>
    </style:style>
    <style:style style:name="T384" style:parent-style-name="DefaultParagraphFont" style:family="text">
      <style:text-properties fo:color="#000000"/>
    </style:style>
    <style:style style:name="T385" style:parent-style-name="DefaultParagraphFont" style:family="text">
      <style:text-properties style:font-name="Verdana, sans-serif" fo:color="#000000" fo:font-size="11pt" style:font-size-asian="11pt"/>
    </style:style>
    <style:style style:name="P386" style:parent-style-name="Heading2" style:family="paragraph">
      <style:text-properties style:font-name="Segoe UI" fo:font-weight="normal" style:font-weight-asian="normal" fo:color="#000000" fo:font-size="24pt" style:font-size-asian="24pt"/>
    </style:style>
    <style:style style:name="T387" style:parent-style-name="DefaultParagraphFont" style:family="text">
      <style:text-properties style:font-name="Verdana, sans-serif" fo:color="#000000" fo:font-size="11pt" style:font-size-asian="11pt"/>
    </style:style>
    <style:style style:name="T388" style:parent-style-name="SourceText" style:family="text">
      <style:text-properties style:font-name="Consolas, Menlo, 'courier new'," fo:color="#DC143C" fo:font-size="11pt" style:font-size-asian="11pt"/>
    </style:style>
    <style:style style:name="T389" style:parent-style-name="DefaultParagraphFont" style:family="text">
      <style:text-properties style:font-name="Verdana, sans-serif" fo:color="#000000" fo:font-size="11pt" style:font-size-asian="11pt"/>
    </style:style>
    <style:style style:name="T390" style:parent-style-name="SourceText" style:family="text">
      <style:text-properties style:font-name="Consolas, Menlo, 'courier new'," fo:color="#DC143C" fo:font-size="11pt" style:font-size-asian="11pt"/>
    </style:style>
    <style:style style:name="T391" style:parent-style-name="DefaultParagraphFont" style:family="text">
      <style:text-properties style:font-name="Verdana, sans-serif" fo:color="#000000" fo:font-size="11pt" style:font-size-asian="11pt"/>
    </style:style>
    <style:style style:name="T392" style:parent-style-name="SourceText" style:family="text">
      <style:text-properties style:font-name="Consolas, Menlo, 'courier new'," fo:color="#DC143C" fo:font-size="11pt" style:font-size-asian="11pt"/>
    </style:style>
    <style:style style:name="T393" style:parent-style-name="DefaultParagraphFont" style:family="text">
      <style:text-properties style:font-name="Verdana, sans-serif" fo:color="#000000" fo:font-size="11pt" style:font-size-asian="11pt"/>
    </style:style>
    <style:style style:name="P394" style:parent-style-name="Heading2" style:family="paragraph">
      <style:text-properties style:font-name="Segoe UI" fo:font-weight="normal" style:font-weight-asian="normal" fo:color="#000000" fo:font-size="24pt" style:font-size-asian="24pt"/>
    </style:style>
    <style:style style:name="T395" style:parent-style-name="DefaultParagraphFont" style:family="text">
      <style:text-properties style:font-name="Verdana, sans-serif" fo:color="#000000" fo:font-size="11pt" style:font-size-asian="11pt"/>
    </style:style>
    <style:style style:name="T396" style:parent-style-name="SourceText" style:family="text">
      <style:text-properties style:font-name="Consolas, Menlo, 'courier new'," fo:color="#DC143C" fo:font-size="11pt" style:font-size-asian="11pt"/>
    </style:style>
    <style:style style:name="T397" style:parent-style-name="DefaultParagraphFont" style:family="text">
      <style:text-properties style:font-name="Verdana, sans-serif" fo:color="#000000" fo:font-size="11pt" style:font-size-asian="11pt"/>
    </style:style>
    <style:style style:name="T398" style:parent-style-name="DefaultParagraphFont" style:family="text">
      <style:text-properties style:font-name="Consolas, Menlo, 'courier new'," fo:color="#0000CD" fo:font-size="11pt" style:font-size-asian="11pt"/>
    </style:style>
    <style:style style:name="T399" style:parent-style-name="DefaultParagraphFont" style:family="text">
      <style:text-properties style:font-name="Consolas, Menlo, 'courier new'," fo:color="#A52A2A" fo:font-size="11pt" style:font-size-asian="11pt"/>
    </style:style>
    <style:style style:name="T400" style:parent-style-name="DefaultParagraphFont" style:family="text">
      <style:text-properties style:font-name="Consolas, Menlo, 'courier new'," fo:color="#FF0000" fo:font-size="11pt" style:font-size-asian="11pt"/>
    </style:style>
    <style:style style:name="T401" style:parent-style-name="DefaultParagraphFont" style:family="text">
      <style:text-properties style:font-name="Consolas, Menlo, 'courier new'," fo:color="#0000CD" fo:font-size="11pt" style:font-size-asian="11pt"/>
    </style:style>
    <style:style style:name="T402" style:parent-style-name="DefaultParagraphFont" style:family="text">
      <style:text-properties style:font-name="Consolas, Menlo, 'courier new'," fo:color="#000000" fo:font-size="11pt" style:font-size-asian="11pt"/>
    </style:style>
    <style:style style:name="T403" style:parent-style-name="DefaultParagraphFont" style:family="text">
      <style:text-properties style:font-name="Consolas, Menlo, 'courier new'," fo:color="#0000CD" fo:font-size="11pt" style:font-size-asian="11pt"/>
    </style:style>
    <style:style style:name="T404" style:parent-style-name="DefaultParagraphFont" style:family="text">
      <style:text-properties style:font-name="Consolas, Menlo, 'courier new'," fo:color="#A52A2A" fo:font-size="11pt" style:font-size-asian="11pt"/>
    </style:style>
    <style:style style:name="T405" style:parent-style-name="DefaultParagraphFont" style:family="text">
      <style:text-properties style:font-name="Consolas, Menlo, 'courier new'," fo:color="#0000CD" fo:font-size="11pt" style:font-size-asian="11pt"/>
    </style:style>
    <style:style style:name="P406" style:parent-style-name="Heading2" style:family="paragraph">
      <style:text-properties style:font-name="Segoe UI" fo:font-weight="normal" style:font-weight-asian="normal" fo:color="#000000" fo:font-size="24pt" style:font-size-asian="24pt"/>
    </style:style>
    <style:style style:name="T407" style:parent-style-name="DefaultParagraphFont" style:family="text">
      <style:text-properties style:font-name="Verdana, sans-serif" fo:color="#000000" fo:font-size="11pt" style:font-size-asian="11pt"/>
    </style:style>
    <style:style style:name="T408" style:parent-style-name="SourceText" style:family="text">
      <style:text-properties style:font-name="Consolas, Menlo, 'courier new'," fo:color="#DC143C" fo:font-size="11pt" style:font-size-asian="11pt"/>
    </style:style>
    <style:style style:name="T409" style:parent-style-name="DefaultParagraphFont" style:family="text">
      <style:text-properties fo:color="#000000"/>
    </style:style>
    <style:style style:name="T410" style:parent-style-name="DefaultParagraphFont" style:family="text">
      <style:text-properties style:font-name="Verdana, sans-serif" fo:color="#000000" fo:font-size="11pt" style:font-size-asian="11pt"/>
    </style:style>
    <style:style style:name="T411" style:parent-style-name="SourceText" style:family="text">
      <style:text-properties style:font-name="Consolas, Menlo, 'courier new'," fo:color="#DC143C" fo:font-size="11pt" style:font-size-asian="11pt"/>
    </style:style>
    <style:style style:name="T412" style:parent-style-name="DefaultParagraphFont" style:family="text">
      <style:text-properties fo:color="#000000"/>
    </style:style>
    <style:style style:name="T413" style:parent-style-name="DefaultParagraphFont" style:family="text">
      <style:text-properties style:font-name="Verdana, sans-serif" fo:color="#000000" fo:font-size="11pt" style:font-size-asian="11pt"/>
    </style:style>
    <style:style style:name="T414" style:parent-style-name="DefaultParagraphFont" style:family="text">
      <style:text-properties style:font-name="Consolas, Menlo, 'courier new'," fo:color="#0000CD" fo:font-size="11pt" style:font-size-asian="11pt"/>
    </style:style>
    <style:style style:name="T415" style:parent-style-name="DefaultParagraphFont" style:family="text">
      <style:text-properties style:font-name="Consolas, Menlo, 'courier new'," fo:color="#A52A2A" fo:font-size="11pt" style:font-size-asian="11pt"/>
    </style:style>
    <style:style style:name="T416" style:parent-style-name="DefaultParagraphFont" style:family="text">
      <style:text-properties style:font-name="Consolas, Menlo, 'courier new'," fo:color="#FF0000" fo:font-size="11pt" style:font-size-asian="11pt"/>
    </style:style>
    <style:style style:name="T417" style:parent-style-name="DefaultParagraphFont" style:family="text">
      <style:text-properties style:font-name="Consolas, Menlo, 'courier new'," fo:color="#0000CD" fo:font-size="11pt" style:font-size-asian="11pt"/>
    </style:style>
    <style:style style:name="T418" style:parent-style-name="DefaultParagraphFont" style:family="text">
      <style:text-properties style:font-name="Consolas, Menlo, 'courier new'," fo:color="#0000CD" fo:font-size="11pt" style:font-size-asian="11pt"/>
    </style:style>
    <style:style style:name="T419" style:parent-style-name="DefaultParagraphFont" style:family="text">
      <style:text-properties style:font-name="Consolas, Menlo, 'courier new'," fo:color="#A52A2A" fo:font-size="11pt" style:font-size-asian="11pt"/>
    </style:style>
    <style:style style:name="T420" style:parent-style-name="DefaultParagraphFont" style:family="text">
      <style:text-properties style:font-name="Consolas, Menlo, 'courier new'," fo:color="#FF0000" fo:font-size="11pt" style:font-size-asian="11pt"/>
    </style:style>
    <style:style style:name="T421" style:parent-style-name="DefaultParagraphFont" style:family="text">
      <style:text-properties style:font-name="Consolas, Menlo, 'courier new'," fo:color="#0000CD" fo:font-size="11pt" style:font-size-asian="11pt"/>
    </style:style>
    <style:style style:name="T422" style:parent-style-name="DefaultParagraphFont" style:family="text">
      <style:text-properties style:font-name="Consolas, Menlo, 'courier new'," fo:color="#0000CD" fo:font-size="11pt" style:font-size-asian="11pt"/>
    </style:style>
    <style:style style:name="T423" style:parent-style-name="DefaultParagraphFont" style:family="text">
      <style:text-properties style:font-name="Consolas, Menlo, 'courier new'," fo:color="#A52A2A" fo:font-size="11pt" style:font-size-asian="11pt"/>
    </style:style>
    <style:style style:name="T424" style:parent-style-name="DefaultParagraphFont" style:family="text">
      <style:text-properties style:font-name="Consolas, Menlo, 'courier new'," fo:color="#0000CD" fo:font-size="11pt" style:font-size-asian="11pt"/>
    </style:style>
    <style:style style:name="T425" style:parent-style-name="DefaultParagraphFont" style:family="text">
      <style:text-properties style:font-name="Consolas, Menlo, 'courier new'," fo:color="#000000" fo:font-size="11pt" style:font-size-asian="11pt"/>
    </style:style>
    <style:style style:name="T426" style:parent-style-name="DefaultParagraphFont" style:family="text">
      <style:text-properties style:font-name="Consolas, Menlo, 'courier new'," fo:color="#0000CD" fo:font-size="11pt" style:font-size-asian="11pt"/>
    </style:style>
    <style:style style:name="T427" style:parent-style-name="DefaultParagraphFont" style:family="text">
      <style:text-properties style:font-name="Consolas, Menlo, 'courier new'," fo:color="#A52A2A" fo:font-size="11pt" style:font-size-asian="11pt"/>
    </style:style>
    <style:style style:name="T428" style:parent-style-name="DefaultParagraphFont" style:family="text">
      <style:text-properties style:font-name="Consolas, Menlo, 'courier new'," fo:color="#0000CD" fo:font-size="11pt" style:font-size-asian="11pt"/>
    </style:style>
    <style:style style:name="T429" style:parent-style-name="DefaultParagraphFont" style:family="text">
      <style:text-properties style:font-name="Consolas, Menlo, 'courier new'," fo:color="#0000CD" fo:font-size="11pt" style:font-size-asian="11pt"/>
    </style:style>
    <style:style style:name="T430" style:parent-style-name="DefaultParagraphFont" style:family="text">
      <style:text-properties style:font-name="Consolas, Menlo, 'courier new'," fo:color="#A52A2A" fo:font-size="11pt" style:font-size-asian="11pt"/>
    </style:style>
    <style:style style:name="T431" style:parent-style-name="DefaultParagraphFont" style:family="text">
      <style:text-properties style:font-name="Consolas, Menlo, 'courier new'," fo:color="#0000CD" fo:font-size="11pt" style:font-size-asian="11pt"/>
    </style:style>
    <style:style style:name="T432" style:parent-style-name="DefaultParagraphFont" style:family="text">
      <style:text-properties style:font-name="Verdana, sans-serif" fo:color="#000000" fo:font-size="11pt" style:font-size-asian="11pt"/>
    </style:style>
    <style:style style:name="T433" style:parent-style-name="SourceText" style:family="text">
      <style:text-properties style:font-name="Consolas, Menlo, 'courier new'," fo:color="#DC143C" fo:font-size="11pt" style:font-size-asian="11pt"/>
    </style:style>
    <style:style style:name="T434" style:parent-style-name="DefaultParagraphFont" style:family="text">
      <style:text-properties fo:color="#000000"/>
    </style:style>
    <style:style style:name="T435" style:parent-style-name="DefaultParagraphFont" style:family="text">
      <style:text-properties style:font-name="Verdana, sans-serif" fo:color="#000000" fo:font-size="11pt" style:font-size-asian="11pt"/>
    </style:style>
    <style:style style:name="T436" style:parent-style-name="DefaultParagraphFont" style:family="text">
      <style:text-properties style:font-name="Consolas, Menlo, 'courier new'," fo:color="#0000CD" fo:font-size="11pt" style:font-size-asian="11pt"/>
    </style:style>
    <style:style style:name="T437" style:parent-style-name="DefaultParagraphFont" style:family="text">
      <style:text-properties style:font-name="Consolas, Menlo, 'courier new'," fo:color="#A52A2A" fo:font-size="11pt" style:font-size-asian="11pt"/>
    </style:style>
    <style:style style:name="T438" style:parent-style-name="DefaultParagraphFont" style:family="text">
      <style:text-properties style:font-name="Consolas, Menlo, 'courier new'," fo:color="#FF0000" fo:font-size="11pt" style:font-size-asian="11pt"/>
    </style:style>
    <style:style style:name="T439" style:parent-style-name="DefaultParagraphFont" style:family="text">
      <style:text-properties style:font-name="Consolas, Menlo, 'courier new'," fo:color="#0000CD" fo:font-size="11pt" style:font-size-asian="11pt"/>
    </style:style>
    <style:style style:name="T440" style:parent-style-name="DefaultParagraphFont" style:family="text">
      <style:text-properties style:font-name="Consolas, Menlo, 'courier new'," fo:color="#0000CD" fo:font-size="11pt" style:font-size-asian="11pt"/>
    </style:style>
    <style:style style:name="T441" style:parent-style-name="DefaultParagraphFont" style:family="text">
      <style:text-properties style:font-name="Consolas, Menlo, 'courier new'," fo:color="#A52A2A" fo:font-size="11pt" style:font-size-asian="11pt"/>
    </style:style>
    <style:style style:name="T442" style:parent-style-name="DefaultParagraphFont" style:family="text">
      <style:text-properties style:font-name="Consolas, Menlo, 'courier new'," fo:color="#FF0000" fo:font-size="11pt" style:font-size-asian="11pt"/>
    </style:style>
    <style:style style:name="T443" style:parent-style-name="DefaultParagraphFont" style:family="text">
      <style:text-properties style:font-name="Consolas, Menlo, 'courier new'," fo:color="#0000CD" fo:font-size="11pt" style:font-size-asian="11pt"/>
    </style:style>
    <style:style style:name="T444" style:parent-style-name="DefaultParagraphFont" style:family="text">
      <style:text-properties style:font-name="Consolas, Menlo, 'courier new'," fo:color="#0000CD" fo:font-size="11pt" style:font-size-asian="11pt"/>
    </style:style>
    <style:style style:name="T445" style:parent-style-name="DefaultParagraphFont" style:family="text">
      <style:text-properties style:font-name="Consolas, Menlo, 'courier new'," fo:color="#A52A2A" fo:font-size="11pt" style:font-size-asian="11pt"/>
    </style:style>
    <style:style style:name="T446" style:parent-style-name="DefaultParagraphFont" style:family="text">
      <style:text-properties style:font-name="Consolas, Menlo, 'courier new'," fo:color="#0000CD" fo:font-size="11pt" style:font-size-asian="11pt"/>
    </style:style>
    <style:style style:name="T447" style:parent-style-name="DefaultParagraphFont" style:family="text">
      <style:text-properties style:font-name="Consolas, Menlo, 'courier new'," fo:color="#000000" fo:font-size="11pt" style:font-size-asian="11pt"/>
    </style:style>
    <style:style style:name="T448" style:parent-style-name="DefaultParagraphFont" style:family="text">
      <style:text-properties style:font-name="Consolas, Menlo, 'courier new'," fo:color="#0000CD" fo:font-size="11pt" style:font-size-asian="11pt"/>
    </style:style>
    <style:style style:name="T449" style:parent-style-name="DefaultParagraphFont" style:family="text">
      <style:text-properties style:font-name="Consolas, Menlo, 'courier new'," fo:color="#A52A2A" fo:font-size="11pt" style:font-size-asian="11pt"/>
    </style:style>
    <style:style style:name="T450" style:parent-style-name="DefaultParagraphFont" style:family="text">
      <style:text-properties style:font-name="Consolas, Menlo, 'courier new'," fo:color="#0000CD" fo:font-size="11pt" style:font-size-asian="11pt"/>
    </style:style>
    <style:style style:name="T451" style:parent-style-name="DefaultParagraphFont" style:family="text">
      <style:text-properties style:font-name="Consolas, Menlo, 'courier new'," fo:color="#0000CD" fo:font-size="11pt" style:font-size-asian="11pt"/>
    </style:style>
    <style:style style:name="T452" style:parent-style-name="DefaultParagraphFont" style:family="text">
      <style:text-properties style:font-name="Consolas, Menlo, 'courier new'," fo:color="#A52A2A" fo:font-size="11pt" style:font-size-asian="11pt"/>
    </style:style>
    <style:style style:name="T453" style:parent-style-name="DefaultParagraphFont" style:family="text">
      <style:text-properties style:font-name="Consolas, Menlo, 'courier new'," fo:color="#0000CD" fo:font-size="11pt" style:font-size-asian="11pt"/>
    </style:style>
    <style:style style:name="P454" style:parent-style-name="Heading2" style:family="paragraph">
      <style:text-properties style:font-name="Segoe UI" fo:font-weight="normal" style:font-weight-asian="normal" fo:color="#000000" fo:font-size="24pt" style:font-size-asian="24pt"/>
    </style:style>
    <style:style style:name="T455" style:parent-style-name="DefaultParagraphFont" style:family="text">
      <style:text-properties style:font-name="Verdana, sans-serif" fo:color="#000000" fo:font-size="11pt" style:font-size-asian="11pt"/>
    </style:style>
    <style:style style:name="T456" style:parent-style-name="SourceText" style:family="text">
      <style:text-properties style:font-name="Consolas, Menlo, 'courier new'," fo:color="#DC143C" fo:font-size="11pt" style:font-size-asian="11pt"/>
    </style:style>
    <style:style style:name="T457" style:parent-style-name="DefaultParagraphFont" style:family="text">
      <style:text-properties style:font-name="Verdana, sans-serif" fo:color="#000000" fo:font-size="11pt" style:font-size-asian="11pt"/>
    </style:style>
    <style:style style:name="P458" style:parent-style-name="Textbody" style:family="paragraph">
      <style:text-properties style:font-name="Verdana, sans-serif" fo:color="#000000" fo:font-size="11pt" style:font-size-asian="11pt"/>
    </style:style>
    <style:style style:name="P459" style:parent-style-name="Textbody" style:family="paragraph">
      <style:text-properties style:font-name="Verdana, sans-serif" fo:color="#000000" fo:font-size="11pt" style:font-size-asian="11pt"/>
    </style:style>
    <style:style style:name="P460" style:parent-style-name="Heading2" style:family="paragraph">
      <style:text-properties style:font-name="Segoe UI" fo:font-weight="normal" style:font-weight-asian="normal" fo:color="#000000" fo:font-size="24pt" style:font-size-asian="24pt"/>
    </style:style>
    <style:style style:name="T461" style:parent-style-name="DefaultParagraphFont" style:family="text">
      <style:text-properties style:font-name="Verdana, sans-serif" fo:color="#000000" fo:font-size="11pt" style:font-size-asian="11pt"/>
    </style:style>
    <style:style style:name="T462" style:parent-style-name="SourceText" style:family="text">
      <style:text-properties style:font-name="Consolas, Menlo, 'courier new'," fo:color="#DC143C" fo:font-size="11pt" style:font-size-asian="11pt"/>
    </style:style>
    <style:style style:name="T463" style:parent-style-name="DefaultParagraphFont" style:family="text">
      <style:text-properties style:font-name="Verdana, sans-serif" fo:color="#000000" fo:font-size="11pt" style:font-size-asian="11pt"/>
    </style:style>
    <style:style style:name="T464" style:parent-style-name="DefaultParagraphFont" style:family="text">
      <style:text-properties style:font-name="Verdana, sans-serif" fo:color="#000000" fo:font-size="11pt" style:font-size-asian="11pt"/>
    </style:style>
    <style:style style:name="T465" style:parent-style-name="SourceText" style:family="text">
      <style:text-properties style:font-name="Consolas, Menlo, 'courier new'," fo:color="#DC143C" fo:font-size="11pt" style:font-size-asian="11pt"/>
    </style:style>
    <style:style style:name="T466" style:parent-style-name="DefaultParagraphFont" style:family="text">
      <style:text-properties style:font-name="Verdana, sans-serif" fo:color="#000000" fo:font-size="11pt" style:font-size-asian="11pt"/>
    </style:style>
    <style:style style:name="T467" style:parent-style-name="DefaultParagraphFont" style:family="text">
      <style:text-properties style:font-name="Consolas, Menlo, 'courier new'," fo:color="#0000CD" fo:font-size="11pt" style:font-size-asian="11pt"/>
    </style:style>
    <style:style style:name="T468" style:parent-style-name="DefaultParagraphFont" style:family="text">
      <style:text-properties style:font-name="Consolas, Menlo, 'courier new'," fo:color="#A52A2A" fo:font-size="11pt" style:font-size-asian="11pt"/>
    </style:style>
    <style:style style:name="T469" style:parent-style-name="DefaultParagraphFont" style:family="text">
      <style:text-properties style:font-name="Consolas, Menlo, 'courier new'," fo:color="#0000CD" fo:font-size="11pt" style:font-size-asian="11pt"/>
    </style:style>
    <style:style style:name="T470" style:parent-style-name="DefaultParagraphFont" style:family="text">
      <style:text-properties style:font-name="Consolas, Menlo, 'courier new'," fo:color="#000000" fo:font-size="11pt" style:font-size-asian="11pt"/>
    </style:style>
    <style:style style:name="T471" style:parent-style-name="DefaultParagraphFont" style:family="text">
      <style:text-properties style:font-name="Consolas, Menlo, 'courier new'," fo:color="#0000CD" fo:font-size="11pt" style:font-size-asian="11pt"/>
    </style:style>
    <style:style style:name="T472" style:parent-style-name="DefaultParagraphFont" style:family="text">
      <style:text-properties style:font-name="Consolas, Menlo, 'courier new'," fo:color="#A52A2A" fo:font-size="11pt" style:font-size-asian="11pt"/>
    </style:style>
    <style:style style:name="T473" style:parent-style-name="DefaultParagraphFont" style:family="text">
      <style:text-properties style:font-name="Consolas, Menlo, 'courier new'," fo:color="#0000CD" fo:font-size="11pt" style:font-size-asian="11pt"/>
    </style:style>
    <style:style style:name="T474" style:parent-style-name="DefaultParagraphFont" style:family="text">
      <style:text-properties style:font-name="Consolas, Menlo, 'courier new'," fo:color="#0000CD" fo:font-size="11pt" style:font-size-asian="11pt"/>
    </style:style>
    <style:style style:name="T475" style:parent-style-name="DefaultParagraphFont" style:family="text">
      <style:text-properties style:font-name="Consolas, Menlo, 'courier new'," fo:color="#A52A2A" fo:font-size="11pt" style:font-size-asian="11pt"/>
    </style:style>
    <style:style style:name="T476" style:parent-style-name="DefaultParagraphFont" style:family="text">
      <style:text-properties style:font-name="Consolas, Menlo, 'courier new'," fo:color="#0000CD" fo:font-size="11pt" style:font-size-asian="11pt"/>
    </style:style>
    <style:style style:name="T477" style:parent-style-name="DefaultParagraphFont" style:family="text">
      <style:text-properties style:font-name="Consolas, Menlo, 'courier new'," fo:color="#000000" fo:font-size="11pt" style:font-size-asian="11pt"/>
    </style:style>
    <style:style style:name="T478" style:parent-style-name="DefaultParagraphFont" style:family="text">
      <style:text-properties style:font-name="Consolas, Menlo, 'courier new'," fo:color="#0000CD" fo:font-size="11pt" style:font-size-asian="11pt"/>
    </style:style>
    <style:style style:name="T479" style:parent-style-name="DefaultParagraphFont" style:family="text">
      <style:text-properties style:font-name="Consolas, Menlo, 'courier new'," fo:color="#A52A2A" fo:font-size="11pt" style:font-size-asian="11pt"/>
    </style:style>
    <style:style style:name="T480" style:parent-style-name="DefaultParagraphFont" style:family="text">
      <style:text-properties style:font-name="Consolas, Menlo, 'courier new'," fo:color="#0000CD" fo:font-size="11pt" style:font-size-asian="11pt"/>
    </style:style>
    <style:style style:name="T481" style:parent-style-name="DefaultParagraphFont" style:family="text">
      <style:text-properties style:font-name="Consolas, Menlo, 'courier new'," fo:color="#0000CD" fo:font-size="11pt" style:font-size-asian="11pt"/>
    </style:style>
    <style:style style:name="T482" style:parent-style-name="DefaultParagraphFont" style:family="text">
      <style:text-properties style:font-name="Consolas, Menlo, 'courier new'," fo:color="#A52A2A" fo:font-size="11pt" style:font-size-asian="11pt"/>
    </style:style>
    <style:style style:name="T483" style:parent-style-name="DefaultParagraphFont" style:family="text">
      <style:text-properties style:font-name="Consolas, Menlo, 'courier new'," fo:color="#0000CD" fo:font-size="11pt" style:font-size-asian="11pt"/>
    </style:style>
    <style:style style:name="T484" style:parent-style-name="DefaultParagraphFont" style:family="text">
      <style:text-properties style:font-name="Consolas, Menlo, 'courier new'," fo:color="#0000CD" fo:font-size="11pt" style:font-size-asian="11pt"/>
    </style:style>
    <style:style style:name="T485" style:parent-style-name="DefaultParagraphFont" style:family="text">
      <style:text-properties style:font-name="Consolas, Menlo, 'courier new'," fo:color="#A52A2A" fo:font-size="11pt" style:font-size-asian="11pt"/>
    </style:style>
    <style:style style:name="T486" style:parent-style-name="DefaultParagraphFont" style:family="text">
      <style:text-properties style:font-name="Consolas, Menlo, 'courier new'," fo:color="#0000CD" fo:font-size="11pt" style:font-size-asian="11pt"/>
    </style:style>
    <style:style style:name="T487" style:parent-style-name="DefaultParagraphFont" style:family="text">
      <style:text-properties style:font-name="Consolas, Menlo, 'courier new'," fo:color="#000000" fo:font-size="11pt" style:font-size-asian="11pt"/>
    </style:style>
    <style:style style:name="T488" style:parent-style-name="DefaultParagraphFont" style:family="text">
      <style:text-properties style:font-name="Consolas, Menlo, 'courier new'," fo:color="#0000CD" fo:font-size="11pt" style:font-size-asian="11pt"/>
    </style:style>
    <style:style style:name="T489" style:parent-style-name="DefaultParagraphFont" style:family="text">
      <style:text-properties style:font-name="Consolas, Menlo, 'courier new'," fo:color="#A52A2A" fo:font-size="11pt" style:font-size-asian="11pt"/>
    </style:style>
    <style:style style:name="T490" style:parent-style-name="DefaultParagraphFont" style:family="text">
      <style:text-properties style:font-name="Consolas, Menlo, 'courier new'," fo:color="#0000CD" fo:font-size="11pt" style:font-size-asian="11pt"/>
    </style:style>
    <style:style style:name="T491" style:parent-style-name="DefaultParagraphFont" style:family="text">
      <style:text-properties style:font-name="Consolas, Menlo, 'courier new'," fo:color="#0000CD" fo:font-size="11pt" style:font-size-asian="11pt"/>
    </style:style>
    <style:style style:name="T492" style:parent-style-name="DefaultParagraphFont" style:family="text">
      <style:text-properties style:font-name="Consolas, Menlo, 'courier new'," fo:color="#A52A2A" fo:font-size="11pt" style:font-size-asian="11pt"/>
    </style:style>
    <style:style style:name="T493" style:parent-style-name="DefaultParagraphFont" style:family="text">
      <style:text-properties style:font-name="Consolas, Menlo, 'courier new'," fo:color="#0000CD" fo:font-size="11pt" style:font-size-asian="11pt"/>
    </style:style>
    <style:style style:name="T494" style:parent-style-name="DefaultParagraphFont" style:family="text">
      <style:text-properties style:font-name="Consolas, Menlo, 'courier new'," fo:color="#000000" fo:font-size="11pt" style:font-size-asian="11pt"/>
    </style:style>
    <style:style style:name="T495" style:parent-style-name="DefaultParagraphFont" style:family="text">
      <style:text-properties style:font-name="Consolas, Menlo, 'courier new'," fo:color="#0000CD" fo:font-size="11pt" style:font-size-asian="11pt"/>
    </style:style>
    <style:style style:name="T496" style:parent-style-name="DefaultParagraphFont" style:family="text">
      <style:text-properties style:font-name="Consolas, Menlo, 'courier new'," fo:color="#A52A2A" fo:font-size="11pt" style:font-size-asian="11pt"/>
    </style:style>
    <style:style style:name="T497" style:parent-style-name="DefaultParagraphFont" style:family="text">
      <style:text-properties style:font-name="Consolas, Menlo, 'courier new'," fo:color="#0000CD" fo:font-size="11pt" style:font-size-asian="11pt"/>
    </style:style>
    <style:style style:name="T498" style:parent-style-name="DefaultParagraphFont" style:family="text">
      <style:text-properties style:font-name="Consolas, Menlo, 'courier new'," fo:color="#0000CD" fo:font-size="11pt" style:font-size-asian="11pt"/>
    </style:style>
    <style:style style:name="T499" style:parent-style-name="DefaultParagraphFont" style:family="text">
      <style:text-properties style:font-name="Consolas, Menlo, 'courier new'," fo:color="#A52A2A" fo:font-size="11pt" style:font-size-asian="11pt"/>
    </style:style>
    <style:style style:name="T500" style:parent-style-name="DefaultParagraphFont" style:family="text">
      <style:text-properties style:font-name="Consolas, Menlo, 'courier new'," fo:color="#0000CD" fo:font-size="11pt" style:font-size-asian="11pt"/>
    </style:style>
    <style:style style:name="P501" style:parent-style-name="Heading2" style:family="paragraph">
      <style:text-properties style:font-name="Segoe UI" fo:font-weight="normal" style:font-weight-asian="normal" fo:color="#000000" fo:font-size="24pt" style:font-size-asian="24pt"/>
    </style:style>
    <style:style style:name="T502" style:parent-style-name="DefaultParagraphFont" style:family="text">
      <style:text-properties style:font-name="Verdana, sans-serif" fo:color="#000000" fo:font-size="11pt" style:font-size-asian="11pt"/>
    </style:style>
    <style:style style:name="T503" style:parent-style-name="SourceText" style:family="text">
      <style:text-properties style:font-name="Consolas, Menlo, 'courier new'," fo:color="#DC143C" fo:font-size="11pt" style:font-size-asian="11pt"/>
    </style:style>
    <style:style style:name="T504" style:parent-style-name="DefaultParagraphFont" style:family="text">
      <style:text-properties style:font-name="Verdana, sans-serif" fo:color="#000000" fo:font-size="11pt" style:font-size-asian="11pt"/>
    </style:style>
    <style:style style:name="T505" style:parent-style-name="DefaultParagraphFont" style:family="text">
      <style:text-properties style:font-name="Verdana, sans-serif" fo:color="#000000" fo:font-size="11pt" style:font-size-asian="11pt"/>
    </style:style>
    <style:style style:name="T506" style:parent-style-name="SourceText" style:family="text">
      <style:text-properties style:font-name="Consolas, Menlo, 'courier new'," fo:color="#DC143C" fo:font-size="11pt" style:font-size-asian="11pt"/>
    </style:style>
    <style:style style:name="T507" style:parent-style-name="DefaultParagraphFont" style:family="text">
      <style:text-properties style:font-name="Verdana, sans-serif" fo:color="#000000" fo:font-size="11pt" style:font-size-asian="11pt"/>
    </style:style>
    <style:style style:name="T508" style:parent-style-name="DefaultParagraphFont" style:family="text">
      <style:text-properties style:font-name="Verdana, sans-serif" fo:color="#000000" fo:font-size="11pt" style:font-size-asian="11pt"/>
    </style:style>
    <style:style style:name="T509" style:parent-style-name="DefaultParagraphFont" style:family="text">
      <style:text-properties style:font-name="Verdana, sans-serif" fo:color="#000000" fo:font-size="11pt" style:font-size-asian="11pt"/>
    </style:style>
    <style:style style:name="T510" style:parent-style-name="SourceText" style:family="text">
      <style:text-properties style:font-name="Consolas, Menlo, 'courier new'," fo:color="#DC143C" fo:font-size="11pt" style:font-size-asian="11pt"/>
    </style:style>
    <style:style style:name="T511" style:parent-style-name="DefaultParagraphFont" style:family="text">
      <style:text-properties fo:color="#000000"/>
    </style:style>
    <style:style style:name="T512" style:parent-style-name="DefaultParagraphFont" style:family="text">
      <style:text-properties style:font-name="Verdana, sans-serif" fo:color="#000000" fo:font-size="11pt" style:font-size-asian="11pt"/>
    </style:style>
    <style:style style:name="T513" style:parent-style-name="DefaultParagraphFont" style:family="text">
      <style:text-properties style:font-name="Segoe UI" fo:color="#000000" fo:font-size="31.5pt" style:font-size-asian="31.5pt"/>
    </style:style>
    <style:style style:name="T514" style:parent-style-name="DefaultParagraphFont" style:family="text">
      <style:text-properties style:font-name="Verdana, sans-serif" fo:color="#000000" fo:font-size="11pt" style:font-size-asian="11pt"/>
    </style:style>
    <style:style style:name="T515" style:parent-style-name="SourceText" style:family="text">
      <style:text-properties style:font-name="Consolas, Menlo, 'courier new'," fo:color="#DC143C" fo:font-size="11pt" style:font-size-asian="11pt"/>
    </style:style>
    <style:style style:name="T516" style:parent-style-name="DefaultParagraphFont" style:family="text">
      <style:text-properties style:font-name="Verdana, sans-serif" fo:color="#000000" fo:font-size="11pt" style:font-size-asian="11pt"/>
    </style:style>
    <style:style style:name="T517" style:parent-style-name="DefaultParagraphFont" style:family="text">
      <style:text-properties style:font-name="Verdana, sans-serif" fo:color="#000000" fo:font-size="11pt" style:font-size-asian="11pt"/>
    </style:style>
    <style:style style:name="T518" style:parent-style-name="DefaultParagraphFont" style:family="text">
      <style:text-properties style:font-name="Verdana, sans-serif" fo:color="#000000" fo:font-size="11pt" style:font-size-asian="11pt"/>
    </style:style>
    <style:style style:name="T519" style:parent-style-name="SourceText" style:family="text">
      <style:text-properties style:font-name="Consolas, Menlo, 'courier new'," fo:color="#DC143C" fo:font-size="11pt" style:font-size-asian="11pt"/>
    </style:style>
    <style:style style:name="T520" style:parent-style-name="DefaultParagraphFont" style:family="text">
      <style:text-properties style:font-name="Verdana, sans-serif" fo:color="#000000" fo:font-size="11pt" style:font-size-asian="11pt"/>
    </style:style>
    <style:style style:name="T521" style:parent-style-name="DefaultParagraphFont" style:family="text">
      <style:text-properties style:font-name="Consolas, Menlo, 'courier new'," fo:color="#0000CD" fo:font-size="11pt" style:font-size-asian="11pt"/>
    </style:style>
    <style:style style:name="T522" style:parent-style-name="DefaultParagraphFont" style:family="text">
      <style:text-properties style:font-name="Consolas, Menlo, 'courier new'," fo:color="#A52A2A" fo:font-size="11pt" style:font-size-asian="11pt"/>
    </style:style>
    <style:style style:name="T523" style:parent-style-name="DefaultParagraphFont" style:family="text">
      <style:text-properties style:font-name="Consolas, Menlo, 'courier new'," fo:color="#0000CD" fo:font-size="11pt" style:font-size-asian="11pt"/>
    </style:style>
    <style:style style:name="T524" style:parent-style-name="DefaultParagraphFont" style:family="text">
      <style:text-properties style:font-name="Consolas, Menlo, 'courier new'," fo:color="#000000" fo:font-size="11pt" style:font-size-asian="11pt"/>
    </style:style>
    <style:style style:name="T525" style:parent-style-name="DefaultParagraphFont" style:family="text">
      <style:text-properties style:font-name="Consolas, Menlo, 'courier new'," fo:color="#0000CD" fo:font-size="11pt" style:font-size-asian="11pt"/>
    </style:style>
    <style:style style:name="T526" style:parent-style-name="DefaultParagraphFont" style:family="text">
      <style:text-properties style:font-name="Consolas, Menlo, 'courier new'," fo:color="#A52A2A" fo:font-size="11pt" style:font-size-asian="11pt"/>
    </style:style>
    <style:style style:name="T527" style:parent-style-name="DefaultParagraphFont" style:family="text">
      <style:text-properties style:font-name="Consolas, Menlo, 'courier new'," fo:color="#0000CD" fo:font-size="11pt" style:font-size-asian="11pt"/>
    </style:style>
    <style:style style:name="T528" style:parent-style-name="DefaultParagraphFont" style:family="text">
      <style:text-properties style:font-name="Segoe UI" fo:font-weight="normal" style:font-weight-asian="normal" fo:color="#000000" fo:font-size="31.5pt" style:font-size-asian="31.5pt"/>
    </style:style>
    <style:style style:name="T529" style:parent-style-name="DefaultParagraphFont" style:family="text">
      <style:text-properties style:font-name="Verdana, sans-serif" fo:color="#000000" fo:font-size="11pt" style:font-size-asian="11pt"/>
    </style:style>
    <style:style style:name="T530" style:parent-style-name="SourceText" style:family="text">
      <style:text-properties style:font-name="Consolas, Menlo, 'courier new'," fo:color="#DC143C" fo:font-size="11pt" style:font-size-asian="11pt"/>
    </style:style>
    <style:style style:name="T531" style:parent-style-name="DefaultParagraphFont" style:family="text">
      <style:text-properties style:font-name="Verdana, sans-serif" fo:color="#000000" fo:font-size="11pt" style:font-size-asian="11pt"/>
    </style:style>
    <style:style style:name="T532" style:parent-style-name="DefaultParagraphFont" style:family="text">
      <style:text-properties style:font-name="Segoe UI" fo:font-weight="normal" style:font-weight-asian="normal" fo:color="#000000" fo:font-size="31.5pt" style:font-size-asian="31.5pt"/>
    </style:style>
    <style:style style:name="T533" style:parent-style-name="DefaultParagraphFont" style:family="text">
      <style:text-properties style:font-name="Verdana, sans-serif" fo:color="#000000" fo:font-size="11pt" style:font-size-asian="11pt"/>
    </style:style>
    <style:style style:name="T534" style:parent-style-name="SourceText" style:family="text">
      <style:text-properties style:font-name="Consolas, Menlo, 'courier new'," fo:color="#DC143C" fo:font-size="11pt" style:font-size-asian="11pt"/>
    </style:style>
    <style:style style:name="T535" style:parent-style-name="DefaultParagraphFont" style:family="text">
      <style:text-properties style:font-name="Verdana, sans-serif" fo:color="#000000" fo:font-size="11pt" style:font-size-asian="11pt"/>
    </style:style>
    <style:style style:name="T536" style:parent-style-name="DefaultParagraphFont" style:family="text">
      <style:text-properties style:font-name="Segoe UI" fo:font-weight="normal" style:font-weight-asian="normal" fo:color="#000000" fo:font-size="31.5pt" style:font-size-asian="31.5pt"/>
    </style:style>
    <style:style style:name="T537" style:parent-style-name="DefaultParagraphFont" style:family="text">
      <style:text-properties style:font-name="Verdana, sans-serif" fo:color="#000000" fo:font-size="11pt" style:font-size-asian="11pt"/>
    </style:style>
    <style:style style:name="T538" style:parent-style-name="SourceText" style:family="text">
      <style:text-properties style:font-name="Consolas, Menlo, 'courier new'," fo:color="#DC143C" fo:font-size="11pt" style:font-size-asian="11pt"/>
    </style:style>
    <style:style style:name="T539" style:parent-style-name="DefaultParagraphFont" style:family="text">
      <style:text-properties style:font-name="Verdana, sans-serif" fo:color="#000000" fo:font-size="11pt" style:font-size-asian="11pt"/>
    </style:style>
    <style:style style:name="T540" style:parent-style-name="DefaultParagraphFont" style:family="text">
      <style:text-properties style:font-name="Consolas, Menlo, 'courier new'," fo:color="#0000CD" fo:font-size="11pt" style:font-size-asian="11pt"/>
    </style:style>
    <style:style style:name="T541" style:parent-style-name="DefaultParagraphFont" style:family="text">
      <style:text-properties style:font-name="Consolas, Menlo, 'courier new'," fo:color="#A52A2A" fo:font-size="11pt" style:font-size-asian="11pt"/>
    </style:style>
    <style:style style:name="T542" style:parent-style-name="DefaultParagraphFont" style:family="text">
      <style:text-properties style:font-name="Consolas, Menlo, 'courier new'," fo:color="#0000CD" fo:font-size="11pt" style:font-size-asian="11pt"/>
    </style:style>
    <style:style style:name="T543" style:parent-style-name="DefaultParagraphFont" style:family="text">
      <style:text-properties style:font-name="Consolas, Menlo, 'courier new'," fo:color="#000000" fo:font-size="11pt" style:font-size-asian="11pt"/>
    </style:style>
    <style:style style:name="T544" style:parent-style-name="DefaultParagraphFont" style:family="text">
      <style:text-properties style:font-name="Consolas, Menlo, 'courier new'," fo:color="#0000CD" fo:font-size="11pt" style:font-size-asian="11pt"/>
    </style:style>
    <style:style style:name="T545" style:parent-style-name="DefaultParagraphFont" style:family="text">
      <style:text-properties style:font-name="Consolas, Menlo, 'courier new'," fo:color="#A52A2A" fo:font-size="11pt" style:font-size-asian="11pt"/>
    </style:style>
    <style:style style:name="T546" style:parent-style-name="DefaultParagraphFont" style:family="text">
      <style:text-properties style:font-name="Consolas, Menlo, 'courier new'," fo:color="#0000CD" fo:font-size="11pt" style:font-size-asian="11pt"/>
    </style:style>
    <style:style style:name="T547" style:parent-style-name="DefaultParagraphFont" style:family="text">
      <style:text-properties style:font-name="Consolas, Menlo, 'courier new'," fo:color="#000000" fo:font-size="11pt" style:font-size-asian="11pt"/>
    </style:style>
    <style:style style:name="T548" style:parent-style-name="DefaultParagraphFont" style:family="text">
      <style:text-properties style:font-name="Consolas, Menlo, 'courier new'," fo:color="#0000CD" fo:font-size="11pt" style:font-size-asian="11pt"/>
    </style:style>
    <style:style style:name="T549" style:parent-style-name="DefaultParagraphFont" style:family="text">
      <style:text-properties style:font-name="Consolas, Menlo, 'courier new'," fo:color="#A52A2A" fo:font-size="11pt" style:font-size-asian="11pt"/>
    </style:style>
    <style:style style:name="T550" style:parent-style-name="DefaultParagraphFont" style:family="text">
      <style:text-properties style:font-name="Consolas, Menlo, 'courier new'," fo:color="#0000CD" fo:font-size="11pt" style:font-size-asian="11pt"/>
    </style:style>
    <style:style style:name="T551" style:parent-style-name="DefaultParagraphFont" style:family="text">
      <style:text-properties style:font-name="Segoe UI" fo:color="#000000" fo:font-size="31.5pt" style:font-size-asian="31.5pt"/>
    </style:style>
    <style:style style:name="T552" style:parent-style-name="DefaultParagraphFont" style:family="text">
      <style:text-properties style:font-name="Consolas, Menlo, 'courier new'," fo:color="#000000" fo:font-size="11pt" style:font-size-asian="11pt"/>
    </style:style>
    <style:style style:name="T553" style:parent-style-name="DefaultParagraphFont" style:family="text">
      <style:text-properties style:font-name="Consolas, Menlo, 'courier new'," fo:color="#0000CD" fo:font-size="11pt" style:font-size-asian="11pt"/>
    </style:style>
    <style:style style:name="T554" style:parent-style-name="DefaultParagraphFont" style:family="text">
      <style:text-properties style:font-name="Consolas, Menlo, 'courier new'," fo:color="#A52A2A" fo:font-size="11pt" style:font-size-asian="11pt"/>
    </style:style>
    <style:style style:name="T555" style:parent-style-name="DefaultParagraphFont" style:family="text">
      <style:text-properties style:font-name="Consolas, Menlo, 'courier new'," fo:color="#0000CD" fo:font-size="11pt" style:font-size-asian="11pt"/>
    </style:style>
    <style:style style:name="T556" style:parent-style-name="DefaultParagraphFont" style:family="text">
      <style:text-properties style:font-name="Segoe UI" fo:font-weight="normal" style:font-weight-asian="normal" fo:color="#000000" fo:font-size="31.5pt" style:font-size-asian="31.5pt"/>
    </style:style>
    <style:style style:name="T557" style:parent-style-name="DefaultParagraphFont" style:family="text">
      <style:text-properties style:font-name="Verdana, sans-serif" fo:color="#000000" fo:font-size="11pt" style:font-size-asian="11pt"/>
    </style:style>
    <style:style style:name="T558" style:parent-style-name="SourceText" style:family="text">
      <style:text-properties style:font-name="Consolas, Menlo, 'courier new'," fo:color="#DC143C" fo:font-size="11pt" style:font-size-asian="11pt"/>
    </style:style>
    <style:style style:name="T559" style:parent-style-name="DefaultParagraphFont" style:family="text">
      <style:text-properties style:font-name="Verdana, sans-serif" fo:color="#000000" fo:font-size="11pt" style:font-size-asian="11pt"/>
    </style:style>
    <style:style style:name="T560" style:parent-style-name="DefaultParagraphFont" style:family="text">
      <style:text-properties style:font-name="Consolas, Menlo, 'courier new'," fo:color="#0000CD" fo:font-size="11pt" style:font-size-asian="11pt"/>
    </style:style>
    <style:style style:name="T561" style:parent-style-name="DefaultParagraphFont" style:family="text">
      <style:text-properties style:font-name="Consolas, Menlo, 'courier new'," fo:color="#A52A2A" fo:font-size="11pt" style:font-size-asian="11pt"/>
    </style:style>
    <style:style style:name="T562" style:parent-style-name="DefaultParagraphFont" style:family="text">
      <style:text-properties style:font-name="Consolas, Menlo, 'courier new'," fo:color="#0000CD" fo:font-size="11pt" style:font-size-asian="11pt"/>
    </style:style>
    <style:style style:name="T563" style:parent-style-name="DefaultParagraphFont" style:family="text">
      <style:text-properties style:font-name="Consolas, Menlo, 'courier new'," fo:color="#000000" fo:font-size="11pt" style:font-size-asian="11pt"/>
    </style:style>
    <style:style style:name="T564" style:parent-style-name="DefaultParagraphFont" style:family="text">
      <style:text-properties style:font-name="Consolas, Menlo, 'courier new'," fo:color="#0000CD" fo:font-size="11pt" style:font-size-asian="11pt"/>
    </style:style>
    <style:style style:name="T565" style:parent-style-name="DefaultParagraphFont" style:family="text">
      <style:text-properties style:font-name="Consolas, Menlo, 'courier new'," fo:color="#A52A2A" fo:font-size="11pt" style:font-size-asian="11pt"/>
    </style:style>
    <style:style style:name="T566" style:parent-style-name="DefaultParagraphFont" style:family="text">
      <style:text-properties style:font-name="Consolas, Menlo, 'courier new'," fo:color="#0000CD" fo:font-size="11pt" style:font-size-asian="11pt"/>
    </style:style>
    <style:style style:name="T567" style:parent-style-name="DefaultParagraphFont" style:family="text">
      <style:text-properties style:font-name="Consolas, Menlo, 'courier new'," fo:color="#000000" fo:font-size="11pt" style:font-size-asian="11pt"/>
    </style:style>
    <style:style style:name="T568" style:parent-style-name="DefaultParagraphFont" style:family="text">
      <style:text-properties style:font-name="Consolas, Menlo, 'courier new'," fo:color="#0000CD" fo:font-size="11pt" style:font-size-asian="11pt"/>
    </style:style>
    <style:style style:name="T569" style:parent-style-name="DefaultParagraphFont" style:family="text">
      <style:text-properties style:font-name="Consolas, Menlo, 'courier new'," fo:color="#A52A2A" fo:font-size="11pt" style:font-size-asian="11pt"/>
    </style:style>
    <style:style style:name="T570" style:parent-style-name="DefaultParagraphFont" style:family="text">
      <style:text-properties style:font-name="Consolas, Menlo, 'courier new'," fo:color="#0000CD" fo:font-size="11pt" style:font-size-asian="11pt"/>
    </style:style>
    <style:style style:name="T571" style:parent-style-name="DefaultParagraphFont" style:family="text">
      <style:text-properties style:font-name="Segoe UI" fo:color="#000000" fo:font-size="31.5pt" style:font-size-asian="31.5pt"/>
    </style:style>
    <style:style style:name="T572" style:parent-style-name="DefaultParagraphFont" style:family="text">
      <style:text-properties style:font-name="Consolas, Menlo, 'courier new'," fo:color="#0000CD" fo:font-size="11pt" style:font-size-asian="11pt"/>
    </style:style>
    <style:style style:name="T573" style:parent-style-name="DefaultParagraphFont" style:family="text">
      <style:text-properties style:font-name="Consolas, Menlo, 'courier new'," fo:color="#A52A2A" fo:font-size="11pt" style:font-size-asian="11pt"/>
    </style:style>
    <style:style style:name="T574" style:parent-style-name="DefaultParagraphFont" style:family="text">
      <style:text-properties style:font-name="Consolas, Menlo, 'courier new'," fo:color="#0000CD" fo:font-size="11pt" style:font-size-asian="11pt"/>
    </style:style>
    <style:style style:name="T575" style:parent-style-name="DefaultParagraphFont" style:family="text">
      <style:text-properties style:font-name="Consolas, Menlo, 'courier new'," fo:color="#000000" fo:font-size="11pt" style:font-size-asian="11pt"/>
    </style:style>
    <style:style style:name="T576" style:parent-style-name="DefaultParagraphFont" style:family="text">
      <style:text-properties style:font-name="Consolas, Menlo, 'courier new'," fo:color="#0000CD" fo:font-size="11pt" style:font-size-asian="11pt"/>
    </style:style>
    <style:style style:name="T577" style:parent-style-name="DefaultParagraphFont" style:family="text">
      <style:text-properties style:font-name="Consolas, Menlo, 'courier new'," fo:color="#A52A2A" fo:font-size="11pt" style:font-size-asian="11pt"/>
    </style:style>
    <style:style style:name="T578" style:parent-style-name="DefaultParagraphFont" style:family="text">
      <style:text-properties style:font-name="Consolas, Menlo, 'courier new'," fo:color="#0000CD" fo:font-size="11pt" style:font-size-asian="11pt"/>
    </style:style>
    <style:style style:name="T579" style:parent-style-name="DefaultParagraphFont" style:family="text">
      <style:text-properties style:font-name="Consolas, Menlo, 'courier new'," fo:color="#000000" fo:font-size="11pt" style:font-size-asian="11pt"/>
    </style:style>
    <style:style style:name="T580" style:parent-style-name="DefaultParagraphFont" style:family="text">
      <style:text-properties style:font-name="Consolas, Menlo, 'courier new'," fo:color="#0000CD" fo:font-size="11pt" style:font-size-asian="11pt"/>
    </style:style>
    <style:style style:name="T581" style:parent-style-name="DefaultParagraphFont" style:family="text">
      <style:text-properties style:font-name="Consolas, Menlo, 'courier new'," fo:color="#A52A2A" fo:font-size="11pt" style:font-size-asian="11pt"/>
    </style:style>
    <style:style style:name="T582" style:parent-style-name="DefaultParagraphFont" style:family="text">
      <style:text-properties style:font-name="Consolas, Menlo, 'courier new'," fo:color="#0000CD" fo:font-size="11pt" style:font-size-asian="11pt"/>
    </style:style>
    <style:style style:name="T583" style:parent-style-name="DefaultParagraphFont" style:family="text">
      <style:text-properties style:font-name="Segoe UI" fo:font-weight="normal" style:font-weight-asian="normal" fo:color="#000000" fo:font-size="31.5pt" style:font-size-asian="31.5pt"/>
    </style:style>
    <style:style style:name="T584" style:parent-style-name="DefaultParagraphFont" style:family="text">
      <style:text-properties style:font-name="Verdana, sans-serif" fo:color="#000000" fo:font-size="11pt" style:font-size-asian="11pt"/>
    </style:style>
    <style:style style:name="T585" style:parent-style-name="SourceText" style:family="text">
      <style:text-properties style:font-name="Consolas, Menlo, 'courier new'," fo:color="#DC143C" fo:font-size="11pt" style:font-size-asian="11pt"/>
    </style:style>
    <style:style style:name="T586" style:parent-style-name="DefaultParagraphFont" style:family="text">
      <style:text-properties style:font-name="Verdana, sans-serif" fo:color="#000000" fo:font-size="11pt" style:font-size-asian="11pt"/>
    </style:style>
    <style:style style:name="T587" style:parent-style-name="DefaultParagraphFont" style:family="text">
      <style:text-properties style:font-name="Verdana, sans-serif" fo:color="#000000" fo:font-size="8pt" style:font-size-asian="8pt"/>
    </style:style>
    <style:style style:name="T588" style:parent-style-name="DefaultParagraphFont" style:family="text">
      <style:text-properties style:font-name="Verdana, sans-serif" fo:color="#000000" fo:font-size="11pt" style:font-size-asian="11pt"/>
    </style:style>
    <style:style style:name="T589" style:parent-style-name="DefaultParagraphFont" style:family="text">
      <style:text-properties style:font-name="Segoe UI" fo:font-weight="normal" style:font-weight-asian="normal" fo:color="#000000" fo:font-size="31.5pt" style:font-size-asian="31.5pt"/>
    </style:style>
    <style:style style:name="T590" style:parent-style-name="DefaultParagraphFont" style:family="text">
      <style:text-properties style:font-name="Verdana, sans-serif" fo:color="#000000" fo:font-size="11pt" style:font-size-asian="11pt"/>
    </style:style>
    <style:style style:name="T591" style:parent-style-name="SourceText" style:family="text">
      <style:text-properties style:font-name="Consolas, Menlo, 'courier new'," fo:color="#DC143C" fo:font-size="11pt" style:font-size-asian="11pt"/>
    </style:style>
    <style:style style:name="T592" style:parent-style-name="DefaultParagraphFont" style:family="text">
      <style:text-properties style:font-name="Verdana, sans-serif" fo:color="#000000" fo:font-size="11pt" style:font-size-asian="11pt"/>
    </style:style>
    <style:style style:name="T593" style:parent-style-name="DefaultParagraphFont" style:family="text">
      <style:text-properties style:font-name="Verdana, sans-serif" fo:color="#000000" fo:font-size="11pt" style:font-size-asian="11pt"/>
    </style:style>
    <style:style style:name="T594" style:parent-style-name="DefaultParagraphFont" style:family="text">
      <style:text-properties style:font-name="Verdana, sans-serif" fo:color="#000000" fo:font-size="11pt" style:font-size-asian="11pt"/>
    </style:style>
    <style:style style:name="T595" style:parent-style-name="DefaultParagraphFont" style:family="text">
      <style:text-properties style:font-name="Segoe UI" fo:font-weight="normal" style:font-weight-asian="normal" fo:color="#000000" fo:font-size="31.5pt" style:font-size-asian="31.5pt"/>
    </style:style>
    <style:style style:name="T596" style:parent-style-name="DefaultParagraphFont" style:family="text">
      <style:text-properties style:font-name="Verdana, sans-serif" fo:color="#000000" fo:font-size="11pt" style:font-size-asian="11pt"/>
    </style:style>
    <style:style style:name="T597" style:parent-style-name="SourceText" style:family="text">
      <style:text-properties style:font-name="Consolas, Menlo, 'courier new'," fo:color="#DC143C" fo:font-size="11pt" style:font-size-asian="11pt"/>
    </style:style>
    <style:style style:name="T598" style:parent-style-name="DefaultParagraphFont" style:family="text">
      <style:text-properties style:font-name="Verdana, sans-serif" fo:color="#000000" fo:font-size="11pt" style:font-size-asian="11pt"/>
    </style:style>
    <style:style style:name="T599" style:parent-style-name="DefaultParagraphFont" style:family="text">
      <style:text-properties style:font-name="Segoe UI" fo:font-weight="normal" style:font-weight-asian="normal" fo:color="#000000" fo:font-size="31.5pt" style:font-size-asian="31.5pt"/>
    </style:style>
    <style:style style:name="T600" style:parent-style-name="DefaultParagraphFont" style:family="text">
      <style:text-properties style:font-name="Verdana, sans-serif" fo:color="#000000" fo:font-size="11pt" style:font-size-asian="11pt"/>
    </style:style>
    <style:style style:name="T601" style:parent-style-name="SourceText" style:family="text">
      <style:text-properties style:font-name="Consolas, Menlo, 'courier new'," fo:color="#DC143C" fo:font-size="11pt" style:font-size-asian="11pt"/>
    </style:style>
    <style:style style:name="T602" style:parent-style-name="DefaultParagraphFont" style:family="text">
      <style:text-properties style:font-name="Verdana, sans-serif" fo:color="#000000" fo:font-size="11pt" style:font-size-asian="11pt"/>
    </style:style>
    <style:style style:name="P603" style:parent-style-name="Textbody" style:family="paragraph">
      <style:text-properties style:font-name="Verdana, sans-serif" fo:color="#000000" fo:font-size="11pt" style:font-size-asian="11pt"/>
    </style:style>
    <style:style style:name="T604" style:parent-style-name="DefaultParagraphFont" style:family="text">
      <style:text-properties style:font-name="Consolas, Menlo, 'courier new'," fo:color="#0000CD" fo:font-size="11pt" style:font-size-asian="11pt"/>
    </style:style>
    <style:style style:name="T605" style:parent-style-name="DefaultParagraphFont" style:family="text">
      <style:text-properties style:font-name="Consolas, Menlo, 'courier new'," fo:color="#A52A2A" fo:font-size="11pt" style:font-size-asian="11pt"/>
    </style:style>
    <style:style style:name="T606" style:parent-style-name="DefaultParagraphFont" style:family="text">
      <style:text-properties style:font-name="Consolas, Menlo, 'courier new'," fo:color="#0000CD" fo:font-size="11pt" style:font-size-asian="11pt"/>
    </style:style>
    <style:style style:name="T607" style:parent-style-name="DefaultParagraphFont" style:family="text">
      <style:text-properties style:font-name="Consolas, Menlo, 'courier new'," fo:color="#000000" fo:font-size="11pt" style:font-size-asian="11pt"/>
    </style:style>
    <style:style style:name="T608" style:parent-style-name="DefaultParagraphFont" style:family="text">
      <style:text-properties style:font-name="Consolas, Menlo, 'courier new'," fo:color="#0000CD" fo:font-size="11pt" style:font-size-asian="11pt"/>
    </style:style>
    <style:style style:name="T609" style:parent-style-name="DefaultParagraphFont" style:family="text">
      <style:text-properties style:font-name="Consolas, Menlo, 'courier new'," fo:color="#A52A2A" fo:font-size="11pt" style:font-size-asian="11pt"/>
    </style:style>
    <style:style style:name="T610" style:parent-style-name="DefaultParagraphFont" style:family="text">
      <style:text-properties style:font-name="Consolas, Menlo, 'courier new'," fo:color="#0000CD" fo:font-size="11pt" style:font-size-asian="11pt"/>
    </style:style>
    <style:style style:name="T611" style:parent-style-name="DefaultParagraphFont" style:family="text">
      <style:text-properties style:font-name="Consolas, Menlo, 'courier new'," fo:color="#000000" fo:font-size="11pt" style:font-size-asian="11pt"/>
    </style:style>
    <style:style style:name="T612" style:parent-style-name="DefaultParagraphFont" style:family="text">
      <style:text-properties style:font-name="Consolas, Menlo, 'courier new'," fo:color="#000000" fo:font-size="11pt" style:font-size-asian="11pt"/>
    </style:style>
    <style:style style:name="T613" style:parent-style-name="DefaultParagraphFont" style:family="text">
      <style:text-properties style:font-name="Consolas, Menlo, 'courier new'," fo:color="#0000CD" fo:font-size="11pt" style:font-size-asian="11pt"/>
    </style:style>
    <style:style style:name="T614" style:parent-style-name="DefaultParagraphFont" style:family="text">
      <style:text-properties style:font-name="Consolas, Menlo, 'courier new'," fo:color="#A52A2A" fo:font-size="11pt" style:font-size-asian="11pt"/>
    </style:style>
    <style:style style:name="T615" style:parent-style-name="DefaultParagraphFont" style:family="text">
      <style:text-properties style:font-name="Consolas, Menlo, 'courier new'," fo:color="#0000CD" fo:font-size="11pt" style:font-size-asian="11pt"/>
    </style:style>
    <style:style style:name="T616" style:parent-style-name="DefaultParagraphFont" style:family="text">
      <style:text-properties style:font-name="Consolas, Menlo, 'courier new'," fo:color="#A52A2A" fo:font-size="11pt" style:font-size-asian="11pt"/>
    </style:style>
    <style:style style:name="T617" style:parent-style-name="DefaultParagraphFont" style:family="text">
      <style:text-properties style:font-name="Consolas, Menlo, 'courier new'," fo:color="#0000CD" fo:font-size="11pt" style:font-size-asian="11pt"/>
    </style:style>
    <style:style style:name="T618" style:parent-style-name="DefaultParagraphFont" style:family="text">
      <style:text-properties style:font-name="Segoe UI" fo:font-weight="normal" style:font-weight-asian="normal" fo:color="#000000" fo:font-size="31.5pt" style:font-size-asian="31.5pt"/>
    </style:style>
    <style:style style:name="T619" style:parent-style-name="DefaultParagraphFont" style:family="text">
      <style:text-properties style:font-name="Verdana, sans-serif" fo:color="#000000" fo:font-size="11pt" style:font-size-asian="11pt"/>
    </style:style>
    <style:style style:name="T620" style:parent-style-name="SourceText" style:family="text">
      <style:text-properties style:font-name="Consolas, Menlo, 'courier new'," fo:color="#DC143C" fo:font-size="11pt" style:font-size-asian="11pt"/>
    </style:style>
    <style:style style:name="T621" style:parent-style-name="DefaultParagraphFont" style:family="text">
      <style:text-properties style:font-name="Verdana, sans-serif" fo:color="#000000" fo:font-size="11pt" style:font-size-asian="11pt"/>
    </style:style>
    <style:style style:name="P622" style:parent-style-name="Textbody" style:family="paragraph">
      <style:text-properties style:font-name="Verdana, sans-serif" fo:color="#000000" fo:font-size="11pt" style:font-size-asian="11pt"/>
    </style:style>
    <style:style style:name="T623" style:parent-style-name="DefaultParagraphFont" style:family="text">
      <style:text-properties style:font-name="Segoe UI" fo:font-weight="normal" style:font-weight-asian="normal" fo:color="#000000" fo:font-size="31.5pt" style:font-size-asian="31.5pt"/>
    </style:style>
    <style:style style:name="T624" style:parent-style-name="DefaultParagraphFont" style:family="text">
      <style:text-properties style:font-name="Verdana, sans-serif" fo:color="#000000" fo:font-size="11pt" style:font-size-asian="11pt"/>
    </style:style>
    <style:style style:name="T625" style:parent-style-name="SourceText" style:family="text">
      <style:text-properties style:font-name="Consolas, Menlo, 'courier new'," fo:color="#DC143C" fo:font-size="11pt" style:font-size-asian="11pt"/>
    </style:style>
    <style:style style:name="T626" style:parent-style-name="DefaultParagraphFont" style:family="text">
      <style:text-properties style:font-name="Verdana, sans-serif" fo:color="#000000" fo:font-size="11pt" style:font-size-asian="11pt"/>
    </style:style>
    <style:style style:name="P627" style:parent-style-name="Textbody" style:family="paragraph">
      <style:text-properties style:font-name="Verdana, sans-serif" fo:color="#000000" fo:font-size="11pt" style:font-size-asian="11pt"/>
    </style:style>
    <style:style style:name="T628" style:parent-style-name="DefaultParagraphFont" style:family="text">
      <style:text-properties style:font-name="Verdana, sans-serif" fo:color="#000000" fo:font-size="11pt" style:font-size-asian="11pt"/>
    </style:style>
    <style:style style:name="T629" style:parent-style-name="SourceText" style:family="text">
      <style:text-properties style:font-name="Consolas, Menlo, 'courier new'," fo:color="#DC143C" fo:font-size="11pt" style:font-size-asian="11pt"/>
    </style:style>
    <style:style style:name="T630" style:parent-style-name="DefaultParagraphFont" style:family="text">
      <style:text-properties style:font-name="Verdana, sans-serif" fo:color="#000000" fo:font-size="11pt" style:font-size-asian="11pt"/>
    </style:style>
    <style:style style:name="T631" style:parent-style-name="DefaultParagraphFont" style:family="text">
      <style:text-properties style:font-name="Verdana, sans-serif" fo:font-style="italic" style:font-style-asian="italic" fo:color="#000000" fo:font-size="11pt" style:font-size-asian="11pt"/>
    </style:style>
    <style:style style:name="T632" style:parent-style-name="DefaultParagraphFont" style:family="text">
      <style:text-properties style:font-name="Verdana, sans-serif" fo:color="#000000" fo:font-size="11pt" style:font-size-asian="11pt"/>
    </style:style>
    <style:style style:name="T633" style:parent-style-name="SourceText" style:family="text">
      <style:text-properties style:font-name="Consolas, Menlo, 'courier new'," fo:color="#DC143C" fo:font-size="11pt" style:font-size-asian="11pt"/>
    </style:style>
    <style:style style:name="T634" style:parent-style-name="DefaultParagraphFont" style:family="text">
      <style:text-properties style:font-name="Verdana, sans-serif" fo:color="#000000" fo:font-size="11pt" style:font-size-asian="11pt"/>
    </style:style>
    <style:style style:name="T635" style:parent-style-name="DefaultParagraphFont" style:family="text">
      <style:text-properties style:font-name="Consolas, Menlo, 'courier new'," fo:color="#0000CD" fo:font-size="11pt" style:font-size-asian="11pt"/>
    </style:style>
    <style:style style:name="T636" style:parent-style-name="DefaultParagraphFont" style:family="text">
      <style:text-properties style:font-name="Consolas, Menlo, 'courier new'," fo:color="#A52A2A" fo:font-size="11pt" style:font-size-asian="11pt"/>
    </style:style>
    <style:style style:name="T637" style:parent-style-name="DefaultParagraphFont" style:family="text">
      <style:text-properties style:font-name="Consolas, Menlo, 'courier new'," fo:color="#0000CD" fo:font-size="11pt" style:font-size-asian="11pt"/>
    </style:style>
    <style:style style:name="T638" style:parent-style-name="DefaultParagraphFont" style:family="text">
      <style:text-properties style:font-name="Segoe UI" fo:color="#000000" fo:font-size="31.5pt" style:font-size-asian="31.5pt"/>
    </style:style>
    <style:style style:name="T639" style:parent-style-name="DefaultParagraphFont" style:family="text">
      <style:text-properties style:font-name="Consolas, Menlo, 'courier new'," fo:color="#000000" fo:font-size="11pt" style:font-size-asian="11pt"/>
    </style:style>
    <style:style style:name="T640" style:parent-style-name="DefaultParagraphFont" style:family="text">
      <style:text-properties style:font-name="Consolas, Menlo, 'courier new'," fo:color="#0000CD" fo:font-size="11pt" style:font-size-asian="11pt"/>
    </style:style>
    <style:style style:name="T641" style:parent-style-name="DefaultParagraphFont" style:family="text">
      <style:text-properties style:font-name="Consolas, Menlo, 'courier new'," fo:color="#A52A2A" fo:font-size="11pt" style:font-size-asian="11pt"/>
    </style:style>
    <style:style style:name="T642" style:parent-style-name="DefaultParagraphFont" style:family="text">
      <style:text-properties style:font-name="Consolas, Menlo, 'courier new'," fo:color="#0000CD" fo:font-size="11pt" style:font-size-asian="11pt"/>
    </style:style>
    <style:style style:name="T643" style:parent-style-name="DefaultParagraphFont" style:family="text">
      <style:text-properties style:font-name="Segoe UI" fo:color="#000000" fo:font-size="31.5pt" style:font-size-asian="31.5pt"/>
    </style:style>
    <style:style style:name="T644" style:parent-style-name="DefaultParagraphFont" style:family="text">
      <style:text-properties style:font-name="Consolas, Menlo, 'courier new'," fo:color="#000000" fo:font-size="11pt" style:font-size-asian="11pt"/>
    </style:style>
    <style:style style:name="T645" style:parent-style-name="DefaultParagraphFont" style:family="text">
      <style:text-properties style:font-name="Consolas, Menlo, 'courier new'," fo:color="#0000CD" fo:font-size="11pt" style:font-size-asian="11pt"/>
    </style:style>
    <style:style style:name="T646" style:parent-style-name="DefaultParagraphFont" style:family="text">
      <style:text-properties style:font-name="Consolas, Menlo, 'courier new'," fo:color="#A52A2A" fo:font-size="11pt" style:font-size-asian="11pt"/>
    </style:style>
    <style:style style:name="T647" style:parent-style-name="DefaultParagraphFont" style:family="text">
      <style:text-properties style:font-name="Consolas, Menlo, 'courier new'," fo:color="#0000CD" fo:font-size="11pt" style:font-size-asian="11pt"/>
    </style:style>
    <style:style style:name="T648" style:parent-style-name="DefaultParagraphFont" style:family="text">
      <style:text-properties style:font-name="Segoe UI" fo:color="#000000" fo:font-size="31.5pt" style:font-size-asian="31.5pt"/>
    </style:style>
    <style:style style:name="T649" style:parent-style-name="DefaultParagraphFont" style:family="text">
      <style:text-properties style:font-name="Consolas, Menlo, 'courier new'," fo:color="#000000" fo:font-size="11pt" style:font-size-asian="11pt"/>
    </style:style>
    <style:style style:name="T650" style:parent-style-name="DefaultParagraphFont" style:family="text">
      <style:text-properties style:font-name="Consolas, Menlo, 'courier new'," fo:color="#0000CD" fo:font-size="11pt" style:font-size-asian="11pt"/>
    </style:style>
    <style:style style:name="T651" style:parent-style-name="DefaultParagraphFont" style:family="text">
      <style:text-properties style:font-name="Consolas, Menlo, 'courier new'," fo:color="#A52A2A" fo:font-size="11pt" style:font-size-asian="11pt"/>
    </style:style>
    <style:style style:name="T652" style:parent-style-name="DefaultParagraphFont" style:family="text">
      <style:text-properties style:font-name="Consolas, Menlo, 'courier new'," fo:color="#0000CD" fo:font-size="11pt" style:font-size-asian="11pt"/>
    </style:style>
    <style:style style:name="T653" style:parent-style-name="DefaultParagraphFont" style:family="text">
      <style:text-properties style:font-name="Segoe UI" fo:color="#000000" fo:font-size="31.5pt" style:font-size-asian="31.5pt"/>
    </style:style>
    <style:style style:name="T654" style:parent-style-name="DefaultParagraphFont" style:family="text">
      <style:text-properties style:font-name="Consolas, Menlo, 'courier new'," fo:color="#000000" fo:font-size="11pt" style:font-size-asian="11pt"/>
    </style:style>
    <style:style style:name="T655" style:parent-style-name="DefaultParagraphFont" style:family="text">
      <style:text-properties style:font-name="Consolas, Menlo, 'courier new'," fo:color="#0000CD" fo:font-size="11pt" style:font-size-asian="11pt"/>
    </style:style>
    <style:style style:name="T656" style:parent-style-name="DefaultParagraphFont" style:family="text">
      <style:text-properties style:font-name="Consolas, Menlo, 'courier new'," fo:color="#A52A2A" fo:font-size="11pt" style:font-size-asian="11pt"/>
    </style:style>
    <style:style style:name="T657" style:parent-style-name="DefaultParagraphFont" style:family="text">
      <style:text-properties style:font-name="Consolas, Menlo, 'courier new'," fo:color="#0000CD" fo:font-size="11pt" style:font-size-asian="11pt"/>
    </style:style>
    <style:style style:name="T658" style:parent-style-name="DefaultParagraphFont" style:family="text">
      <style:text-properties style:font-name="Segoe UI" fo:color="#000000" fo:font-size="31.5pt" style:font-size-asian="31.5pt"/>
    </style:style>
    <style:style style:name="T659" style:parent-style-name="DefaultParagraphFont" style:family="text">
      <style:text-properties style:font-name="Consolas, Menlo, 'courier new'," fo:color="#000000" fo:font-size="11pt" style:font-size-asian="11pt"/>
    </style:style>
    <style:style style:name="T660" style:parent-style-name="DefaultParagraphFont" style:family="text">
      <style:text-properties style:font-name="Segoe UI" fo:color="#000000" fo:font-size="31.5pt" style:font-size-asian="31.5pt"/>
    </style:style>
    <style:style style:name="T661" style:parent-style-name="DefaultParagraphFont" style:family="text">
      <style:text-properties style:font-name="Consolas, Menlo, 'courier new'," fo:color="#0000CD" fo:font-size="11pt" style:font-size-asian="11pt"/>
    </style:style>
    <style:style style:name="T662" style:parent-style-name="DefaultParagraphFont" style:family="text">
      <style:text-properties style:font-name="Consolas, Menlo, 'courier new'," fo:color="#A52A2A" fo:font-size="11pt" style:font-size-asian="11pt"/>
    </style:style>
    <style:style style:name="T663" style:parent-style-name="DefaultParagraphFont" style:family="text">
      <style:text-properties style:font-name="Consolas, Menlo, 'courier new'," fo:color="#0000CD" fo:font-size="11pt" style:font-size-asian="11pt"/>
    </style:style>
    <style:style style:name="T664" style:parent-style-name="DefaultParagraphFont" style:family="text">
      <style:text-properties style:font-name="Segoe UI" fo:color="#000000" fo:font-size="31.5pt" style:font-size-asian="31.5pt"/>
    </style:style>
    <style:style style:name="P665" style:parent-style-name="Heading2" style:family="paragraph">
      <style:text-properties style:font-name="Segoe UI" fo:font-weight="normal" style:font-weight-asian="normal" fo:color="#000000" fo:font-size="24pt" style:font-size-asian="24pt"/>
    </style:style>
    <style:style style:name="T666" style:parent-style-name="DefaultParagraphFont" style:family="text">
      <style:text-properties style:font-name="Verdana, sans-serif" fo:color="#000000" fo:font-size="11pt" style:font-size-asian="11pt"/>
    </style:style>
    <style:style style:name="T667" style:parent-style-name="SourceText" style:family="text">
      <style:text-properties style:font-name="Consolas, Menlo, 'courier new'," fo:color="#DC143C" fo:font-size="11pt" style:font-size-asian="11pt"/>
    </style:style>
    <style:style style:name="T668" style:parent-style-name="DefaultParagraphFont" style:family="text">
      <style:text-properties style:font-name="Verdana, sans-serif" fo:color="#000000" fo:font-size="11pt" style:font-size-asian="11pt"/>
    </style:style>
    <style:style style:name="T669" style:parent-style-name="DefaultParagraphFont" style:family="text">
      <style:text-properties style:font-name="Verdana, sans-serif" fo:font-weight="bold" style:font-weight-asian="bold" fo:color="#000000" fo:font-size="11pt" style:font-size-asian="11pt"/>
    </style:style>
    <style:style style:name="T670" style:parent-style-name="DefaultParagraphFont" style:family="text">
      <style:text-properties style:font-name="Verdana, sans-serif" fo:color="#000000" fo:font-size="11pt" style:font-size-asian="11pt"/>
    </style:style>
    <style:style style:name="T671" style:parent-style-name="DefaultParagraphFont" style:family="text">
      <style:text-properties style:font-name="Verdana, sans-serif" fo:color="#000000" fo:font-size="11pt" style:font-size-asian="11pt"/>
    </style:style>
    <style:style style:name="T672" style:parent-style-name="SourceText" style:family="text">
      <style:text-properties style:font-name="Consolas, Menlo, 'courier new'," fo:color="#DC143C" fo:font-size="11pt" style:font-size-asian="11pt"/>
    </style:style>
    <style:style style:name="T673" style:parent-style-name="DefaultParagraphFont" style:family="text">
      <style:text-properties style:font-name="Verdana, sans-serif" fo:color="#000000" fo:font-size="11pt" style:font-size-asian="11pt"/>
    </style:style>
    <style:style style:name="T674" style:parent-style-name="DefaultParagraphFont" style:family="text">
      <style:text-properties style:font-name="Verdana, sans-serif" fo:font-style="italic" style:font-style-asian="italic" fo:color="#000000" fo:font-size="11pt" style:font-size-asian="11pt"/>
    </style:style>
    <style:style style:name="T675" style:parent-style-name="DefaultParagraphFont" style:family="text">
      <style:text-properties style:font-name="Verdana, sans-serif" fo:color="#000000" fo:font-size="11pt" style:font-size-asian="11pt"/>
    </style:style>
    <style:style style:name="T676" style:parent-style-name="DefaultParagraphFont" style:family="text">
      <style:text-properties style:font-name="Consolas, Menlo, 'courier new'," fo:color="#0000CD" fo:font-size="11pt" style:font-size-asian="11pt"/>
    </style:style>
    <style:style style:name="T677" style:parent-style-name="DefaultParagraphFont" style:family="text">
      <style:text-properties style:font-name="Consolas, Menlo, 'courier new'," fo:color="#A52A2A" fo:font-size="11pt" style:font-size-asian="11pt"/>
    </style:style>
    <style:style style:name="T678" style:parent-style-name="DefaultParagraphFont" style:family="text">
      <style:text-properties style:font-name="Consolas, Menlo, 'courier new'," fo:color="#0000CD" fo:font-size="11pt" style:font-size-asian="11pt"/>
    </style:style>
    <style:style style:name="T679" style:parent-style-name="DefaultParagraphFont" style:family="text">
      <style:text-properties style:font-name="Consolas, Menlo, 'courier new'," fo:color="#A52A2A" fo:font-size="11pt" style:font-size-asian="11pt"/>
    </style:style>
    <style:style style:name="T680" style:parent-style-name="DefaultParagraphFont" style:family="text">
      <style:text-properties style:font-name="Consolas, Menlo, 'courier new'," fo:color="#0000CD" fo:font-size="11pt" style:font-size-asian="11pt"/>
    </style:style>
    <style:style style:name="T681" style:parent-style-name="DefaultParagraphFont" style:family="text">
      <style:text-properties style:font-name="Consolas, Menlo, 'courier new'," fo:color="#000000" fo:font-size="11pt" style:font-size-asian="11pt"/>
    </style:style>
    <style:style style:name="T682" style:parent-style-name="DefaultParagraphFont" style:family="text">
      <style:text-properties style:font-name="Consolas, Menlo, 'courier new'," fo:color="#0000CD" fo:font-size="11pt" style:font-size-asian="11pt"/>
    </style:style>
    <style:style style:name="T683" style:parent-style-name="DefaultParagraphFont" style:family="text">
      <style:text-properties style:font-name="Consolas, Menlo, 'courier new'," fo:color="#A52A2A" fo:font-size="11pt" style:font-size-asian="11pt"/>
    </style:style>
    <style:style style:name="T684" style:parent-style-name="DefaultParagraphFont" style:family="text">
      <style:text-properties style:font-name="Consolas, Menlo, 'courier new'," fo:color="#0000CD" fo:font-size="11pt" style:font-size-asian="11pt"/>
    </style:style>
    <style:style style:name="T685" style:parent-style-name="DefaultParagraphFont" style:family="text">
      <style:text-properties fo:color="#000000"/>
    </style:style>
    <style:style style:name="T686" style:parent-style-name="DefaultParagraphFont" style:family="text">
      <style:text-properties style:font-name="Consolas, Menlo, 'courier new'," fo:color="#000000" fo:font-size="11pt" style:font-size-asian="11pt"/>
    </style:style>
    <style:style style:name="T687" style:parent-style-name="DefaultParagraphFont" style:family="text">
      <style:text-properties style:font-name="Consolas, Menlo, 'courier new'," fo:color="#0000CD" fo:font-size="11pt" style:font-size-asian="11pt"/>
    </style:style>
    <style:style style:name="T688" style:parent-style-name="DefaultParagraphFont" style:family="text">
      <style:text-properties style:font-name="Consolas, Menlo, 'courier new'," fo:color="#A52A2A" fo:font-size="11pt" style:font-size-asian="11pt"/>
    </style:style>
    <style:style style:name="T689" style:parent-style-name="DefaultParagraphFont" style:family="text">
      <style:text-properties style:font-name="Consolas, Menlo, 'courier new'," fo:color="#0000CD" fo:font-size="11pt" style:font-size-asian="11pt"/>
    </style:style>
    <style:style style:name="P690" style:parent-style-name="Heading2" style:family="paragraph">
      <style:text-properties style:font-name="Segoe UI" fo:font-weight="normal" style:font-weight-asian="normal" fo:color="#000000" fo:font-size="24pt" style:font-size-asian="24pt"/>
    </style:style>
    <style:style style:name="P691" style:parent-style-name="Textbody" style:family="paragraph">
      <style:text-properties style:font-name="Verdana, sans-serif" fo:color="#000000" fo:font-size="11pt" style:font-size-asian="11pt"/>
    </style:style>
    <style:style style:name="T692" style:parent-style-name="DefaultParagraphFont" style:family="text">
      <style:text-properties style:font-name="Verdana, sans-serif" fo:color="#000000" fo:font-size="11pt" style:font-size-asian="11pt"/>
    </style:style>
    <style:style style:name="T693" style:parent-style-name="SourceText" style:family="text">
      <style:text-properties style:font-name="Consolas, Menlo, 'courier new'," fo:color="#DC143C" fo:font-size="11pt" style:font-size-asian="11pt"/>
    </style:style>
    <style:style style:name="T694" style:parent-style-name="DefaultParagraphFont" style:family="text">
      <style:text-properties style:font-name="Verdana, sans-serif" fo:color="#000000" fo:font-size="11pt" style:font-size-asian="11pt"/>
    </style:style>
    <style:style style:name="T695" style:parent-style-name="DefaultParagraphFont" style:family="text">
      <style:text-properties style:font-name="Consolas, Menlo, 'courier new'," fo:color="#0000CD" fo:font-size="11pt" style:font-size-asian="11pt"/>
    </style:style>
    <style:style style:name="T696" style:parent-style-name="DefaultParagraphFont" style:family="text">
      <style:text-properties style:font-name="Consolas, Menlo, 'courier new'," fo:color="#A52A2A" fo:font-size="11pt" style:font-size-asian="11pt"/>
    </style:style>
    <style:style style:name="T697" style:parent-style-name="DefaultParagraphFont" style:family="text">
      <style:text-properties style:font-name="Consolas, Menlo, 'courier new'," fo:color="#FF0000" fo:font-size="11pt" style:font-size-asian="11pt"/>
    </style:style>
    <style:style style:name="T698" style:parent-style-name="DefaultParagraphFont" style:family="text">
      <style:text-properties style:font-name="Consolas, Menlo, 'courier new'," fo:color="#0000CD" fo:font-size="11pt" style:font-size-asian="11pt"/>
    </style:style>
    <style:style style:name="T699" style:parent-style-name="DefaultParagraphFont" style:family="text">
      <style:text-properties style:font-name="Consolas, Menlo, 'courier new'," fo:color="#000000" fo:font-size="11pt" style:font-size-asian="11pt"/>
    </style:style>
    <style:style style:name="T700" style:parent-style-name="DefaultParagraphFont" style:family="text">
      <style:text-properties style:font-name="Consolas, Menlo, 'courier new'," fo:color="#0000CD" fo:font-size="11pt" style:font-size-asian="11pt"/>
    </style:style>
    <style:style style:name="T701" style:parent-style-name="DefaultParagraphFont" style:family="text">
      <style:text-properties style:font-name="Consolas, Menlo, 'courier new'," fo:color="#A52A2A" fo:font-size="11pt" style:font-size-asian="11pt"/>
    </style:style>
    <style:style style:name="T702" style:parent-style-name="DefaultParagraphFont" style:family="text">
      <style:text-properties style:font-name="Consolas, Menlo, 'courier new'," fo:color="#0000CD" fo:font-size="11pt" style:font-size-asian="11pt"/>
    </style:style>
    <style:style style:name="P703" style:parent-style-name="Heading2" style:family="paragraph">
      <style:text-properties style:font-name="Segoe UI" fo:font-weight="normal" style:font-weight-asian="normal" fo:color="#000000" fo:font-size="24pt" style:font-size-asian="24pt"/>
    </style:style>
    <style:style style:name="P704" style:parent-style-name="Textbody" style:family="paragraph">
      <style:text-properties style:font-name="Verdana, sans-serif" fo:color="#000000" fo:font-size="11pt" style:font-size-asian="11pt"/>
    </style:style>
    <style:style style:name="T705" style:parent-style-name="DefaultParagraphFont" style:family="text">
      <style:text-properties style:font-name="Verdana, sans-serif" fo:color="#000000" fo:font-size="11pt" style:font-size-asian="11pt"/>
    </style:style>
    <style:style style:name="T706" style:parent-style-name="SourceText" style:family="text">
      <style:text-properties style:font-name="Consolas, Menlo, 'courier new'," fo:color="#DC143C" fo:font-size="11pt" style:font-size-asian="11pt"/>
    </style:style>
    <style:style style:name="T707" style:parent-style-name="DefaultParagraphFont" style:family="text">
      <style:text-properties style:font-name="Verdana, sans-serif" fo:color="#000000" fo:font-size="11pt" style:font-size-asian="11pt"/>
    </style:style>
    <style:style style:name="T708" style:parent-style-name="DefaultParagraphFont" style:family="text">
      <style:text-properties style:font-name="Verdana, sans-serif" fo:color="#000000" fo:font-size="11pt" style:font-size-asian="11pt"/>
    </style:style>
    <style:style style:name="T709" style:parent-style-name="SourceText" style:family="text">
      <style:text-properties style:font-name="Consolas, Menlo, 'courier new'," fo:color="#DC143C" fo:font-size="11pt" style:font-size-asian="11pt"/>
    </style:style>
    <style:style style:name="T710" style:parent-style-name="DefaultParagraphFont" style:family="text">
      <style:text-properties style:font-name="Verdana, sans-serif" fo:color="#000000" fo:font-size="11pt" style:font-size-asian="11pt"/>
    </style:style>
    <style:style style:name="P711" style:parent-style-name="Textbody" style:family="paragraph">
      <style:paragraph-properties fo:margin-bottom="0in"/>
    </style:style>
    <style:style style:name="T712" style:parent-style-name="SourceText" style:family="text">
      <style:text-properties style:font-name="Consolas, Menlo, 'courier new'," fo:color="#DC143C" fo:font-size="11pt" style:font-size-asian="11pt"/>
    </style:style>
    <style:style style:name="T713" style:parent-style-name="DefaultParagraphFont" style:family="text">
      <style:text-properties style:font-name="Verdana, sans-serif" fo:color="#000000" fo:font-size="11pt" style:font-size-asian="11pt"/>
    </style:style>
    <style:style style:name="P714" style:parent-style-name="Textbody" style:family="paragraph">
      <style:paragraph-properties fo:margin-bottom="0in"/>
    </style:style>
    <style:style style:name="T715" style:parent-style-name="SourceText" style:family="text">
      <style:text-properties style:font-name="Consolas, Menlo, 'courier new'," fo:color="#DC143C" fo:font-size="11pt" style:font-size-asian="11pt"/>
    </style:style>
    <style:style style:name="T716" style:parent-style-name="DefaultParagraphFont" style:family="text">
      <style:text-properties style:font-name="Verdana, sans-serif" fo:color="#000000" fo:font-size="11pt" style:font-size-asian="11pt"/>
    </style:style>
    <style:style style:name="P717" style:parent-style-name="Textbody" style:family="paragraph">
      <style:paragraph-properties fo:margin-bottom="0in"/>
    </style:style>
    <style:style style:name="T718" style:parent-style-name="SourceText" style:family="text">
      <style:text-properties style:font-name="Consolas, Menlo, 'courier new'," fo:color="#DC143C" fo:font-size="11pt" style:font-size-asian="11pt"/>
    </style:style>
    <style:style style:name="T719" style:parent-style-name="DefaultParagraphFont" style:family="text">
      <style:text-properties style:font-name="Verdana, sans-serif" fo:color="#000000" fo:font-size="11pt" style:font-size-asian="11pt"/>
    </style:style>
    <style:style style:name="P720" style:parent-style-name="Textbody" style:family="paragraph"/>
    <style:style style:name="T721" style:parent-style-name="SourceText" style:family="text">
      <style:text-properties style:font-name="Consolas, Menlo, 'courier new'," fo:color="#DC143C" fo:font-size="11pt" style:font-size-asian="11pt"/>
    </style:style>
    <style:style style:name="T722" style:parent-style-name="DefaultParagraphFont" style:family="text">
      <style:text-properties style:font-name="Verdana, sans-serif" fo:color="#000000" fo:font-size="11pt" style:font-size-asian="11pt"/>
    </style:style>
    <style:style style:name="P723" style:parent-style-name="Textbody" style:family="paragraph">
      <style:paragraph-properties fo:margin-top="0.25in" fo:margin-bottom="0.25in"/>
    </style:style>
    <style:style style:name="T724" style:parent-style-name="DefaultParagraphFont" style:family="text">
      <style:text-properties style:font-name="Consolas, Menlo, 'courier new'," fo:color="#0000CD" fo:font-size="11pt" style:font-size-asian="11pt" fo:background-color="#E7E9EB"/>
    </style:style>
    <style:style style:name="T725" style:parent-style-name="DefaultParagraphFont" style:family="text">
      <style:text-properties style:font-name="Consolas, Menlo, 'courier new'," fo:color="#A52A2A" fo:font-size="11pt" style:font-size-asian="11pt" fo:background-color="#E7E9EB"/>
    </style:style>
    <style:style style:name="T726" style:parent-style-name="DefaultParagraphFont" style:family="text">
      <style:text-properties style:font-name="Consolas, Menlo, 'courier new'," fo:color="#FF0000" fo:font-size="11pt" style:font-size-asian="11pt" fo:background-color="#E7E9EB"/>
    </style:style>
    <style:style style:name="T727" style:parent-style-name="DefaultParagraphFont" style:family="text">
      <style:text-properties style:font-name="Consolas, Menlo, 'courier new'," fo:color="#0000CD" fo:font-size="11pt" style:font-size-asian="11pt" fo:background-color="#E7E9EB"/>
    </style:style>
    <style:style style:name="T728" style:parent-style-name="DefaultParagraphFont" style:family="text">
      <style:text-properties style:font-name="Consolas, Menlo, 'courier new'," fo:color="#FF0000" fo:font-size="11pt" style:font-size-asian="11pt" fo:background-color="#E7E9EB"/>
    </style:style>
    <style:style style:name="T729" style:parent-style-name="DefaultParagraphFont" style:family="text">
      <style:text-properties style:font-name="Consolas, Menlo, 'courier new'," fo:color="#0000CD" fo:font-size="11pt" style:font-size-asian="11pt" fo:background-color="#E7E9EB"/>
    </style:style>
    <style:style style:name="T730" style:parent-style-name="DefaultParagraphFont" style:family="text">
      <style:text-properties style:font-name="Consolas, Menlo, 'courier new'," fo:color="#000000" fo:font-size="11pt" style:font-size-asian="11pt" fo:background-color="#E7E9EB"/>
    </style:style>
    <style:style style:name="T731" style:parent-style-name="DefaultParagraphFont" style:family="text">
      <style:text-properties style:font-name="Consolas, Menlo, 'courier new'," fo:color="#0000CD" fo:font-size="11pt" style:font-size-asian="11pt" fo:background-color="#E7E9EB"/>
    </style:style>
    <style:style style:name="T732" style:parent-style-name="DefaultParagraphFont" style:family="text">
      <style:text-properties style:font-name="Consolas, Menlo, 'courier new'," fo:color="#A52A2A" fo:font-size="11pt" style:font-size-asian="11pt" fo:background-color="#E7E9EB"/>
    </style:style>
    <style:style style:name="T733" style:parent-style-name="DefaultParagraphFont" style:family="text">
      <style:text-properties style:font-name="Consolas, Menlo, 'courier new'," fo:color="#0000CD" fo:font-size="11pt" style:font-size-asian="11pt" fo:background-color="#E7E9EB"/>
    </style:style>
    <style:style style:name="P734" style:parent-style-name="Heading2" style:family="paragraph">
      <style:paragraph-properties fo:margin-top="0.25in" fo:margin-bottom="0.25in"/>
      <style:text-properties style:font-name="Segoe UI" fo:font-weight="normal" style:font-weight-asian="normal" fo:color="#000000" fo:font-size="24pt" style:font-size-asian="24pt" fo:background-color="#E7E9EB"/>
    </style:style>
    <style:style style:name="T735" style:parent-style-name="DefaultParagraphFont" style:family="text">
      <style:text-properties style:font-name="Verdana, sans-serif" fo:color="#000000" fo:font-size="11pt" style:font-size-asian="11pt"/>
    </style:style>
    <style:style style:name="T736" style:parent-style-name="StrongEmphasis" style:family="text">
      <style:text-properties style:font-name="Verdana, sans-serif" fo:color="#000000" fo:font-size="11pt" style:font-size-asian="11pt"/>
    </style:style>
    <style:style style:name="T737" style:parent-style-name="DefaultParagraphFont" style:family="text">
      <style:text-properties style:font-name="Verdana, sans-serif" fo:color="#000000" fo:font-size="11pt" style:font-size-asian="11pt"/>
    </style:style>
    <style:style style:name="T738" style:parent-style-name="SourceText" style:family="text">
      <style:text-properties style:font-name="Consolas, Menlo, 'courier new'," fo:color="#DC143C" fo:font-size="11pt" style:font-size-asian="11pt"/>
    </style:style>
    <style:style style:name="T739" style:parent-style-name="DefaultParagraphFont" style:family="text">
      <style:text-properties style:font-name="Verdana, sans-serif" fo:color="#000000" fo:font-size="11pt" style:font-size-asian="11pt"/>
    </style:style>
    <style:style style:name="T740" style:parent-style-name="DefaultParagraphFont" style:family="text">
      <style:text-properties style:font-name="Verdana, sans-serif" fo:color="#000000" fo:font-size="11pt" style:font-size-asian="11pt"/>
    </style:style>
    <style:style style:name="T741" style:parent-style-name="StrongEmphasis" style:family="text">
      <style:text-properties style:font-name="Verdana, sans-serif" fo:color="#000000" fo:font-size="11pt" style:font-size-asian="11pt"/>
    </style:style>
    <style:style style:name="T742" style:parent-style-name="DefaultParagraphFont" style:family="text">
      <style:text-properties style:font-name="Verdana, sans-serif" fo:color="#000000" fo:font-size="11pt" style:font-size-asian="11pt"/>
    </style:style>
    <style:style style:name="T743" style:parent-style-name="DefaultParagraphFont" style:family="text">
      <style:text-properties style:font-name="Consolas, Menlo, 'courier new'," fo:color="#0000CD" fo:font-size="11pt" style:font-size-asian="11pt"/>
    </style:style>
    <style:style style:name="T744" style:parent-style-name="DefaultParagraphFont" style:family="text">
      <style:text-properties style:font-name="Consolas, Menlo, 'courier new'," fo:color="#A52A2A" fo:font-size="11pt" style:font-size-asian="11pt"/>
    </style:style>
    <style:style style:name="T745" style:parent-style-name="DefaultParagraphFont" style:family="text">
      <style:text-properties style:font-name="Consolas, Menlo, 'courier new'," fo:color="#0000CD" fo:font-size="11pt" style:font-size-asian="11pt"/>
    </style:style>
    <style:style style:name="T746" style:parent-style-name="DefaultParagraphFont" style:family="text">
      <style:text-properties style:font-name="Consolas, Menlo, 'courier new'," fo:color="#000000" fo:font-size="11pt" style:font-size-asian="11pt"/>
    </style:style>
    <style:style style:name="T747" style:parent-style-name="DefaultParagraphFont" style:family="text">
      <style:text-properties style:font-name="Consolas, Menlo, 'courier new'," fo:color="#0000CD" fo:font-size="11pt" style:font-size-asian="11pt"/>
    </style:style>
    <style:style style:name="T748" style:parent-style-name="DefaultParagraphFont" style:family="text">
      <style:text-properties style:font-name="Consolas, Menlo, 'courier new'," fo:color="#A52A2A" fo:font-size="11pt" style:font-size-asian="11pt"/>
    </style:style>
    <style:style style:name="T749" style:parent-style-name="DefaultParagraphFont" style:family="text">
      <style:text-properties style:font-name="Consolas, Menlo, 'courier new'," fo:color="#0000CD" fo:font-size="11pt" style:font-size-asian="11pt"/>
    </style:style>
    <style:style style:name="T750" style:parent-style-name="DefaultParagraphFont" style:family="text">
      <style:text-properties style:font-name="Verdana, sans-serif" fo:color="#000000" fo:font-size="11pt" style:font-size-asian="11pt"/>
    </style:style>
    <style:style style:name="T751" style:parent-style-name="DefaultParagraphFont" style:family="text">
      <style:text-properties style:font-name="Consolas, Menlo, 'courier new'," fo:color="#0000CD" fo:font-size="11pt" style:font-size-asian="11pt"/>
    </style:style>
    <style:style style:name="T752" style:parent-style-name="DefaultParagraphFont" style:family="text">
      <style:text-properties style:font-name="Consolas, Menlo, 'courier new'," fo:color="#A52A2A" fo:font-size="11pt" style:font-size-asian="11pt"/>
    </style:style>
    <style:style style:name="T753" style:parent-style-name="DefaultParagraphFont" style:family="text">
      <style:text-properties style:font-name="Consolas, Menlo, 'courier new'," fo:color="#0000CD" fo:font-size="11pt" style:font-size-asian="11pt"/>
    </style:style>
    <style:style style:name="T754" style:parent-style-name="DefaultParagraphFont" style:family="text">
      <style:text-properties style:font-name="Consolas, Menlo, 'courier new'," fo:color="#A52A2A" fo:font-size="11pt" style:font-size-asian="11pt"/>
    </style:style>
    <style:style style:name="T755" style:parent-style-name="DefaultParagraphFont" style:family="text">
      <style:text-properties style:font-name="Consolas, Menlo, 'courier new'," fo:color="#FF0000" fo:font-size="11pt" style:font-size-asian="11pt"/>
    </style:style>
    <style:style style:name="T756" style:parent-style-name="DefaultParagraphFont" style:family="text">
      <style:text-properties style:font-name="Consolas, Menlo, 'courier new'," fo:color="#0000CD" fo:font-size="11pt" style:font-size-asian="11pt"/>
    </style:style>
    <style:style style:name="T757" style:parent-style-name="DefaultParagraphFont" style:family="text">
      <style:text-properties style:font-name="Consolas, Menlo, 'courier new'," fo:color="#000000" fo:font-size="11pt" style:font-size-asian="11pt"/>
    </style:style>
    <style:style style:name="T758" style:parent-style-name="DefaultParagraphFont" style:family="text">
      <style:text-properties style:font-name="Consolas, Menlo, 'courier new'," fo:color="#0000CD" fo:font-size="11pt" style:font-size-asian="11pt"/>
    </style:style>
    <style:style style:name="T759" style:parent-style-name="DefaultParagraphFont" style:family="text">
      <style:text-properties style:font-name="Consolas, Menlo, 'courier new'," fo:color="#A52A2A" fo:font-size="11pt" style:font-size-asian="11pt"/>
    </style:style>
    <style:style style:name="T760" style:parent-style-name="DefaultParagraphFont" style:family="text">
      <style:text-properties style:font-name="Consolas, Menlo, 'courier new'," fo:color="#0000CD" fo:font-size="11pt" style:font-size-asian="11pt"/>
    </style:style>
    <style:style style:name="T761" style:parent-style-name="DefaultParagraphFont" style:family="text">
      <style:text-properties style:font-name="Consolas, Menlo, 'courier new'," fo:color="#A52A2A" fo:font-size="11pt" style:font-size-asian="11pt"/>
    </style:style>
    <style:style style:name="T762" style:parent-style-name="DefaultParagraphFont" style:family="text">
      <style:text-properties style:font-name="Consolas, Menlo, 'courier new'," fo:color="#0000CD" fo:font-size="11pt" style:font-size-asian="11pt"/>
    </style:style>
    <style:style style:name="T763" style:parent-style-name="DefaultParagraphFont" style:family="text">
      <style:text-properties style:font-name="Verdana, sans-serif" fo:color="#000000" fo:font-size="11pt" style:font-size-asian="11pt"/>
    </style:style>
    <style:style style:name="T764" style:parent-style-name="DefaultParagraphFont" style:family="text">
      <style:text-properties style:font-name="Consolas, Menlo, 'courier new'," fo:color="#0000CD" fo:font-size="11pt" style:font-size-asian="11pt"/>
    </style:style>
    <style:style style:name="T765" style:parent-style-name="DefaultParagraphFont" style:family="text">
      <style:text-properties style:font-name="Consolas, Menlo, 'courier new'," fo:color="#A52A2A" fo:font-size="11pt" style:font-size-asian="11pt"/>
    </style:style>
    <style:style style:name="T766" style:parent-style-name="DefaultParagraphFont" style:family="text">
      <style:text-properties style:font-name="Consolas, Menlo, 'courier new'," fo:color="#0000CD" fo:font-size="11pt" style:font-size-asian="11pt"/>
    </style:style>
    <style:style style:name="T767" style:parent-style-name="DefaultParagraphFont" style:family="text">
      <style:text-properties style:font-name="Consolas, Menlo, 'courier new'," fo:color="#A52A2A" fo:font-size="11pt" style:font-size-asian="11pt"/>
    </style:style>
    <style:style style:name="T768" style:parent-style-name="DefaultParagraphFont" style:family="text">
      <style:text-properties style:font-name="Consolas, Menlo, 'courier new'," fo:color="#FF0000" fo:font-size="11pt" style:font-size-asian="11pt"/>
    </style:style>
    <style:style style:name="T769" style:parent-style-name="DefaultParagraphFont" style:family="text">
      <style:text-properties style:font-name="Consolas, Menlo, 'courier new'," fo:color="#0000CD" fo:font-size="11pt" style:font-size-asian="11pt"/>
    </style:style>
    <style:style style:name="T770" style:parent-style-name="DefaultParagraphFont" style:family="text">
      <style:text-properties style:font-name="Consolas, Menlo, 'courier new'," fo:color="#000000" fo:font-size="11pt" style:font-size-asian="11pt"/>
    </style:style>
    <style:style style:name="T771" style:parent-style-name="DefaultParagraphFont" style:family="text">
      <style:text-properties style:font-name="Consolas, Menlo, 'courier new'," fo:color="#0000CD" fo:font-size="11pt" style:font-size-asian="11pt"/>
    </style:style>
    <style:style style:name="T772" style:parent-style-name="DefaultParagraphFont" style:family="text">
      <style:text-properties style:font-name="Consolas, Menlo, 'courier new'," fo:color="#A52A2A" fo:font-size="11pt" style:font-size-asian="11pt"/>
    </style:style>
    <style:style style:name="T773" style:parent-style-name="DefaultParagraphFont" style:family="text">
      <style:text-properties style:font-name="Consolas, Menlo, 'courier new'," fo:color="#0000CD" fo:font-size="11pt" style:font-size-asian="11pt"/>
    </style:style>
    <style:style style:name="T774" style:parent-style-name="DefaultParagraphFont" style:family="text">
      <style:text-properties style:font-name="Consolas, Menlo, 'courier new'," fo:color="#A52A2A" fo:font-size="11pt" style:font-size-asian="11pt"/>
    </style:style>
    <style:style style:name="T775" style:parent-style-name="DefaultParagraphFont" style:family="text">
      <style:text-properties style:font-name="Consolas, Menlo, 'courier new'," fo:color="#0000CD" fo:font-size="11pt" style:font-size-asian="11pt"/>
    </style:style>
    <style:style style:name="T776" style:parent-style-name="DefaultParagraphFont" style:family="text">
      <style:text-properties style:font-name="Verdana, sans-serif" fo:color="#000000" fo:font-size="11pt" style:font-size-asian="11pt"/>
    </style:style>
    <style:style style:name="T777" style:parent-style-name="DefaultParagraphFont" style:family="text">
      <style:text-properties style:font-name="Verdana, sans-serif" fo:color="#000000" fo:font-size="11pt" style:font-size-asian="11pt"/>
    </style:style>
    <style:style style:name="T778" style:parent-style-name="DefaultParagraphFont" style:family="text">
      <style:text-properties style:font-name="Consolas, Menlo, 'courier new'," fo:color="#0000CD" fo:font-size="11pt" style:font-size-asian="11pt"/>
    </style:style>
    <style:style style:name="T779" style:parent-style-name="DefaultParagraphFont" style:family="text">
      <style:text-properties style:font-name="Consolas, Menlo, 'courier new'," fo:color="#A52A2A" fo:font-size="11pt" style:font-size-asian="11pt"/>
    </style:style>
    <style:style style:name="T780" style:parent-style-name="DefaultParagraphFont" style:family="text">
      <style:text-properties style:font-name="Consolas, Menlo, 'courier new'," fo:color="#0000CD" fo:font-size="11pt" style:font-size-asian="11pt"/>
    </style:style>
    <style:style style:name="T781" style:parent-style-name="DefaultParagraphFont" style:family="text">
      <style:text-properties style:font-name="Consolas, Menlo, 'courier new'," fo:color="#000000" fo:font-size="11pt" style:font-size-asian="11pt"/>
    </style:style>
    <style:style style:name="T782" style:parent-style-name="DefaultParagraphFont" style:family="text">
      <style:text-properties style:font-name="Consolas, Menlo, 'courier new'," fo:color="#0000CD" fo:font-size="11pt" style:font-size-asian="11pt"/>
    </style:style>
    <style:style style:name="T783" style:parent-style-name="DefaultParagraphFont" style:family="text">
      <style:text-properties style:font-name="Consolas, Menlo, 'courier new'," fo:color="#A52A2A" fo:font-size="11pt" style:font-size-asian="11pt"/>
    </style:style>
    <style:style style:name="T784" style:parent-style-name="DefaultParagraphFont" style:family="text">
      <style:text-properties style:font-name="Consolas, Menlo, 'courier new'," fo:color="#0000CD" fo:font-size="11pt" style:font-size-asian="11pt"/>
    </style:style>
    <style:style style:name="T785" style:parent-style-name="DefaultParagraphFont" style:family="text">
      <style:text-properties style:font-name="Verdana, sans-serif" fo:color="#000000" fo:font-size="11pt" style:font-size-asian="11pt"/>
    </style:style>
    <style:style style:name="T786" style:parent-style-name="DefaultParagraphFont" style:family="text">
      <style:text-properties style:font-name="Consolas, Menlo, 'courier new'," fo:color="#0000CD" fo:font-size="11pt" style:font-size-asian="11pt"/>
    </style:style>
    <style:style style:name="T787" style:parent-style-name="DefaultParagraphFont" style:family="text">
      <style:text-properties style:font-name="Consolas, Menlo, 'courier new'," fo:color="#A52A2A" fo:font-size="11pt" style:font-size-asian="11pt"/>
    </style:style>
    <style:style style:name="T788" style:parent-style-name="DefaultParagraphFont" style:family="text">
      <style:text-properties style:font-name="Consolas, Menlo, 'courier new'," fo:color="#0000CD" fo:font-size="11pt" style:font-size-asian="11pt"/>
    </style:style>
    <style:style style:name="T789" style:parent-style-name="DefaultParagraphFont" style:family="text">
      <style:text-properties style:font-name="Consolas, Menlo, 'courier new'," fo:color="#A52A2A" fo:font-size="11pt" style:font-size-asian="11pt"/>
    </style:style>
    <style:style style:name="T790" style:parent-style-name="DefaultParagraphFont" style:family="text">
      <style:text-properties style:font-name="Consolas, Menlo, 'courier new'," fo:color="#FF0000" fo:font-size="11pt" style:font-size-asian="11pt"/>
    </style:style>
    <style:style style:name="T791" style:parent-style-name="DefaultParagraphFont" style:family="text">
      <style:text-properties style:font-name="Consolas, Menlo, 'courier new'," fo:color="#0000CD" fo:font-size="11pt" style:font-size-asian="11pt"/>
    </style:style>
    <style:style style:name="T792" style:parent-style-name="DefaultParagraphFont" style:family="text">
      <style:text-properties style:font-name="Consolas, Menlo, 'courier new'," fo:color="#000000" fo:font-size="11pt" style:font-size-asian="11pt"/>
    </style:style>
    <style:style style:name="T793" style:parent-style-name="DefaultParagraphFont" style:family="text">
      <style:text-properties style:font-name="Consolas, Menlo, 'courier new'," fo:color="#0000CD" fo:font-size="11pt" style:font-size-asian="11pt"/>
    </style:style>
    <style:style style:name="T794" style:parent-style-name="DefaultParagraphFont" style:family="text">
      <style:text-properties style:font-name="Consolas, Menlo, 'courier new'," fo:color="#A52A2A" fo:font-size="11pt" style:font-size-asian="11pt"/>
    </style:style>
    <style:style style:name="T795" style:parent-style-name="DefaultParagraphFont" style:family="text">
      <style:text-properties style:font-name="Consolas, Menlo, 'courier new'," fo:color="#0000CD" fo:font-size="11pt" style:font-size-asian="11pt"/>
    </style:style>
    <style:style style:name="T796" style:parent-style-name="DefaultParagraphFont" style:family="text">
      <style:text-properties style:font-name="Consolas, Menlo, 'courier new'," fo:color="#A52A2A" fo:font-size="11pt" style:font-size-asian="11pt"/>
    </style:style>
    <style:style style:name="T797" style:parent-style-name="DefaultParagraphFont" style:family="text">
      <style:text-properties style:font-name="Consolas, Menlo, 'courier new'," fo:color="#0000CD" fo:font-size="11pt" style:font-size-asian="11pt"/>
    </style:style>
    <style:style style:name="T798" style:parent-style-name="DefaultParagraphFont" style:family="text">
      <style:text-properties style:font-name="Verdana, sans-serif" fo:color="#000000" fo:font-size="11pt" style:font-size-asian="11pt"/>
    </style:style>
    <style:style style:name="T799" style:parent-style-name="DefaultParagraphFont" style:family="text">
      <style:text-properties style:font-name="Consolas, Menlo, 'courier new'," fo:color="#0000CD" fo:font-size="11pt" style:font-size-asian="11pt"/>
    </style:style>
    <style:style style:name="T800" style:parent-style-name="DefaultParagraphFont" style:family="text">
      <style:text-properties style:font-name="Consolas, Menlo, 'courier new'," fo:color="#A52A2A" fo:font-size="11pt" style:font-size-asian="11pt"/>
    </style:style>
    <style:style style:name="T801" style:parent-style-name="DefaultParagraphFont" style:family="text">
      <style:text-properties style:font-name="Consolas, Menlo, 'courier new'," fo:color="#0000CD" fo:font-size="11pt" style:font-size-asian="11pt"/>
    </style:style>
    <style:style style:name="T802" style:parent-style-name="DefaultParagraphFont" style:family="text">
      <style:text-properties style:font-name="Consolas, Menlo, 'courier new'," fo:color="#A52A2A" fo:font-size="11pt" style:font-size-asian="11pt"/>
    </style:style>
    <style:style style:name="T803" style:parent-style-name="DefaultParagraphFont" style:family="text">
      <style:text-properties style:font-name="Consolas, Menlo, 'courier new'," fo:color="#FF0000" fo:font-size="11pt" style:font-size-asian="11pt"/>
    </style:style>
    <style:style style:name="T804" style:parent-style-name="DefaultParagraphFont" style:family="text">
      <style:text-properties style:font-name="Consolas, Menlo, 'courier new'," fo:color="#0000CD" fo:font-size="11pt" style:font-size-asian="11pt"/>
    </style:style>
    <style:style style:name="T805" style:parent-style-name="DefaultParagraphFont" style:family="text">
      <style:text-properties style:font-name="Consolas, Menlo, 'courier new'," fo:color="#000000" fo:font-size="11pt" style:font-size-asian="11pt"/>
    </style:style>
    <style:style style:name="T806" style:parent-style-name="DefaultParagraphFont" style:family="text">
      <style:text-properties style:font-name="Consolas, Menlo, 'courier new'," fo:color="#0000CD" fo:font-size="11pt" style:font-size-asian="11pt"/>
    </style:style>
    <style:style style:name="T807" style:parent-style-name="DefaultParagraphFont" style:family="text">
      <style:text-properties style:font-name="Consolas, Menlo, 'courier new'," fo:color="#A52A2A" fo:font-size="11pt" style:font-size-asian="11pt"/>
    </style:style>
    <style:style style:name="T808" style:parent-style-name="DefaultParagraphFont" style:family="text">
      <style:text-properties style:font-name="Consolas, Menlo, 'courier new'," fo:color="#0000CD" fo:font-size="11pt" style:font-size-asian="11pt"/>
    </style:style>
    <style:style style:name="T809" style:parent-style-name="DefaultParagraphFont" style:family="text">
      <style:text-properties style:font-name="Consolas, Menlo, 'courier new'," fo:color="#A52A2A" fo:font-size="11pt" style:font-size-asian="11pt"/>
    </style:style>
    <style:style style:name="T810" style:parent-style-name="DefaultParagraphFont" style:family="text">
      <style:text-properties style:font-name="Consolas, Menlo, 'courier new'," fo:color="#0000CD" fo:font-size="11pt" style:font-size-asian="11pt"/>
    </style:style>
    <style:style style:name="P811" style:parent-style-name="Heading2" style:family="paragraph">
      <style:paragraph-properties fo:margin-top="0.25in" fo:margin-bottom="0.25in"/>
      <style:text-properties style:font-name="Segoe UI" fo:font-weight="normal" style:font-weight-asian="normal" fo:color="#000000" fo:font-size="24pt" style:font-size-asian="24pt" fo:background-color="#E7E9EB"/>
    </style:style>
    <style:style style:name="T812" style:parent-style-name="DefaultParagraphFont" style:family="text">
      <style:text-properties style:font-name="Verdana, sans-serif" fo:color="#000000" fo:font-size="11pt" style:font-size-asian="11pt"/>
    </style:style>
    <style:style style:name="T813" style:parent-style-name="SourceText" style:family="text">
      <style:text-properties style:font-name="Consolas, Menlo, 'courier new'," fo:color="#DC143C" fo:font-size="11pt" style:font-size-asian="11pt"/>
    </style:style>
    <style:style style:name="T814" style:parent-style-name="DefaultParagraphFont" style:family="text">
      <style:text-properties style:font-name="Verdana, sans-serif" fo:color="#000000" fo:font-size="11pt" style:font-size-asian="11pt"/>
    </style:style>
    <style:style style:name="T815" style:parent-style-name="SourceText" style:family="text">
      <style:text-properties style:font-name="Consolas, Menlo, 'courier new'," fo:color="#DC143C" fo:font-size="11pt" style:font-size-asian="11pt"/>
    </style:style>
    <style:style style:name="T816" style:parent-style-name="DefaultParagraphFont" style:family="text">
      <style:text-properties style:font-name="Verdana, sans-serif" fo:color="#000000" fo:font-size="11pt" style:font-size-asian="11pt"/>
    </style:style>
    <style:style style:name="P817" style:parent-style-name="Textbody" style:family="paragraph">
      <style:paragraph-properties fo:margin-top="0.25in" fo:margin-bottom="0.25in"/>
    </style:style>
    <style:style style:name="T818" style:parent-style-name="DefaultParagraphFont" style:family="text">
      <style:text-properties style:font-name="Consolas, Menlo, 'courier new'," fo:color="#0000CD" fo:font-size="11pt" style:font-size-asian="11pt" fo:background-color="#E7E9EB"/>
    </style:style>
    <style:style style:name="T819" style:parent-style-name="DefaultParagraphFont" style:family="text">
      <style:text-properties style:font-name="Consolas, Menlo, 'courier new'," fo:color="#A52A2A" fo:font-size="11pt" style:font-size-asian="11pt" fo:background-color="#E7E9EB"/>
    </style:style>
    <style:style style:name="T820" style:parent-style-name="DefaultParagraphFont" style:family="text">
      <style:text-properties style:font-name="Consolas, Menlo, 'courier new'," fo:color="#FF0000" fo:font-size="11pt" style:font-size-asian="11pt" fo:background-color="#E7E9EB"/>
    </style:style>
    <style:style style:name="T821" style:parent-style-name="DefaultParagraphFont" style:family="text">
      <style:text-properties style:font-name="Consolas, Menlo, 'courier new'," fo:color="#0000CD" fo:font-size="11pt" style:font-size-asian="11pt" fo:background-color="#E7E9EB"/>
    </style:style>
    <style:style style:name="T822" style:parent-style-name="DefaultParagraphFont" style:family="text">
      <style:text-properties style:font-name="Verdana, sans-serif" fo:color="#000000" fo:font-size="11pt" style:font-size-asian="11pt" fo:background-color="#E7E9EB"/>
    </style:style>
    <style:style style:name="T823" style:parent-style-name="DefaultParagraphFont" style:family="text">
      <style:text-properties style:font-name="Consolas, Menlo, 'courier new'," fo:color="#0000CD" fo:font-size="11pt" style:font-size-asian="11pt" fo:background-color="#E7E9EB"/>
    </style:style>
    <style:style style:name="T824" style:parent-style-name="DefaultParagraphFont" style:family="text">
      <style:text-properties style:font-name="Consolas, Menlo, 'courier new'," fo:color="#A52A2A" fo:font-size="11pt" style:font-size-asian="11pt" fo:background-color="#E7E9EB"/>
    </style:style>
    <style:style style:name="T825" style:parent-style-name="DefaultParagraphFont" style:family="text">
      <style:text-properties style:font-name="Consolas, Menlo, 'courier new'," fo:color="#FF0000" fo:font-size="11pt" style:font-size-asian="11pt" fo:background-color="#E7E9EB"/>
    </style:style>
    <style:style style:name="T826" style:parent-style-name="DefaultParagraphFont" style:family="text">
      <style:text-properties style:font-name="Consolas, Menlo, 'courier new'," fo:color="#0000CD" fo:font-size="11pt" style:font-size-asian="11pt" fo:background-color="#E7E9EB"/>
    </style:style>
    <style:style style:name="T827" style:parent-style-name="DefaultParagraphFont" style:family="text">
      <style:text-properties style:font-name="Consolas, Menlo, 'courier new'," fo:color="#FF0000" fo:font-size="11pt" style:font-size-asian="11pt" fo:background-color="#E7E9EB"/>
    </style:style>
    <style:style style:name="T828" style:parent-style-name="DefaultParagraphFont" style:family="text">
      <style:text-properties style:font-name="Consolas, Menlo, 'courier new'," fo:color="#0000CD" fo:font-size="11pt" style:font-size-asian="11pt" fo:background-color="#E7E9EB"/>
    </style:style>
    <style:style style:name="T829" style:parent-style-name="DefaultParagraphFont" style:family="text">
      <style:text-properties style:font-name="Consolas, Menlo, 'courier new'," fo:color="#FF0000" fo:font-size="11pt" style:font-size-asian="11pt" fo:background-color="#E7E9EB"/>
    </style:style>
    <style:style style:name="T830" style:parent-style-name="DefaultParagraphFont" style:family="text">
      <style:text-properties style:font-name="Consolas, Menlo, 'courier new'," fo:color="#0000CD" fo:font-size="11pt" style:font-size-asian="11pt" fo:background-color="#E7E9EB"/>
    </style:style>
    <style:style style:name="T831" style:parent-style-name="DefaultParagraphFont" style:family="text">
      <style:text-properties style:font-name="Verdana, sans-serif" fo:color="#000000" fo:font-size="11pt" style:font-size-asian="11pt" fo:background-color="#E7E9EB"/>
    </style:style>
    <style:style style:name="T832" style:parent-style-name="DefaultParagraphFont" style:family="text">
      <style:text-properties style:font-name="Consolas, Menlo, 'courier new'," fo:color="#0000CD" fo:font-size="11pt" style:font-size-asian="11pt" fo:background-color="#E7E9EB"/>
    </style:style>
    <style:style style:name="T833" style:parent-style-name="DefaultParagraphFont" style:family="text">
      <style:text-properties style:font-name="Consolas, Menlo, 'courier new'," fo:color="#A52A2A" fo:font-size="11pt" style:font-size-asian="11pt" fo:background-color="#E7E9EB"/>
    </style:style>
    <style:style style:name="T834" style:parent-style-name="DefaultParagraphFont" style:family="text">
      <style:text-properties style:font-name="Consolas, Menlo, 'courier new'," fo:color="#0000CD" fo:font-size="11pt" style:font-size-asian="11pt" fo:background-color="#E7E9EB"/>
    </style:style>
    <style:style style:name="P835" style:parent-style-name="Heading2" style:family="paragraph">
      <style:paragraph-properties fo:margin-top="0.25in" fo:margin-bottom="0.25in"/>
      <style:text-properties style:font-name="Segoe UI" fo:font-weight="normal" style:font-weight-asian="normal" fo:color="#000000" fo:font-size="24pt" style:font-size-asian="24pt" fo:background-color="#E7E9EB"/>
    </style:style>
    <style:style style:name="T836" style:parent-style-name="DefaultParagraphFont" style:family="text">
      <style:text-properties style:font-name="Verdana, sans-serif" fo:color="#000000" fo:font-size="11pt" style:font-size-asian="11pt"/>
    </style:style>
    <style:style style:name="T837" style:parent-style-name="SourceText" style:family="text">
      <style:text-properties style:font-name="Consolas, Menlo, 'courier new'," fo:color="#DC143C" fo:font-size="11pt" style:font-size-asian="11pt"/>
    </style:style>
    <style:style style:name="T838" style:parent-style-name="DefaultParagraphFont" style:family="text">
      <style:text-properties style:font-name="Verdana, sans-serif" fo:color="#000000" fo:font-size="11pt" style:font-size-asian="11pt"/>
    </style:style>
    <style:style style:name="P839" style:parent-style-name="Textbody" style:family="paragraph">
      <style:paragraph-properties fo:margin-top="0.25in" fo:margin-bottom="0.25in"/>
    </style:style>
    <style:style style:name="T840" style:parent-style-name="DefaultParagraphFont" style:family="text">
      <style:text-properties style:font-name="Consolas, Menlo, 'courier new'," fo:color="#0000CD" fo:font-size="11pt" style:font-size-asian="11pt" fo:background-color="#E7E9EB"/>
    </style:style>
    <style:style style:name="T841" style:parent-style-name="DefaultParagraphFont" style:family="text">
      <style:text-properties style:font-name="Consolas, Menlo, 'courier new'," fo:color="#A52A2A" fo:font-size="11pt" style:font-size-asian="11pt" fo:background-color="#E7E9EB"/>
    </style:style>
    <style:style style:name="T842" style:parent-style-name="DefaultParagraphFont" style:family="text">
      <style:text-properties style:font-name="Consolas, Menlo, 'courier new'," fo:color="#FF0000" fo:font-size="11pt" style:font-size-asian="11pt" fo:background-color="#E7E9EB"/>
    </style:style>
    <style:style style:name="T843" style:parent-style-name="DefaultParagraphFont" style:family="text">
      <style:text-properties style:font-name="Consolas, Menlo, 'courier new'," fo:color="#0000CD" fo:font-size="11pt" style:font-size-asian="11pt" fo:background-color="#E7E9EB"/>
    </style:style>
    <style:style style:name="T844" style:parent-style-name="DefaultParagraphFont" style:family="text">
      <style:text-properties style:font-name="Consolas, Menlo, 'courier new'," fo:color="#FF0000" fo:font-size="11pt" style:font-size-asian="11pt" fo:background-color="#E7E9EB"/>
    </style:style>
    <style:style style:name="T845" style:parent-style-name="DefaultParagraphFont" style:family="text">
      <style:text-properties style:font-name="Consolas, Menlo, 'courier new'," fo:color="#0000CD" fo:font-size="11pt" style:font-size-asian="11pt" fo:background-color="#E7E9EB"/>
    </style:style>
    <style:style style:name="T846" style:parent-style-name="DefaultParagraphFont" style:family="text">
      <style:text-properties style:font-name="Consolas, Menlo, 'courier new'," fo:color="#000000" fo:font-size="11pt" style:font-size-asian="11pt" fo:background-color="#E7E9EB"/>
    </style:style>
    <style:style style:name="T847" style:parent-style-name="DefaultParagraphFont" style:family="text">
      <style:text-properties style:font-name="Consolas, Menlo, 'courier new'," fo:color="#0000CD" fo:font-size="11pt" style:font-size-asian="11pt" fo:background-color="#E7E9EB"/>
    </style:style>
    <style:style style:name="T848" style:parent-style-name="DefaultParagraphFont" style:family="text">
      <style:text-properties style:font-name="Consolas, Menlo, 'courier new'," fo:color="#A52A2A" fo:font-size="11pt" style:font-size-asian="11pt" fo:background-color="#E7E9EB"/>
    </style:style>
    <style:style style:name="T849" style:parent-style-name="DefaultParagraphFont" style:family="text">
      <style:text-properties style:font-name="Consolas, Menlo, 'courier new'," fo:color="#0000CD" fo:font-size="11pt" style:font-size-asian="11pt" fo:background-color="#E7E9EB"/>
    </style:style>
    <style:style style:name="P850" style:parent-style-name="Heading2" style:family="paragraph">
      <style:text-properties style:font-name="Segoe UI" fo:font-weight="normal" style:font-weight-asian="normal" fo:color="#000000" fo:font-size="24pt" style:font-size-asian="24pt"/>
    </style:style>
    <style:style style:name="P851" style:parent-style-name="Textbody" style:family="paragraph">
      <style:text-properties style:font-name="Verdana, sans-serif" fo:color="#000000" fo:font-size="11pt" style:font-size-asian="11pt"/>
    </style:style>
    <style:style style:name="P852" style:parent-style-name="Textbody" style:family="paragraph">
      <style:paragraph-properties fo:margin-bottom="0in"/>
      <style:text-properties style:font-name="Verdana, sans-serif" fo:color="#000000" fo:font-size="11pt" style:font-size-asian="11pt"/>
    </style:style>
    <style:style style:name="P853" style:parent-style-name="Textbody" style:family="paragraph">
      <style:paragraph-properties fo:margin-bottom="0in"/>
      <style:text-properties style:font-name="Verdana, sans-serif" fo:color="#000000" fo:font-size="11pt" style:font-size-asian="11pt"/>
    </style:style>
    <style:style style:name="P854" style:parent-style-name="Textbody" style:family="paragraph">
      <style:text-properties style:font-name="Verdana, sans-serif" fo:color="#000000" fo:font-size="11pt" style:font-size-asian="11pt"/>
    </style:style>
    <style:style style:name="P855" style:parent-style-name="Textbody" style:family="paragraph">
      <style:text-properties style:font-name="Verdana, sans-serif" fo:color="#000000" fo:font-size="11pt" style:font-size-asian="11pt"/>
    </style:style>
    <style:style style:name="T856" style:parent-style-name="DefaultParagraphFont" style:family="text">
      <style:text-properties style:font-name="Consolas, Menlo, 'courier new'," fo:color="#A52A2A" fo:font-size="11pt" style:font-size-asian="11pt"/>
    </style:style>
    <style:style style:name="T857" style:parent-style-name="DefaultParagraphFont" style:family="text">
      <style:text-properties style:font-name="Consolas, Menlo, 'courier new'," fo:color="#A52A2A" fo:font-size="11pt" style:font-size-asian="11pt"/>
    </style:style>
    <style:style style:name="T858" style:parent-style-name="DefaultParagraphFont" style:family="text">
      <style:text-properties style:font-name="Consolas, Menlo, 'courier new'," fo:color="#000000" fo:font-size="11pt" style:font-size-asian="11pt"/>
    </style:style>
    <style:style style:name="T859" style:parent-style-name="DefaultParagraphFont" style:family="text">
      <style:text-properties style:font-name="Consolas, Menlo, 'courier new'," fo:color="#FF0000" fo:font-size="11pt" style:font-size-asian="11pt"/>
    </style:style>
    <style:style style:name="T860" style:parent-style-name="DefaultParagraphFont" style:family="text">
      <style:text-properties style:font-name="Consolas, Menlo, 'courier new'," fo:color="#000000" fo:font-size="11pt" style:font-size-asian="11pt"/>
    </style:style>
    <style:style style:name="T861" style:parent-style-name="DefaultParagraphFont" style:family="text">
      <style:text-properties style:font-name="Consolas, Menlo, 'courier new'," fo:color="#0000CD" fo:font-size="11pt" style:font-size-asian="11pt"/>
    </style:style>
    <style:style style:name="T862" style:parent-style-name="DefaultParagraphFont" style:family="text">
      <style:text-properties style:font-name="Consolas, Menlo, 'courier new'," fo:color="#000000" fo:font-size="11pt" style:font-size-asian="11pt"/>
    </style:style>
    <style:style style:name="T863" style:parent-style-name="DefaultParagraphFont" style:family="text">
      <style:text-properties style:font-name="Consolas, Menlo, 'courier new'," fo:color="#FF0000" fo:font-size="11pt" style:font-size-asian="11pt"/>
    </style:style>
    <style:style style:name="T864" style:parent-style-name="DefaultParagraphFont" style:family="text">
      <style:text-properties style:font-name="Consolas, Menlo, 'courier new'," fo:color="#000000" fo:font-size="11pt" style:font-size-asian="11pt"/>
    </style:style>
    <style:style style:name="T865" style:parent-style-name="DefaultParagraphFont" style:family="text">
      <style:text-properties style:font-name="Consolas, Menlo, 'courier new'," fo:color="#0000CD" fo:font-size="11pt" style:font-size-asian="11pt"/>
    </style:style>
    <style:style style:name="T866" style:parent-style-name="DefaultParagraphFont" style:family="text">
      <style:text-properties style:font-name="Consolas, Menlo, 'courier new'," fo:color="#000000" fo:font-size="11pt" style:font-size-asian="11pt"/>
    </style:style>
    <style:style style:name="T867" style:parent-style-name="DefaultParagraphFont" style:family="text">
      <style:text-properties style:font-name="Consolas, Menlo, 'courier new'," fo:color="#FF0000" fo:font-size="11pt" style:font-size-asian="11pt"/>
    </style:style>
    <style:style style:name="T868" style:parent-style-name="DefaultParagraphFont" style:family="text">
      <style:text-properties style:font-name="Consolas, Menlo, 'courier new'," fo:color="#000000" fo:font-size="11pt" style:font-size-asian="11pt"/>
    </style:style>
    <style:style style:name="T869" style:parent-style-name="DefaultParagraphFont" style:family="text">
      <style:text-properties style:font-name="Consolas, Menlo, 'courier new'," fo:color="#0000CD" fo:font-size="11pt" style:font-size-asian="11pt"/>
    </style:style>
    <style:style style:name="T870" style:parent-style-name="DefaultParagraphFont" style:family="text">
      <style:text-properties style:font-name="Consolas, Menlo, 'courier new'," fo:color="#000000" fo:font-size="11pt" style:font-size-asian="11pt"/>
    </style:style>
    <style:style style:name="T871" style:parent-style-name="DefaultParagraphFont" style:family="text">
      <style:text-properties style:font-name="Consolas, Menlo, 'courier new'," fo:color="#FF0000" fo:font-size="11pt" style:font-size-asian="11pt"/>
    </style:style>
    <style:style style:name="T872" style:parent-style-name="DefaultParagraphFont" style:family="text">
      <style:text-properties style:font-name="Consolas, Menlo, 'courier new'," fo:color="#000000" fo:font-size="11pt" style:font-size-asian="11pt"/>
    </style:style>
    <style:style style:name="T873" style:parent-style-name="DefaultParagraphFont" style:family="text">
      <style:text-properties style:font-name="Consolas, Menlo, 'courier new'," fo:color="#A52A2A" fo:font-size="11pt" style:font-size-asian="11pt"/>
    </style:style>
    <style:style style:name="T874" style:parent-style-name="DefaultParagraphFont" style:family="text">
      <style:text-properties style:font-name="Consolas, Menlo, 'courier new'," fo:color="#000000" fo:font-size="11pt" style:font-size-asian="11pt"/>
    </style:style>
    <style:style style:name="T875" style:parent-style-name="DefaultParagraphFont" style:family="text">
      <style:text-properties style:font-name="Consolas, Menlo, 'courier new'," fo:color="#FF0000" fo:font-size="11pt" style:font-size-asian="11pt"/>
    </style:style>
    <style:style style:name="T876" style:parent-style-name="DefaultParagraphFont" style:family="text">
      <style:text-properties style:font-name="Consolas, Menlo, 'courier new'," fo:color="#000000" fo:font-size="11pt" style:font-size-asian="11pt"/>
    </style:style>
    <style:style style:name="T877" style:parent-style-name="DefaultParagraphFont" style:family="text">
      <style:text-properties style:font-name="Consolas, Menlo, 'courier new'," fo:color="#0000CD" fo:font-size="11pt" style:font-size-asian="11pt"/>
    </style:style>
    <style:style style:name="T878" style:parent-style-name="DefaultParagraphFont" style:family="text">
      <style:text-properties style:font-name="Consolas, Menlo, 'courier new'," fo:color="#000000" fo:font-size="11pt" style:font-size-asian="11pt"/>
    </style:style>
    <style:style style:name="T879" style:parent-style-name="DefaultParagraphFont" style:family="text">
      <style:text-properties style:font-name="Consolas, Menlo, 'courier new'," fo:color="#FF0000" fo:font-size="11pt" style:font-size-asian="11pt"/>
    </style:style>
    <style:style style:name="T880" style:parent-style-name="DefaultParagraphFont" style:family="text">
      <style:text-properties style:font-name="Consolas, Menlo, 'courier new'," fo:color="#000000" fo:font-size="11pt" style:font-size-asian="11pt"/>
    </style:style>
    <style:style style:name="T881" style:parent-style-name="DefaultParagraphFont" style:family="text">
      <style:text-properties style:font-name="Consolas, Menlo, 'courier new'," fo:color="#0000CD" fo:font-size="11pt" style:font-size-asian="11pt"/>
    </style:style>
    <style:style style:name="T882" style:parent-style-name="DefaultParagraphFont" style:family="text">
      <style:text-properties style:font-name="Consolas, Menlo, 'courier new'," fo:color="#000000" fo:font-size="11pt" style:font-size-asian="11pt"/>
    </style:style>
    <style:style style:name="T883" style:parent-style-name="DefaultParagraphFont" style:family="text">
      <style:text-properties style:font-name="Consolas, Menlo, 'courier new'," fo:color="#FF0000" fo:font-size="11pt" style:font-size-asian="11pt"/>
    </style:style>
    <style:style style:name="T884" style:parent-style-name="DefaultParagraphFont" style:family="text">
      <style:text-properties style:font-name="Consolas, Menlo, 'courier new'," fo:color="#000000" fo:font-size="11pt" style:font-size-asian="11pt"/>
    </style:style>
    <style:style style:name="T885" style:parent-style-name="DefaultParagraphFont" style:family="text">
      <style:text-properties style:font-name="Consolas, Menlo, 'courier new'," fo:color="#0000CD" fo:font-size="11pt" style:font-size-asian="11pt"/>
    </style:style>
    <style:style style:name="T886" style:parent-style-name="DefaultParagraphFont" style:family="text">
      <style:text-properties style:font-name="Consolas, Menlo, 'courier new'," fo:color="#000000" fo:font-size="11pt" style:font-size-asian="11pt"/>
    </style:style>
    <style:style style:name="T887" style:parent-style-name="DefaultParagraphFont" style:family="text">
      <style:text-properties style:font-name="Consolas, Menlo, 'courier new'," fo:color="#FF0000" fo:font-size="11pt" style:font-size-asian="11pt"/>
    </style:style>
    <style:style style:name="T888" style:parent-style-name="DefaultParagraphFont" style:family="text">
      <style:text-properties style:font-name="Consolas, Menlo, 'courier new'," fo:color="#000000" fo:font-size="11pt" style:font-size-asian="11pt"/>
    </style:style>
    <style:style style:name="T889" style:parent-style-name="DefaultParagraphFont" style:family="text">
      <style:text-properties style:font-name="Consolas, Menlo, 'courier new'," fo:color="#A52A2A" fo:font-size="11pt" style:font-size-asian="11pt"/>
    </style:style>
    <style:style style:name="T890" style:parent-style-name="DefaultParagraphFont" style:family="text">
      <style:text-properties style:font-name="Consolas, Menlo, 'courier new'," fo:color="#000000" fo:font-size="11pt" style:font-size-asian="11pt"/>
    </style:style>
    <style:style style:name="T891" style:parent-style-name="DefaultParagraphFont" style:family="text">
      <style:text-properties style:font-name="Consolas, Menlo, 'courier new'," fo:color="#FF0000" fo:font-size="11pt" style:font-size-asian="11pt"/>
    </style:style>
    <style:style style:name="T892" style:parent-style-name="DefaultParagraphFont" style:family="text">
      <style:text-properties style:font-name="Consolas, Menlo, 'courier new'," fo:color="#000000" fo:font-size="11pt" style:font-size-asian="11pt"/>
    </style:style>
    <style:style style:name="T893" style:parent-style-name="DefaultParagraphFont" style:family="text">
      <style:text-properties style:font-name="Consolas, Menlo, 'courier new'," fo:color="#0000CD" fo:font-size="11pt" style:font-size-asian="11pt"/>
    </style:style>
    <style:style style:name="T894" style:parent-style-name="DefaultParagraphFont" style:family="text">
      <style:text-properties style:font-name="Consolas, Menlo, 'courier new'," fo:color="#000000" fo:font-size="11pt" style:font-size-asian="11pt"/>
    </style:style>
    <style:style style:name="T895" style:parent-style-name="DefaultParagraphFont" style:family="text">
      <style:text-properties style:font-name="Consolas, Menlo, 'courier new'," fo:color="#FF0000" fo:font-size="11pt" style:font-size-asian="11pt"/>
    </style:style>
    <style:style style:name="T896" style:parent-style-name="DefaultParagraphFont" style:family="text">
      <style:text-properties style:font-name="Consolas, Menlo, 'courier new'," fo:color="#000000" fo:font-size="11pt" style:font-size-asian="11pt"/>
    </style:style>
    <style:style style:name="T897" style:parent-style-name="DefaultParagraphFont" style:family="text">
      <style:text-properties style:font-name="Consolas, Menlo, 'courier new'," fo:color="#0000CD" fo:font-size="11pt" style:font-size-asian="11pt"/>
    </style:style>
    <style:style style:name="T898" style:parent-style-name="DefaultParagraphFont" style:family="text">
      <style:text-properties style:font-name="Consolas, Menlo, 'courier new'," fo:color="#000000" fo:font-size="11pt" style:font-size-asian="11pt"/>
    </style:style>
    <style:style style:name="T899" style:parent-style-name="DefaultParagraphFont" style:family="text">
      <style:text-properties style:font-name="Consolas, Menlo, 'courier new'," fo:color="#FF0000" fo:font-size="11pt" style:font-size-asian="11pt"/>
    </style:style>
    <style:style style:name="T900" style:parent-style-name="DefaultParagraphFont" style:family="text">
      <style:text-properties style:font-name="Consolas, Menlo, 'courier new'," fo:color="#000000" fo:font-size="11pt" style:font-size-asian="11pt"/>
    </style:style>
    <style:style style:name="T901" style:parent-style-name="DefaultParagraphFont" style:family="text">
      <style:text-properties style:font-name="Consolas, Menlo, 'courier new'," fo:color="#0000CD" fo:font-size="11pt" style:font-size-asian="11pt"/>
    </style:style>
    <style:style style:name="T902" style:parent-style-name="DefaultParagraphFont" style:family="text">
      <style:text-properties style:font-name="Consolas, Menlo, 'courier new'," fo:color="#000000" fo:font-size="11pt" style:font-size-asian="11pt"/>
    </style:style>
    <style:style style:name="T903" style:parent-style-name="DefaultParagraphFont" style:family="text">
      <style:text-properties style:font-name="Consolas, Menlo, 'courier new'," fo:color="#FF0000" fo:font-size="11pt" style:font-size-asian="11pt"/>
    </style:style>
    <style:style style:name="T904" style:parent-style-name="DefaultParagraphFont" style:family="text">
      <style:text-properties style:font-name="Consolas, Menlo, 'courier new'," fo:color="#000000" fo:font-size="11pt" style:font-size-asian="11pt"/>
    </style:style>
    <style:style style:name="T905" style:parent-style-name="DefaultParagraphFont" style:family="text">
      <style:text-properties style:font-name="Consolas, Menlo, 'courier new'," fo:color="#A52A2A" fo:font-size="11pt" style:font-size-asian="11pt"/>
    </style:style>
    <style:style style:name="T906" style:parent-style-name="DefaultParagraphFont" style:family="text">
      <style:text-properties style:font-name="Consolas, Menlo, 'courier new'," fo:color="#000000" fo:font-size="11pt" style:font-size-asian="11pt"/>
    </style:style>
    <style:style style:name="T907" style:parent-style-name="DefaultParagraphFont" style:family="text">
      <style:text-properties style:font-name="Consolas, Menlo, 'courier new'," fo:color="#FF0000" fo:font-size="11pt" style:font-size-asian="11pt"/>
    </style:style>
    <style:style style:name="T908" style:parent-style-name="DefaultParagraphFont" style:family="text">
      <style:text-properties style:font-name="Consolas, Menlo, 'courier new'," fo:color="#000000" fo:font-size="11pt" style:font-size-asian="11pt"/>
    </style:style>
    <style:style style:name="T909" style:parent-style-name="DefaultParagraphFont" style:family="text">
      <style:text-properties style:font-name="Consolas, Menlo, 'courier new'," fo:color="#0000CD" fo:font-size="11pt" style:font-size-asian="11pt"/>
    </style:style>
    <style:style style:name="T910" style:parent-style-name="DefaultParagraphFont" style:family="text">
      <style:text-properties style:font-name="Consolas, Menlo, 'courier new'," fo:color="#000000" fo:font-size="11pt" style:font-size-asian="11pt"/>
    </style:style>
    <style:style style:name="T911" style:parent-style-name="DefaultParagraphFont" style:family="text">
      <style:text-properties style:font-name="Consolas, Menlo, 'courier new'," fo:color="#FF0000" fo:font-size="11pt" style:font-size-asian="11pt"/>
    </style:style>
    <style:style style:name="T912" style:parent-style-name="DefaultParagraphFont" style:family="text">
      <style:text-properties style:font-name="Consolas, Menlo, 'courier new'," fo:color="#000000" fo:font-size="11pt" style:font-size-asian="11pt"/>
    </style:style>
    <style:style style:name="T913" style:parent-style-name="DefaultParagraphFont" style:family="text">
      <style:text-properties style:font-name="Consolas, Menlo, 'courier new'," fo:color="#0000CD" fo:font-size="11pt" style:font-size-asian="11pt"/>
    </style:style>
    <style:style style:name="T914" style:parent-style-name="DefaultParagraphFont" style:family="text">
      <style:text-properties style:font-name="Consolas, Menlo, 'courier new'," fo:color="#000000" fo:font-size="11pt" style:font-size-asian="11pt"/>
    </style:style>
    <style:style style:name="T915" style:parent-style-name="DefaultParagraphFont" style:family="text">
      <style:text-properties style:font-name="Consolas, Menlo, 'courier new'," fo:color="#FF0000" fo:font-size="11pt" style:font-size-asian="11pt"/>
    </style:style>
    <style:style style:name="T916" style:parent-style-name="DefaultParagraphFont" style:family="text">
      <style:text-properties style:font-name="Consolas, Menlo, 'courier new'," fo:color="#000000" fo:font-size="11pt" style:font-size-asian="11pt"/>
    </style:style>
    <style:style style:name="T917" style:parent-style-name="DefaultParagraphFont" style:family="text">
      <style:text-properties style:font-name="Consolas, Menlo, 'courier new'," fo:color="#0000CD" fo:font-size="11pt" style:font-size-asian="11pt"/>
    </style:style>
    <style:style style:name="T918" style:parent-style-name="DefaultParagraphFont" style:family="text">
      <style:text-properties style:font-name="Consolas, Menlo, 'courier new'," fo:color="#000000" fo:font-size="11pt" style:font-size-asian="11pt"/>
    </style:style>
    <style:style style:name="T919" style:parent-style-name="DefaultParagraphFont" style:family="text">
      <style:text-properties style:font-name="Consolas, Menlo, 'courier new'," fo:color="#FF0000" fo:font-size="11pt" style:font-size-asian="11pt"/>
    </style:style>
    <style:style style:name="T920" style:parent-style-name="DefaultParagraphFont" style:family="text">
      <style:text-properties style:font-name="Consolas, Menlo, 'courier new'," fo:color="#000000" fo:font-size="11pt" style:font-size-asian="11pt"/>
    </style:style>
    <style:style style:name="T921" style:parent-style-name="DefaultParagraphFont" style:family="text">
      <style:text-properties style:font-name="Consolas, Menlo, 'courier new'," fo:color="#A52A2A" fo:font-size="11pt" style:font-size-asian="11pt"/>
    </style:style>
    <style:style style:name="T922" style:parent-style-name="DefaultParagraphFont" style:family="text">
      <style:text-properties style:font-name="Consolas, Menlo, 'courier new'," fo:color="#A52A2A" fo:font-size="11pt" style:font-size-asian="11pt"/>
    </style:style>
    <style:style style:name="T923" style:parent-style-name="DefaultParagraphFont" style:family="text">
      <style:text-properties style:font-name="Consolas, Menlo, 'courier new'," fo:color="#A52A2A" fo:font-size="11pt" style:font-size-asian="11pt"/>
    </style:style>
    <style:style style:name="T924" style:parent-style-name="DefaultParagraphFont" style:family="text">
      <style:text-properties style:font-name="Consolas, Menlo, 'courier new'," fo:color="#000000" fo:font-size="11pt" style:font-size-asian="11pt"/>
    </style:style>
    <style:style style:name="T925" style:parent-style-name="DefaultParagraphFont" style:family="text">
      <style:text-properties style:font-name="Consolas, Menlo, 'courier new'," fo:color="#FF0000" fo:font-size="11pt" style:font-size-asian="11pt"/>
    </style:style>
    <style:style style:name="T926" style:parent-style-name="DefaultParagraphFont" style:family="text">
      <style:text-properties style:font-name="Consolas, Menlo, 'courier new'," fo:color="#000000" fo:font-size="11pt" style:font-size-asian="11pt"/>
    </style:style>
    <style:style style:name="T927" style:parent-style-name="DefaultParagraphFont" style:family="text">
      <style:text-properties style:font-name="Consolas, Menlo, 'courier new'," fo:color="#0000CD" fo:font-size="11pt" style:font-size-asian="11pt"/>
    </style:style>
    <style:style style:name="T928" style:parent-style-name="DefaultParagraphFont" style:family="text">
      <style:text-properties style:font-name="Consolas, Menlo, 'courier new'," fo:color="#000000" fo:font-size="11pt" style:font-size-asian="11pt"/>
    </style:style>
    <style:style style:name="T929" style:parent-style-name="DefaultParagraphFont" style:family="text">
      <style:text-properties style:font-name="Consolas, Menlo, 'courier new'," fo:color="#FF0000" fo:font-size="11pt" style:font-size-asian="11pt"/>
    </style:style>
    <style:style style:name="T930" style:parent-style-name="DefaultParagraphFont" style:family="text">
      <style:text-properties style:font-name="Consolas, Menlo, 'courier new'," fo:color="#000000" fo:font-size="11pt" style:font-size-asian="11pt"/>
    </style:style>
    <style:style style:name="T931" style:parent-style-name="DefaultParagraphFont" style:family="text">
      <style:text-properties style:font-name="Consolas, Menlo, 'courier new'," fo:color="#0000CD" fo:font-size="11pt" style:font-size-asian="11pt"/>
    </style:style>
    <style:style style:name="T932" style:parent-style-name="DefaultParagraphFont" style:family="text">
      <style:text-properties style:font-name="Consolas, Menlo, 'courier new'," fo:color="#000000" fo:font-size="11pt" style:font-size-asian="11pt"/>
    </style:style>
    <style:style style:name="T933" style:parent-style-name="DefaultParagraphFont" style:family="text">
      <style:text-properties style:font-name="Consolas, Menlo, 'courier new'," fo:color="#FF0000" fo:font-size="11pt" style:font-size-asian="11pt"/>
    </style:style>
    <style:style style:name="T934" style:parent-style-name="DefaultParagraphFont" style:family="text">
      <style:text-properties style:font-name="Consolas, Menlo, 'courier new'," fo:color="#000000" fo:font-size="11pt" style:font-size-asian="11pt"/>
    </style:style>
    <style:style style:name="T935" style:parent-style-name="DefaultParagraphFont" style:family="text">
      <style:text-properties style:font-name="Consolas, Menlo, 'courier new'," fo:color="#0000CD" fo:font-size="11pt" style:font-size-asian="11pt"/>
    </style:style>
    <style:style style:name="T936" style:parent-style-name="DefaultParagraphFont" style:family="text">
      <style:text-properties style:font-name="Consolas, Menlo, 'courier new'," fo:color="#000000" fo:font-size="11pt" style:font-size-asian="11pt"/>
    </style:style>
    <style:style style:name="T937" style:parent-style-name="DefaultParagraphFont" style:family="text">
      <style:text-properties style:font-name="Consolas, Menlo, 'courier new'," fo:color="#FF0000" fo:font-size="11pt" style:font-size-asian="11pt"/>
    </style:style>
    <style:style style:name="T938" style:parent-style-name="DefaultParagraphFont" style:family="text">
      <style:text-properties style:font-name="Consolas, Menlo, 'courier new'," fo:color="#000000" fo:font-size="11pt" style:font-size-asian="11pt"/>
    </style:style>
    <style:style style:name="T939" style:parent-style-name="DefaultParagraphFont" style:family="text">
      <style:text-properties style:font-name="Consolas, Menlo, 'courier new'," fo:color="#0000CD" fo:font-size="11pt" style:font-size-asian="11pt"/>
    </style:style>
    <style:style style:name="T940" style:parent-style-name="DefaultParagraphFont" style:family="text">
      <style:text-properties style:font-name="Consolas, Menlo, 'courier new'," fo:color="#000000" fo:font-size="11pt" style:font-size-asian="11pt"/>
    </style:style>
    <style:style style:name="T941" style:parent-style-name="DefaultParagraphFont" style:family="text">
      <style:text-properties style:font-name="Consolas, Menlo, 'courier new'," fo:color="#FF0000" fo:font-size="11pt" style:font-size-asian="11pt"/>
    </style:style>
    <style:style style:name="T942" style:parent-style-name="DefaultParagraphFont" style:family="text">
      <style:text-properties style:font-name="Consolas, Menlo, 'courier new'," fo:color="#000000" fo:font-size="11pt" style:font-size-asian="11pt"/>
    </style:style>
    <style:style style:name="T943" style:parent-style-name="DefaultParagraphFont" style:family="text">
      <style:text-properties style:font-name="Consolas, Menlo, 'courier new'," fo:color="#0000CD" fo:font-size="11pt" style:font-size-asian="11pt"/>
    </style:style>
    <style:style style:name="T944" style:parent-style-name="DefaultParagraphFont" style:family="text">
      <style:text-properties style:font-name="Consolas, Menlo, 'courier new'," fo:color="#000000" fo:font-size="11pt" style:font-size-asian="11pt"/>
    </style:style>
    <style:style style:name="T945" style:parent-style-name="DefaultParagraphFont" style:family="text">
      <style:text-properties style:font-name="Consolas, Menlo, 'courier new'," fo:color="#FF0000" fo:font-size="11pt" style:font-size-asian="11pt"/>
    </style:style>
    <style:style style:name="T946" style:parent-style-name="DefaultParagraphFont" style:family="text">
      <style:text-properties style:font-name="Consolas, Menlo, 'courier new'," fo:color="#000000" fo:font-size="11pt" style:font-size-asian="11pt"/>
    </style:style>
    <style:style style:name="T947" style:parent-style-name="DefaultParagraphFont" style:family="text">
      <style:text-properties style:font-name="Consolas, Menlo, 'courier new'," fo:color="#0000CD" fo:font-size="11pt" style:font-size-asian="11pt"/>
    </style:style>
    <style:style style:name="T948" style:parent-style-name="DefaultParagraphFont" style:family="text">
      <style:text-properties style:font-name="Consolas, Menlo, 'courier new'," fo:color="#000000" fo:font-size="11pt" style:font-size-asian="11pt"/>
    </style:style>
    <style:style style:name="T949" style:parent-style-name="DefaultParagraphFont" style:family="text">
      <style:text-properties style:font-name="Consolas, Menlo, 'courier new'," fo:color="#FF0000" fo:font-size="11pt" style:font-size-asian="11pt"/>
    </style:style>
    <style:style style:name="T950" style:parent-style-name="DefaultParagraphFont" style:family="text">
      <style:text-properties style:font-name="Consolas, Menlo, 'courier new'," fo:color="#000000" fo:font-size="11pt" style:font-size-asian="11pt"/>
    </style:style>
    <style:style style:name="T951" style:parent-style-name="DefaultParagraphFont" style:family="text">
      <style:text-properties style:font-name="Consolas, Menlo, 'courier new'," fo:color="#A52A2A" fo:font-size="11pt" style:font-size-asian="11pt"/>
    </style:style>
    <style:style style:name="T952" style:parent-style-name="DefaultParagraphFont" style:family="text">
      <style:text-properties style:font-name="Consolas, Menlo, 'courier new'," fo:color="#000000" fo:font-size="11pt" style:font-size-asian="11pt"/>
    </style:style>
    <style:style style:name="T953" style:parent-style-name="DefaultParagraphFont" style:family="text">
      <style:text-properties style:font-name="Consolas, Menlo, 'courier new'," fo:color="#FF0000" fo:font-size="11pt" style:font-size-asian="11pt"/>
    </style:style>
    <style:style style:name="T954" style:parent-style-name="DefaultParagraphFont" style:family="text">
      <style:text-properties style:font-name="Consolas, Menlo, 'courier new'," fo:color="#000000" fo:font-size="11pt" style:font-size-asian="11pt"/>
    </style:style>
    <style:style style:name="T955" style:parent-style-name="DefaultParagraphFont" style:family="text">
      <style:text-properties style:font-name="Consolas, Menlo, 'courier new'," fo:color="#0000CD" fo:font-size="11pt" style:font-size-asian="11pt"/>
    </style:style>
    <style:style style:name="T956" style:parent-style-name="DefaultParagraphFont" style:family="text">
      <style:text-properties style:font-name="Consolas, Menlo, 'courier new'," fo:color="#000000" fo:font-size="11pt" style:font-size-asian="11pt"/>
    </style:style>
    <style:style style:name="T957" style:parent-style-name="DefaultParagraphFont" style:family="text">
      <style:text-properties style:font-name="Consolas, Menlo, 'courier new'," fo:color="#FF0000" fo:font-size="11pt" style:font-size-asian="11pt"/>
    </style:style>
    <style:style style:name="T958" style:parent-style-name="DefaultParagraphFont" style:family="text">
      <style:text-properties style:font-name="Consolas, Menlo, 'courier new'," fo:color="#000000" fo:font-size="11pt" style:font-size-asian="11pt"/>
    </style:style>
    <style:style style:name="T959" style:parent-style-name="DefaultParagraphFont" style:family="text">
      <style:text-properties style:font-name="Consolas, Menlo, 'courier new'," fo:color="#A52A2A" fo:font-size="11pt" style:font-size-asian="11pt"/>
    </style:style>
    <style:style style:name="P960" style:parent-style-name="Heading1" style:family="paragraph">
      <style:text-properties style:font-name="Segoe UI" fo:font-weight="normal" style:font-weight-asian="normal" fo:color="#000000" fo:font-size="31.5pt" style:font-size-asian="31.5pt"/>
    </style:style>
    <style:style style:name="T961" style:parent-style-name="DefaultParagraphFont" style:family="text">
      <style:text-properties style:font-name="Verdana, sans-serif" fo:color="#000000"/>
    </style:style>
    <style:style style:name="P962" style:parent-style-name="Heading2" style:family="paragraph">
      <style:text-properties style:font-name="Segoe UI" fo:font-weight="normal" style:font-weight-asian="normal" fo:color="#000000" fo:font-size="24pt" style:font-size-asian="24pt"/>
    </style:style>
    <style:style style:name="P963" style:parent-style-name="Textbody" style:family="paragraph">
      <style:text-properties style:font-name="Verdana, sans-serif" fo:color="#000000" fo:font-size="11pt" style:font-size-asian="11pt"/>
    </style:style>
    <style:style style:name="P964" style:parent-style-name="Textbody" style:family="paragraph">
      <style:text-properties style:font-name="Verdana, sans-serif" fo:color="#000000" fo:font-size="11pt" style:font-size-asian="11pt"/>
    </style:style>
    <style:style style:name="P965" style:parent-style-name="Textbody" style:family="paragraph">
      <style:text-properties style:font-name="Verdana, sans-serif" fo:color="#000000" fo:font-size="11pt" style:font-size-asian="11pt"/>
    </style:style>
    <style:style style:name="T966" style:parent-style-name="DefaultParagraphFont" style:family="text">
      <style:text-properties style:font-name="Consolas, Menlo, 'courier new'," fo:color="#0000CD" fo:font-size="11pt" style:font-size-asian="11pt"/>
    </style:style>
    <style:style style:name="T967" style:parent-style-name="DefaultParagraphFont" style:family="text">
      <style:text-properties style:font-name="Consolas, Menlo, 'courier new'," fo:color="#A52A2A" fo:font-size="11pt" style:font-size-asian="11pt"/>
    </style:style>
    <style:style style:name="T968" style:parent-style-name="DefaultParagraphFont" style:family="text">
      <style:text-properties style:font-name="Consolas, Menlo, 'courier new'," fo:color="#FF0000" fo:font-size="11pt" style:font-size-asian="11pt"/>
    </style:style>
    <style:style style:name="T969" style:parent-style-name="DefaultParagraphFont" style:family="text">
      <style:text-properties style:font-name="Consolas, Menlo, 'courier new'," fo:color="#0000CD" fo:font-size="11pt" style:font-size-asian="11pt"/>
    </style:style>
    <style:style style:name="T970" style:parent-style-name="DefaultParagraphFont" style:family="text">
      <style:text-properties style:font-name="Consolas, Menlo, 'courier new'," fo:color="#000000" fo:font-size="11pt" style:font-size-asian="11pt"/>
    </style:style>
    <style:style style:name="T971" style:parent-style-name="DefaultParagraphFont" style:family="text">
      <style:text-properties style:font-name="Consolas, Menlo, 'courier new'," fo:color="#0000CD" fo:font-size="11pt" style:font-size-asian="11pt"/>
    </style:style>
    <style:style style:name="T972" style:parent-style-name="DefaultParagraphFont" style:family="text">
      <style:text-properties style:font-name="Consolas, Menlo, 'courier new'," fo:color="#A52A2A" fo:font-size="11pt" style:font-size-asian="11pt"/>
    </style:style>
    <style:style style:name="T973" style:parent-style-name="DefaultParagraphFont" style:family="text">
      <style:text-properties style:font-name="Consolas, Menlo, 'courier new'," fo:color="#0000CD" fo:font-size="11pt" style:font-size-asian="11pt"/>
    </style:style>
    <style:style style:name="T974" style:parent-style-name="DefaultParagraphFont" style:family="text">
      <style:text-properties style:font-name="Consolas, Menlo, 'courier new'," fo:color="#0000CD" fo:font-size="11pt" style:font-size-asian="11pt"/>
    </style:style>
    <style:style style:name="T975" style:parent-style-name="DefaultParagraphFont" style:family="text">
      <style:text-properties style:font-name="Consolas, Menlo, 'courier new'," fo:color="#A52A2A" fo:font-size="11pt" style:font-size-asian="11pt"/>
    </style:style>
    <style:style style:name="T976" style:parent-style-name="DefaultParagraphFont" style:family="text">
      <style:text-properties style:font-name="Consolas, Menlo, 'courier new'," fo:color="#FF0000" fo:font-size="11pt" style:font-size-asian="11pt"/>
    </style:style>
    <style:style style:name="T977" style:parent-style-name="DefaultParagraphFont" style:family="text">
      <style:text-properties style:font-name="Consolas, Menlo, 'courier new'," fo:color="#0000CD" fo:font-size="11pt" style:font-size-asian="11pt"/>
    </style:style>
    <style:style style:name="T978" style:parent-style-name="DefaultParagraphFont" style:family="text">
      <style:text-properties style:font-name="Consolas, Menlo, 'courier new'," fo:color="#000000" fo:font-size="11pt" style:font-size-asian="11pt"/>
    </style:style>
    <style:style style:name="T979" style:parent-style-name="DefaultParagraphFont" style:family="text">
      <style:text-properties style:font-name="Consolas, Menlo, 'courier new'," fo:color="#0000CD" fo:font-size="11pt" style:font-size-asian="11pt"/>
    </style:style>
    <style:style style:name="T980" style:parent-style-name="DefaultParagraphFont" style:family="text">
      <style:text-properties style:font-name="Consolas, Menlo, 'courier new'," fo:color="#A52A2A" fo:font-size="11pt" style:font-size-asian="11pt"/>
    </style:style>
    <style:style style:name="T981" style:parent-style-name="DefaultParagraphFont" style:family="text">
      <style:text-properties style:font-name="Consolas, Menlo, 'courier new'," fo:color="#0000CD" fo:font-size="11pt" style:font-size-asian="11pt"/>
    </style:style>
    <style:style style:name="P982" style:parent-style-name="Heading2" style:family="paragraph">
      <style:text-properties style:font-name="Segoe UI" fo:font-weight="normal" style:font-weight-asian="normal" fo:color="#000000" fo:font-size="24pt" style:font-size-asian="24pt"/>
    </style:style>
    <style:style style:name="T983" style:parent-style-name="DefaultParagraphFont" style:family="text">
      <style:text-properties style:font-name="Consolas, Menlo, 'courier new'," fo:color="#0000CD" fo:font-size="11pt" style:font-size-asian="11pt"/>
    </style:style>
    <style:style style:name="T984" style:parent-style-name="DefaultParagraphFont" style:family="text">
      <style:text-properties style:font-name="Consolas, Menlo, 'courier new'," fo:color="#A52A2A" fo:font-size="11pt" style:font-size-asian="11pt"/>
    </style:style>
    <style:style style:name="T985" style:parent-style-name="DefaultParagraphFont" style:family="text">
      <style:text-properties style:font-name="Consolas, Menlo, 'courier new'," fo:color="#FF0000" fo:font-size="11pt" style:font-size-asian="11pt"/>
    </style:style>
    <style:style style:name="T986" style:parent-style-name="DefaultParagraphFont" style:family="text">
      <style:text-properties style:font-name="Consolas, Menlo, 'courier new'," fo:color="#0000CD" fo:font-size="11pt" style:font-size-asian="11pt"/>
    </style:style>
    <style:style style:name="T987" style:parent-style-name="DefaultParagraphFont" style:family="text">
      <style:text-properties style:font-name="Consolas, Menlo, 'courier new'," fo:color="#0000CD" fo:font-size="11pt" style:font-size-asian="11pt"/>
    </style:style>
    <style:style style:name="T988" style:parent-style-name="DefaultParagraphFont" style:family="text">
      <style:text-properties style:font-name="Consolas, Menlo, 'courier new'," fo:color="#A52A2A" fo:font-size="11pt" style:font-size-asian="11pt"/>
    </style:style>
    <style:style style:name="T989" style:parent-style-name="DefaultParagraphFont" style:family="text">
      <style:text-properties style:font-name="Consolas, Menlo, 'courier new'," fo:color="#0000CD" fo:font-size="11pt" style:font-size-asian="11pt"/>
    </style:style>
    <style:style style:name="T990" style:parent-style-name="DefaultParagraphFont" style:family="text">
      <style:text-properties style:font-name="Consolas, Menlo, 'courier new'," fo:color="#0000CD" fo:font-size="11pt" style:font-size-asian="11pt"/>
    </style:style>
    <style:style style:name="T991" style:parent-style-name="DefaultParagraphFont" style:family="text">
      <style:text-properties style:font-name="Consolas, Menlo, 'courier new'," fo:color="#A52A2A" fo:font-size="11pt" style:font-size-asian="11pt"/>
    </style:style>
    <style:style style:name="T992" style:parent-style-name="DefaultParagraphFont" style:family="text">
      <style:text-properties style:font-name="Consolas, Menlo, 'courier new'," fo:color="#0000CD" fo:font-size="11pt" style:font-size-asian="11pt"/>
    </style:style>
    <style:style style:name="T993" style:parent-style-name="DefaultParagraphFont" style:family="text">
      <style:text-properties fo:color="#000000"/>
    </style:style>
    <style:style style:name="T994" style:parent-style-name="DefaultParagraphFont" style:family="text">
      <style:text-properties style:font-name="Consolas, Menlo, 'courier new'," fo:color="#0000CD" fo:font-size="11pt" style:font-size-asian="11pt"/>
    </style:style>
    <style:style style:name="T995" style:parent-style-name="DefaultParagraphFont" style:family="text">
      <style:text-properties style:font-name="Consolas, Menlo, 'courier new'," fo:color="#A52A2A" fo:font-size="11pt" style:font-size-asian="11pt"/>
    </style:style>
    <style:style style:name="T996" style:parent-style-name="DefaultParagraphFont" style:family="text">
      <style:text-properties style:font-name="Consolas, Menlo, 'courier new'," fo:color="#0000CD" fo:font-size="11pt" style:font-size-asian="11pt"/>
    </style:style>
    <style:style style:name="T997" style:parent-style-name="DefaultParagraphFont" style:family="text">
      <style:text-properties style:font-name="Consolas, Menlo, 'courier new'," fo:color="#000000" fo:font-size="11pt" style:font-size-asian="11pt"/>
    </style:style>
    <style:style style:name="T998" style:parent-style-name="DefaultParagraphFont" style:family="text">
      <style:text-properties style:font-name="Consolas, Menlo, 'courier new'," fo:color="#0000CD" fo:font-size="11pt" style:font-size-asian="11pt"/>
    </style:style>
    <style:style style:name="T999" style:parent-style-name="DefaultParagraphFont" style:family="text">
      <style:text-properties style:font-name="Consolas, Menlo, 'courier new'," fo:color="#A52A2A" fo:font-size="11pt" style:font-size-asian="11pt"/>
    </style:style>
    <style:style style:name="T1000" style:parent-style-name="DefaultParagraphFont" style:family="text">
      <style:text-properties style:font-name="Consolas, Menlo, 'courier new'," fo:color="#0000CD" fo:font-size="11pt" style:font-size-asian="11pt"/>
    </style:style>
    <style:style style:name="T1001" style:parent-style-name="DefaultParagraphFont" style:family="text">
      <style:text-properties fo:color="#000000"/>
    </style:style>
    <style:style style:name="T1002" style:parent-style-name="DefaultParagraphFont" style:family="text">
      <style:text-properties style:font-name="Consolas, Menlo, 'courier new'," fo:color="#0000CD" fo:font-size="11pt" style:font-size-asian="11pt"/>
    </style:style>
    <style:style style:name="T1003" style:parent-style-name="DefaultParagraphFont" style:family="text">
      <style:text-properties style:font-name="Consolas, Menlo, 'courier new'," fo:color="#A52A2A" fo:font-size="11pt" style:font-size-asian="11pt"/>
    </style:style>
    <style:style style:name="T1004" style:parent-style-name="DefaultParagraphFont" style:family="text">
      <style:text-properties style:font-name="Consolas, Menlo, 'courier new'," fo:color="#FF0000" fo:font-size="11pt" style:font-size-asian="11pt"/>
    </style:style>
    <style:style style:name="T1005" style:parent-style-name="DefaultParagraphFont" style:family="text">
      <style:text-properties style:font-name="Consolas, Menlo, 'courier new'," fo:color="#0000CD" fo:font-size="11pt" style:font-size-asian="11pt"/>
    </style:style>
    <style:style style:name="T1006" style:parent-style-name="DefaultParagraphFont" style:family="text">
      <style:text-properties style:font-name="Consolas, Menlo, 'courier new'," fo:color="#FF0000" fo:font-size="11pt" style:font-size-asian="11pt"/>
    </style:style>
    <style:style style:name="T1007" style:parent-style-name="DefaultParagraphFont" style:family="text">
      <style:text-properties style:font-name="Consolas, Menlo, 'courier new'," fo:color="#0000CD" fo:font-size="11pt" style:font-size-asian="11pt"/>
    </style:style>
    <style:style style:name="T1008" style:parent-style-name="DefaultParagraphFont" style:family="text">
      <style:text-properties style:font-name="Consolas, Menlo, 'courier new'," fo:color="#FF0000" fo:font-size="11pt" style:font-size-asian="11pt"/>
    </style:style>
    <style:style style:name="T1009" style:parent-style-name="DefaultParagraphFont" style:family="text">
      <style:text-properties style:font-name="Consolas, Menlo, 'courier new'," fo:color="#0000CD" fo:font-size="11pt" style:font-size-asian="11pt"/>
    </style:style>
    <style:style style:name="T1010" style:parent-style-name="DefaultParagraphFont" style:family="text">
      <style:text-properties style:font-name="Consolas, Menlo, 'courier new'," fo:color="#0000CD" fo:font-size="11pt" style:font-size-asian="11pt"/>
    </style:style>
    <style:style style:name="T1011" style:parent-style-name="DefaultParagraphFont" style:family="text">
      <style:text-properties style:font-name="Consolas, Menlo, 'courier new'," fo:color="#A52A2A" fo:font-size="11pt" style:font-size-asian="11pt"/>
    </style:style>
    <style:style style:name="T1012" style:parent-style-name="DefaultParagraphFont" style:family="text">
      <style:text-properties style:font-name="Consolas, Menlo, 'courier new'," fo:color="#0000CD" fo:font-size="11pt" style:font-size-asian="11pt"/>
    </style:style>
    <style:style style:name="T1013" style:parent-style-name="DefaultParagraphFont" style:family="text">
      <style:text-properties style:font-name="Consolas, Menlo, 'courier new'," fo:color="#0000CD" fo:font-size="11pt" style:font-size-asian="11pt"/>
    </style:style>
    <style:style style:name="T1014" style:parent-style-name="DefaultParagraphFont" style:family="text">
      <style:text-properties style:font-name="Consolas, Menlo, 'courier new'," fo:color="#A52A2A" fo:font-size="11pt" style:font-size-asian="11pt"/>
    </style:style>
    <style:style style:name="T1015" style:parent-style-name="DefaultParagraphFont" style:family="text">
      <style:text-properties style:font-name="Consolas, Menlo, 'courier new'," fo:color="#0000CD" fo:font-size="11pt" style:font-size-asian="11pt"/>
    </style:style>
    <style:style style:name="T1016" style:parent-style-name="DefaultParagraphFont" style:family="text">
      <style:text-properties style:font-name="Consolas, Menlo, 'courier new'," fo:color="#0000CD" fo:font-size="11pt" style:font-size-asian="11pt"/>
    </style:style>
    <style:style style:name="T1017" style:parent-style-name="DefaultParagraphFont" style:family="text">
      <style:text-properties style:font-name="Consolas, Menlo, 'courier new'," fo:color="#A52A2A" fo:font-size="11pt" style:font-size-asian="11pt"/>
    </style:style>
    <style:style style:name="T1018" style:parent-style-name="DefaultParagraphFont" style:family="text">
      <style:text-properties style:font-name="Consolas, Menlo, 'courier new'," fo:color="#0000CD" fo:font-size="11pt" style:font-size-asian="11pt"/>
    </style:style>
    <style:style style:name="T1019" style:parent-style-name="DefaultParagraphFont" style:family="text">
      <style:text-properties style:font-name="Consolas, Menlo, 'courier new'," fo:color="#000000" fo:font-size="11pt" style:font-size-asian="11pt"/>
    </style:style>
    <style:style style:name="T1020" style:parent-style-name="DefaultParagraphFont" style:family="text">
      <style:text-properties style:font-name="Consolas, Menlo, 'courier new'," fo:color="#0000CD" fo:font-size="11pt" style:font-size-asian="11pt"/>
    </style:style>
    <style:style style:name="T1021" style:parent-style-name="DefaultParagraphFont" style:family="text">
      <style:text-properties style:font-name="Consolas, Menlo, 'courier new'," fo:color="#A52A2A" fo:font-size="11pt" style:font-size-asian="11pt"/>
    </style:style>
    <style:style style:name="T1022" style:parent-style-name="DefaultParagraphFont" style:family="text">
      <style:text-properties style:font-name="Consolas, Menlo, 'courier new'," fo:color="#0000CD" fo:font-size="11pt" style:font-size-asian="11pt"/>
    </style:style>
    <style:style style:name="T1023" style:parent-style-name="DefaultParagraphFont" style:family="text">
      <style:text-properties style:font-name="Consolas, Menlo, 'courier new'," fo:color="#0000CD" fo:font-size="11pt" style:font-size-asian="11pt"/>
    </style:style>
    <style:style style:name="T1024" style:parent-style-name="DefaultParagraphFont" style:family="text">
      <style:text-properties style:font-name="Consolas, Menlo, 'courier new'," fo:color="#A52A2A" fo:font-size="11pt" style:font-size-asian="11pt"/>
    </style:style>
    <style:style style:name="T1025" style:parent-style-name="DefaultParagraphFont" style:family="text">
      <style:text-properties style:font-name="Consolas, Menlo, 'courier new'," fo:color="#0000CD" fo:font-size="11pt" style:font-size-asian="11pt"/>
    </style:style>
    <style:style style:name="T1026" style:parent-style-name="DefaultParagraphFont" style:family="text">
      <style:text-properties style:font-name="Consolas, Menlo, 'courier new'," fo:color="#000000" fo:font-size="11pt" style:font-size-asian="11pt"/>
    </style:style>
    <style:style style:name="T1027" style:parent-style-name="DefaultParagraphFont" style:family="text">
      <style:text-properties style:font-name="Consolas, Menlo, 'courier new'," fo:color="#0000CD" fo:font-size="11pt" style:font-size-asian="11pt"/>
    </style:style>
    <style:style style:name="T1028" style:parent-style-name="DefaultParagraphFont" style:family="text">
      <style:text-properties style:font-name="Consolas, Menlo, 'courier new'," fo:color="#A52A2A" fo:font-size="11pt" style:font-size-asian="11pt"/>
    </style:style>
    <style:style style:name="T1029" style:parent-style-name="DefaultParagraphFont" style:family="text">
      <style:text-properties style:font-name="Consolas, Menlo, 'courier new'," fo:color="#0000CD" fo:font-size="11pt" style:font-size-asian="11pt"/>
    </style:style>
    <style:style style:name="T1030" style:parent-style-name="DefaultParagraphFont" style:family="text">
      <style:text-properties style:font-name="Consolas, Menlo, 'courier new'," fo:color="#0000CD" fo:font-size="11pt" style:font-size-asian="11pt"/>
    </style:style>
    <style:style style:name="T1031" style:parent-style-name="DefaultParagraphFont" style:family="text">
      <style:text-properties style:font-name="Consolas, Menlo, 'courier new'," fo:color="#A52A2A" fo:font-size="11pt" style:font-size-asian="11pt"/>
    </style:style>
    <style:style style:name="T1032" style:parent-style-name="DefaultParagraphFont" style:family="text">
      <style:text-properties style:font-name="Consolas, Menlo, 'courier new'," fo:color="#0000CD" fo:font-size="11pt" style:font-size-asian="11pt"/>
    </style:style>
    <style:style style:name="T1033" style:parent-style-name="DefaultParagraphFont" style:family="text">
      <style:text-properties style:font-name="Consolas, Menlo, 'courier new'," fo:color="#0000CD" fo:font-size="11pt" style:font-size-asian="11pt"/>
    </style:style>
    <style:style style:name="T1034" style:parent-style-name="DefaultParagraphFont" style:family="text">
      <style:text-properties style:font-name="Consolas, Menlo, 'courier new'," fo:color="#A52A2A" fo:font-size="11pt" style:font-size-asian="11pt"/>
    </style:style>
    <style:style style:name="T1035" style:parent-style-name="DefaultParagraphFont" style:family="text">
      <style:text-properties style:font-name="Consolas, Menlo, 'courier new'," fo:color="#0000CD" fo:font-size="11pt" style:font-size-asian="11pt"/>
    </style:style>
    <style:style style:name="P1036" style:parent-style-name="Heading1" style:family="paragraph">
      <style:text-properties style:font-name="Segoe UI" fo:font-weight="normal" style:font-weight-asian="normal" fo:color="#000000" fo:font-size="31.5pt" style:font-size-asian="31.5pt"/>
    </style:style>
    <style:style style:name="T1037" style:parent-style-name="DefaultParagraphFont" style:family="text">
      <style:text-properties style:font-name="Verdana, sans-serif" fo:color="#000000"/>
    </style:style>
    <style:style style:name="T1038" style:parent-style-name="DefaultParagraphFont" style:family="text">
      <style:text-properties style:font-name="Segoe UI" fo:color="#000000" fo:font-size="31.5pt" style:font-size-asian="31.5pt"/>
    </style:style>
    <style:style style:name="T1039" style:parent-style-name="DefaultParagraphFont" style:family="text">
      <style:text-properties style:font-name="Segoe UI" fo:font-weight="normal" style:font-weight-asian="normal" fo:color="#000000" fo:font-size="31.5pt" style:font-size-asian="31.5pt"/>
    </style:style>
    <style:style style:name="T1040" style:parent-style-name="DefaultParagraphFont" style:family="text">
      <style:text-properties style:font-name="Verdana, sans-serif" fo:color="#000000" fo:font-size="11pt" style:font-size-asian="11pt"/>
    </style:style>
    <style:style style:name="T1041" style:parent-style-name="SourceText" style:family="text">
      <style:text-properties style:font-name="Consolas, Menlo, 'courier new'," fo:color="#DC143C" fo:font-size="11pt" style:font-size-asian="11pt"/>
    </style:style>
    <style:style style:name="T1042" style:parent-style-name="DefaultParagraphFont" style:family="text">
      <style:text-properties style:font-name="Verdana, sans-serif" fo:color="#000000" fo:font-size="11pt" style:font-size-asian="11pt"/>
    </style:style>
    <style:style style:name="T1043" style:parent-style-name="SourceText" style:family="text">
      <style:text-properties style:font-name="Consolas, Menlo, 'courier new'," fo:color="#DC143C" fo:font-size="11pt" style:font-size-asian="11pt"/>
    </style:style>
    <style:style style:name="T1044" style:parent-style-name="DefaultParagraphFont" style:family="text">
      <style:text-properties style:font-name="Verdana, sans-serif" fo:color="#000000" fo:font-size="11pt" style:font-size-asian="11pt"/>
    </style:style>
    <style:style style:name="T1045" style:parent-style-name="SourceText" style:family="text">
      <style:text-properties style:font-name="Consolas, Menlo, 'courier new'," fo:color="#DC143C" fo:font-size="11pt" style:font-size-asian="11pt"/>
    </style:style>
    <style:style style:name="T1046" style:parent-style-name="DefaultParagraphFont" style:family="text">
      <style:text-properties style:font-name="Verdana, sans-serif" fo:color="#000000" fo:font-size="11pt" style:font-size-asian="11pt"/>
    </style:style>
    <style:style style:name="P1047" style:parent-style-name="Textbody" style:family="paragraph">
      <style:text-properties style:font-name="Verdana, sans-serif" fo:color="#000000" fo:font-size="11pt" style:font-size-asian="11pt"/>
    </style:style>
    <style:style style:name="P1048" style:parent-style-name="Textbody" style:family="paragraph">
      <style:text-properties style:font-name="Verdana, sans-serif" fo:color="#000000" fo:font-size="11pt" style:font-size-asian="11pt"/>
    </style:style>
    <style:style style:name="T1049" style:parent-style-name="DefaultParagraphFont" style:family="text">
      <style:text-properties style:font-name="Segoe UI" fo:font-weight="normal" style:font-weight-asian="normal" fo:color="#000000" fo:font-size="31.5pt" style:font-size-asian="31.5pt"/>
    </style:style>
    <style:style style:name="T1050" style:parent-style-name="DefaultParagraphFont" style:family="text">
      <style:text-properties style:font-name="Verdana, sans-serif" fo:color="#000000" fo:font-size="11pt" style:font-size-asian="11pt"/>
    </style:style>
    <style:style style:name="T1051" style:parent-style-name="SourceText" style:family="text">
      <style:text-properties style:font-name="Consolas, Menlo, 'courier new'," fo:color="#DC143C" fo:font-size="11pt" style:font-size-asian="11pt"/>
    </style:style>
    <style:style style:name="T1052" style:parent-style-name="DefaultParagraphFont" style:family="text">
      <style:text-properties style:font-name="Verdana, sans-serif" fo:color="#000000" fo:font-size="11pt" style:font-size-asian="11pt"/>
    </style:style>
    <style:style style:name="T1053" style:parent-style-name="DefaultParagraphFont" style:family="text">
      <style:text-properties style:font-name="Verdana, sans-serif" fo:color="#000000" fo:font-size="11pt" style:font-size-asian="11pt"/>
    </style:style>
    <style:style style:name="T1054" style:parent-style-name="DefaultParagraphFont" style:family="text">
      <style:text-properties style:font-name="Segoe UI" fo:font-weight="normal" style:font-weight-asian="normal" fo:color="#000000" fo:font-size="31.5pt" style:font-size-asian="31.5pt"/>
    </style:style>
    <style:style style:name="T1055" style:parent-style-name="DefaultParagraphFont" style:family="text">
      <style:text-properties style:font-name="Verdana, sans-serif" fo:color="#000000" fo:font-size="11pt" style:font-size-asian="11pt"/>
    </style:style>
    <style:style style:name="T1056" style:parent-style-name="SourceText" style:family="text">
      <style:text-properties style:font-name="Consolas, Menlo, 'courier new'," fo:color="#DC143C" fo:font-size="11pt" style:font-size-asian="11pt"/>
    </style:style>
    <style:style style:name="T1057" style:parent-style-name="DefaultParagraphFont" style:family="text">
      <style:text-properties style:font-name="Verdana, sans-serif" fo:color="#000000" fo:font-size="11pt" style:font-size-asian="11pt"/>
    </style:style>
    <style:style style:name="T1058" style:parent-style-name="DefaultParagraphFont" style:family="text">
      <style:text-properties style:font-name="Consolas, Menlo, 'courier new'," fo:color="#0000CD" fo:font-size="11pt" style:font-size-asian="11pt"/>
    </style:style>
    <style:style style:name="T1059" style:parent-style-name="DefaultParagraphFont" style:family="text">
      <style:text-properties style:font-name="Consolas, Menlo, 'courier new'," fo:color="#A52A2A" fo:font-size="11pt" style:font-size-asian="11pt"/>
    </style:style>
    <style:style style:name="T1060" style:parent-style-name="DefaultParagraphFont" style:family="text">
      <style:text-properties style:font-name="Segoe UI" fo:color="#FF0000" fo:font-size="31.5pt" style:font-size-asian="31.5pt"/>
    </style:style>
    <style:style style:name="T1061" style:parent-style-name="DefaultParagraphFont" style:family="text">
      <style:text-properties style:font-name="Consolas, Menlo, 'courier new'," fo:color="#FF0000" fo:font-size="11pt" style:font-size-asian="11pt"/>
    </style:style>
    <style:style style:name="T1062" style:parent-style-name="DefaultParagraphFont" style:family="text">
      <style:text-properties style:font-name="Consolas, Menlo, 'courier new'," fo:color="#0000CD" fo:font-size="11pt" style:font-size-asian="11pt"/>
    </style:style>
    <style:style style:name="T1063" style:parent-style-name="DefaultParagraphFont" style:family="text">
      <style:text-properties style:font-name="Consolas, Menlo, 'courier new'," fo:color="#FF0000" fo:font-size="11pt" style:font-size-asian="11pt"/>
    </style:style>
    <style:style style:name="T1064" style:parent-style-name="DefaultParagraphFont" style:family="text">
      <style:text-properties style:font-name="Consolas, Menlo, 'courier new'," fo:color="#0000CD" fo:font-size="11pt" style:font-size-asian="11pt"/>
    </style:style>
    <style:style style:name="T1065" style:parent-style-name="DefaultParagraphFont" style:family="text">
      <style:text-properties style:font-name="Segoe UI" fo:font-weight="normal" style:font-weight-asian="normal" fo:color="#000000" fo:font-size="31.5pt" style:font-size-asian="31.5pt"/>
    </style:style>
    <style:style style:name="T1066" style:parent-style-name="DefaultParagraphFont" style:family="text">
      <style:text-properties style:font-name="Verdana, sans-serif" fo:color="#000000" fo:font-size="11pt" style:font-size-asian="11pt"/>
    </style:style>
    <style:style style:name="T1067" style:parent-style-name="SourceText" style:family="text">
      <style:text-properties style:font-name="Consolas, Menlo, 'courier new'," fo:color="#DC143C" fo:font-size="11pt" style:font-size-asian="11pt"/>
    </style:style>
    <style:style style:name="T1068" style:parent-style-name="DefaultParagraphFont" style:family="text">
      <style:text-properties style:font-name="Verdana, sans-serif" fo:color="#000000" fo:font-size="11pt" style:font-size-asian="11pt"/>
    </style:style>
    <style:style style:name="P1069" style:parent-style-name="Textbody" style:family="paragraph">
      <style:text-properties style:font-name="Verdana, sans-serif" fo:color="#000000" fo:font-size="11pt" style:font-size-asian="11pt"/>
    </style:style>
    <style:style style:name="T1070" style:parent-style-name="DefaultParagraphFont" style:family="text">
      <style:text-properties style:font-name="Segoe UI" fo:color="#000000" fo:font-size="31.5pt" style:font-size-asian="31.5pt"/>
    </style:style>
    <style:style style:name="P1071" style:parent-style-name="Textbody" style:family="paragraph">
      <style:paragraph-properties fo:margin-top="0.1666in" fo:margin-bottom="0.1666in"/>
    </style:style>
    <style:style style:name="T1072" style:parent-style-name="DefaultParagraphFont" style:family="text">
      <style:text-properties style:font-name="Consolas, Menlo, 'courier new'," fo:color="#0000CD" fo:font-size="11pt" style:font-size-asian="11pt" fo:background-color="#FFFFFF"/>
    </style:style>
    <style:style style:name="T1073" style:parent-style-name="DefaultParagraphFont" style:family="text">
      <style:text-properties style:font-name="Consolas, Menlo, 'courier new'," fo:color="#A52A2A" fo:font-size="11pt" style:font-size-asian="11pt" fo:background-color="#FFFFFF"/>
    </style:style>
    <style:style style:name="T1074" style:parent-style-name="DefaultParagraphFont" style:family="text">
      <style:text-properties style:font-name="Consolas, Menlo, 'courier new'," fo:color="#FF0000" fo:font-size="11pt" style:font-size-asian="11pt" fo:background-color="#FFFFFF"/>
    </style:style>
    <style:style style:name="T1075" style:parent-style-name="DefaultParagraphFont" style:family="text">
      <style:text-properties style:font-name="Consolas, Menlo, 'courier new'," fo:color="#0000CD" fo:font-size="11pt" style:font-size-asian="11pt" fo:background-color="#FFFFFF"/>
    </style:style>
    <style:style style:name="T1076" style:parent-style-name="DefaultParagraphFont" style:family="text">
      <style:text-properties style:font-name="Verdana, sans-serif" fo:color="#000000" fo:font-size="11pt" style:font-size-asian="11pt"/>
    </style:style>
    <style:style style:name="T1077" style:parent-style-name="DefaultParagraphFont" style:family="text">
      <style:text-properties style:font-name="Consolas, Menlo, 'courier new'," fo:color="#0000CD" fo:font-size="11pt" style:font-size-asian="11pt"/>
    </style:style>
    <style:style style:name="T1078" style:parent-style-name="DefaultParagraphFont" style:family="text">
      <style:text-properties style:font-name="Consolas, Menlo, 'courier new'," fo:color="#A52A2A" fo:font-size="11pt" style:font-size-asian="11pt"/>
    </style:style>
    <style:style style:name="T1079" style:parent-style-name="DefaultParagraphFont" style:family="text">
      <style:text-properties style:font-name="Verdana, sans-serif" fo:color="#FF0000" fo:font-size="11pt" style:font-size-asian="11pt"/>
    </style:style>
    <style:style style:name="T1080" style:parent-style-name="DefaultParagraphFont" style:family="text">
      <style:text-properties style:font-name="Consolas, Menlo, 'courier new'," fo:color="#FF0000" fo:font-size="11pt" style:font-size-asian="11pt"/>
    </style:style>
    <style:style style:name="T1081" style:parent-style-name="DefaultParagraphFont" style:family="text">
      <style:text-properties style:font-name="Consolas, Menlo, 'courier new'," fo:color="#0000CD" fo:font-size="11pt" style:font-size-asian="11pt"/>
    </style:style>
    <style:style style:name="T1082" style:parent-style-name="DefaultParagraphFont" style:family="text">
      <style:text-properties style:font-name="Consolas, Menlo, 'courier new'," fo:color="#FF0000" fo:font-size="11pt" style:font-size-asian="11pt"/>
    </style:style>
    <style:style style:name="T1083" style:parent-style-name="DefaultParagraphFont" style:family="text">
      <style:text-properties style:font-name="Consolas, Menlo, 'courier new'," fo:color="#0000CD" fo:font-size="11pt" style:font-size-asian="11pt"/>
    </style:style>
    <style:style style:name="T1084" style:parent-style-name="DefaultParagraphFont" style:family="text">
      <style:text-properties style:font-name="Segoe UI" fo:color="#000000" fo:font-size="31.5pt" style:font-size-asian="31.5pt"/>
    </style:style>
    <style:style style:name="T1085" style:parent-style-name="DefaultParagraphFont" style:family="text">
      <style:text-properties style:font-name="Verdana, sans-serif" fo:color="#000000" fo:font-size="11pt" style:font-size-asian="11pt"/>
    </style:style>
    <style:style style:name="T1086" style:parent-style-name="DefaultParagraphFont" style:family="text">
      <style:text-properties style:font-name="Consolas, Menlo, 'courier new'," fo:color="#0000CD" fo:font-size="11pt" style:font-size-asian="11pt"/>
    </style:style>
    <style:style style:name="T1087" style:parent-style-name="DefaultParagraphFont" style:family="text">
      <style:text-properties style:font-name="Consolas, Menlo, 'courier new'," fo:color="#A52A2A" fo:font-size="11pt" style:font-size-asian="11pt"/>
    </style:style>
    <style:style style:name="T1088" style:parent-style-name="DefaultParagraphFont" style:family="text">
      <style:text-properties style:font-name="Segoe UI" fo:color="#FF0000" fo:font-size="31.5pt" style:font-size-asian="31.5pt"/>
    </style:style>
    <style:style style:name="T1089" style:parent-style-name="DefaultParagraphFont" style:family="text">
      <style:text-properties style:font-name="Consolas, Menlo, 'courier new'," fo:color="#FF0000" fo:font-size="11pt" style:font-size-asian="11pt"/>
    </style:style>
    <style:style style:name="T1090" style:parent-style-name="DefaultParagraphFont" style:family="text">
      <style:text-properties style:font-name="Consolas, Menlo, 'courier new'," fo:color="#0000CD" fo:font-size="11pt" style:font-size-asian="11pt"/>
    </style:style>
    <style:style style:name="T1091" style:parent-style-name="DefaultParagraphFont" style:family="text">
      <style:text-properties style:font-name="Consolas, Menlo, 'courier new'," fo:color="#FF0000" fo:font-size="11pt" style:font-size-asian="11pt"/>
    </style:style>
    <style:style style:name="T1092" style:parent-style-name="DefaultParagraphFont" style:family="text">
      <style:text-properties style:font-name="Consolas, Menlo, 'courier new'," fo:color="#0000CD" fo:font-size="11pt" style:font-size-asian="11pt"/>
    </style:style>
    <style:style style:name="T1093" style:parent-style-name="DefaultParagraphFont" style:family="text">
      <style:text-properties style:font-name="Verdana, sans-serif" fo:color="#000000" fo:font-size="11pt" style:font-size-asian="11pt"/>
    </style:style>
    <style:style style:name="T1094" style:parent-style-name="DefaultParagraphFont" style:family="text">
      <style:text-properties style:font-name="Consolas, Menlo, 'courier new'," fo:color="#0000CD" fo:font-size="11pt" style:font-size-asian="11pt"/>
    </style:style>
    <style:style style:name="T1095" style:parent-style-name="DefaultParagraphFont" style:family="text">
      <style:text-properties style:font-name="Consolas, Menlo, 'courier new'," fo:color="#A52A2A" fo:font-size="11pt" style:font-size-asian="11pt"/>
    </style:style>
    <style:style style:name="T1096" style:parent-style-name="DefaultParagraphFont" style:family="text">
      <style:text-properties style:font-name="Segoe UI" fo:color="#FF0000" fo:font-size="31.5pt" style:font-size-asian="31.5pt"/>
    </style:style>
    <style:style style:name="T1097" style:parent-style-name="DefaultParagraphFont" style:family="text">
      <style:text-properties style:font-name="Consolas, Menlo, 'courier new'," fo:color="#FF0000" fo:font-size="11pt" style:font-size-asian="11pt"/>
    </style:style>
    <style:style style:name="T1098" style:parent-style-name="DefaultParagraphFont" style:family="text">
      <style:text-properties style:font-name="Consolas, Menlo, 'courier new'," fo:color="#0000CD" fo:font-size="11pt" style:font-size-asian="11pt"/>
    </style:style>
    <style:style style:name="T1099" style:parent-style-name="DefaultParagraphFont" style:family="text">
      <style:text-properties style:font-name="Consolas, Menlo, 'courier new'," fo:color="#FF0000" fo:font-size="11pt" style:font-size-asian="11pt"/>
    </style:style>
    <style:style style:name="T1100" style:parent-style-name="DefaultParagraphFont" style:family="text">
      <style:text-properties style:font-name="Consolas, Menlo, 'courier new'," fo:color="#0000CD" fo:font-size="11pt" style:font-size-asian="11pt"/>
    </style:style>
    <style:style style:name="P1101" style:parent-style-name="Textbody" style:family="paragraph">
      <style:text-properties style:font-name="Verdana, sans-serif" fo:font-weight="bold" style:font-weight-asian="bold" fo:color="#000000" fo:font-size="11pt" style:font-size-asian="11pt"/>
    </style:style>
    <style:style style:name="P1102" style:parent-style-name="Textbody" style:family="paragraph">
      <style:paragraph-properties fo:margin-top="0.1666in" fo:margin-bottom="0.1666in"/>
    </style:style>
    <style:style style:name="T1103" style:parent-style-name="DefaultParagraphFont" style:family="text">
      <style:text-properties style:font-name="Consolas, Menlo, 'courier new'," fo:color="#0000CD" fo:font-size="11pt" style:font-size-asian="11pt" fo:background-color="#FFFFFF"/>
    </style:style>
    <style:style style:name="T1104" style:parent-style-name="DefaultParagraphFont" style:family="text">
      <style:text-properties style:font-name="Consolas, Menlo, 'courier new'," fo:color="#A52A2A" fo:font-size="11pt" style:font-size-asian="11pt" fo:background-color="#FFFFFF"/>
    </style:style>
    <style:style style:name="T1105" style:parent-style-name="DefaultParagraphFont" style:family="text">
      <style:text-properties style:font-name="Consolas, Menlo, 'courier new'," fo:color="#FF0000" fo:font-size="11pt" style:font-size-asian="11pt" fo:background-color="#FFFFFF"/>
    </style:style>
    <style:style style:name="T1106" style:parent-style-name="DefaultParagraphFont" style:family="text">
      <style:text-properties style:font-name="Consolas, Menlo, 'courier new'," fo:color="#0000CD" fo:font-size="11pt" style:font-size-asian="11pt" fo:background-color="#FFFFFF"/>
    </style:style>
    <style:style style:name="T1107" style:parent-style-name="DefaultParagraphFont" style:family="text">
      <style:text-properties style:font-name="Consolas, Menlo, 'courier new'," fo:color="#FF0000" fo:font-size="11pt" style:font-size-asian="11pt" fo:background-color="#FFFFFF"/>
    </style:style>
    <style:style style:name="T1108" style:parent-style-name="DefaultParagraphFont" style:family="text">
      <style:text-properties style:font-name="Consolas, Menlo, 'courier new'," fo:color="#0000CD" fo:font-size="11pt" style:font-size-asian="11pt" fo:background-color="#FFFFFF"/>
    </style:style>
    <style:style style:name="P1109" style:parent-style-name="Textbody" style:family="paragraph">
      <style:paragraph-properties fo:margin-top="0.1666in" fo:margin-bottom="0.1666in"/>
    </style:style>
    <style:style style:name="T1110" style:parent-style-name="DefaultParagraphFont" style:family="text">
      <style:text-properties style:font-name="Verdana, sans-serif" fo:color="#000000" fo:font-size="11pt" style:font-size-asian="11pt" fo:background-color="#FFFFFF"/>
    </style:style>
    <style:style style:name="P1111" style:parent-style-name="Textbody" style:family="paragraph">
      <style:paragraph-properties fo:margin-top="0.1666in" fo:margin-bottom="0.1666in"/>
    </style:style>
    <style:style style:name="T1112" style:parent-style-name="DefaultParagraphFont" style:family="text">
      <style:text-properties style:font-name="Consolas, Menlo, 'courier new'," fo:color="#0000CD" fo:font-size="11pt" style:font-size-asian="11pt" fo:background-color="#FFFFFF"/>
    </style:style>
    <style:style style:name="T1113" style:parent-style-name="DefaultParagraphFont" style:family="text">
      <style:text-properties style:font-name="Consolas, Menlo, 'courier new'," fo:color="#A52A2A" fo:font-size="11pt" style:font-size-asian="11pt" fo:background-color="#FFFFFF"/>
    </style:style>
    <style:style style:name="T1114" style:parent-style-name="DefaultParagraphFont" style:family="text">
      <style:text-properties style:font-name="Consolas, Menlo, 'courier new'," fo:color="#FF0000" fo:font-size="11pt" style:font-size-asian="11pt" fo:background-color="#FFFFFF"/>
    </style:style>
    <style:style style:name="T1115" style:parent-style-name="DefaultParagraphFont" style:family="text">
      <style:text-properties style:font-name="Consolas, Menlo, 'courier new'," fo:color="#0000CD" fo:font-size="11pt" style:font-size-asian="11pt" fo:background-color="#FFFFFF"/>
    </style:style>
    <style:style style:name="T1116" style:parent-style-name="DefaultParagraphFont" style:family="text">
      <style:text-properties style:font-name="Consolas, Menlo, 'courier new'," fo:color="#FF0000" fo:font-size="11pt" style:font-size-asian="11pt" fo:background-color="#FFFFFF"/>
    </style:style>
    <style:style style:name="T1117" style:parent-style-name="DefaultParagraphFont" style:family="text">
      <style:text-properties style:font-name="Consolas, Menlo, 'courier new'," fo:color="#0000CD" fo:font-size="11pt" style:font-size-asian="11pt" fo:background-color="#FFFFFF"/>
    </style:style>
    <style:style style:name="P1118" style:parent-style-name="Heading2" style:family="paragraph">
      <style:paragraph-properties fo:margin-top="0.1666in" fo:margin-bottom="0.1666in"/>
      <style:text-properties style:font-name="Segoe UI" fo:font-weight="normal" style:font-weight-asian="normal" fo:color="#000000" fo:font-size="24pt" style:font-size-asian="24pt" fo:background-color="#FFFFFF"/>
    </style:style>
    <style:style style:name="P1119" style:parent-style-name="Textbody" style:family="paragraph">
      <style:paragraph-properties fo:margin-top="0.1666in" fo:margin-bottom="0.1666in"/>
      <style:text-properties style:font-name="Verdana, sans-serif" fo:color="#000000" fo:font-size="11pt" style:font-size-asian="11pt" fo:background-color="#FFFFFF"/>
    </style:style>
    <style:style style:name="T1120" style:parent-style-name="DefaultParagraphFont" style:family="text">
      <style:text-properties style:font-name="Verdana, sans-serif" fo:color="#000000" fo:font-size="11pt" style:font-size-asian="11pt"/>
    </style:style>
    <style:style style:name="T1121" style:parent-style-name="SourceText" style:family="text">
      <style:text-properties style:font-name="Consolas, Menlo, 'courier new'," fo:color="#DC143C" fo:font-size="11pt" style:font-size-asian="11pt"/>
    </style:style>
    <style:style style:name="T1122" style:parent-style-name="DefaultParagraphFont" style:family="text">
      <style:text-properties style:font-name="Verdana, sans-serif" fo:color="#000000" fo:font-size="11pt" style:font-size-asian="11pt"/>
    </style:style>
    <style:style style:name="P1123" style:parent-style-name="Standard" style:family="paragraph">
      <style:paragraph-properties fo:margin-top="0.1666in" fo:margin-bottom="0.1666in"/>
    </style:style>
    <style:style style:name="T1124" style:parent-style-name="DefaultParagraphFont" style:family="text">
      <style:text-properties style:font-name="Consolas, Menlo, 'courier new'," fo:color="#0000CD" fo:font-size="11pt" style:font-size-asian="11pt" fo:background-color="#FFFFFF"/>
    </style:style>
    <style:style style:name="T1125" style:parent-style-name="DefaultParagraphFont" style:family="text">
      <style:text-properties style:font-name="Consolas, Menlo, 'courier new'," fo:color="#A52A2A" fo:font-size="11pt" style:font-size-asian="11pt" fo:background-color="#FFFFFF"/>
    </style:style>
    <style:style style:name="T1126" style:parent-style-name="DefaultParagraphFont" style:family="text">
      <style:text-properties style:font-name="Consolas, Menlo, 'courier new'," fo:color="#FF0000" fo:font-size="11pt" style:font-size-asian="11pt" fo:background-color="#FFFFFF"/>
    </style:style>
    <style:style style:name="T1127" style:parent-style-name="DefaultParagraphFont" style:family="text">
      <style:text-properties style:font-name="Consolas, Menlo, 'courier new'," fo:color="#0000CD" fo:font-size="11pt" style:font-size-asian="11pt" fo:background-color="#FFFFFF"/>
    </style:style>
    <style:style style:name="T1128" style:parent-style-name="DefaultParagraphFont" style:family="text">
      <style:text-properties style:font-name="Consolas, Menlo, 'courier new'," fo:color="#FF0000" fo:font-size="11pt" style:font-size-asian="11pt" fo:background-color="#FFFFFF"/>
    </style:style>
    <style:style style:name="T1129" style:parent-style-name="DefaultParagraphFont" style:family="text">
      <style:text-properties style:font-name="Consolas, Menlo, 'courier new'," fo:color="#0000CD" fo:font-size="11pt" style:font-size-asian="11pt" fo:background-color="#FFFFFF"/>
    </style:style>
    <style:style style:name="P1130" style:parent-style-name="Textbody" style:family="paragraph">
      <style:text-properties style:font-name="Verdana, sans-serif" fo:color="#000000" fo:font-size="11pt" style:font-size-asian="11pt"/>
    </style:style>
    <style:style style:name="T1131" style:parent-style-name="DefaultParagraphFont" style:family="text">
      <style:text-properties style:font-name="Verdana, sans-serif" fo:color="#000000" fo:font-size="11pt" style:font-size-asian="11pt"/>
    </style:style>
    <style:style style:name="T1132" style:parent-style-name="SourceText" style:family="text">
      <style:text-properties style:font-name="Consolas, Menlo, 'courier new'," fo:color="#DC143C" fo:font-size="11pt" style:font-size-asian="11pt"/>
    </style:style>
    <style:style style:name="T1133" style:parent-style-name="DefaultParagraphFont" style:family="text">
      <style:text-properties style:font-name="Verdana, sans-serif" fo:color="#000000" fo:font-size="11pt" style:font-size-asian="11pt"/>
    </style:style>
    <style:style style:name="T1134" style:parent-style-name="DefaultParagraphFont" style:family="text">
      <style:text-properties style:font-name="Verdana, sans-serif" fo:color="#000000" fo:font-size="11pt" style:font-size-asian="11pt"/>
    </style:style>
    <style:style style:name="T1135" style:parent-style-name="SourceText" style:family="text">
      <style:text-properties style:font-name="Consolas, Menlo, 'courier new'," fo:color="#DC143C" fo:font-size="11pt" style:font-size-asian="11pt"/>
    </style:style>
    <style:style style:name="T1136" style:parent-style-name="DefaultParagraphFont" style:family="text">
      <style:text-properties style:font-name="Verdana, sans-serif" fo:color="#000000" fo:font-size="11pt" style:font-size-asian="11pt"/>
    </style:style>
    <style:style style:name="P1137" style:parent-style-name="Heading2" style:family="paragraph">
      <style:paragraph-properties fo:margin-top="0.1666in" fo:margin-bottom="0.1666in"/>
      <style:text-properties style:font-name="Segoe UI" fo:font-weight="normal" style:font-weight-asian="normal" fo:color="#000000" fo:font-size="24pt" style:font-size-asian="24pt" fo:background-color="#FFFFFF"/>
    </style:style>
    <style:style style:name="T1138" style:parent-style-name="DefaultParagraphFont" style:family="text">
      <style:text-properties style:font-name="Verdana, sans-serif" fo:color="#000000" fo:font-size="11pt" style:font-size-asian="11pt"/>
    </style:style>
    <style:style style:name="T1139" style:parent-style-name="SourceText" style:family="text">
      <style:text-properties style:font-name="Consolas, Menlo, 'courier new'," fo:color="#DC143C" fo:font-size="11pt" style:font-size-asian="11pt"/>
    </style:style>
    <style:style style:name="T1140" style:parent-style-name="DefaultParagraphFont" style:family="text">
      <style:text-properties style:font-name="Verdana, sans-serif" fo:color="#000000" fo:font-size="11pt" style:font-size-asian="11pt"/>
    </style:style>
    <style:style style:name="P1141" style:parent-style-name="Heading2" style:family="paragraph">
      <style:paragraph-properties fo:margin-top="0.1666in" fo:margin-bottom="0.1666in"/>
      <style:text-properties style:font-name="Segoe UI" fo:font-weight="normal" style:font-weight-asian="normal" fo:color="#000000" fo:font-size="24pt" style:font-size-asian="24pt" fo:background-color="#FFFFFF"/>
    </style:style>
    <style:style style:name="P1142" style:parent-style-name="Textbody" style:family="paragraph">
      <style:paragraph-properties fo:margin-top="0.1666in" fo:margin-bottom="0.1666in"/>
    </style:style>
    <style:style style:name="T1143" style:parent-style-name="DefaultParagraphFont" style:family="text">
      <style:text-properties style:font-name="Verdana, sans-serif" fo:color="#000000" fo:font-size="11pt" style:font-size-asian="11pt" fo:background-color="#FFFFFF"/>
    </style:style>
    <style:style style:name="T1144" style:parent-style-name="SourceText" style:family="text">
      <style:text-properties style:font-name="Consolas, Menlo, 'courier new'," fo:color="#DC143C"/>
    </style:style>
    <style:style style:name="T1145" style:parent-style-name="DefaultParagraphFont" style:family="text">
      <style:text-properties style:font-name="Verdana, sans-serif" fo:color="#000000" fo:font-size="11pt" style:font-size-asian="11pt" fo:background-color="#FFFFFF"/>
    </style:style>
    <style:style style:name="T1146" style:parent-style-name="DefaultParagraphFont" style:family="text">
      <style:text-properties style:font-name="Verdana, sans-serif" fo:color="#000000" fo:font-size="11pt" style:font-size-asian="11pt"/>
    </style:style>
    <style:style style:name="T1147" style:parent-style-name="SourceText" style:family="text">
      <style:text-properties style:font-name="Consolas, Menlo, 'courier new'," fo:color="#DC143C" fo:font-size="11pt" style:font-size-asian="11pt"/>
    </style:style>
    <style:style style:name="T1148" style:parent-style-name="DefaultParagraphFont" style:family="text">
      <style:text-properties style:font-name="Verdana, sans-serif" fo:color="#000000" fo:font-size="11pt" style:font-size-asian="11pt"/>
    </style:style>
    <style:style style:name="T1149" style:parent-style-name="DefaultParagraphFont" style:family="text">
      <style:text-properties style:font-name="Verdana, sans-serif" fo:color="#000000" fo:font-size="11pt" style:font-size-asian="11pt"/>
    </style:style>
    <style:style style:name="T1150" style:parent-style-name="SourceText" style:family="text">
      <style:text-properties style:font-name="Consolas, Menlo, 'courier new'," fo:color="#DC143C" fo:font-size="11pt" style:font-size-asian="11pt"/>
    </style:style>
    <style:style style:name="T1151" style:parent-style-name="DefaultParagraphFont" style:family="text">
      <style:text-properties style:font-name="Verdana, sans-serif" fo:color="#000000" fo:font-size="11pt" style:font-size-asian="11pt"/>
    </style:style>
    <style:style style:name="P1152" style:parent-style-name="Textbody" style:family="paragraph">
      <style:paragraph-properties fo:margin-top="0.1666in" fo:margin-bottom="0.1666in"/>
      <style:text-properties style:font-name="Consolas, Menlo, 'courier new'," fo:color="#000000" fo:font-size="11pt" style:font-size-asian="11pt" fo:background-color="#FFFFFF"/>
    </style:style>
    <style:style style:name="P1153" style:parent-style-name="Heading2" style:family="paragraph">
      <style:text-properties style:font-name="Segoe UI" fo:font-weight="normal" style:font-weight-asian="normal" fo:color="#000000" fo:font-size="24pt" style:font-size-asian="24pt"/>
    </style:style>
    <style:style style:name="P1154" style:parent-style-name="Textbody" style:family="paragraph">
      <style:text-properties style:font-name="Verdana, sans-serif" fo:color="#000000" fo:font-size="11pt" style:font-size-asian="11pt"/>
    </style:style>
    <style:style style:name="P1155" style:parent-style-name="Heading2" style:family="paragraph">
      <style:text-properties style:font-name="Segoe UI" fo:color="#000000" fo:font-size="24pt" style:font-size-asian="24pt"/>
    </style:style>
    <style:style style:name="T1156" style:parent-style-name="DefaultParagraphFont" style:family="text">
      <style:text-properties style:font-name="Verdana, sans-serif" fo:color="#000000" fo:font-size="11pt" style:font-size-asian="11pt"/>
    </style:style>
    <style:style style:name="T1157" style:parent-style-name="SourceText" style:family="text">
      <style:text-properties style:font-name="Consolas, Menlo, 'courier new'," fo:color="#DC143C" fo:font-size="11pt" style:font-size-asian="11pt"/>
    </style:style>
    <style:style style:name="T1158" style:parent-style-name="DefaultParagraphFont" style:family="text">
      <style:text-properties style:font-name="Verdana, sans-serif" fo:color="#000000" fo:font-size="11pt" style:font-size-asian="11pt"/>
    </style:style>
    <style:style style:name="P1159" style:parent-style-name="Textbody" style:family="paragraph">
      <style:text-properties style:font-name="Verdana, sans-serif" fo:color="#000000" fo:font-size="11pt" style:font-size-asian="11pt"/>
    </style:style>
    <style:style style:name="P1160" style:parent-style-name="Heading1" style:family="paragraph">
      <style:text-properties style:font-name="Segoe UI" fo:font-weight="normal" style:font-weight-asian="normal" fo:color="#000000" fo:font-size="31.5pt" style:font-size-asian="31.5pt"/>
    </style:style>
    <style:style style:name="P1161" style:parent-style-name="Heading2" style:family="paragraph">
      <style:text-properties style:font-name="Segoe UI" fo:font-weight="normal" style:font-weight-asian="normal" fo:color="#000000" fo:font-size="24pt" style:font-size-asian="24pt"/>
    </style:style>
    <style:style style:name="T1162" style:parent-style-name="DefaultParagraphFont" style:family="text">
      <style:text-properties style:font-name="Verdana, sans-serif" fo:color="#000000" fo:font-size="11pt" style:font-size-asian="11pt"/>
    </style:style>
    <style:style style:name="T1163" style:parent-style-name="DefaultParagraphFont" style:family="text">
      <style:text-properties style:font-name="Verdana, sans-serif" fo:color="#000000" fo:font-size="11pt" style:font-size-asian="11pt"/>
    </style:style>
    <style:style style:name="P1164" style:parent-style-name="Textbody" style:family="paragraph">
      <style:text-properties style:font-name="Verdana, sans-serif" fo:color="#000000" fo:font-size="11pt" style:font-size-asian="11pt"/>
    </style:style>
    <style:style style:name="P1165" style:parent-style-name="Textbody" style:family="paragraph">
      <style:text-properties style:font-name="Verdana, sans-serif" fo:color="#000000" fo:font-size="11pt" style:font-size-asian="11pt"/>
    </style:style>
    <style:style style:name="P1166" style:parent-style-name="Textbody" style:family="paragraph">
      <style:text-properties style:font-name="Verdana, sans-serif" fo:color="#000000" fo:font-size="11pt" style:font-size-asian="11pt"/>
    </style:style>
    <style:style style:name="P1167" style:parent-style-name="Textbody" style:family="paragraph">
      <style:text-properties style:font-name="Verdana, sans-serif" fo:color="#000000" fo:font-size="11pt" style:font-size-asian="11pt"/>
    </style:style>
    <style:style style:name="P1168" style:parent-style-name="Textbody" style:family="paragraph">
      <style:text-properties style:font-name="Verdana, sans-serif" fo:color="#000000" fo:font-size="11pt" style:font-size-asian="11pt"/>
    </style:style>
    <style:style style:name="P1169" style:parent-style-name="Textbody" style:family="paragraph">
      <style:text-properties style:font-name="Verdana, sans-serif" fo:color="#000000" fo:font-size="11pt" style:font-size-asian="11pt"/>
    </style:style>
    <style:style style:name="P1170" style:parent-style-name="Textbody" style:family="paragraph">
      <style:text-properties style:font-name="Verdana, sans-serif" fo:color="#000000" fo:font-size="11pt" style:font-size-asian="11pt"/>
    </style:style>
    <style:style style:name="P1171" style:parent-style-name="Heading1" style:family="paragraph">
      <style:text-properties style:font-name="Segoe UI" fo:font-weight="normal" style:font-weight-asian="normal" fo:color="#000000" fo:font-size="31.5pt" style:font-size-asian="31.5pt"/>
    </style:style>
    <style:style style:name="T1172" style:parent-style-name="DefaultParagraphFont" style:family="text">
      <style:text-properties style:font-name="Verdana, sans-serif" fo:color="#000000"/>
    </style:style>
    <style:style style:name="T1173" style:parent-style-name="SourceText" style:family="text">
      <style:text-properties style:font-name="Consolas, Menlo, 'courier new'," fo:color="#DC143C"/>
    </style:style>
    <style:style style:name="T1174" style:parent-style-name="DefaultParagraphFont" style:family="text">
      <style:text-properties fo:color="#000000"/>
    </style:style>
    <style:style style:name="T1175" style:parent-style-name="DefaultParagraphFont" style:family="text">
      <style:text-properties style:font-name="Verdana, sans-serif" fo:color="#000000"/>
    </style:style>
    <style:style style:name="P1176" style:parent-style-name="Heading2" style:family="paragraph">
      <style:text-properties style:font-name="Segoe UI" fo:font-weight="normal" style:font-weight-asian="normal" fo:color="#000000" fo:font-size="24pt" style:font-size-asian="24pt"/>
    </style:style>
    <style:style style:name="T1177" style:parent-style-name="DefaultParagraphFont" style:family="text">
      <style:text-properties style:font-name="Verdana, sans-serif" fo:color="#000000" fo:font-size="11pt" style:font-size-asian="11pt"/>
    </style:style>
    <style:style style:name="T1178" style:parent-style-name="SourceText" style:family="text">
      <style:text-properties style:font-name="Consolas, Menlo, 'courier new'," fo:color="#DC143C" fo:font-size="11pt" style:font-size-asian="11pt"/>
    </style:style>
    <style:style style:name="T1179" style:parent-style-name="DefaultParagraphFont" style:family="text">
      <style:text-properties style:font-name="Verdana, sans-serif" fo:color="#000000" fo:font-size="11pt" style:font-size-asian="11pt"/>
    </style:style>
    <style:style style:name="T1180" style:parent-style-name="DefaultParagraphFont" style:family="text">
      <style:text-properties style:font-name="Consolas, Menlo, 'courier new'," fo:color="#0000CD" fo:font-size="11pt" style:font-size-asian="11pt"/>
    </style:style>
    <style:style style:name="T1181" style:parent-style-name="DefaultParagraphFont" style:family="text">
      <style:text-properties style:font-name="Consolas, Menlo, 'courier new'," fo:color="#A52A2A" fo:font-size="11pt" style:font-size-asian="11pt"/>
    </style:style>
    <style:style style:name="T1182" style:parent-style-name="DefaultParagraphFont" style:family="text">
      <style:text-properties style:font-name="Consolas, Menlo, 'courier new'," fo:color="#FF0000" fo:font-size="11pt" style:font-size-asian="11pt"/>
    </style:style>
    <style:style style:name="T1183" style:parent-style-name="DefaultParagraphFont" style:family="text">
      <style:text-properties style:font-name="Consolas, Menlo, 'courier new'," fo:color="#0000CD" fo:font-size="11pt" style:font-size-asian="11pt"/>
    </style:style>
    <style:style style:name="T1184" style:parent-style-name="DefaultParagraphFont" style:family="text">
      <style:text-properties style:font-name="Consolas, Menlo, 'courier new'," fo:color="#FF0000" fo:font-size="11pt" style:font-size-asian="11pt"/>
    </style:style>
    <style:style style:name="T1185" style:parent-style-name="DefaultParagraphFont" style:family="text">
      <style:text-properties style:font-name="Consolas, Menlo, 'courier new'," fo:color="#0000CD" fo:font-size="11pt" style:font-size-asian="11pt"/>
    </style:style>
    <style:style style:name="T1186" style:parent-style-name="DefaultParagraphFont" style:family="text">
      <style:text-properties style:font-name="Consolas, Menlo, 'courier new'," fo:color="#FF0000" fo:font-size="11pt" style:font-size-asian="11pt"/>
    </style:style>
    <style:style style:name="T1187" style:parent-style-name="DefaultParagraphFont" style:family="text">
      <style:text-properties style:font-name="Consolas, Menlo, 'courier new'," fo:color="#0000CD" fo:font-size="11pt" style:font-size-asian="11pt"/>
    </style:style>
    <style:style style:name="T1188" style:parent-style-name="DefaultParagraphFont" style:family="text">
      <style:text-properties fo:color="#000000"/>
    </style:style>
    <style:style style:name="T1189" style:parent-style-name="DefaultParagraphFont" style:family="text">
      <style:text-properties style:font-name="Consolas, Menlo, 'courier new'," fo:color="#0000CD" fo:font-size="11pt" style:font-size-asian="11pt"/>
    </style:style>
    <style:style style:name="T1190" style:parent-style-name="DefaultParagraphFont" style:family="text">
      <style:text-properties style:font-name="Consolas, Menlo, 'courier new'," fo:color="#A52A2A" fo:font-size="11pt" style:font-size-asian="11pt"/>
    </style:style>
    <style:style style:name="T1191" style:parent-style-name="DefaultParagraphFont" style:family="text">
      <style:text-properties style:font-name="Consolas, Menlo, 'courier new'," fo:color="#FF0000" fo:font-size="11pt" style:font-size-asian="11pt"/>
    </style:style>
    <style:style style:name="T1192" style:parent-style-name="DefaultParagraphFont" style:family="text">
      <style:text-properties style:font-name="Consolas, Menlo, 'courier new'," fo:color="#0000CD" fo:font-size="11pt" style:font-size-asian="11pt"/>
    </style:style>
    <style:style style:name="T1193" style:parent-style-name="DefaultParagraphFont" style:family="text">
      <style:text-properties style:font-name="Consolas, Menlo, 'courier new'," fo:color="#FF0000" fo:font-size="11pt" style:font-size-asian="11pt"/>
    </style:style>
    <style:style style:name="T1194" style:parent-style-name="DefaultParagraphFont" style:family="text">
      <style:text-properties style:font-name="Consolas, Menlo, 'courier new'," fo:color="#0000CD" fo:font-size="11pt" style:font-size-asian="11pt"/>
    </style:style>
    <style:style style:name="T1195" style:parent-style-name="DefaultParagraphFont" style:family="text">
      <style:text-properties fo:color="#000000"/>
    </style:style>
    <style:style style:name="T1196" style:parent-style-name="DefaultParagraphFont" style:family="text">
      <style:text-properties style:font-name="Consolas, Menlo, 'courier new'," fo:color="#0000CD" fo:font-size="11pt" style:font-size-asian="11pt"/>
    </style:style>
    <style:style style:name="T1197" style:parent-style-name="DefaultParagraphFont" style:family="text">
      <style:text-properties style:font-name="Consolas, Menlo, 'courier new'," fo:color="#A52A2A" fo:font-size="11pt" style:font-size-asian="11pt"/>
    </style:style>
    <style:style style:name="T1198" style:parent-style-name="DefaultParagraphFont" style:family="text">
      <style:text-properties style:font-name="Consolas, Menlo, 'courier new'," fo:color="#FF0000" fo:font-size="11pt" style:font-size-asian="11pt"/>
    </style:style>
    <style:style style:name="T1199" style:parent-style-name="DefaultParagraphFont" style:family="text">
      <style:text-properties style:font-name="Consolas, Menlo, 'courier new'," fo:color="#0000CD" fo:font-size="11pt" style:font-size-asian="11pt"/>
    </style:style>
    <style:style style:name="T1200" style:parent-style-name="DefaultParagraphFont" style:family="text">
      <style:text-properties style:font-name="Consolas, Menlo, 'courier new'," fo:color="#FF0000" fo:font-size="11pt" style:font-size-asian="11pt"/>
    </style:style>
    <style:style style:name="T1201" style:parent-style-name="DefaultParagraphFont" style:family="text">
      <style:text-properties style:font-name="Consolas, Menlo, 'courier new'," fo:color="#0000CD" fo:font-size="11pt" style:font-size-asian="11pt"/>
    </style:style>
    <style:style style:name="T1202" style:parent-style-name="DefaultParagraphFont" style:family="text">
      <style:text-properties style:font-name="Consolas, Menlo, 'courier new'," fo:color="#000000" fo:font-size="11pt" style:font-size-asian="11pt"/>
    </style:style>
    <style:style style:name="T1203" style:parent-style-name="DefaultParagraphFont" style:family="text">
      <style:text-properties style:font-name="Consolas, Menlo, 'courier new'," fo:color="#0000CD" fo:font-size="11pt" style:font-size-asian="11pt"/>
    </style:style>
    <style:style style:name="T1204" style:parent-style-name="DefaultParagraphFont" style:family="text">
      <style:text-properties style:font-name="Consolas, Menlo, 'courier new'," fo:color="#A52A2A" fo:font-size="11pt" style:font-size-asian="11pt"/>
    </style:style>
    <style:style style:name="T1205" style:parent-style-name="DefaultParagraphFont" style:family="text">
      <style:text-properties style:font-name="Consolas, Menlo, 'courier new'," fo:color="#0000CD" fo:font-size="11pt" style:font-size-asian="11pt"/>
    </style:style>
    <style:style style:name="T1206" style:parent-style-name="DefaultParagraphFont" style:family="text">
      <style:text-properties style:font-name="Verdana, sans-serif" fo:color="#000000" fo:font-size="11pt" style:font-size-asian="11pt"/>
    </style:style>
    <style:style style:name="T1207" style:parent-style-name="SourceText" style:family="text">
      <style:text-properties style:font-name="Consolas, Menlo, 'courier new'," fo:color="#DC143C" fo:font-size="11pt" style:font-size-asian="11pt"/>
    </style:style>
    <style:style style:name="T1208" style:parent-style-name="DefaultParagraphFont" style:family="text">
      <style:text-properties fo:color="#000000"/>
    </style:style>
    <style:style style:name="T1209" style:parent-style-name="DefaultParagraphFont" style:family="text">
      <style:text-properties style:font-name="Verdana, sans-serif" fo:color="#000000" fo:font-size="11pt" style:font-size-asian="11pt"/>
    </style:style>
    <style:style style:name="T1210" style:parent-style-name="SourceText" style:family="text">
      <style:text-properties style:font-name="Consolas, Menlo, 'courier new'," fo:color="#DC143C" fo:font-size="11pt" style:font-size-asian="11pt"/>
    </style:style>
    <style:style style:name="T1211" style:parent-style-name="DefaultParagraphFont" style:family="text">
      <style:text-properties fo:color="#000000"/>
    </style:style>
    <style:style style:name="T1212" style:parent-style-name="DefaultParagraphFont" style:family="text">
      <style:text-properties style:font-name="Verdana, sans-serif" fo:color="#000000" fo:font-size="11pt" style:font-size-asian="11pt"/>
    </style:style>
    <style:style style:name="T1213" style:parent-style-name="DefaultParagraphFont" style:family="text">
      <style:text-properties style:font-name="Consolas, Menlo, 'courier new'," fo:color="#0000CD" fo:font-size="11pt" style:font-size-asian="11pt"/>
    </style:style>
    <style:style style:name="T1214" style:parent-style-name="DefaultParagraphFont" style:family="text">
      <style:text-properties style:font-name="Consolas, Menlo, 'courier new'," fo:color="#A52A2A" fo:font-size="11pt" style:font-size-asian="11pt"/>
    </style:style>
    <style:style style:name="T1215" style:parent-style-name="DefaultParagraphFont" style:family="text">
      <style:text-properties style:font-name="Consolas, Menlo, 'courier new'," fo:color="#FF0000" fo:font-size="11pt" style:font-size-asian="11pt"/>
    </style:style>
    <style:style style:name="T1216" style:parent-style-name="DefaultParagraphFont" style:family="text">
      <style:text-properties style:font-name="Consolas, Menlo, 'courier new'," fo:color="#0000CD" fo:font-size="11pt" style:font-size-asian="11pt"/>
    </style:style>
    <style:style style:name="T1217" style:parent-style-name="DefaultParagraphFont" style:family="text">
      <style:text-properties style:font-name="Consolas, Menlo, 'courier new'," fo:color="#FF0000" fo:font-size="11pt" style:font-size-asian="11pt"/>
    </style:style>
    <style:style style:name="T1218" style:parent-style-name="DefaultParagraphFont" style:family="text">
      <style:text-properties style:font-name="Consolas, Menlo, 'courier new'," fo:color="#0000CD" fo:font-size="11pt" style:font-size-asian="11pt"/>
    </style:style>
    <style:style style:name="T1219" style:parent-style-name="DefaultParagraphFont" style:family="text">
      <style:text-properties style:font-name="Consolas, Menlo, 'courier new'," fo:color="#FF0000" fo:font-size="11pt" style:font-size-asian="11pt"/>
    </style:style>
    <style:style style:name="T1220" style:parent-style-name="DefaultParagraphFont" style:family="text">
      <style:text-properties style:font-name="Consolas, Menlo, 'courier new'," fo:color="#0000CD" fo:font-size="11pt" style:font-size-asian="11pt"/>
    </style:style>
    <style:style style:name="T1221" style:parent-style-name="DefaultParagraphFont" style:family="text">
      <style:text-properties fo:color="#000000"/>
    </style:style>
    <style:style style:name="T1222" style:parent-style-name="DefaultParagraphFont" style:family="text">
      <style:text-properties style:font-name="Consolas, Menlo, 'courier new'," fo:color="#0000CD" fo:font-size="11pt" style:font-size-asian="11pt"/>
    </style:style>
    <style:style style:name="T1223" style:parent-style-name="DefaultParagraphFont" style:family="text">
      <style:text-properties style:font-name="Consolas, Menlo, 'courier new'," fo:color="#A52A2A" fo:font-size="11pt" style:font-size-asian="11pt"/>
    </style:style>
    <style:style style:name="T1224" style:parent-style-name="DefaultParagraphFont" style:family="text">
      <style:text-properties style:font-name="Consolas, Menlo, 'courier new'," fo:color="#FF0000" fo:font-size="11pt" style:font-size-asian="11pt"/>
    </style:style>
    <style:style style:name="T1225" style:parent-style-name="DefaultParagraphFont" style:family="text">
      <style:text-properties style:font-name="Consolas, Menlo, 'courier new'," fo:color="#0000CD" fo:font-size="11pt" style:font-size-asian="11pt"/>
    </style:style>
    <style:style style:name="T1226" style:parent-style-name="DefaultParagraphFont" style:family="text">
      <style:text-properties style:font-name="Consolas, Menlo, 'courier new'," fo:color="#FF0000" fo:font-size="11pt" style:font-size-asian="11pt"/>
    </style:style>
    <style:style style:name="T1227" style:parent-style-name="DefaultParagraphFont" style:family="text">
      <style:text-properties style:font-name="Consolas, Menlo, 'courier new'," fo:color="#0000CD" fo:font-size="11pt" style:font-size-asian="11pt"/>
    </style:style>
    <style:style style:name="T1228" style:parent-style-name="DefaultParagraphFont" style:family="text">
      <style:text-properties fo:color="#000000"/>
    </style:style>
    <style:style style:name="T1229" style:parent-style-name="DefaultParagraphFont" style:family="text">
      <style:text-properties style:font-name="Consolas, Menlo, 'courier new'," fo:color="#0000CD" fo:font-size="11pt" style:font-size-asian="11pt"/>
    </style:style>
    <style:style style:name="T1230" style:parent-style-name="DefaultParagraphFont" style:family="text">
      <style:text-properties style:font-name="Consolas, Menlo, 'courier new'," fo:color="#A52A2A" fo:font-size="11pt" style:font-size-asian="11pt"/>
    </style:style>
    <style:style style:name="T1231" style:parent-style-name="DefaultParagraphFont" style:family="text">
      <style:text-properties style:font-name="Consolas, Menlo, 'courier new'," fo:color="#FF0000" fo:font-size="11pt" style:font-size-asian="11pt"/>
    </style:style>
    <style:style style:name="T1232" style:parent-style-name="DefaultParagraphFont" style:family="text">
      <style:text-properties style:font-name="Consolas, Menlo, 'courier new'," fo:color="#0000CD" fo:font-size="11pt" style:font-size-asian="11pt"/>
    </style:style>
    <style:style style:name="T1233" style:parent-style-name="DefaultParagraphFont" style:family="text">
      <style:text-properties style:font-name="Consolas, Menlo, 'courier new'," fo:color="#FF0000" fo:font-size="11pt" style:font-size-asian="11pt"/>
    </style:style>
    <style:style style:name="T1234" style:parent-style-name="DefaultParagraphFont" style:family="text">
      <style:text-properties style:font-name="Consolas, Menlo, 'courier new'," fo:color="#0000CD" fo:font-size="11pt" style:font-size-asian="11pt"/>
    </style:style>
    <style:style style:name="T1235" style:parent-style-name="DefaultParagraphFont" style:family="text">
      <style:text-properties style:font-name="Consolas, Menlo, 'courier new'," fo:color="#000000" fo:font-size="11pt" style:font-size-asian="11pt"/>
    </style:style>
    <style:style style:name="T1236" style:parent-style-name="DefaultParagraphFont" style:family="text">
      <style:text-properties style:font-name="Consolas, Menlo, 'courier new'," fo:color="#0000CD" fo:font-size="11pt" style:font-size-asian="11pt"/>
    </style:style>
    <style:style style:name="T1237" style:parent-style-name="DefaultParagraphFont" style:family="text">
      <style:text-properties style:font-name="Consolas, Menlo, 'courier new'," fo:color="#A52A2A" fo:font-size="11pt" style:font-size-asian="11pt"/>
    </style:style>
    <style:style style:name="T1238" style:parent-style-name="DefaultParagraphFont" style:family="text">
      <style:text-properties style:font-name="Consolas, Menlo, 'courier new'," fo:color="#0000CD" fo:font-size="11pt" style:font-size-asian="11pt"/>
    </style:style>
    <style:style style:name="P1239" style:parent-style-name="Heading1" style:family="paragraph">
      <style:text-properties style:font-name="Segoe UI" fo:font-weight="normal" style:font-weight-asian="normal" fo:color="#000000" fo:font-size="31.5pt" style:font-size-asian="31.5pt"/>
    </style:style>
    <style:style style:name="T1240" style:parent-style-name="DefaultParagraphFont" style:family="text">
      <style:text-properties style:font-name="Verdana, sans-serif" fo:color="#000000"/>
    </style:style>
    <style:style style:name="T1241" style:parent-style-name="SourceText" style:family="text">
      <style:text-properties style:font-name="Consolas, Menlo, 'courier new'," fo:color="#DC143C"/>
    </style:style>
    <style:style style:name="T1242" style:parent-style-name="DefaultParagraphFont" style:family="text">
      <style:text-properties fo:color="#000000"/>
    </style:style>
    <style:style style:name="T1243" style:parent-style-name="DefaultParagraphFont" style:family="text">
      <style:text-properties style:font-name="Verdana, sans-serif" fo:color="#000000"/>
    </style:style>
    <style:style style:name="T1244" style:parent-style-name="DefaultParagraphFont" style:family="text">
      <style:text-properties style:font-name="Verdana, sans-serif" fo:color="#000000" fo:font-size="11pt" style:font-size-asian="11pt"/>
    </style:style>
    <style:style style:name="T1245" style:parent-style-name="SourceText" style:family="text">
      <style:text-properties style:font-name="Consolas, Menlo, 'courier new'," fo:color="#DC143C" fo:font-size="11pt" style:font-size-asian="11pt"/>
    </style:style>
    <style:style style:name="T1246" style:parent-style-name="DefaultParagraphFont" style:family="text">
      <style:text-properties fo:color="#000000"/>
    </style:style>
    <style:style style:name="T1247" style:parent-style-name="DefaultParagraphFont" style:family="text">
      <style:text-properties style:font-name="Verdana, sans-serif" fo:color="#000000" fo:font-size="11pt" style:font-size-asian="11pt"/>
    </style:style>
    <style:style style:name="T1248" style:parent-style-name="DefaultParagraphFont" style:family="text">
      <style:text-properties style:font-name="Consolas, Menlo, 'courier new'," fo:color="#0000CD" fo:font-size="11pt" style:font-size-asian="11pt"/>
    </style:style>
    <style:style style:name="T1249" style:parent-style-name="DefaultParagraphFont" style:family="text">
      <style:text-properties style:font-name="Consolas, Menlo, 'courier new'," fo:color="#A52A2A" fo:font-size="11pt" style:font-size-asian="11pt"/>
    </style:style>
    <style:style style:name="T1250" style:parent-style-name="DefaultParagraphFont" style:family="text">
      <style:text-properties style:font-name="Consolas, Menlo, 'courier new'," fo:color="#FF0000" fo:font-size="11pt" style:font-size-asian="11pt"/>
    </style:style>
    <style:style style:name="T1251" style:parent-style-name="DefaultParagraphFont" style:family="text">
      <style:text-properties style:font-name="Consolas, Menlo, 'courier new'," fo:color="#0000CD" fo:font-size="11pt" style:font-size-asian="11pt"/>
    </style:style>
    <style:style style:name="T1252" style:parent-style-name="DefaultParagraphFont" style:family="text">
      <style:text-properties fo:color="#000000"/>
    </style:style>
    <style:style style:name="T1253" style:parent-style-name="DefaultParagraphFont" style:family="text">
      <style:text-properties style:font-name="Consolas, Menlo, 'courier new'," fo:color="#0000CD" fo:font-size="11pt" style:font-size-asian="11pt"/>
    </style:style>
    <style:style style:name="T1254" style:parent-style-name="DefaultParagraphFont" style:family="text">
      <style:text-properties style:font-name="Consolas, Menlo, 'courier new'," fo:color="#A52A2A" fo:font-size="11pt" style:font-size-asian="11pt"/>
    </style:style>
    <style:style style:name="T1255" style:parent-style-name="DefaultParagraphFont" style:family="text">
      <style:text-properties style:font-name="Consolas, Menlo, 'courier new'," fo:color="#FF0000" fo:font-size="11pt" style:font-size-asian="11pt"/>
    </style:style>
    <style:style style:name="T1256" style:parent-style-name="DefaultParagraphFont" style:family="text">
      <style:text-properties style:font-name="Consolas, Menlo, 'courier new'," fo:color="#0000CD" fo:font-size="11pt" style:font-size-asian="11pt"/>
    </style:style>
    <style:style style:name="T1257" style:parent-style-name="DefaultParagraphFont" style:family="text">
      <style:text-properties style:font-name="Consolas, Menlo, 'courier new'," fo:color="#FF0000" fo:font-size="11pt" style:font-size-asian="11pt"/>
    </style:style>
    <style:style style:name="T1258" style:parent-style-name="DefaultParagraphFont" style:family="text">
      <style:text-properties style:font-name="Consolas, Menlo, 'courier new'," fo:color="#0000CD" fo:font-size="11pt" style:font-size-asian="11pt"/>
    </style:style>
    <style:style style:name="T1259" style:parent-style-name="DefaultParagraphFont" style:family="text">
      <style:text-properties fo:color="#000000"/>
    </style:style>
    <style:style style:name="T1260" style:parent-style-name="DefaultParagraphFont" style:family="text">
      <style:text-properties style:font-name="Consolas, Menlo, 'courier new'," fo:color="#0000CD" fo:font-size="11pt" style:font-size-asian="11pt"/>
    </style:style>
    <style:style style:name="T1261" style:parent-style-name="DefaultParagraphFont" style:family="text">
      <style:text-properties style:font-name="Consolas, Menlo, 'courier new'," fo:color="#A52A2A" fo:font-size="11pt" style:font-size-asian="11pt"/>
    </style:style>
    <style:style style:name="T1262" style:parent-style-name="DefaultParagraphFont" style:family="text">
      <style:text-properties style:font-name="Consolas, Menlo, 'courier new'," fo:color="#FF0000" fo:font-size="11pt" style:font-size-asian="11pt"/>
    </style:style>
    <style:style style:name="T1263" style:parent-style-name="DefaultParagraphFont" style:family="text">
      <style:text-properties style:font-name="Consolas, Menlo, 'courier new'," fo:color="#0000CD" fo:font-size="11pt" style:font-size-asian="11pt"/>
    </style:style>
    <style:style style:name="T1264" style:parent-style-name="DefaultParagraphFont" style:family="text">
      <style:text-properties style:font-name="Consolas, Menlo, 'courier new'," fo:color="#FF0000" fo:font-size="11pt" style:font-size-asian="11pt"/>
    </style:style>
    <style:style style:name="T1265" style:parent-style-name="DefaultParagraphFont" style:family="text">
      <style:text-properties style:font-name="Consolas, Menlo, 'courier new'," fo:color="#0000CD" fo:font-size="11pt" style:font-size-asian="11pt"/>
    </style:style>
    <style:style style:name="T1266" style:parent-style-name="DefaultParagraphFont" style:family="text">
      <style:text-properties style:font-name="Consolas, Menlo, 'courier new'," fo:color="#000000" fo:font-size="11pt" style:font-size-asian="11pt"/>
    </style:style>
    <style:style style:name="T1267" style:parent-style-name="DefaultParagraphFont" style:family="text">
      <style:text-properties style:font-name="Consolas, Menlo, 'courier new'," fo:color="#0000CD" fo:font-size="11pt" style:font-size-asian="11pt"/>
    </style:style>
    <style:style style:name="T1268" style:parent-style-name="DefaultParagraphFont" style:family="text">
      <style:text-properties style:font-name="Consolas, Menlo, 'courier new'," fo:color="#A52A2A" fo:font-size="11pt" style:font-size-asian="11pt"/>
    </style:style>
    <style:style style:name="T1269" style:parent-style-name="DefaultParagraphFont" style:family="text">
      <style:text-properties style:font-name="Consolas, Menlo, 'courier new'," fo:color="#0000CD" fo:font-size="11pt" style:font-size-asian="11pt"/>
    </style:style>
    <style:style style:name="P1270" style:parent-style-name="Heading2" style:family="paragraph">
      <style:text-properties style:font-name="Segoe UI" fo:font-weight="normal" style:font-weight-asian="normal" fo:color="#000000" fo:font-size="24pt" style:font-size-asian="24pt"/>
    </style:style>
    <style:style style:name="T1271" style:parent-style-name="DefaultParagraphFont" style:family="text">
      <style:text-properties style:font-name="Verdana, sans-serif" fo:color="#000000" fo:font-size="11pt" style:font-size-asian="11pt"/>
    </style:style>
    <style:style style:name="T1272" style:parent-style-name="SourceText" style:family="text">
      <style:text-properties style:font-name="Consolas, Menlo, 'courier new'," fo:color="#DC143C" fo:font-size="11pt" style:font-size-asian="11pt"/>
    </style:style>
    <style:style style:name="T1273" style:parent-style-name="DefaultParagraphFont" style:family="text">
      <style:text-properties style:font-name="Verdana, sans-serif" fo:color="#000000" fo:font-size="11pt" style:font-size-asian="11pt"/>
    </style:style>
    <style:style style:name="T1274" style:parent-style-name="DefaultParagraphFont" style:family="text">
      <style:text-properties style:font-name="Verdana, sans-serif" fo:color="#000000" fo:font-size="11pt" style:font-size-asian="11pt"/>
    </style:style>
    <style:style style:name="T1275" style:parent-style-name="SourceText" style:family="text">
      <style:text-properties style:font-name="Consolas, Menlo, 'courier new'," fo:color="#DC143C" fo:font-size="11pt" style:font-size-asian="11pt"/>
    </style:style>
    <style:style style:name="T1276" style:parent-style-name="DefaultParagraphFont" style:family="text">
      <style:text-properties style:font-name="Verdana, sans-serif" fo:color="#000000" fo:font-size="11pt" style:font-size-asian="11pt"/>
    </style:style>
    <style:style style:name="T1277" style:parent-style-name="DefaultParagraphFont" style:family="text">
      <style:text-properties style:font-name="Verdana, sans-serif" fo:color="#000000" fo:font-size="11pt" style:font-size-asian="11pt"/>
    </style:style>
    <style:style style:name="T1278" style:parent-style-name="SourceText" style:family="text">
      <style:text-properties style:font-name="Consolas, Menlo, 'courier new'," fo:color="#DC143C" fo:font-size="11pt" style:font-size-asian="11pt"/>
    </style:style>
    <style:style style:name="T1279" style:parent-style-name="DefaultParagraphFont" style:family="text">
      <style:text-properties style:font-name="Verdana, sans-serif" fo:color="#000000" fo:font-size="11pt" style:font-size-asian="11pt"/>
    </style:style>
    <style:style style:name="T1280" style:parent-style-name="SourceText" style:family="text">
      <style:text-properties style:font-name="Consolas, Menlo, 'courier new'," fo:color="#DC143C" fo:font-size="11pt" style:font-size-asian="11pt"/>
    </style:style>
    <style:style style:name="T1281" style:parent-style-name="DefaultParagraphFont" style:family="text">
      <style:text-properties style:font-name="Verdana, sans-serif" fo:color="#000000" fo:font-size="11pt" style:font-size-asian="11pt"/>
    </style:style>
    <style:style style:name="T1282" style:parent-style-name="SourceText" style:family="text">
      <style:text-properties style:font-name="Consolas, Menlo, 'courier new'," fo:color="#DC143C" fo:font-size="11pt" style:font-size-asian="11pt"/>
    </style:style>
    <style:style style:name="T1283" style:parent-style-name="DefaultParagraphFont" style:family="text">
      <style:text-properties style:font-name="Verdana, sans-serif" fo:color="#000000" fo:font-size="11pt" style:font-size-asian="11pt"/>
    </style:style>
    <style:style style:name="P1284" style:parent-style-name="Heading2" style:family="paragraph">
      <style:text-properties style:font-name="Segoe UI" fo:font-weight="normal" style:font-weight-asian="normal" fo:color="#000000" fo:font-size="24pt" style:font-size-asian="24pt"/>
    </style:style>
    <style:style style:name="T1285" style:parent-style-name="DefaultParagraphFont" style:family="text">
      <style:text-properties style:font-name="Verdana, sans-serif" fo:color="#000000" fo:font-size="11pt" style:font-size-asian="11pt"/>
    </style:style>
    <style:style style:name="T1286" style:parent-style-name="SourceText" style:family="text">
      <style:text-properties style:font-name="Consolas, Menlo, 'courier new'," fo:color="#DC143C" fo:font-size="11pt" style:font-size-asian="11pt"/>
    </style:style>
    <style:style style:name="T1287" style:parent-style-name="DefaultParagraphFont" style:family="text">
      <style:text-properties style:font-name="Verdana, sans-serif" fo:color="#000000" fo:font-size="11pt" style:font-size-asian="11pt"/>
    </style:style>
    <style:style style:name="T1288" style:parent-style-name="DefaultParagraphFont" style:family="text">
      <style:text-properties style:font-name="Verdana, sans-serif" fo:color="#000000" fo:font-size="11pt" style:font-size-asian="11pt"/>
    </style:style>
    <style:style style:name="T1289" style:parent-style-name="SourceText" style:family="text">
      <style:text-properties style:font-name="Consolas, Menlo, 'courier new'," fo:color="#DC143C" fo:font-size="11pt" style:font-size-asian="11pt"/>
    </style:style>
    <style:style style:name="T1290" style:parent-style-name="DefaultParagraphFont" style:family="text">
      <style:text-properties fo:color="#000000"/>
    </style:style>
    <style:style style:name="T1291" style:parent-style-name="DefaultParagraphFont" style:family="text">
      <style:text-properties style:font-name="Verdana, sans-serif" fo:color="#000000" fo:font-size="11pt" style:font-size-asian="11pt"/>
    </style:style>
    <style:style style:name="T1292" style:parent-style-name="SourceText" style:family="text">
      <style:text-properties style:font-name="Consolas, Menlo, 'courier new'," fo:color="#DC143C" fo:font-size="11pt" style:font-size-asian="11pt"/>
    </style:style>
    <style:style style:name="T1293" style:parent-style-name="DefaultParagraphFont" style:family="text">
      <style:text-properties fo:color="#000000"/>
    </style:style>
    <style:style style:name="T1294" style:parent-style-name="DefaultParagraphFont" style:family="text">
      <style:text-properties style:font-name="Verdana, sans-serif" fo:color="#000000" fo:font-size="11pt" style:font-size-asian="11pt"/>
    </style:style>
    <style:style style:name="T1295" style:parent-style-name="DefaultParagraphFont" style:family="text">
      <style:text-properties style:font-name="Consolas, Menlo, 'courier new'," fo:color="#0000CD" fo:font-size="11pt" style:font-size-asian="11pt"/>
    </style:style>
    <style:style style:name="T1296" style:parent-style-name="DefaultParagraphFont" style:family="text">
      <style:text-properties style:font-name="Consolas, Menlo, 'courier new'," fo:color="#A52A2A" fo:font-size="11pt" style:font-size-asian="11pt"/>
    </style:style>
    <style:style style:name="T1297" style:parent-style-name="DefaultParagraphFont" style:family="text">
      <style:text-properties style:font-name="Consolas, Menlo, 'courier new'," fo:color="#FF0000" fo:font-size="11pt" style:font-size-asian="11pt"/>
    </style:style>
    <style:style style:name="T1298" style:parent-style-name="DefaultParagraphFont" style:family="text">
      <style:text-properties style:font-name="Consolas, Menlo, 'courier new'," fo:color="#0000CD" fo:font-size="11pt" style:font-size-asian="11pt"/>
    </style:style>
    <style:style style:name="T1299" style:parent-style-name="DefaultParagraphFont" style:family="text">
      <style:text-properties fo:color="#000000"/>
    </style:style>
    <style:style style:name="T1300" style:parent-style-name="DefaultParagraphFont" style:family="text">
      <style:text-properties style:font-name="Consolas, Menlo, 'courier new'," fo:color="#0000CD" fo:font-size="11pt" style:font-size-asian="11pt"/>
    </style:style>
    <style:style style:name="T1301" style:parent-style-name="DefaultParagraphFont" style:family="text">
      <style:text-properties style:font-name="Consolas, Menlo, 'courier new'," fo:color="#A52A2A" fo:font-size="11pt" style:font-size-asian="11pt"/>
    </style:style>
    <style:style style:name="T1302" style:parent-style-name="DefaultParagraphFont" style:family="text">
      <style:text-properties style:font-name="Consolas, Menlo, 'courier new'," fo:color="#FF0000" fo:font-size="11pt" style:font-size-asian="11pt"/>
    </style:style>
    <style:style style:name="T1303" style:parent-style-name="DefaultParagraphFont" style:family="text">
      <style:text-properties style:font-name="Consolas, Menlo, 'courier new'," fo:color="#0000CD" fo:font-size="11pt" style:font-size-asian="11pt"/>
    </style:style>
    <style:style style:name="T1304" style:parent-style-name="DefaultParagraphFont" style:family="text">
      <style:text-properties style:font-name="Consolas, Menlo, 'courier new'," fo:color="#FF0000" fo:font-size="11pt" style:font-size-asian="11pt"/>
    </style:style>
    <style:style style:name="T1305" style:parent-style-name="DefaultParagraphFont" style:family="text">
      <style:text-properties style:font-name="Consolas, Menlo, 'courier new'," fo:color="#0000CD" fo:font-size="11pt" style:font-size-asian="11pt"/>
    </style:style>
    <style:style style:name="T1306" style:parent-style-name="DefaultParagraphFont" style:family="text">
      <style:text-properties fo:color="#000000"/>
    </style:style>
    <style:style style:name="T1307" style:parent-style-name="DefaultParagraphFont" style:family="text">
      <style:text-properties style:font-name="Consolas, Menlo, 'courier new'," fo:color="#0000CD" fo:font-size="11pt" style:font-size-asian="11pt"/>
    </style:style>
    <style:style style:name="T1308" style:parent-style-name="DefaultParagraphFont" style:family="text">
      <style:text-properties style:font-name="Consolas, Menlo, 'courier new'," fo:color="#A52A2A" fo:font-size="11pt" style:font-size-asian="11pt"/>
    </style:style>
    <style:style style:name="T1309" style:parent-style-name="DefaultParagraphFont" style:family="text">
      <style:text-properties style:font-name="Consolas, Menlo, 'courier new'," fo:color="#FF0000" fo:font-size="11pt" style:font-size-asian="11pt"/>
    </style:style>
    <style:style style:name="T1310" style:parent-style-name="DefaultParagraphFont" style:family="text">
      <style:text-properties style:font-name="Consolas, Menlo, 'courier new'," fo:color="#0000CD" fo:font-size="11pt" style:font-size-asian="11pt"/>
    </style:style>
    <style:style style:name="T1311" style:parent-style-name="DefaultParagraphFont" style:family="text">
      <style:text-properties style:font-name="Consolas, Menlo, 'courier new'," fo:color="#FF0000" fo:font-size="11pt" style:font-size-asian="11pt"/>
    </style:style>
    <style:style style:name="T1312" style:parent-style-name="DefaultParagraphFont" style:family="text">
      <style:text-properties style:font-name="Consolas, Menlo, 'courier new'," fo:color="#0000CD" fo:font-size="11pt" style:font-size-asian="11pt"/>
    </style:style>
    <style:style style:name="T1313" style:parent-style-name="DefaultParagraphFont" style:family="text">
      <style:text-properties style:font-name="Consolas, Menlo, 'courier new'," fo:color="#000000" fo:font-size="11pt" style:font-size-asian="11pt"/>
    </style:style>
    <style:style style:name="T1314" style:parent-style-name="DefaultParagraphFont" style:family="text">
      <style:text-properties style:font-name="Consolas, Menlo, 'courier new'," fo:color="#0000CD" fo:font-size="11pt" style:font-size-asian="11pt"/>
    </style:style>
    <style:style style:name="T1315" style:parent-style-name="DefaultParagraphFont" style:family="text">
      <style:text-properties style:font-name="Consolas, Menlo, 'courier new'," fo:color="#A52A2A" fo:font-size="11pt" style:font-size-asian="11pt"/>
    </style:style>
    <style:style style:name="T1316" style:parent-style-name="DefaultParagraphFont" style:family="text">
      <style:text-properties style:font-name="Consolas, Menlo, 'courier new'," fo:color="#0000CD" fo:font-size="11pt" style:font-size-asian="11pt"/>
    </style:style>
    <style:style style:name="P1317" style:parent-style-name="Heading2" style:family="paragraph">
      <style:text-properties style:font-name="Segoe UI" fo:font-weight="normal" style:font-weight-asian="normal" fo:color="#000000" fo:font-size="24pt" style:font-size-asian="24pt"/>
    </style:style>
    <style:style style:name="T1318" style:parent-style-name="DefaultParagraphFont" style:family="text">
      <style:text-properties style:font-name="Verdana, sans-serif" fo:color="#000000" fo:font-size="11pt" style:font-size-asian="11pt"/>
    </style:style>
    <style:style style:name="T1319" style:parent-style-name="SourceText" style:family="text">
      <style:text-properties style:font-name="Consolas, Menlo, 'courier new'," fo:color="#DC143C" fo:font-size="11pt" style:font-size-asian="11pt"/>
    </style:style>
    <style:style style:name="T1320" style:parent-style-name="DefaultParagraphFont" style:family="text">
      <style:text-properties style:font-name="Verdana, sans-serif" fo:color="#000000" fo:font-size="11pt" style:font-size-asian="11pt"/>
    </style:style>
    <style:style style:name="T1321" style:parent-style-name="SourceText" style:family="text">
      <style:text-properties style:font-name="Consolas, Menlo, 'courier new'," fo:color="#DC143C" fo:font-size="11pt" style:font-size-asian="11pt"/>
    </style:style>
    <style:style style:name="T1322" style:parent-style-name="DefaultParagraphFont" style:family="text">
      <style:text-properties style:font-name="Verdana, sans-serif" fo:color="#000000" fo:font-size="11pt" style:font-size-asian="11pt"/>
    </style:style>
    <style:style style:name="T1323" style:parent-style-name="DefaultParagraphFont" style:family="text">
      <style:text-properties style:font-name="Verdana, sans-serif" fo:color="#000000" fo:font-size="11pt" style:font-size-asian="11pt"/>
    </style:style>
    <style:style style:name="T1324" style:parent-style-name="StrongEmphasis" style:family="text">
      <style:text-properties style:font-name="Verdana, sans-serif" fo:color="#000000" fo:font-size="11pt" style:font-size-asian="11pt"/>
    </style:style>
    <style:style style:name="T1325" style:parent-style-name="DefaultParagraphFont" style:family="text">
      <style:text-properties style:font-name="Verdana, sans-serif" fo:color="#000000" fo:font-size="11pt" style:font-size-asian="11pt"/>
    </style:style>
    <style:style style:name="T1326" style:parent-style-name="SourceText" style:family="text">
      <style:text-properties style:font-name="Consolas, Menlo, 'courier new'," fo:color="#DC143C" fo:font-size="11pt" style:font-size-asian="11pt"/>
    </style:style>
    <style:style style:name="T1327" style:parent-style-name="DefaultParagraphFont" style:family="text">
      <style:text-properties style:font-name="Verdana, sans-serif" fo:color="#000000" fo:font-size="11pt" style:font-size-asian="11pt"/>
    </style:style>
    <style:style style:name="T1328" style:parent-style-name="SourceText" style:family="text">
      <style:text-properties style:font-name="Consolas, Menlo, 'courier new'," fo:color="#DC143C" fo:font-size="11pt" style:font-size-asian="11pt"/>
    </style:style>
    <style:style style:name="T1329" style:parent-style-name="DefaultParagraphFont" style:family="text">
      <style:text-properties style:font-name="Verdana, sans-serif" fo:color="#000000" fo:font-size="11pt" style:font-size-asian="11pt"/>
    </style:style>
    <style:style style:name="T1330" style:parent-style-name="DefaultParagraphFont" style:family="text">
      <style:text-properties style:font-name="Verdana, sans-serif" fo:color="#000000" fo:font-size="11pt" style:font-size-asian="11pt"/>
    </style:style>
    <style:style style:name="T1331" style:parent-style-name="StrongEmphasis" style:family="text">
      <style:text-properties style:font-name="Verdana, sans-serif" fo:color="#000000" fo:font-size="11pt" style:font-size-asian="11pt"/>
    </style:style>
    <style:style style:name="T1332" style:parent-style-name="DefaultParagraphFont" style:family="text">
      <style:text-properties style:font-name="Verdana, sans-serif" fo:color="#000000" fo:font-size="11pt" style:font-size-asian="11pt"/>
    </style:style>
    <style:style style:name="T1333" style:parent-style-name="SourceText" style:family="text">
      <style:text-properties style:font-name="Consolas, Menlo, 'courier new'," fo:color="#DC143C" fo:font-size="11pt" style:font-size-asian="11pt"/>
    </style:style>
    <style:style style:name="T1334" style:parent-style-name="DefaultParagraphFont" style:family="text">
      <style:text-properties style:font-name="Verdana, sans-serif" fo:color="#000000" fo:font-size="11pt" style:font-size-asian="11pt"/>
    </style:style>
    <style:style style:name="T1335" style:parent-style-name="SourceText" style:family="text">
      <style:text-properties style:font-name="Consolas, Menlo, 'courier new'," fo:color="#DC143C" fo:font-size="11pt" style:font-size-asian="11pt"/>
    </style:style>
    <style:style style:name="T1336" style:parent-style-name="DefaultParagraphFont" style:family="text">
      <style:text-properties style:font-name="Verdana, sans-serif" fo:color="#000000" fo:font-size="11pt" style:font-size-asian="11pt"/>
    </style:style>
    <style:style style:name="T1337" style:parent-style-name="SourceText" style:family="text">
      <style:text-properties style:font-name="Consolas, Menlo, 'courier new'," fo:color="#DC143C" fo:font-size="11pt" style:font-size-asian="11pt"/>
    </style:style>
    <style:style style:name="T1338" style:parent-style-name="DefaultParagraphFont" style:family="text">
      <style:text-properties style:font-name="Verdana, sans-serif" fo:color="#000000" fo:font-size="11pt" style:font-size-asian="11pt"/>
    </style:style>
    <style:style style:name="T1339" style:parent-style-name="Strong" style:family="text">
      <style:text-properties style:font-name="Nunito" fo:color="#273239" fo:letter-spacing="0.0013in" fo:font-size="14pt" style:font-size-asian="14pt" style:font-size-complex="14pt" fo:background-color="#FFFFFF"/>
    </style:style>
    <style:style style:name="T1340" style:parent-style-name="DefaultParagraphFont" style:family="text">
      <style:text-properties style:font-name="Nunito" fo:color="#273239" fo:letter-spacing="0.0013in" fo:font-size="14pt" style:font-size-asian="14pt" style:font-size-complex="14pt" fo:background-color="#FFFFFF"/>
    </style:style>
    <style:style style:name="P1341" style:parent-style-name="Textbody" style:family="paragraph">
      <style:text-properties style:font-name="Nunito" fo:color="#273239" fo:letter-spacing="0.0013in" fo:font-size="14pt" style:font-size-asian="14pt" style:font-size-complex="14pt" fo:background-color="#FFFFFF"/>
    </style:style>
    <style:style style:name="TableColumn1343" style:family="table-column">
      <style:table-column-properties style:column-width="2.2527in"/>
    </style:style>
    <style:style style:name="TableColumn1344" style:family="table-column">
      <style:table-column-properties style:column-width="2.218in"/>
    </style:style>
    <style:style style:name="TableColumn1345" style:family="table-column">
      <style:table-column-properties style:column-width="2.218in"/>
    </style:style>
    <style:style style:name="Table1342" style:family="table">
      <style:table-properties style:width="6.6888in" fo:margin-left="0in" table:align="left"/>
    </style:style>
    <style:style style:name="TableRow1346" style:family="table-row">
      <style:table-row-properties/>
    </style:style>
    <style:style style:name="TableCell1347" style:family="table-cell">
      <style:table-cell-properties fo:border="0.0034in solid #DFDFDF" fo:background-color="#FFFFFF" style:writing-mode="lr-tb" style:vertical-align="bottom" fo:padding-top="0.1041in" fo:padding-left="0.0416in" fo:padding-bottom="0.1041in" fo:padding-right="0.0416in">
        <style:background-fill draw:fill="solid" draw:fill-color="#FFFFFF"/>
      </style:table-cell-properties>
    </style:style>
    <style:style style:name="P1348" style:parent-style-name="Normal" style:family="paragraph">
      <style:paragraph-properties fo:text-align="center" style:vertical-align="auto"/>
      <style:text-properties fo:hyphenate="true"/>
    </style:style>
    <style:style style:name="T1349"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4pt" style:font-size-asian="14pt" style:font-size-complex="14pt" style:language-asian="en" style:country-asian="IN" style:language-complex="ar" style:country-complex="SA"/>
    </style:style>
    <style:style style:name="TableCell1350" style:family="table-cell">
      <style:table-cell-properties fo:border="0.0034in solid #DFDFDF" fo:background-color="#FFFFFF" style:writing-mode="lr-tb" style:vertical-align="bottom" fo:padding-top="0.1041in" fo:padding-left="0.1041in" fo:padding-bottom="0.1041in" fo:padding-right="0.1041in">
        <style:background-fill draw:fill="solid" draw:fill-color="#FFFFFF"/>
      </style:table-cell-properties>
    </style:style>
    <style:style style:name="P1351" style:parent-style-name="Normal" style:family="paragraph">
      <style:paragraph-properties fo:text-align="center" style:vertical-align="auto"/>
      <style:text-properties fo:hyphenate="true"/>
    </style:style>
    <style:style style:name="T1352"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4pt" style:font-size-asian="14pt" style:font-size-complex="14pt" style:language-asian="en" style:country-asian="IN" style:language-complex="ar" style:country-complex="SA"/>
    </style:style>
    <style:style style:name="TableCell1353" style:family="table-cell">
      <style:table-cell-properties fo:border="0.0034in solid #DFDFDF" fo:background-color="#FFFFFF" style:writing-mode="lr-tb" style:vertical-align="bottom" fo:padding-top="0.1041in" fo:padding-left="0.1041in" fo:padding-bottom="0.1041in" fo:padding-right="0.1041in">
        <style:background-fill draw:fill="solid" draw:fill-color="#FFFFFF"/>
      </style:table-cell-properties>
    </style:style>
    <style:style style:name="P1354" style:parent-style-name="Normal" style:family="paragraph">
      <style:paragraph-properties fo:text-align="center" style:vertical-align="auto"/>
      <style:text-properties fo:hyphenate="true"/>
    </style:style>
    <style:style style:name="T1355"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4pt" style:font-size-asian="14pt" style:font-size-complex="14pt" style:language-asian="en" style:country-asian="IN" style:language-complex="ar" style:country-complex="SA"/>
    </style:style>
    <style:style style:name="TableRow1356" style:family="table-row">
      <style:table-row-properties/>
    </style:style>
    <style:style style:name="TableCell1357"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358" style:parent-style-name="Normal" style:family="paragraph">
      <style:paragraph-properties fo:text-align="center" style:vertical-align="auto"/>
      <style:text-properties fo:hyphenate="true"/>
    </style:style>
    <style:style style:name="T1359"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Cell1360"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361" style:parent-style-name="Normal" style:family="paragraph">
      <style:paragraph-properties fo:text-align="center" style:vertical-align="auto"/>
      <style:text-properties fo:hyphenate="true"/>
    </style:style>
    <style:style style:name="T1362"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Cell1363"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364" style:parent-style-name="Normal" style:family="paragraph">
      <style:paragraph-properties fo:text-align="center" style:vertical-align="auto"/>
      <style:text-properties fo:hyphenate="true"/>
    </style:style>
    <style:style style:name="T1365"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Row1366" style:family="table-row">
      <style:table-row-properties/>
    </style:style>
    <style:style style:name="TableCell1367"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368" style:parent-style-name="Normal" style:family="paragraph">
      <style:paragraph-properties fo:text-align="center" style:vertical-align="auto"/>
      <style:text-properties fo:hyphenate="true"/>
    </style:style>
    <style:style style:name="T1369"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70"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71"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72"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73"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74" style:parent-style-name="DefaultParagraphFont" style:family="text">
      <style:text-properties style:font-name="Nunito" fo:color="#273239" fo:letter-spacing="0.0013in" fo:font-size="12.5pt" style:font-size-asian="12.5pt" style:font-size-complex="12.5pt" fo:background-color="#FFFFFF"/>
    </style:style>
    <style:style style:name="TableCell1375"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376" style:parent-style-name="Normal" style:family="paragraph">
      <style:paragraph-properties fo:text-align="center" style:vertical-align="auto"/>
      <style:text-properties fo:hyphenate="true"/>
    </style:style>
    <style:style style:name="T1377"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78"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79"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80"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81" style:parent-style-name="DefaultParagraphFont" style:family="text">
      <style:text-properties style:font-name="Nunito" fo:color="#273239" fo:letter-spacing="0.0013in" fo:font-size="12.5pt" style:font-size-asian="12.5pt" style:font-size-complex="12.5pt" fo:background-color="#FFFFFF"/>
    </style:style>
    <style:style style:name="TableCell1382"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383" style:parent-style-name="Normal" style:family="paragraph">
      <style:paragraph-properties fo:text-align="center" style:vertical-align="auto"/>
      <style:text-properties fo:hyphenate="true"/>
    </style:style>
    <style:style style:name="T1384"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85"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86"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87"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1388" style:parent-style-name="DefaultParagraphFont" style:family="text">
      <style:text-properties style:font-name="Nunito" fo:color="#273239" fo:letter-spacing="0.0013in" fo:font-size="12.5pt" style:font-size-asian="12.5pt" style:font-size-complex="12.5pt" fo:background-color="#FFFFFF"/>
    </style:style>
    <style:style style:name="TableRow1389" style:family="table-row">
      <style:table-row-properties/>
    </style:style>
    <style:style style:name="TableCell1390"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391" style:parent-style-name="Normal" style:family="paragraph">
      <style:paragraph-properties fo:text-align="center" style:vertical-align="auto"/>
      <style:text-properties fo:hyphenate="true"/>
    </style:style>
    <style:style style:name="T1392"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Cell1393"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394" style:parent-style-name="Normal" style:family="paragraph">
      <style:paragraph-properties fo:text-align="center" style:vertical-align="auto"/>
      <style:text-properties fo:hyphenate="true"/>
    </style:style>
    <style:style style:name="T1395"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Cell1396"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397" style:parent-style-name="Normal" style:family="paragraph">
      <style:paragraph-properties fo:text-align="center" style:vertical-align="auto"/>
      <style:text-properties fo:hyphenate="true"/>
    </style:style>
    <style:style style:name="T1398"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Row1399" style:family="table-row">
      <style:table-row-properties/>
    </style:style>
    <style:style style:name="TableCell1400"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401" style:parent-style-name="Normal" style:family="paragraph">
      <style:paragraph-properties fo:text-align="center" style:vertical-align="auto"/>
      <style:text-properties fo:hyphenate="true"/>
    </style:style>
    <style:style style:name="T1402"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Cell1403"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404" style:parent-style-name="Normal" style:family="paragraph">
      <style:paragraph-properties fo:text-align="center" style:vertical-align="auto"/>
      <style:text-properties fo:hyphenate="true"/>
    </style:style>
    <style:style style:name="T1405"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Cell1406"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407" style:parent-style-name="Normal" style:family="paragraph">
      <style:paragraph-properties fo:text-align="center" style:vertical-align="auto"/>
      <style:text-properties fo:hyphenate="true"/>
    </style:style>
    <style:style style:name="T1408"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Row1409" style:family="table-row">
      <style:table-row-properties/>
    </style:style>
    <style:style style:name="TableCell1410"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411" style:parent-style-name="Normal" style:family="paragraph">
      <style:paragraph-properties fo:text-align="center" style:vertical-align="auto"/>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fo:hyphenate="true"/>
    </style:style>
    <style:style style:name="P1412" style:parent-style-name="Normal" style:family="paragraph">
      <style:paragraph-properties fo:text-align="center" style:vertical-align="auto"/>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fo:hyphenate="true"/>
    </style:style>
    <style:style style:name="TableCell1413"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414" style:parent-style-name="Normal" style:family="paragraph">
      <style:paragraph-properties fo:text-align="center" style:vertical-align="auto"/>
      <style:text-properties fo:hyphenate="true"/>
    </style:style>
    <style:style style:name="T1415"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TableCell1416" style:family="table-cell">
      <style:table-cell-properties fo:border="0.0034in solid #DFDFDF" fo:background-color="#FFFFFF" style:writing-mode="lr-tb" style:vertical-align="middle" fo:padding-top="0.1458in" fo:padding-left="0.1041in" fo:padding-bottom="0.1458in" fo:padding-right="0.1041in">
        <style:background-fill draw:fill="solid" draw:fill-color="#FFFFFF"/>
      </style:table-cell-properties>
    </style:style>
    <style:style style:name="P1417" style:parent-style-name="Normal" style:family="paragraph">
      <style:paragraph-properties fo:text-align="center" style:vertical-align="auto"/>
      <style:text-properties fo:hyphenate="true"/>
    </style:style>
    <style:style style:name="T1418" style:parent-style-name="DefaultParagraphFont" style:family="text">
      <style:text-properties style:font-name="Nunito" style:font-name-asian="Times New Roman" style:font-name-complex="Times New Roman" fo:color="#273239" fo:letter-spacing="0.0013in" style:letter-kerning="false" fo:font-size="12.5pt" style:font-size-asian="12.5pt" style:font-size-complex="12.5pt" style:language-asian="en" style:country-asian="IN" style:language-complex="ar" style:country-complex="SA"/>
    </style:style>
    <style:style style:name="P1419" style:parent-style-name="Textbody" style:family="paragraph">
      <style:text-properties style:font-name="Nunito" fo:color="#273239" fo:letter-spacing="0.0013in" fo:font-size="14pt" style:font-size-asian="14pt" style:font-size-complex="14pt" fo:background-color="#FFFFFF"/>
    </style:style>
    <style:style style:family="graphic" style:name="a5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1"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2"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3"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4"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6"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7"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8"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9"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6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61"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5"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6"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7"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8"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9"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office:automatic-styles>
  <office:body>
    <office:text text:use-soft-page-breaks="true">
      <text:p text:style-name="P1"><text:span text:style-name="T2">&lt;</text:span><text:span text:style-name="T3">!DOCTYPE</text:span><text:span text:style-name="T4"> html</text:span><text:span text:style-name="T5">&gt;</text:span><text:line-break/><text:span text:style-name="T6">&lt;</text:span><text:span text:style-name="T7">html</text:span><text:span text:style-name="T8">&gt;</text:span><text:line-break/><text:span text:style-name="T9">&lt;</text:span><text:span text:style-name="T10">head</text:span><text:span text:style-name="T11">&gt;</text:span><text:line-break/><text:span text:style-name="T12">&lt;</text:span><text:span text:style-name="T13">title</text:span><text:span text:style-name="T14">&gt;</text:span><text:span text:style-name="T15">Page Title</text:span><text:span text:style-name="T16">&lt;</text:span><text:span text:style-name="T17">/title</text:span><text:span text:style-name="T18">&gt;</text:span><text:line-break/><text:span text:style-name="T19">&lt;</text:span><text:span text:style-name="T20">/head</text:span><text:span text:style-name="T21">&gt;</text:span><text:line-break/><text:span text:style-name="T22">&lt;</text:span><text:span text:style-name="T23">body</text:span><text:span text:style-name="T24">&gt;</text:span><text:line-break/><text:line-break/><text:span text:style-name="T25">&lt;</text:span><text:span text:style-name="T26">h1</text:span><text:span text:style-name="T27">&gt;</text:span><text:span text:style-name="T28">My First Heading</text:span><text:span text:style-name="T29">&lt;</text:span><text:span text:style-name="T30">/h1</text:span><text:span text:style-name="T31">&gt;</text:span><text:line-break/><text:span text:style-name="T32">&lt;</text:span><text:span text:style-name="T33">p</text:span><text:span text:style-name="T34">&gt;</text:span><text:span text:style-name="T35">My first paragraph.</text:span><text:span text:style-name="T36">&lt;</text:span><text:span text:style-name="T37">/p</text:span><text:span text:style-name="T38">&gt;</text:span><text:line-break/><text:line-break/><text:span text:style-name="T39">&lt;</text:span><text:span text:style-name="T40">/body</text:span><text:span text:style-name="T41">&gt;</text:span><text:line-break/><text:span text:style-name="T42">&lt;</text:span><text:span text:style-name="T43">/html</text:span><text:span text:style-name="T44">&gt;</text:span></text:p>
      <text:p text:style-name="Standard"/>
      <text:p text:style-name="Textbody"><text:span text:style-name="T45">The </text:span><text:span text:style-name="T46">&lt;!DOCTYPE html&gt;</text:span><text:span text:style-name="T47"> declaration defines that this document is an</text:span></text:p>
      <text:p text:style-name="Textbody"><text:span text:style-name="T48">HTML5 document</text:span></text:p>
      <text:p text:style-name="Textbody"><text:span text:style-name="T49">The </text:span><text:span text:style-name="T50">&lt;html&gt;</text:span><text:span text:style-name="T51"> element is the root element of an HTML page</text:span></text:p>
      <text:p text:style-name="Textbody"><text:span text:style-name="T52">The </text:span><text:span text:style-name="T53">&lt;head&gt;</text:span><text:span text:style-name="T54"> element contains meta information about the</text:span><text:s/><text:span text:style-name="T55">HTML page</text:span></text:p>
      <text:p text:style-name="Textbody">The &lt;head&gt; tag in HTML is used to define the head section of a web page, which contains meta-information about the document and other elements that are not displayed on the page itself. The content within the &lt;head&gt; tag is not directly visible to the user but is essential for various purposes, including search engine optimization (SEO), browser functionality, and linking external resources. Here are some common uses of the &lt;head&gt; tag:</text:p>
      <text:p text:style-name="P56">Metadata:</text:p>
      <text:p text:style-name="Textbody"/>
      <text:p text:style-name="Textbody">The &lt;head&gt; section typically contains metadata about the document, such as the document's title, character encoding, and viewport settings.</text:p>
      <text:p text:style-name="Textbody">Example: &lt;title&gt;My Website&lt;/title&gt;, &lt;meta charset="UTF-8"&gt;, &lt;meta name="viewport" content="width=device-width, initial-scale=1.0"&gt;.</text:p>
      <text:p text:style-name="P57">Linking External Resources:</text:p>
      <text:p text:style-name="Textbody">The &lt;head&gt; section is used to link external resources such as CSS stylesheets, JavaScript files, web fonts, and favicon images.</text:p>
      <text:p text:style-name="Textbody">Example: &lt;link rel="stylesheet" href="styles.css"&gt;, &lt;script src="script.js"&gt;&lt;/script&gt;, &lt;link rel="icon" href="favicon.ico"&gt;.</text:p>
      <text:p text:style-name="Textbody"><text:span text:style-name="StrongEmphasis">SEO Optimization</text:span>:</text:p>
      <text:p text:style-name="Textbody">Search engines use certain elements within the<text:s/><text:span text:style-name="SourceText">&lt;head&gt;</text:span><text:s/>section to understand and index the content of a web page effectively.</text:p>
      <text:p text:style-name="Textbody">Meta tags like<text:s/><text:span text:style-name="SourceText">&lt;meta name="description" content="Description of the page"&gt;</text:span><text:s/>and<text:s/><text:span text:style-name="SourceText">&lt;meta name="keywords" content="keyword1, keyword2"&gt;</text:span><text:s/>help search engines understand the page's content.</text:p>
      <text:p text:style-name="Textbody">Structured data markup, such as JSON-LD or microdata, can be included to provide additional context to search engines</text:p>
      <text:soft-page-break/>
      <text:p text:style-name="Textbody"><text:span text:style-name="StrongEmphasis">Viewport Configuration</text:span><text:span text:style-name="T58">:</text:span></text:p>
      <text:p text:style-name="Textbody">The<text:s/><text:span text:style-name="SourceText">&lt;meta name="viewport"&gt;</text:span><text:s/>tag within the<text:s/><text:span text:style-name="SourceText">&lt;head&gt;</text:span><text:s/>section is used to control the layout and scaling of a web page on different devices, especially mobile devices.</text:p>
      <text:p text:style-name="Textbody">It allows developers to specify the width, initial scale, and<text:s/>behaviour<text:s/>of the viewport to ensure proper display and usability across various screen sizes.</text:p>
      <text:p text:style-name="Textbody"/>
      <text:p text:style-name="Textbody"><text:span text:style-name="T59">The </text:span><text:span text:style-name="T60">&lt;title&gt;</text:span><text:span text:style-name="T61"> element specifies a title for the HTML page (which is</text:span></text:p>
      <text:p text:style-name="Textbody"><text:span text:style-name="T62">shown in the browser's title bar or in the page's tab)</text:span></text:p>
      <text:p text:style-name="Textbody"><text:span text:style-name="T63">The </text:span><text:span text:style-name="T64">&lt;body&gt;</text:span><text:span text:style-name="T65"> element defines the document's body, and is a<text:s/></text:span><text:span text:style-name="T66">container</text:span><text:span text:style-name="T67">.</text:span></text:p>
      <text:p text:style-name="Textbody"><text:span text:style-name="T68">for all the visible contents, such as headings, paragraphs, images,</text:span></text:p>
      <text:p text:style-name="Textbody"><text:span text:style-name="T69"><text:s/>hyperlinks, tables, lists, etc.</text:span></text:p>
      <text:p text:style-name="Textbody"><text:span text:style-name="T70">The </text:span><text:span text:style-name="T71">&lt;h1&gt;</text:span><text:span text:style-name="T72"> element defines a large heading</text:span></text:p>
      <text:p text:style-name="Textbody"><text:span text:style-name="T73">The </text:span><text:span text:style-name="T74">&lt;p&gt;</text:span><text:span text:style-name="T75"> element defines a paragraph</text:span></text:p>
      <text:p text:style-name="Textbody"><text:span text:style-name="T76">Some HTML elements have no content (like the &lt;br&gt; element).</text:span></text:p>
      <text:p text:style-name="Textbody"><text:span text:style-name="T77">These elements are called empty elements. Empty elements do</text:span></text:p>
      <text:p text:style-name="Textbody"><text:span text:style-name="T78">not have an end tag!</text:span></text:p>
      <text:p text:style-name="Textbody"/>
      <text:p text:style-name="Textbody"><text:span text:style-name="T79">what is the better<text:s/></text:span><text:span text:style-name="T80">p</text:span><text:span text:style-name="T81">.</text:span><text:span text:style-name="T82">lace</text:span><text:span text:style-name="T83"><text:s/>to to use link to js , head tag or body tag:-</text:span></text:p>
      <text:p text:style-name="Textbody">Placing &lt;script&gt; tags in the &lt;body&gt; tag (preferred):</text:p>
      <text:p text:style-name="Textbody"/>
      <text:p text:style-name="Textbody">Advantages:</text:p>
      <text:p text:style-name="Textbody"/>
      <text:p text:style-name="Textbody">Faster rendering: Placing &lt;script&gt; tags at the end of the &lt;body&gt; tag allows the browser to render the HTML content before loading and executing JavaScript files. This can lead to faster initial page load times and improved perceived performance.</text:p>
      <text:p text:style-name="Textbody">Progressive rendering: Users can start interacting with the page's content sooner, even if JavaScript files are still loading or executing in the background.</text:p>
      <text:p text:style-name="Textbody">Improved script execution: Deferred loading ensures that scripts do not block the parsing and rendering of HTML content, preventing potential delays in page rendering.</text:p>
      <text:p text:style-name="Textbody"/>
      <text:p text:style-name="Textbody"/>
      <text:p text:style-name="Textbody"><text:span text:style-name="StrongEmphasis">Placing<text:s/></text:span><text:span text:style-name="SourceText">&lt;script&gt;</text:span><text:span text:style-name="StrongEmphasis"><text:s/>tags in the<text:s/></text:span><text:span text:style-name="SourceText">&lt;head&gt;</text:span><text:span text:style-name="StrongEmphasis"><text:s/>tag</text:span>:</text:p>
      <text:list text:style-name="LFO1" text:continue-numbering="true">
        <text:list-item>
          <text:p text:style-name="P84"><text:span text:style-name="StrongEmphasis">Advantages</text:span>:</text:p>
          <text:soft-page-break/>
          <text:list text:continue-numbering="true">
            <text:list-item>
              <text:p text:style-name="P85">Control over script execution order: Placing<text:s/><text:span text:style-name="SourceText">&lt;script&gt;</text:span><text:s/>tags in the<text:s/><text:span text:style-name="SourceText">&lt;head&gt;</text:span><text:s/>tag allows developers to explicitly control the order in which scripts are executed, ensuring dependencies are loaded and executed in the correct sequence.</text:p>
            </text:list-item>
            <text:list-item>
              <text:p text:style-name="P86">Access to document content: Scripts in the<text:s/><text:span text:style-name="SourceText">&lt;head&gt;</text:span><text:s/>tag can manipulate the DOM (Document Object Model) before the page content is rendered, enabling early initialization or modification of page elements.</text:p>
            </text:list-item>
          </text:list>
        </text:list-item>
      </text:list>
      <text:p text:style-name="Textbody"><text:span text:style-name="StrongEmphasis">Disadvantages</text:span>:</text:p>
      <text:list text:style-name="LFO2" text:continue-numbering="true">
        <text:list-item>
          <text:list>
            <text:list-item>
              <text:p text:style-name="P87">Slower page load times: Scripts in the<text:s/><text:span text:style-name="SourceText">&lt;head&gt;</text:span><text:s/>tag can delay the rendering of HTML content since browsers must wait for scripts to download and execute before rendering the page.</text:p>
            </text:list-item>
            <text:list-item>
              <text:p text:style-name="P88">Blocking behavior: Scripts in the<text:s/><text:span text:style-name="SourceText">&lt;head&gt;</text:span><text:s/>tag can block the parsing and rendering of HTML content, leading to longer perceived load times and poorer user experience, especially on slower connections.</text:p>
            </text:list-item>
          </text:list>
        </text:list-item>
      </text:list>
      <text:h text:style-name="P89" text:outline-level="1">HTML Block and Inline Elements</text:h>
      <text:h text:style-name="P90" text:outline-level="2">Block-level Elements</text:h>
      <text:p text:style-name="P91"><text:span text:style-name="T92">A block-level element always starts on a new line, and the browsers automatically add some space (a margin) before and after the element.</text:span></text:p>
      <text:p text:style-name="Textbody"><text:span text:style-name="T93">A block-level element always takes up the full width available (stretches out to the left and right as far as it can).</text:span></text:p>
      <text:p text:style-name="Textbody"><text:span text:style-name="T94">Two commonly used block elements are: </text:span><text:span text:style-name="T95">&lt;p&gt;</text:span><text:span text:style-name="T96"> and </text:span><text:span text:style-name="T97">&lt;div&gt;</text:span><text:span text:style-name="T98">.</text:span></text:p>
      <text:p text:style-name="Textbody"><draw:frame draw:z-index="251658240" draw:id="id0" draw:style-name="a0" draw:name="Frame1" text:anchor-type="paragraph" svg:x="0in" svg:y="0in" svg:width="1.25in" svg:height="0.01597in" style:rel-width="scale" style:rel-height="scale"><draw:text-box><text:p text:style-name="Textbody"><text:a xlink:href="https://www.w3schools.com/tags/tag_address.asp" office:target-frame-name="_top" xlink:show="replace">&lt;</text:a><text:a xlink:href="https://www.w3schools.com/tags/tag_address.asp" office:target-frame-name="_top" xlink:show="replace">address</text:a><text:a xlink:href="https://www.w3schools.com/tags/tag_address.asp" office:target-frame-name="_top" xlink:show="replace">&gt;</text:a></text:p></draw:text-box><svg:title/><svg:desc/></draw:frame><draw:frame draw:z-index="251659264" draw:id="id1" draw:style-name="a1" draw:name="Frame2" text:anchor-type="paragraph" svg:x="0in" svg:y="0in" svg:width="1.25in" svg:height="0.01597in" style:rel-width="scale" style:rel-height="scale"><draw:text-box><text:p text:style-name="Textbody"><text:a xlink:href="https://www.w3schools.com/tags/tag_article.asp" office:target-frame-name="_top" xlink:show="replace">&lt;</text:a><text:s/></text:p></draw:text-box><svg:title/><svg:desc/></draw:frame><draw:frame draw:z-index="2" draw:id="id2" draw:style-name="a2" draw:name="Frame3" text:anchor-type="paragraph" svg:x="0in" svg:y="0in" svg:width="1.25in" svg:height="0.01597in" style:rel-width="scale" style:rel-height="scale"><draw:text-box><text:p text:style-name="Textbody"><text:a xlink:href="https://www.w3schools.com/tags/tag_aside.asp" office:target-frame-name="_top" xlink:show="replace">&lt;</text:a><text:a xlink:href="https://www.w3schools.com/tags/tag_aside.asp" office:target-frame-name="_top" xlink:show="replace">aside</text:a><text:a xlink:href="https://www.w3schools.com/tags/tag_aside.asp" office:target-frame-name="_top" xlink:show="replace">&gt;</text:a></text:p></draw:text-box><svg:title/><svg:desc/></draw:frame><draw:frame draw:z-index="3" draw:id="id3" draw:style-name="a3" draw:name="Frame4" text:anchor-type="paragraph" svg:x="0in" svg:y="0in" svg:width="1.25in" svg:height="0.01597in" style:rel-width="scale" style:rel-height="scale"><draw:text-box><text:p text:style-name="Textbody"><text:a xlink:href="https://www.w3schools.com/tags/tag_blockquote.asp" office:target-frame-name="_top" xlink:show="replace">&lt;</text:a><text:a xlink:href="https://www.w3schools.com/tags/tag_blockquote.asp" office:target-frame-name="_top" xlink:show="replace">blockquote</text:a><text:a xlink:href="https://www.w3schools.com/tags/tag_blockquote.asp" office:target-frame-name="_top" xlink:show="replace">&gt;</text:a></text:p></draw:text-box><svg:title/><svg:desc/></draw:frame><draw:frame draw:z-index="4" draw:id="id4" draw:style-name="a4" draw:name="Frame5" text:anchor-type="paragraph" svg:x="0in" svg:y="0in" svg:width="1.25in" svg:height="0.01597in" style:rel-width="scale" style:rel-height="scale"><draw:text-box><text:p text:style-name="Textbody"><text:a xlink:href="https://www.w3schools.com/tags/tag_canvas.asp" office:target-frame-name="_top" xlink:show="replace">&lt;</text:a><text:a xlink:href="https://www.w3schools.com/tags/tag_canvas.asp" office:target-frame-name="_top" xlink:show="replace">canvas</text:a><text:a xlink:href="https://www.w3schools.com/tags/tag_canvas.asp" office:target-frame-name="_top" xlink:show="replace">&gt;</text:a></text:p></draw:text-box><svg:title/><svg:desc/></draw:frame><draw:frame draw:z-index="5" draw:id="id5" draw:style-name="a5" draw:name="Frame6" text:anchor-type="paragraph" svg:x="0in" svg:y="0in" svg:width="1.25in" svg:height="0.01597in" style:rel-width="scale" style:rel-height="scale"><draw:text-box><text:p text:style-name="Textbody"><text:a xlink:href="https://www.w3schools.com/tags/tag_dd.asp" office:target-frame-name="_top" xlink:show="replace">&lt;</text:a><text:a xlink:href="https://www.w3schools.com/tags/tag_dd.asp" office:target-frame-name="_top" xlink:show="replace">dd</text:a><text:a xlink:href="https://www.w3schools.com/tags/tag_dd.asp" office:target-frame-name="_top" xlink:show="replace">&gt;</text:a></text:p></draw:text-box><svg:title/><svg:desc/></draw:frame><draw:frame draw:z-index="6" draw:id="id6" draw:style-name="a6" draw:name="Frame7" text:anchor-type="paragraph" svg:x="0in" svg:y="0in" svg:width="1.25in" svg:height="0.01597in" style:rel-width="scale" style:rel-height="scale"><draw:text-box><text:p text:style-name="Textbody"><text:a xlink:href="https://www.w3schools.com/tags/tag_div.asp" office:target-frame-name="_top" xlink:show="replace">&lt;</text:a><text:a xlink:href="https://www.w3schools.com/tags/tag_div.asp" office:target-frame-name="_top" xlink:show="replace">div</text:a><text:a xlink:href="https://www.w3schools.com/tags/tag_div.asp" office:target-frame-name="_top" xlink:show="replace">&gt;</text:a></text:p></draw:text-box><svg:title/><svg:desc/></draw:frame><draw:frame draw:z-index="7" draw:id="id7" draw:style-name="a7" draw:name="Frame8" text:anchor-type="paragraph" svg:x="0in" svg:y="0in" svg:width="1.25in" svg:height="0.01597in" style:rel-width="scale" style:rel-height="scale"><draw:text-box><text:p text:style-name="Textbody"><text:a xlink:href="https://www.w3schools.com/tags/tag_dl.asp" office:target-frame-name="_top" xlink:show="replace">&lt;</text:a><text:a xlink:href="https://www.w3schools.com/tags/tag_dl.asp" office:target-frame-name="_top" xlink:show="replace">dl</text:a><text:a xlink:href="https://www.w3schools.com/tags/tag_dl.asp" office:target-frame-name="_top" xlink:show="replace">&gt;</text:a></text:p></draw:text-box><svg:title/><svg:desc/></draw:frame><draw:frame draw:z-index="8" draw:id="id8" draw:style-name="a8" draw:name="Frame9" text:anchor-type="paragraph" svg:x="0in" svg:y="0in" svg:width="1.25in" svg:height="0.01597in" style:rel-width="scale" style:rel-height="scale"><draw:text-box><text:p text:style-name="Textbody"><text:a xlink:href="https://www.w3schools.com/tags/tag_dt.asp" office:target-frame-name="_top" xlink:show="replace">&lt;</text:a><text:a xlink:href="https://www.w3schools.com/tags/tag_dt.asp" office:target-frame-name="_top" xlink:show="replace">dt</text:a><text:a xlink:href="https://www.w3schools.com/tags/tag_dt.asp" office:target-frame-name="_top" xlink:show="replace">&gt;</text:a></text:p></draw:text-box><svg:title/><svg:desc/></draw:frame><draw:frame draw:z-index="9" draw:id="id9" draw:style-name="a9" draw:name="Frame10" text:anchor-type="paragraph" svg:x="0in" svg:y="0in" svg:width="1.25in" svg:height="0.01597in" style:rel-width="scale" style:rel-height="scale"><draw:text-box><text:p text:style-name="Textbody"><text:a xlink:href="https://www.w3schools.com/tags/tag_fieldset.asp" office:target-frame-name="_top" xlink:show="replace">&lt;</text:a><text:a xlink:href="https://www.w3schools.com/tags/tag_fieldset.asp" office:target-frame-name="_top" xlink:show="replace">fieldset</text:a><text:a xlink:href="https://www.w3schools.com/tags/tag_fieldset.asp" office:target-frame-name="_top" xlink:show="replace">&gt;</text:a></text:p></draw:text-box><svg:title/><svg:desc/></draw:frame><draw:frame draw:z-index="10" draw:id="id10" draw:style-name="a10" draw:name="Frame11" text:anchor-type="paragraph" svg:x="0in" svg:y="0in" svg:width="1.25in" svg:height="0.01597in" style:rel-width="scale" style:rel-height="scale"><draw:text-box><text:p text:style-name="Textbody"/></draw:text-box><svg:title/><svg:desc/></draw:frame><draw:frame draw:z-index="11" draw:id="id11" draw:style-name="a11" draw:name="Frame12" text:anchor-type="paragraph" svg:x="0in" svg:y="0in" svg:width="1.25in" svg:height="0.01597in" style:rel-width="scale" style:rel-height="scale"><draw:text-box><text:p text:style-name="Textbody"><text:a xlink:href="https://www.w3schools.com/tags/tag_figure.asp" office:target-frame-name="_top" xlink:show="replace">&lt;</text:a><text:a xlink:href="https://www.w3schools.com/tags/tag_figure.asp" office:target-frame-name="_top" xlink:show="replace">figure</text:a><text:a xlink:href="https://www.w3schools.com/tags/tag_figure.asp" office:target-frame-name="_top" xlink:show="replace">&gt;</text:a></text:p></draw:text-box><svg:title/><svg:desc/></draw:frame><draw:frame draw:z-index="12" draw:id="id12" draw:style-name="a12" draw:name="Frame13" text:anchor-type="paragraph" svg:x="0in" svg:y="0in" svg:width="1.25in" svg:height="0.01597in" style:rel-width="scale" style:rel-height="scale"><draw:text-box><text:p text:style-name="Textbody"><text:a xlink:href="https://www.w3schools.com/tags/tag_footer.asp" office:target-frame-name="_top" xlink:show="replace">&lt;</text:a><text:a xlink:href="https://www.w3schools.com/tags/tag_footer.asp" office:target-frame-name="_top" xlink:show="replace">footer</text:a><text:a xlink:href="https://www.w3schools.com/tags/tag_footer.asp" office:target-frame-name="_top" xlink:show="replace">&gt;</text:a></text:p></draw:text-box><svg:title/><svg:desc/></draw:frame><draw:frame draw:z-index="13" draw:id="id13" draw:style-name="a13" draw:name="Frame14" text:anchor-type="paragraph" svg:x="0in" svg:y="0in" svg:width="1.25in" svg:height="0.01597in" style:rel-width="scale" style:rel-height="scale"><draw:text-box><text:p text:style-name="Textbody"><text:a xlink:href="https://www.w3schools.com/tags/tag_form.asp" office:target-frame-name="_top" xlink:show="replace">&lt;</text:a><text:a xlink:href="https://www.w3schools.com/tags/tag_form.asp" office:target-frame-name="_top" xlink:show="replace">form</text:a><text:a xlink:href="https://www.w3schools.com/tags/tag_form.asp" office:target-frame-name="_top" xlink:show="replace">&gt;</text:a></text:p></draw:text-box><svg:title/><svg:desc/></draw:frame><draw:frame draw:z-index="14" draw:id="id14" draw:style-name="a14" draw:name="Frame15" text:anchor-type="paragraph" svg:x="0in" svg:y="0in" svg:width="1.25in" svg:height="0.01597in" style:rel-width="scale" style:rel-height="scale"><draw:text-box><text:p text:style-name="Textbody"><text:a xlink:href="https://www.w3schools.com/tags/tag_hn.asp" office:target-frame-name="_top" xlink:show="replace">&lt;</text:a><text:a xlink:href="https://www.w3schools.com/tags/tag_hn.asp" office:target-frame-name="_top" xlink:show="replace">h1</text:a><text:a xlink:href="https://www.w3schools.com/tags/tag_hn.asp" office:target-frame-name="_top" xlink:show="replace">&gt;</text:a><text:a xlink:href="https://www.w3schools.com/tags/tag_hn.asp" office:target-frame-name="_top" xlink:show="replace">-</text:a><text:a xlink:href="https://www.w3schools.com/tags/tag_hn.asp" office:target-frame-name="_top" xlink:show="replace">&lt;</text:a><text:a xlink:href="https://www.w3schools.com/tags/tag_hn.asp" office:target-frame-name="_top" xlink:show="replace">h6</text:a><text:a xlink:href="https://www.w3schools.com/tags/tag_hn.asp" office:target-frame-name="_top" xlink:show="replace">&gt;</text:a></text:p></draw:text-box><svg:title/><svg:desc/></draw:frame><draw:frame draw:z-index="15" draw:id="id15" draw:style-name="a15" draw:name="Frame16" text:anchor-type="paragraph" svg:x="0in" svg:y="0in" svg:width="1.25in" svg:height="0.01597in" style:rel-width="scale" style:rel-height="scale"><draw:text-box><text:p text:style-name="Textbody"><text:a xlink:href="https://www.w3schools.com/tags/tag_header.asp" office:target-frame-name="_top" xlink:show="replace">&lt;</text:a><text:a xlink:href="https://www.w3schools.com/tags/tag_header.asp" office:target-frame-name="_top" xlink:show="replace">header</text:a><text:a xlink:href="https://www.w3schools.com/tags/tag_header.asp" office:target-frame-name="_top" xlink:show="replace">&gt;</text:a></text:p></draw:text-box><svg:title/><svg:desc/></draw:frame><draw:frame draw:z-index="16" draw:id="id16" draw:style-name="a16" draw:name="Frame17" text:anchor-type="paragraph" svg:x="0in" svg:y="0in" svg:width="1.25in" svg:height="0.01597in" style:rel-width="scale" style:rel-height="scale"><draw:text-box><text:p text:style-name="Textbody"><text:a xlink:href="https://www.w3schools.com/tags/tag_hr.asp" office:target-frame-name="_top" xlink:show="replace">&lt;</text:a><text:a xlink:href="https://www.w3schools.com/tags/tag_hr.asp" office:target-frame-name="_top" xlink:show="replace">hr</text:a><text:a xlink:href="https://www.w3schools.com/tags/tag_hr.asp" office:target-frame-name="_top" xlink:show="replace">&gt;</text:a></text:p></draw:text-box><svg:title/><svg:desc/></draw:frame><draw:frame draw:z-index="17" draw:id="id17" draw:style-name="a17" draw:name="Frame18" text:anchor-type="paragraph" svg:x="0in" svg:y="0in" svg:width="1.25in" svg:height="0.01597in" style:rel-width="scale" style:rel-height="scale"><draw:text-box><text:p text:style-name="Textbody"><text:a xlink:href="https://www.w3schools.com/tags/tag_li.asp" office:target-frame-name="_top" xlink:show="replace">&lt;</text:a><text:a xlink:href="https://www.w3schools.com/tags/tag_li.asp" office:target-frame-name="_top" xlink:show="replace">li</text:a><text:a xlink:href="https://www.w3schools.com/tags/tag_li.asp" office:target-frame-name="_top" xlink:show="replace">&gt;</text:a></text:p></draw:text-box><svg:title/><svg:desc/></draw:frame><draw:frame draw:z-index="18" draw:id="id18" draw:style-name="a18" draw:name="Frame19" text:anchor-type="paragraph" svg:x="0in" svg:y="0in" svg:width="1.25in" svg:height="0.01597in" style:rel-width="scale" style:rel-height="scale"><draw:text-box><text:p text:style-name="Textbody"><text:a xlink:href="https://www.w3schools.com/tags/tag_main.asp" office:target-frame-name="_top" xlink:show="replace">&lt;</text:a><text:a xlink:href="https://www.w3schools.com/tags/tag_main.asp" office:target-frame-name="_top" xlink:show="replace">main</text:a><text:a xlink:href="https://www.w3schools.com/tags/tag_main.asp" office:target-frame-name="_top" xlink:show="replace">&gt;</text:a></text:p></draw:text-box><svg:title/><svg:desc/></draw:frame><draw:frame draw:z-index="19" draw:id="id19" draw:style-name="a19" draw:name="Frame20" text:anchor-type="paragraph" svg:x="0in" svg:y="0in" svg:width="1.25in" svg:height="0.01597in" style:rel-width="scale" style:rel-height="scale"><draw:text-box><text:p text:style-name="Textbody"><text:a xlink:href="https://www.w3schools.com/tags/tag_nav.asp" office:target-frame-name="_top" xlink:show="replace">&lt;</text:a><text:a xlink:href="https://www.w3schools.com/tags/tag_nav.asp" office:target-frame-name="_top" xlink:show="replace">nav</text:a><text:a xlink:href="https://www.w3schools.com/tags/tag_nav.asp" office:target-frame-name="_top" xlink:show="replace">&gt;</text:a></text:p></draw:text-box><svg:title/><svg:desc/></draw:frame><draw:frame draw:z-index="20" draw:id="id20" draw:style-name="a20" draw:name="Frame21" text:anchor-type="paragraph" svg:x="0in" svg:y="0in" svg:width="1.25in" svg:height="0.01597in" style:rel-width="scale" style:rel-height="scale"><draw:text-box><text:p text:style-name="Textbody"><text:a xlink:href="https://www.w3schools.com/tags/tag_noscript.asp" office:target-frame-name="_top" xlink:show="replace">&lt;</text:a><text:a xlink:href="https://www.w3schools.com/tags/tag_noscript.asp" office:target-frame-name="_top" xlink:show="replace">noscript</text:a><text:a xlink:href="https://www.w3schools.com/tags/tag_noscript.asp" office:target-frame-name="_top" xlink:show="replace">&gt;</text:a></text:p></draw:text-box><svg:title/><svg:desc/></draw:frame><draw:frame draw:z-index="21" draw:id="id21" draw:style-name="a21" draw:name="Frame22" text:anchor-type="paragraph" svg:x="0in" svg:y="0in" svg:width="1.25in" svg:height="0.01597in" style:rel-width="scale" style:rel-height="scale"><draw:text-box><text:p text:style-name="Textbody"><text:a xlink:href="https://www.w3schools.com/tags/tag_ol.asp" office:target-frame-name="_top" xlink:show="replace">&lt;</text:a><text:a xlink:href="https://www.w3schools.com/tags/tag_ol.asp" office:target-frame-name="_top" xlink:show="replace">ol</text:a><text:a xlink:href="https://www.w3schools.com/tags/tag_ol.asp" office:target-frame-name="_top" xlink:show="replace">&gt;</text:a></text:p></draw:text-box><svg:title/><svg:desc/></draw:frame><draw:frame draw:z-index="22" draw:id="id22" draw:style-name="a22" draw:name="Frame23" text:anchor-type="paragraph" svg:x="0in" svg:y="0in" svg:width="1.25in" svg:height="0.01597in" style:rel-width="scale" style:rel-height="scale"><draw:text-box><text:p text:style-name="Textbody"><text:a xlink:href="https://www.w3schools.com/tags/tag_p.asp" office:target-frame-name="_top" xlink:show="replace">&lt;</text:a><text:a xlink:href="https://www.w3schools.com/tags/tag_p.asp" office:target-frame-name="_top" xlink:show="replace">p</text:a><text:a xlink:href="https://www.w3schools.com/tags/tag_p.asp" office:target-frame-name="_top" xlink:show="replace">&gt;</text:a></text:p></draw:text-box><svg:title/><svg:desc/></draw:frame><draw:frame draw:z-index="23" draw:id="id23" draw:style-name="a23" draw:name="Frame24" text:anchor-type="paragraph" svg:x="0in" svg:y="0in" svg:width="1.25in" svg:height="0.01597in" style:rel-width="scale" style:rel-height="scale"><draw:text-box><text:p text:style-name="Textbody"><text:a xlink:href="https://www.w3schools.com/tags/tag_pre.asp" office:target-frame-name="_top" xlink:show="replace">&lt;</text:a><text:a xlink:href="https://www.w3schools.com/tags/tag_pre.asp" office:target-frame-name="_top" xlink:show="replace">pre</text:a><text:a xlink:href="https://www.w3schools.com/tags/tag_pre.asp" office:target-frame-name="_top" xlink:show="replace">&gt;</text:a></text:p></draw:text-box><svg:title/><svg:desc/></draw:frame><draw:frame draw:z-index="24" draw:id="id24" draw:style-name="a24" draw:name="Frame25" text:anchor-type="paragraph" svg:x="0in" svg:y="0in" svg:width="1.25in" svg:height="0.01597in" style:rel-width="scale" style:rel-height="scale"><draw:text-box><text:p text:style-name="Textbody"><text:a xlink:href="https://www.w3schools.com/tags/tag_section.asp" office:target-frame-name="_top" xlink:show="replace">&lt;</text:a><text:a xlink:href="https://www.w3schools.com/tags/tag_section.asp" office:target-frame-name="_top" xlink:show="replace">section</text:a><text:a xlink:href="https://www.w3schools.com/tags/tag_section.asp" office:target-frame-name="_top" xlink:show="replace">&gt;</text:a></text:p></draw:text-box><svg:title/><svg:desc/></draw:frame><draw:frame draw:z-index="25" draw:id="id25" draw:style-name="a25" draw:name="Frame26" text:anchor-type="paragraph" svg:x="0in" svg:y="0in" svg:width="1.25in" svg:height="0.01597in" style:rel-width="scale" style:rel-height="scale"><draw:text-box><text:p text:style-name="Textbody"><text:a xlink:href="https://www.w3schools.com/tags/tag_table.asp" office:target-frame-name="_top" xlink:show="replace">&lt;</text:a><text:a xlink:href="https://www.w3schools.com/tags/tag_table.asp" office:target-frame-name="_top" xlink:show="replace">table</text:a><text:a xlink:href="https://www.w3schools.com/tags/tag_table.asp" office:target-frame-name="_top" xlink:show="replace">&gt;</text:a></text:p></draw:text-box><svg:title/><svg:desc/></draw:frame><draw:frame draw:z-index="26" draw:id="id26" draw:style-name="a26" draw:name="Frame27" text:anchor-type="paragraph" svg:x="0in" svg:y="0in" svg:width="1.25in" svg:height="0.01597in" style:rel-width="scale" style:rel-height="scale"><draw:text-box><text:p text:style-name="Textbody"><text:a xlink:href="https://www.w3schools.com/tags/tag_tfoot.asp" office:target-frame-name="_top" xlink:show="replace">&lt;</text:a><text:a xlink:href="https://www.w3schools.com/tags/tag_tfoot.asp" office:target-frame-name="_top" xlink:show="replace">tfoot</text:a><text:a xlink:href="https://www.w3schools.com/tags/tag_tfoot.asp" office:target-frame-name="_top" xlink:show="replace">&gt;</text:a></text:p></draw:text-box><svg:title/><svg:desc/></draw:frame><draw:frame draw:z-index="27" draw:id="id27" draw:style-name="a27" draw:name="Frame28" text:anchor-type="paragraph" svg:x="0in" svg:y="0in" svg:width="1.25in" svg:height="0.01597in" style:rel-width="scale" style:rel-height="scale"><draw:text-box><text:p text:style-name="Textbody"><text:a xlink:href="https://www.w3schools.com/tags/tag_ul.asp" office:target-frame-name="_top" xlink:show="replace">&lt;</text:a><text:a xlink:href="https://www.w3schools.com/tags/tag_ul.asp" office:target-frame-name="_top" xlink:show="replace">ul</text:a><text:a xlink:href="https://www.w3schools.com/tags/tag_ul.asp" office:target-frame-name="_top" xlink:show="replace">&gt;</text:a></text:p></draw:text-box><svg:title/><svg:desc/></draw:frame><draw:frame draw:z-index="28" draw:id="id28" draw:style-name="a28" draw:name="Frame29" text:anchor-type="paragraph" svg:x="0in" svg:y="0in" svg:width="1.25in" svg:height="0.01597in" style:rel-width="scale" style:rel-height="scale"><draw:text-box><text:p text:style-name="Textbody"><text:a xlink:href="https://www.w3schools.com/tags/tag_video.asp" office:target-frame-name="_top" xlink:show="replace">&lt;</text:a><text:a xlink:href="https://www.w3schools.com/tags/tag_video.asp" office:target-frame-name="_top" xlink:show="replace">video</text:a><text:a xlink:href="https://www.w3schools.com/tags/tag_video.asp" office:target-frame-name="_top" xlink:show="replace">&gt;</text:a></text:p></draw:text-box><svg:title/><svg:desc/></draw:frame></text:p>
      <text:h text:style-name="P99" text:outline-level="2">Inline Elements</text:h>
      <text:p text:style-name="P100">An inline element does not start on a new line.</text:p>
      <text:p text:style-name="P101">An inline element only takes up as much width as necessary.</text:p>
      <text:p text:style-name="P102">This is a &lt;span&gt; element inside a paragraph.</text:p>
      <text:p text:style-name="Standard"><draw:frame draw:z-index="29" draw:id="id29" draw:style-name="a29" draw:name="Frame30" text:anchor-type="paragraph" svg:x="0in" svg:y="0in" svg:width="1.25in" svg:height="0.01597in" style:rel-width="scale" style:rel-height="scale"><draw:text-box><text:p text:style-name="Textbody"><text:a xlink:href="https://www.w3schools.com/tags/tag_a.asp" office:target-frame-name="_top" xlink:show="replace">&lt;</text:a><text:a xlink:href="https://www.w3schools.com/tags/tag_a.asp" office:target-frame-name="_top" xlink:show="replace">a</text:a><text:a xlink:href="https://www.w3schools.com/tags/tag_a.asp" office:target-frame-name="_top" xlink:show="replace">&gt;</text:a></text:p></draw:text-box><svg:title/><svg:desc/></draw:frame><draw:frame draw:z-index="30" draw:id="id30" draw:style-name="a30" draw:name="Frame31" text:anchor-type="paragraph" svg:x="0in" svg:y="0in" svg:width="1.25in" svg:height="0.01597in" style:rel-width="scale" style:rel-height="scale"><draw:text-box><text:p text:style-name="Textbody"><text:a xlink:href="https://www.w3schools.com/tags/tag_abbr.asp" office:target-frame-name="_top" xlink:show="replace">&lt;</text:a><text:a xlink:href="https://www.w3schools.com/tags/tag_abbr.asp" office:target-frame-name="_top" xlink:show="replace">abbr</text:a><text:a xlink:href="https://www.w3schools.com/tags/tag_abbr.asp" office:target-frame-name="_top" xlink:show="replace">&gt;</text:a></text:p></draw:text-box><svg:title/><svg:desc/></draw:frame><draw:frame draw:z-index="31" draw:id="id31" draw:style-name="a31" draw:name="Frame32" text:anchor-type="paragraph" svg:x="0in" svg:y="0in" svg:width="1.25in" svg:height="0.01597in" style:rel-width="scale" style:rel-height="scale"><draw:text-box><text:p text:style-name="Textbody"><text:a xlink:href="https://www.w3schools.com/tags/tag_acronym.asp" office:target-frame-name="_top" xlink:show="replace">&lt;</text:a><text:a xlink:href="https://www.w3schools.com/tags/tag_acronym.asp" office:target-frame-name="_top" xlink:show="replace">acronym</text:a><text:a xlink:href="https://www.w3schools.com/tags/tag_acronym.asp" office:target-frame-name="_top" xlink:show="replace">&gt;</text:a></text:p></draw:text-box><svg:title/><svg:desc/></draw:frame><draw:frame draw:z-index="32" draw:id="id32" draw:style-name="a32" draw:name="Frame33" text:anchor-type="paragraph" svg:x="0in" svg:y="0in" svg:width="1.25in" svg:height="0.01597in" style:rel-width="scale" style:rel-height="scale"><draw:text-box><text:p text:style-name="Textbody"><text:a xlink:href="https://www.w3schools.com/tags/tag_b.asp" office:target-frame-name="_top" xlink:show="replace">&lt;</text:a><text:a xlink:href="https://www.w3schools.com/tags/tag_b.asp" office:target-frame-name="_top" xlink:show="replace">b</text:a><text:a xlink:href="https://www.w3schools.com/tags/tag_b.asp" office:target-frame-name="_top" xlink:show="replace">&gt;</text:a></text:p></draw:text-box><svg:title/><svg:desc/></draw:frame><draw:frame draw:z-index="33" draw:id="id33" draw:style-name="a33" draw:name="Frame34" text:anchor-type="paragraph" svg:x="0in" svg:y="0in" svg:width="1.25in" svg:height="0.01597in" style:rel-width="scale" style:rel-height="scale"><draw:text-box><text:p text:style-name="Textbody"><text:a xlink:href="https://www.w3schools.com/tags/tag_bdo.asp" office:target-frame-name="_top" xlink:show="replace">&lt;</text:a><text:a xlink:href="https://www.w3schools.com/tags/tag_bdo.asp" office:target-frame-name="_top" xlink:show="replace">bdo</text:a><text:a xlink:href="https://www.w3schools.com/tags/tag_bdo.asp" office:target-frame-name="_top" xlink:show="replace">&gt;</text:a></text:p></draw:text-box><svg:title/><svg:desc/></draw:frame><draw:frame draw:z-index="34" draw:id="id34" draw:style-name="a34" draw:name="Frame35" text:anchor-type="paragraph" svg:x="0in" svg:y="0in" svg:width="1.25in" svg:height="0.01597in" style:rel-width="scale" style:rel-height="scale"><draw:text-box><text:p text:style-name="Textbody"><text:a xlink:href="https://www.w3schools.com/tags/tag_big.asp" office:target-frame-name="_top" xlink:show="replace">&lt;</text:a><text:a xlink:href="https://www.w3schools.com/tags/tag_big.asp" office:target-frame-name="_top" xlink:show="replace">big</text:a><text:a xlink:href="https://www.w3schools.com/tags/tag_big.asp" office:target-frame-name="_top" xlink:show="replace">&gt;</text:a></text:p></draw:text-box><svg:title/><svg:desc/></draw:frame><draw:frame draw:z-index="35" draw:id="id35" draw:style-name="a35" draw:name="Frame36" text:anchor-type="paragraph" svg:x="0in" svg:y="0in" svg:width="1.25in" svg:height="0.01597in" style:rel-width="scale" style:rel-height="scale"><draw:text-box><text:p text:style-name="Textbody"><text:a xlink:href="https://www.w3schools.com/tags/tag_br.asp" office:target-frame-name="_top" xlink:show="replace">&lt;</text:a><text:a xlink:href="https://www.w3schools.com/tags/tag_br.asp" office:target-frame-name="_top" xlink:show="replace">br</text:a><text:a xlink:href="https://www.w3schools.com/tags/tag_br.asp" office:target-frame-name="_top" xlink:show="replace">&gt;</text:a></text:p></draw:text-box><svg:title/><svg:desc/></draw:frame><draw:frame draw:z-index="36" draw:id="id36" draw:style-name="a36" draw:name="Frame37" text:anchor-type="paragraph" svg:x="0in" svg:y="0in" svg:width="1.25in" svg:height="0.01597in" style:rel-width="scale" style:rel-height="scale"><draw:text-box><text:p text:style-name="Textbody"><text:a xlink:href="https://www.w3schools.com/tags/tag_button.asp" office:target-frame-name="_top" xlink:show="replace">&lt;</text:a><text:a xlink:href="https://www.w3schools.com/tags/tag_button.asp" office:target-frame-name="_top" xlink:show="replace">button</text:a><text:a xlink:href="https://www.w3schools.com/tags/tag_button.asp" office:target-frame-name="_top" xlink:show="replace">&gt;</text:a></text:p></draw:text-box><svg:title/><svg:desc/></draw:frame><draw:frame draw:z-index="37" draw:id="id37" draw:style-name="a37" draw:name="Frame38" text:anchor-type="paragraph" svg:x="0in" svg:y="0in" svg:width="1.25in" svg:height="0.01597in" style:rel-width="scale" style:rel-height="scale"><draw:text-box><text:p text:style-name="Textbody"><text:a xlink:href="https://www.w3schools.com/tags/tag_cite.asp" office:target-frame-name="_top" xlink:show="replace">&lt;</text:a><text:a xlink:href="https://www.w3schools.com/tags/tag_cite.asp" office:target-frame-name="_top" xlink:show="replace">cite</text:a><text:a xlink:href="https://www.w3schools.com/tags/tag_cite.asp" office:target-frame-name="_top" xlink:show="replace">&gt;</text:a></text:p></draw:text-box><svg:title/><svg:desc/></draw:frame><draw:frame draw:z-index="38" draw:id="id38" draw:style-name="a38" draw:name="Frame39" text:anchor-type="paragraph" svg:x="0in" svg:y="0in" svg:width="1.25in" svg:height="0.01597in" style:rel-width="scale" style:rel-height="scale"><draw:text-box><text:p text:style-name="Textbody"><text:a xlink:href="https://www.w3schools.com/tags/tag_code.asp" office:target-frame-name="_top" xlink:show="replace">&lt;</text:a><text:a xlink:href="https://www.w3schools.com/tags/tag_code.asp" office:target-frame-name="_top" xlink:show="replace">code</text:a><text:a xlink:href="https://www.w3schools.com/tags/tag_code.asp" office:target-frame-name="_top" xlink:show="replace">&gt;</text:a></text:p></draw:text-box><svg:title/><svg:desc/></draw:frame><draw:frame draw:z-index="39" draw:id="id39" draw:style-name="a39" draw:name="Frame40" text:anchor-type="paragraph" svg:x="0in" svg:y="0in" svg:width="1.25in" svg:height="0.01597in" style:rel-width="scale" style:rel-height="scale"><draw:text-box><text:p text:style-name="Textbody"><text:a xlink:href="https://www.w3schools.com/tags/tag_dfn.asp" office:target-frame-name="_top" xlink:show="replace">&lt;</text:a><text:a xlink:href="https://www.w3schools.com/tags/tag_dfn.asp" office:target-frame-name="_top" xlink:show="replace">dfn</text:a><text:a xlink:href="https://www.w3schools.com/tags/tag_dfn.asp" office:target-frame-name="_top" xlink:show="replace">&gt;</text:a></text:p></draw:text-box><svg:title/><svg:desc/></draw:frame><draw:frame draw:z-index="40" draw:id="id40" draw:style-name="a40" draw:name="Frame41" text:anchor-type="paragraph" svg:x="0in" svg:y="0in" svg:width="1.25in" svg:height="0.01597in" style:rel-width="scale" style:rel-height="scale"><draw:text-box><text:p text:style-name="Textbody"><text:a xlink:href="https://www.w3schools.com/tags/tag_em.asp" office:target-frame-name="_top" xlink:show="replace">&lt;</text:a><text:a xlink:href="https://www.w3schools.com/tags/tag_em.asp" office:target-frame-name="_top" xlink:show="replace">em</text:a><text:a xlink:href="https://www.w3schools.com/tags/tag_em.asp" office:target-frame-name="_top" xlink:show="replace">&gt;</text:a></text:p></draw:text-box><svg:title/><svg:desc/></draw:frame><draw:frame draw:z-index="41" draw:id="id41" draw:style-name="a41" draw:name="Frame42" text:anchor-type="paragraph" svg:x="0in" svg:y="0in" svg:width="1.25in" svg:height="0.01597in" style:rel-width="scale" style:rel-height="scale"><draw:text-box><text:p text:style-name="Textbody"><text:a xlink:href="https://www.w3schools.com/tags/tag_i.asp" office:target-frame-name="_top" xlink:show="replace">&lt;</text:a><text:a xlink:href="https://www.w3schools.com/tags/tag_i.asp" office:target-frame-name="_top" xlink:show="replace">i</text:a><text:a xlink:href="https://www.w3schools.com/tags/tag_i.asp" office:target-frame-name="_top" xlink:show="replace">&gt;</text:a></text:p></draw:text-box><svg:title/><svg:desc/></draw:frame><draw:frame draw:z-index="42" draw:id="id42" draw:style-name="a42" draw:name="Frame43" text:anchor-type="paragraph" svg:x="0in" svg:y="0in" svg:width="1.25in" svg:height="0.01597in" style:rel-width="scale" style:rel-height="scale"><draw:text-box><text:p text:style-name="Textbody"><text:a xlink:href="https://www.w3schools.com/tags/tag_img.asp" office:target-frame-name="_top" xlink:show="replace">&lt;</text:a><text:a xlink:href="https://www.w3schools.com/tags/tag_img.asp" office:target-frame-name="_top" xlink:show="replace">img</text:a><text:a xlink:href="https://www.w3schools.com/tags/tag_img.asp" office:target-frame-name="_top" xlink:show="replace">&gt;</text:a></text:p></draw:text-box><svg:title/><svg:desc/></draw:frame><draw:frame draw:z-index="43" draw:id="id43" draw:style-name="a43" draw:name="Frame44" text:anchor-type="paragraph" svg:x="0in" svg:y="0in" svg:width="1.25in" svg:height="0.01597in" style:rel-width="scale" style:rel-height="scale"><draw:text-box><text:p text:style-name="Textbody"><text:a xlink:href="https://www.w3schools.com/tags/tag_input.asp" office:target-frame-name="_top" xlink:show="replace">&lt;</text:a><text:a xlink:href="https://www.w3schools.com/tags/tag_input.asp" office:target-frame-name="_top" xlink:show="replace">input</text:a><text:a xlink:href="https://www.w3schools.com/tags/tag_input.asp" office:target-frame-name="_top" xlink:show="replace">&gt;</text:a></text:p></draw:text-box><svg:title/><svg:desc/></draw:frame><draw:frame draw:z-index="44" draw:id="id44" draw:style-name="a44" draw:name="Frame45" text:anchor-type="paragraph" svg:x="0in" svg:y="0in" svg:width="1.25in" svg:height="0.01597in" style:rel-width="scale" style:rel-height="scale"><draw:text-box><text:p text:style-name="Textbody"><text:a xlink:href="https://www.w3schools.com/tags/tag_kbd.asp" office:target-frame-name="_top" xlink:show="replace">&lt;</text:a><text:a xlink:href="https://www.w3schools.com/tags/tag_kbd.asp" office:target-frame-name="_top" xlink:show="replace">kbd</text:a><text:a xlink:href="https://www.w3schools.com/tags/tag_kbd.asp" office:target-frame-name="_top" xlink:show="replace">&gt;</text:a></text:p></draw:text-box><svg:title/><svg:desc/></draw:frame><draw:frame draw:z-index="45" draw:id="id45" draw:style-name="a45" draw:name="Frame46" text:anchor-type="paragraph" svg:x="0in" svg:y="0in" svg:width="1.25in" svg:height="0.01597in" style:rel-width="scale" style:rel-height="scale"><draw:text-box><text:p text:style-name="Textbody"><text:a xlink:href="https://www.w3schools.com/tags/tag_label.asp" office:target-frame-name="_top" xlink:show="replace">&lt;</text:a><text:a xlink:href="https://www.w3schools.com/tags/tag_label.asp" office:target-frame-name="_top" xlink:show="replace">label</text:a><text:a xlink:href="https://www.w3schools.com/tags/tag_label.asp" office:target-frame-name="_top" xlink:show="replace">&gt;</text:a></text:p></draw:text-box><svg:title/><svg:desc/></draw:frame><draw:frame draw:z-index="46" draw:id="id46" draw:style-name="a46" draw:name="Frame47" text:anchor-type="paragraph" svg:x="0in" svg:y="0in" svg:width="1.25in" svg:height="0.01597in" style:rel-width="scale" style:rel-height="scale"><draw:text-box><text:p text:style-name="Textbody"><text:a xlink:href="https://www.w3schools.com/tags/tag_map.asp" office:target-frame-name="_top" xlink:show="replace">&lt;</text:a><text:a xlink:href="https://www.w3schools.com/tags/tag_map.asp" office:target-frame-name="_top" xlink:show="replace">map</text:a><text:a xlink:href="https://www.w3schools.com/tags/tag_map.asp" office:target-frame-name="_top" xlink:show="replace">&gt;</text:a></text:p></draw:text-box><svg:title/><svg:desc/></draw:frame><draw:frame draw:z-index="47" draw:id="id47" draw:style-name="a47" draw:name="Frame48" text:anchor-type="paragraph" svg:x="0in" svg:y="0in" svg:width="1.25in" svg:height="0.01597in" style:rel-width="scale" style:rel-height="scale"><draw:text-box><text:p text:style-name="Textbody"><text:a xlink:href="https://www.w3schools.com/tags/tag_object.asp" office:target-frame-name="_top" xlink:show="replace">&lt;</text:a><text:a xlink:href="https://www.w3schools.com/tags/tag_object.asp" office:target-frame-name="_top" xlink:show="replace">object</text:a><text:a xlink:href="https://www.w3schools.com/tags/tag_object.asp" office:target-frame-name="_top" xlink:show="replace">&gt;</text:a></text:p></draw:text-box><svg:title/><svg:desc/></draw:frame><draw:frame draw:z-index="48" draw:id="id48" draw:style-name="a48" draw:name="Frame49" text:anchor-type="paragraph" svg:x="0in" svg:y="0in" svg:width="1.25in" svg:height="0.01597in" style:rel-width="scale" style:rel-height="scale"><draw:text-box><text:p text:style-name="Textbody"><text:a xlink:href="https://www.w3schools.com/tags/tag_output.asp" office:target-frame-name="_top" xlink:show="replace">&lt;</text:a><text:a xlink:href="https://www.w3schools.com/tags/tag_output.asp" office:target-frame-name="_top" xlink:show="replace">output</text:a><text:a xlink:href="https://www.w3schools.com/tags/tag_output.asp" office:target-frame-name="_top" xlink:show="replace">&gt;</text:a></text:p></draw:text-box><svg:title/><svg:desc/></draw:frame><draw:frame draw:z-index="49" draw:id="id49" draw:style-name="a49" draw:name="Frame50" text:anchor-type="paragraph" svg:x="0in" svg:y="0in" svg:width="1.25in" svg:height="0.01597in" style:rel-width="scale" style:rel-height="scale"><draw:text-box><text:p text:style-name="Textbody"><text:a xlink:href="https://www.w3schools.com/tags/tag_q.asp" office:target-frame-name="_top" xlink:show="replace">&lt;</text:a><text:a xlink:href="https://www.w3schools.com/tags/tag_q.asp" office:target-frame-name="_top" xlink:show="replace">q</text:a><text:a xlink:href="https://www.w3schools.com/tags/tag_q.asp" office:target-frame-name="_top" xlink:show="replace">&gt;</text:a></text:p></draw:text-box><svg:title/><svg:desc/></draw:frame><draw:frame draw:z-index="50" draw:id="id50" draw:style-name="a50" draw:name="Frame51" text:anchor-type="paragraph" svg:x="0in" svg:y="0in" svg:width="1.25in" svg:height="0.01597in" style:rel-width="scale" style:rel-height="scale"><draw:text-box><text:p text:style-name="Textbody"><text:a xlink:href="https://www.w3schools.com/tags/tag_samp.asp" office:target-frame-name="_top" xlink:show="replace">&lt;</text:a><text:a xlink:href="https://www.w3schools.com/tags/tag_samp.asp" office:target-frame-name="_top" xlink:show="replace">samp</text:a><text:a xlink:href="https://www.w3schools.com/tags/tag_samp.asp" office:target-frame-name="_top" xlink:show="replace">&gt;</text:a></text:p></draw:text-box><svg:title/><svg:desc/></draw:frame><draw:frame draw:z-index="51" draw:id="id51" draw:style-name="a51" draw:name="Frame52" text:anchor-type="paragraph" svg:x="0in" svg:y="0in" svg:width="1.25in" svg:height="0.01597in" style:rel-width="scale" style:rel-height="scale"><draw:text-box><text:p text:style-name="Textbody"><text:a xlink:href="https://www.w3schools.com/tags/tag_script.asp" office:target-frame-name="_top" xlink:show="replace">&lt;</text:a><text:a xlink:href="https://www.w3schools.com/tags/tag_script.asp" office:target-frame-name="_top" xlink:show="replace">script</text:a><text:a xlink:href="https://www.w3schools.com/tags/tag_script.asp" office:target-frame-name="_top" xlink:show="replace">&gt;</text:a></text:p></draw:text-box><svg:title/><svg:desc/></draw:frame><draw:frame draw:z-index="52" draw:id="id52" draw:style-name="a52" draw:name="Frame53" text:anchor-type="paragraph" svg:x="0in" svg:y="0in" svg:width="1.25in" svg:height="0.01597in" style:rel-width="scale" style:rel-height="scale"><draw:text-box><text:p text:style-name="Textbody"><text:a xlink:href="https://www.w3schools.com/tags/tag_select.asp" office:target-frame-name="_top" xlink:show="replace">&lt;</text:a><text:a xlink:href="https://www.w3schools.com/tags/tag_select.asp" office:target-frame-name="_top" xlink:show="replace">select</text:a><text:a xlink:href="https://www.w3schools.com/tags/tag_select.asp" office:target-frame-name="_top" xlink:show="replace">&gt;</text:a></text:p></draw:text-box><svg:title/><svg:desc/></draw:frame><draw:frame draw:z-index="53" draw:id="id53" draw:style-name="a53" draw:name="Frame54" text:anchor-type="paragraph" svg:x="0in" svg:y="0in" svg:width="1.25in" svg:height="0.01597in" style:rel-width="scale" style:rel-height="scale"><draw:text-box><text:p text:style-name="Textbody"><text:a xlink:href="https://www.w3schools.com/tags/tag_small.asp" office:target-frame-name="_top" xlink:show="replace">&lt;</text:a><text:a xlink:href="https://www.w3schools.com/tags/tag_small.asp" office:target-frame-name="_top" xlink:show="replace">small</text:a><text:a xlink:href="https://www.w3schools.com/tags/tag_small.asp" office:target-frame-name="_top" xlink:show="replace">&gt;</text:a></text:p></draw:text-box><svg:title/><svg:desc/></draw:frame><draw:frame draw:z-index="54" draw:id="id54" draw:style-name="a54" draw:name="Frame55" text:anchor-type="paragraph" svg:x="0in" svg:y="0in" svg:width="1.25in" svg:height="0.01597in" style:rel-width="scale" style:rel-height="scale"><draw:text-box><text:p text:style-name="Textbody"><text:a xlink:href="https://www.w3schools.com/tags/tag_span.asp" office:target-frame-name="_top" xlink:show="replace">&lt;</text:a><text:a xlink:href="https://www.w3schools.com/tags/tag_span.asp" office:target-frame-name="_top" xlink:show="replace">span</text:a><text:a xlink:href="https://www.w3schools.com/tags/tag_span.asp" office:target-frame-name="_top" xlink:show="replace">&gt;</text:a></text:p></draw:text-box><svg:title/><svg:desc/></draw:frame><draw:frame draw:z-index="55" draw:id="id55" draw:style-name="a55" draw:name="Frame56" text:anchor-type="paragraph" svg:x="0in" svg:y="0in" svg:width="1.25in" svg:height="0.01597in" style:rel-width="scale" style:rel-height="scale"><draw:text-box><text:p text:style-name="Textbody"><text:a xlink:href="https://www.w3schools.com/tags/tag_strong.asp" office:target-frame-name="_top" xlink:show="replace">&lt;</text:a><text:a xlink:href="https://www.w3schools.com/tags/tag_strong.asp" office:target-frame-name="_top" xlink:show="replace">strong</text:a><text:a xlink:href="https://www.w3schools.com/tags/tag_strong.asp" office:target-frame-name="_top" xlink:show="replace">&gt;</text:a></text:p></draw:text-box><svg:title/><svg:desc/></draw:frame><draw:frame draw:z-index="56" draw:id="id56" draw:style-name="a56" draw:name="Frame57" text:anchor-type="paragraph" svg:x="0in" svg:y="0in" svg:width="1.25in" svg:height="0.01597in" style:rel-width="scale" style:rel-height="scale"><draw:text-box><text:p text:style-name="Textbody"><text:a xlink:href="https://www.w3schools.com/tags/tag_sub.asp" office:target-frame-name="_top" xlink:show="replace">&lt;</text:a><text:a xlink:href="https://www.w3schools.com/tags/tag_sub.asp" office:target-frame-name="_top" xlink:show="replace">sub</text:a><text:a xlink:href="https://www.w3schools.com/tags/tag_sub.asp" office:target-frame-name="_top" xlink:show="replace">&gt;</text:a></text:p></draw:text-box><svg:title/><svg:desc/></draw:frame><draw:frame draw:z-index="57" draw:id="id57" draw:style-name="a57" draw:name="Frame58" text:anchor-type="paragraph" svg:x="0in" svg:y="0in" svg:width="1.25in" svg:height="0.01597in" style:rel-width="scale" style:rel-height="scale"><draw:text-box><text:p text:style-name="Textbody"><text:a xlink:href="https://www.w3schools.com/tags/tag_sup.asp" office:target-frame-name="_top" xlink:show="replace">&lt;</text:a><text:a xlink:href="https://www.w3schools.com/tags/tag_sup.asp" office:target-frame-name="_top" xlink:show="replace">sup</text:a><text:a xlink:href="https://www.w3schools.com/tags/tag_sup.asp" office:target-frame-name="_top" xlink:show="replace">&gt;</text:a></text:p></draw:text-box><svg:title/><svg:desc/></draw:frame><draw:frame draw:z-index="58" draw:id="id58" draw:style-name="a58" draw:name="Frame59" text:anchor-type="paragraph" svg:x="0in" svg:y="0in" svg:width="1.25in" svg:height="0.01597in" style:rel-width="scale" style:rel-height="scale"><draw:text-box><text:p text:style-name="Textbody"><text:a xlink:href="https://www.w3schools.com/tags/tag_textarea.asp" office:target-frame-name="_top" xlink:show="replace">&lt;</text:a><text:a xlink:href="https://www.w3schools.com/tags/tag_textarea.asp" office:target-frame-name="_top" xlink:show="replace">textarea</text:a><text:a xlink:href="https://www.w3schools.com/tags/tag_textarea.asp" office:target-frame-name="_top" xlink:show="replace">&gt;</text:a></text:p></draw:text-box><svg:title/><svg:desc/></draw:frame><draw:frame draw:z-index="59" draw:id="id59" draw:style-name="a59" draw:name="Frame60" text:anchor-type="paragraph" svg:x="0in" svg:y="0in" svg:width="1.25in" svg:height="0.01597in" style:rel-width="scale" style:rel-height="scale"><draw:text-box><text:p text:style-name="Textbody"><text:a xlink:href="https://www.w3schools.com/tags/tag_time.asp" office:target-frame-name="_top" xlink:show="replace">&lt;</text:a><text:a xlink:href="https://www.w3schools.com/tags/tag_time.asp" office:target-frame-name="_top" xlink:show="replace">time</text:a><text:a xlink:href="https://www.w3schools.com/tags/tag_time.asp" office:target-frame-name="_top" xlink:show="replace">&gt;</text:a></text:p></draw:text-box><svg:title/><svg:desc/></draw:frame><draw:frame draw:z-index="60" draw:id="id60" draw:style-name="a60" draw:name="Frame61" text:anchor-type="paragraph" svg:x="0in" svg:y="0in" svg:width="1.25in" svg:height="0.01597in" style:rel-width="scale" style:rel-height="scale"><draw:text-box><text:p text:style-name="Textbody"><text:a xlink:href="https://www.w3schools.com/tags/tag_tt.asp" office:target-frame-name="_top" xlink:show="replace">&lt;</text:a><text:a xlink:href="https://www.w3schools.com/tags/tag_tt.asp" office:target-frame-name="_top" xlink:show="replace">tt</text:a><text:a xlink:href="https://www.w3schools.com/tags/tag_tt.asp" office:target-frame-name="_top" xlink:show="replace">&gt;</text:a></text:p></draw:text-box><svg:title/><svg:desc/></draw:frame><draw:frame draw:z-index="61" draw:id="id61" draw:style-name="a61" draw:name="Frame62" text:anchor-type="paragraph" svg:x="0in" svg:y="0in" svg:width="1.25in" svg:height="0.01597in" style:rel-width="scale" style:rel-height="scale"><draw:text-box><text:p text:style-name="Textbody"><text:a xlink:href="https://www.w3schools.com/tags/tag_var.asp" office:target-frame-name="_top" xlink:show="replace">&lt;</text:a><text:a xlink:href="https://www.w3schools.com/tags/tag_var.asp" office:target-frame-name="_top" xlink:show="replace">var</text:a><text:a xlink:href="https://www.w3schools.com/tags/tag_var.asp" office:target-frame-name="_top" xlink:show="replace">&gt;</text:a></text:p></draw:text-box><svg:title/><svg:desc/></draw:frame></text:p>
      <text:p text:style-name="Textbody"/>
      <text:h text:style-name="Heading2" text:outline-level="2"/>
      <text:p text:style-name="Textbody">Inline elements in HTML can be broadly categorized into two main types based on their purpose and usage:</text:p>
      <text:p text:style-name="Textbody"><text:span text:style-name="StrongEmphasis">Text-Level Inline Elements</text:span><text:span text:style-name="T103">:</text:span></text:p>
      <text:p text:style-name="Textbody">Text-level inline elements are primarily used to manipulate or style individual portions of text within a larger block of text.</text:p>
      <text:soft-page-break/>
      <text:p text:style-name="Textbody">Examples of text-level inline elements include:</text:p>
      <text:list text:style-name="LFO3" text:continue-numbering="true">
        <text:list-item>
          <text:list>
            <text:list-item>
              <text:list>
                <text:list-item>
                  <text:p text:style-name="P104"><text:span text:style-name="SourceText">&lt;span&gt;</text:span>: A generic inline container used for styling or scripting specific sections of text.</text:p>
                </text:list-item>
                <text:list-item>
                  <text:p text:style-name="P105"><text:span text:style-name="SourceText">&lt;a&gt;</text:span>: Defines hyperlinks, allowing users to navigate to other web pages or resources.</text:p>
                </text:list-item>
                <text:list-item>
                  <text:p text:style-name="P106"><text:span text:style-name="SourceText">&lt;strong&gt;</text:span>: Indicates strong importance or emphasis, often displayed as bold text.</text:p>
                </text:list-item>
                <text:list-item>
                  <text:p text:style-name="P107"><text:span text:style-name="SourceText">&lt;em&gt;</text:span>: Emphasizes text, typically displayed in italic or emphasized style.</text:p>
                </text:list-item>
                <text:list-item>
                  <text:p text:style-name="P108"><text:span text:style-name="SourceText">&lt;b&gt;</text:span>: Renders text in bold style, but semantically less meaningful than<text:s/><text:span text:style-name="SourceText">&lt;strong&gt;</text:span>.</text:p>
                </text:list-item>
                <text:list-item>
                  <text:p text:style-name="P109"><text:span text:style-name="SourceText">&lt;i&gt;</text:span>: Renders text in italic style, but semantically less meaningful than<text:s/><text:span text:style-name="SourceText">&lt;em&gt;</text:span>.</text:p>
                </text:list-item>
                <text:list-item>
                  <text:p text:style-name="P110"><text:span text:style-name="SourceText">&lt;u&gt;</text:span>: Renders text with an underline, though it's often discouraged for stylistic reasons.</text:p>
                </text:list-item>
                <text:list-item>
                  <text:p text:style-name="P111"><text:span text:style-name="SourceText">&lt;mark&gt;</text:span>: Highlights text with a different background color, typically used for indicating search results or highlighted sections.</text:p>
                </text:list-item>
                <text:list-item>
                  <text:p text:style-name="P112"><text:span text:style-name="SourceText">&lt;code&gt;</text:span>: Represents a fragment of computer code, typically rendered in monospace font.</text:p>
                </text:list-item>
                <text:list-item>
                  <text:p text:style-name="P113"><text:span text:style-name="SourceText">&lt;cite&gt;</text:span>: Indicates the title of a work (e.g., a book, article, or film), often rendered in italic style.</text:p>
                </text:list-item>
              </text:list>
            </text:list-item>
          </text:list>
        </text:list-item>
        <text:list-item>
          <text:p text:style-name="P114"><text:span text:style-name="StrongEmphasis">Inline Replaced Elements</text:span><text:span text:style-name="T115">:</text:span></text:p>
        </text:list-item>
      </text:list>
      <text:p text:style-name="P116">Inline replaced elements are inline-level elements that replace the content of the element with some external resource, typically an image, video, or other multimedia content.</text:p>
      <text:p text:style-name="P117">Examples of inline replaced elements include:</text:p>
      <text:list text:style-name="LFO4" text:continue-numbering="true">
        <text:list-item>
          <text:list>
            <text:list-item>
              <text:p text:style-name="P118"><text:span text:style-name="SourceText">&lt;img&gt;</text:span>: Inserts an image into the document.</text:p>
            </text:list-item>
            <text:list-item>
              <text:p text:style-name="P119"><text:span text:style-name="SourceText">&lt;input&gt;</text:span>: Defines an input control element, such as a text field, checkbox, or radio button.</text:p>
            </text:list-item>
            <text:list-item>
              <text:p text:style-name="P120"><text:span text:style-name="SourceText">&lt;audio&gt;</text:span>: Embeds an audio clip into the document.</text:p>
            </text:list-item>
            <text:list-item>
              <text:p text:style-name="P121"><text:span text:style-name="SourceText">&lt;video&gt;</text:span>: Embeds a video clip into the document.</text:p>
            </text:list-item>
            <text:list-item>
              <text:p text:style-name="P122"><text:span text:style-name="SourceText">&lt;iframe&gt;</text:span>: Embeds another HTML document into the current document, often used for embedding content from external websites or web applications.</text:p>
            </text:list-item>
          </text:list>
        </text:list-item>
      </text:list>
      <text:p text:style-name="P123">what is box model</text:p>
      <text:p text:style-name="P124"><text:span text:style-name="T125">The CSS box model is essentially a box that wraps around every HTML element. It consists of: content, padding, borders and margins. The image below illustrates the box model:</text:span></text:p>
      <text:p text:style-name="P126">The box model is a fundamental concept in CSS (Cascading Style Sheets) that describes how elements are rendered on a web page by defining the layout and sizing of each element. It consists of four main components:</text:p>
      <text:p text:style-name="P127"><text:span text:style-name="StrongEmphasis">Content</text:span>:</text:p>
      <text:soft-page-break/>
      <text:list text:style-name="LFO5" text:continue-numbering="true">
        <text:list-item>
          <text:list>
            <text:list-item>
              <text:p text:style-name="P128">The content area of an element is where the actual content, such as text, images, or other media, is displayed. It is surrounded by padding, borders, and margins.</text:p>
            </text:list-item>
          </text:list>
        </text:list-item>
      </text:list>
      <text:p text:style-name="P129"><text:span text:style-name="StrongEmphasis">Padding</text:span>:</text:p>
      <text:list text:style-name="LFO6" text:continue-numbering="true">
        <text:list-item>
          <text:list>
            <text:list-item>
              <text:p text:style-name="P130">Padding is the space between the content area and the element's border. It provides additional spacing around the content, helping to separate it from the element's border.</text:p>
            </text:list-item>
          </text:list>
        </text:list-item>
      </text:list>
      <text:p text:style-name="P131"><text:span text:style-name="StrongEmphasis">Border</text:span>:</text:p>
      <text:list text:style-name="LFO7" text:continue-numbering="true">
        <text:list-item>
          <text:list>
            <text:list-item>
              <text:p text:style-name="P132">The border is a line that surrounds the padding and content area of an element. It defines the boundary of the element and can have a specified width, style, and color.</text:p>
            </text:list-item>
          </text:list>
        </text:list-item>
      </text:list>
      <text:p text:style-name="P133"><text:span text:style-name="StrongEmphasis">Margin</text:span>:</text:p>
      <text:list text:style-name="LFO8" text:continue-numbering="true">
        <text:list-item>
          <text:list>
            <text:list-item>
              <text:p text:style-name="P134">Margin is the space outside the element's border, creating space between the element and adjacent elements. It controls the spacing between elements in a layout.</text:p>
            </text:list-item>
          </text:list>
        </text:list-item>
      </text:list>
      <text:p text:style-name="P135">rectangular shaped elements:-</text:p>
      <text:p text:style-name="P136"><text:line-break/>Rectangular-shaped elements are a fundamental aspect of web design, forming the building blocks of layouts and interfaces on web pages. These elements are defined by the Box Model in CSS, which describes their structure and properties. Here are some common rectangular-shaped elements used in web design:</text:p>
      <text:p text:style-name="P137"><text:span text:style-name="StrongEmphasis">Divs (</text:span><text:span text:style-name="SourceText">&lt;div&gt;</text:span><text:span text:style-name="StrongEmphasis">)</text:span>:</text:p>
      <text:list text:style-name="LFO9" text:continue-numbering="true">
        <text:list-item>
          <text:list>
            <text:list-item>
              <text:p text:style-name="P138"><text:span text:style-name="SourceText">&lt;div&gt;</text:span><text:s/>elements are versatile container elements used for grouping and structuring content on a web page.</text:p>
            </text:list-item>
            <text:list-item>
              <text:p text:style-name="P139">They are commonly used to create sections, columns, or blocks within a layout.</text:p>
            </text:list-item>
            <text:list-item>
              <text:p text:style-name="P140"><text:span text:style-name="SourceText">&lt;div&gt;</text:span><text:s/>elements have no inherent styling or semantics and are typically styled using CSS to achieve desired layouts and designs.</text:p>
            </text:list-item>
          </text:list>
        </text:list-item>
      </text:list>
      <text:p text:style-name="P141">position ppty:-</text:p>
      <text:p text:style-name="P142"/>
      <text:p text:style-name="P143">The position property in CSS is used to specify the positioning method of an element on a web page. There are several values for the position property, including static, relative, absolute, fixed, and sticky.</text:p>
      <text:p text:style-name="P144"><text:span text:style-name="T145">Static</text:span><text:s/>is the default<text:s/>position<text:s/>all<text:s/>html elements have<text:s/>initially.</text:p>
      <text:p text:style-name="P146"><text:span text:style-name="T147">relative</text:span><text:s/>acts like<text:s/>static,<text:s/>but we can move left right top and bottom<text:s/>position<text:s/>of<text:s/>element.</text:p>
      <text:p text:style-name="P148">it’s<text:s/>removed from document flow.</text:p>
      <text:p text:style-name="P149"><text:span text:style-name="T150">Absolute<text:s/></text:span>completely removes the element from document flow, it acts like element<text:s/>doesn’t<text:s/>exist at<text:s/>all,</text:p>
      <text:p text:style-name="Textbody"><text:span text:style-name="T151">fixed,</text:span><text:s/>fixed<text:s/>position<text:s/>element is they<text:s/>stay<text:s/>in same place when we<text:s/>scroll.</text:p>
      <text:soft-page-break/>
      <text:p text:style-name="Textbody"><text:span text:style-name="T152">sticky<text:s/></text:span>it is combination of relative and fixed<text:s/>position,<text:s/>it acts static when scrolls it becomes fixed<text:s/>position.</text:p>
      <text:p text:style-name="Textbody"><text:line-break/><text:span text:style-name="T153">what is the difference between display and visibility<text:s/></text:span><text:span text:style-name="T154">CSS: -</text:span></text:p>
      <text:p text:style-name="Textbody">The display property determines how an element is rendered in the document flow, affecting its layout and visibility.</text:p>
      <text:p text:style-name="Textbody">It specifies the type of box used for an HTML element, influencing its<text:s/>behaviour<text:s/>in terms of rendering, spacing, and interaction.</text:p>
      <text:p text:style-name="Textbody">Common values for the display property include none, block, inline, inline-block, flex, grid, and others.</text:p>
      <text:list text:style-name="LFO10" text:continue-numbering="true">
        <text:list-item>
          <text:p text:style-name="P155">The<text:s/><text:span text:style-name="SourceText">visibility</text:span><text:s/>property controls whether an element is visible or hidden without affecting its layout or positioning in the document flow.</text:p>
        </text:list-item>
        <text:list-item>
          <text:p text:style-name="P156">It accepts two main values:<text:s/><text:span text:style-name="SourceText">visible</text:span><text:s/>(default) and<text:s/><text:span text:style-name="SourceText">hidden</text:span>.</text:p>
        </text:list-item>
        <text:list-item>
          <text:p text:style-name="P157">When set to<text:s/><text:span text:style-name="SourceText">hidden</text:span>, the element remains in the document flow and takes up space as if it were visible, but it is not displayed on the screen. The element's space is preserved, and it still affects the layout of surrounding elements.</text:p>
        </text:list-item>
      </text:list>
      <text:list text:style-name="LFO11" text:continue-numbering="true">
        <text:list-item>
          <text:p text:style-name="P158">Unlike the<text:s/><text:span text:style-name="SourceText">display</text:span><text:s/>property, changing the<text:s/><text:span text:style-name="SourceText">visibility</text:span><text:s/>property does not alter the layout or positioning of other elements on the page.</text:p>
        </text:list-item>
      </text:list>
      <text:p text:style-name="Textbody">. hidden<text:s/>{</text:p>
      <text:p text:style-name="Textbody"><text:s text:c="4"/>visibility: hidden;</text:p>
      <text:p text:style-name="Textbody">}</text:p>
      <text:p text:style-name="Textbody"><text:span text:style-name="SourceText">display</text:span>: Affects the layout and rendering of elements, with values like<text:s/><text:span text:style-name="SourceText">none</text:span><text:s/>completely removing the element from the document flow.</text:p>
      <text:list text:style-name="LFO12" text:continue-numbering="true">
        <text:list-item>
          <text:p text:style-name="P159"><text:span text:style-name="SourceText">visibility</text:span>: Controls whether an element is visible or hidden without affecting its layout, with values like<text:s/><text:span text:style-name="SourceText">hidden</text:span><text:s/>hiding the element while preserving its space in the layout.</text:p>
        </text:list-item>
      </text:list>
      <text:p text:style-name="Textbody"><text:span text:style-name="T160">Horizontal Alignment with<text:s/></text:span><text:span text:style-name="T161">justify-content</text:span><text:span text:style-name="T162">:-</text:span></text:p>
      <text:p text:style-name="P163"><text:span text:style-name="T164">The<text:s/></text:span><text:span text:style-name="T165">justify-content</text:span><text:span text:style-name="T166"><text:s/>property aligns flex items along the main axis (horizontally by default, in a row-based layout). Here are some common values:</text:span></text:p>
      <text:list text:style-name="LFO39" text:continue-numbering="true">
        <text:list-item>
          <text:p text:style-name="P167"><text:span text:style-name="T168">flex-start</text:span><text:span text:style-name="T169">: Aligns items to the start of the container.</text:span></text:p>
        </text:list-item>
        <text:list-item>
          <text:p text:style-name="P170"><text:span text:style-name="T171">flex-end</text:span><text:span text:style-name="T172">: Aligns items to the end of the container.</text:span></text:p>
        </text:list-item>
        <text:list-item>
          <text:p text:style-name="P173"><text:span text:style-name="T174">center</text:span><text:span text:style-name="T175">: Centers items in the container.</text:span></text:p>
        </text:list-item>
        <text:list-item>
          <text:p text:style-name="P176"><text:span text:style-name="T177">space-between</text:span><text:span text:style-name="T178">: Distributes items evenly, with the first item at the start and the last item at the end.</text:span></text:p>
        </text:list-item>
        <text:list-item>
          <text:p text:style-name="P179"><text:span text:style-name="T180">space-around</text:span><text:span text:style-name="T181">: Distributes items evenly with equal space around them.</text:span></text:p>
        </text:list-item>
        <text:list-item>
          <text:p text:style-name="P182"><text:span text:style-name="T183">space-evenly</text:span><text:span text:style-name="T184">: Distributes items evenly with equal space between them.</text:span></text:p>
        </text:list-item>
      </text:list>
      <text:p text:style-name="Textbody"/>
      <text:soft-page-break/>
      <text:p text:style-name="Textbody"><text:span text:style-name="T185">Vertical Alignment with<text:s/></text:span><text:span text:style-name="T186">align-items</text:span></text:p>
      <text:p text:style-name="P187"><text:span text:style-name="T188">The<text:s/></text:span><text:span text:style-name="T189">align-items</text:span><text:span text:style-name="T190"><text:s/>property aligns flex items along the cross axis (vertically by default, in a row-based layout). Here are some common values:</text:span></text:p>
      <text:list text:style-name="LFO40" text:continue-numbering="true">
        <text:list-item>
          <text:p text:style-name="P191"><text:span text:style-name="T192">stretch</text:span><text:span text:style-name="T193">: Stretches items to fill the container (default).</text:span></text:p>
        </text:list-item>
        <text:list-item>
          <text:p text:style-name="P194"><text:span text:style-name="T195">flex-start</text:span><text:span text:style-name="T196">: Aligns items to the start of the container.</text:span></text:p>
        </text:list-item>
        <text:list-item>
          <text:p text:style-name="P197"><text:span text:style-name="T198">flex-end</text:span><text:span text:style-name="T199">: Aligns items to the end of the container.</text:span></text:p>
        </text:list-item>
        <text:list-item>
          <text:p text:style-name="P200"><text:span text:style-name="T201">center</text:span><text:span text:style-name="T202">: Centers items in the container.</text:span></text:p>
        </text:list-item>
        <text:list-item>
          <text:p text:style-name="P203"><text:span text:style-name="T204">baseline</text:span><text:span text:style-name="T205">: Aligns items such that their baselines align.</text:span></text:p>
        </text:list-item>
      </text:list>
      <text:p text:style-name="Textbody"/>
      <text:p text:style-name="P206"/>
      <text:h text:style-name="Heading2" text:outline-level="2">difference between<text:s/>CSS<text:s/>and scss:-</text:h>
      <text:p text:style-name="Textbody">CSS (Cascading Style Sheets) and SCSS (Sassy CSS) are both stylesheet languages used to style HTML documents, but they have differences in terms of syntax, features, and workflow.</text:p>
      <text:p text:style-name="Textbody">Syntax:</text:p>
      <text:p text:style-name="Textbody"/>
      <text:p text:style-name="Textbody"><text:span text:style-name="T207">CSS:</text:span><text:s/>CSS uses a simple syntax with selectors, properties, and values. Styles are written in plain text, and each rule is terminated by a semicolon (;). CSS does not support variables, nesting, or mixins.</text:p>
      <text:p text:style-name="Textbody"/>
      <text:p text:style-name="Textbody"><text:span text:style-name="T208">SCSS:</text:span><text:s/>SCSS is an extension of CSS with a more advanced syntax. It uses curly braces ({}) to define blocks of styles and semicolons (;) to terminate property-value pairs, similar to CSS. SCSS supports features like variables, nesting, mixins, inheritance, and more, making it more powerful and flexible than plain CSS.</text:p>
      <text:p text:style-name="Textbody">/* CSS Example */</text:p>
      <text:p text:style-name="Textbody">.container {</text:p>
      <text:p text:style-name="Textbody"><text:s text:c="4"/>width: 100%;</text:p>
      <text:p text:style-name="Textbody"><text:s text:c="4"/>margin: 0 auto;</text:p>
      <text:p text:style-name="Textbody">}</text:p>
      <text:p text:style-name="Textbody"/>
      <text:p text:style-name="Textbody">.container p {</text:p>
      <text:p text:style-name="Textbody"><text:s text:c="4"/>color: #333;</text:p>
      <text:p text:style-name="Textbody"><text:s text:c="4"/>font-size: 16px;</text:p>
      <text:p text:style-name="Textbody">}</text:p>
      <text:soft-page-break/>
      <text:p text:style-name="Textbody">/* SCSS Example */</text:p>
      <text:p text:style-name="Textbody">$primary-color: #333;</text:p>
      <text:p text:style-name="Textbody">$font-size: 16px;</text:p>
      <text:p text:style-name="Textbody"/>
      <text:p text:style-name="Textbody">.container {</text:p>
      <text:p text:style-name="Textbody"><text:s text:c="4"/>width: 100%;</text:p>
      <text:p text:style-name="Textbody"><text:s text:c="4"/>margin: 0 auto;</text:p>
      <text:p text:style-name="Textbody"><text:s text:c="4"/></text:p>
      <text:p text:style-name="Textbody"><text:s text:c="4"/>p {</text:p>
      <text:p text:style-name="Textbody"><text:s text:c="8"/>color: $primary-color;</text:p>
      <text:p text:style-name="Textbody"><text:s text:c="8"/>font-size: $font-size;</text:p>
      <text:p text:style-name="Textbody"><text:s text:c="4"/>}</text:p>
      <text:p text:style-name="Textbody">}</text:p>
      <text:p text:style-name="Textbody"/>
      <text:p text:style-name="Textbody"><text:span text:style-name="StrongEmphasis">Nesting</text:span>:</text:p>
      <text:list text:style-name="LFO13" text:continue-numbering="true">
        <text:list-item>
          <text:list>
            <text:list-item>
              <text:p text:style-name="P209"><text:span text:style-name="StrongEmphasis">CSS</text:span>: CSS does not support nesting of selectors. Selectors are written independently, leading to repetitive and verbose code, especially when styling nested elements.</text:p>
            </text:list-item>
            <text:list-item>
              <text:p text:style-name="P210"><text:span text:style-name="StrongEmphasis">SCSS</text:span>: SCSS allows selectors to be nested within one another, mirroring the structure of HTML elements. Nesting makes it easier to target and style nested elements, reducing the need for repetitive and redundant selectors.</text:p>
            </text:list-item>
          </text:list>
        </text:list-item>
      </text:list>
      <text:p text:style-name="Textbody">/* CSS Example */</text:p>
      <text:p text:style-name="Textbody">.container {</text:p>
      <text:p text:style-name="Textbody"><text:s text:c="4"/>width: 100%;</text:p>
      <text:p text:style-name="Textbody"><text:s text:c="4"/>margin: 0 auto;</text:p>
      <text:p text:style-name="Textbody">}</text:p>
      <text:p text:style-name="Textbody"/>
      <text:p text:style-name="Textbody">.container p {</text:p>
      <text:p text:style-name="Textbody"><text:s text:c="4"/>color: #333;</text:p>
      <text:p text:style-name="Textbody"><text:s text:c="4"/>font-size: 16px;</text:p>
      <text:p text:style-name="Textbody">}</text:p>
      <text:p text:style-name="Textbody">/* SCSS Example */</text:p>
      <text:p text:style-name="Textbody">.container {</text:p>
      <text:soft-page-break/>
      <text:p text:style-name="Textbody"><text:s text:c="4"/>width: 100%;</text:p>
      <text:p text:style-name="Textbody"><text:s text:c="4"/>margin: 0 auto;</text:p>
      <text:p text:style-name="Textbody"><text:s text:c="4"/></text:p>
      <text:p text:style-name="Textbody"><text:s text:c="4"/>p {</text:p>
      <text:p text:style-name="Textbody"><text:s text:c="8"/>color: #333;</text:p>
      <text:p text:style-name="Textbody"><text:s text:c="8"/>font-size: 16px;</text:p>
      <text:p text:style-name="Textbody"><text:s text:c="4"/>}</text:p>
      <text:p text:style-name="Textbody">}</text:p>
      <text:p text:style-name="Textbody"/>
      <text:p text:style-name="Textbody"><text:span text:style-name="StrongEmphasis">Variables</text:span>:</text:p>
      <text:list text:style-name="LFO14" text:continue-numbering="true">
        <text:list-item>
          <text:list>
            <text:list-item>
              <text:p text:style-name="P211"><text:span text:style-name="StrongEmphasis">CSS</text:span>: CSS does not natively support variables. Styles are written with hard-coded values, which can lead to repetition and inconsistency in large projects.</text:p>
            </text:list-item>
            <text:list-item>
              <text:p text:style-name="P212"><text:span text:style-name="StrongEmphasis">SCSS</text:span>: SCSS introduces the concept of variables, allowing developers to define reusable values that can be used throughout the stylesheet. Variables help maintain consistency, improve readability, and make it easier to update styles across multiple elements.</text:p>
            </text:list-item>
          </text:list>
        </text:list-item>
      </text:list>
      <text:p text:style-name="Textbody"/>
      <text:p text:style-name="Textbody">/* CSS Example */</text:p>
      <text:p text:style-name="Textbody">.button {</text:p>
      <text:p text:style-name="Textbody"><text:s text:c="4"/>background-color: #007bff;</text:p>
      <text:p text:style-name="Textbody"><text:s text:c="4"/>color: #fff;</text:p>
      <text:p text:style-name="Textbody"><text:s text:c="4"/>padding: 10px 20px;</text:p>
      <text:p text:style-name="Textbody">}</text:p>
      <text:p text:style-name="Textbody">/* SCSS Example */</text:p>
      <text:p text:style-name="Textbody">$primary-color: #007bff;</text:p>
      <text:p text:style-name="Textbody"/>
      <text:p text:style-name="Textbody">.button {</text:p>
      <text:p text:style-name="Textbody"><text:s text:c="4"/>background-color: $primary-color;</text:p>
      <text:p text:style-name="Textbody"><text:s text:c="4"/>color: #fff;</text:p>
      <text:p text:style-name="Textbody"><text:s text:c="4"/>padding: 10px 20px;</text:p>
      <text:p text:style-name="Textbody">}</text:p>
      <text:p text:style-name="Textbody"/>
      <text:p text:style-name="Textbody"><text:span text:style-name="StrongEmphasis">Mixins and Functions</text:span>:</text:p>
      <text:soft-page-break/>
      <text:list text:style-name="LFO15" text:continue-numbering="true">
        <text:list-item>
          <text:list>
            <text:list-item>
              <text:p text:style-name="P213"><text:span text:style-name="StrongEmphasis">CSS</text:span>: CSS does not have built-in support for mixins or functions. Reusable styles must be manually duplicated or abstracted using classes.</text:p>
            </text:list-item>
            <text:list-item>
              <text:p text:style-name="P214"><text:span text:style-name="StrongEmphasis">SCSS</text:span>: SCSS introduces mixins and functions, which are reusable blocks of styles that can be included in multiple rules. Mixins allow developers to encapsulate and reuse common styles, improving maintainability and reducing code duplication.</text:p>
            </text:list-item>
          </text:list>
        </text:list-item>
      </text:list>
      <text:p text:style-name="Textbody">/* CSS Example */</text:p>
      <text:p text:style-name="Textbody">.button-primary {</text:p>
      <text:p text:style-name="Textbody"><text:s text:c="4"/>background-color: #007bff;</text:p>
      <text:p text:style-name="Textbody"><text:s text:c="4"/>color: #fff;</text:p>
      <text:p text:style-name="Textbody"><text:s text:c="4"/>padding: 10px 20px;</text:p>
      <text:p text:style-name="Textbody">}</text:p>
      <text:p text:style-name="Textbody"/>
      <text:p text:style-name="Textbody">.button-secondary {</text:p>
      <text:p text:style-name="Textbody"><text:s text:c="4"/>background-color: #6c757d;</text:p>
      <text:p text:style-name="Textbody"><text:s text:c="4"/>color: #fff;</text:p>
      <text:p text:style-name="Textbody"><text:s text:c="4"/>padding: 10px 20px;</text:p>
      <text:p text:style-name="Textbody">}</text:p>
      <text:p text:style-name="Textbody"/>
      <text:p text:style-name="Textbody">/* SCSS Example */</text:p>
      <text:p text:style-name="Textbody">@mixin button-styles($bg-color, $text-color) {</text:p>
      <text:p text:style-name="Textbody"><text:s text:c="4"/>background-color: $bg-color;</text:p>
      <text:p text:style-name="Textbody"><text:s text:c="4"/>color: $text-color;</text:p>
      <text:p text:style-name="Textbody"><text:s text:c="4"/>padding: 10px 20px;</text:p>
      <text:p text:style-name="Textbody">}</text:p>
      <text:p text:style-name="Textbody"/>
      <text:p text:style-name="Textbody">.button-primary {</text:p>
      <text:p text:style-name="Textbody"><text:s text:c="4"/>@include button-styles(#007bff, #fff);</text:p>
      <text:p text:style-name="Textbody">}</text:p>
      <text:p text:style-name="Textbody"/>
      <text:p text:style-name="Textbody">.button-secondary {</text:p>
      <text:p text:style-name="Textbody"><text:s text:c="4"/>@include button-styles(#6c757d, #fff);</text:p>
      <text:p text:style-name="Textbody">}</text:p>
      <text:soft-page-break/>
      <text:p text:style-name="Textbody"><text:span text:style-name="StrongEmphasis">Inheritance</text:span>:</text:p>
      <text:list text:style-name="LFO16" text:continue-numbering="true">
        <text:list-item>
          <text:list>
            <text:list-item>
              <text:p text:style-name="P215"><text:span text:style-name="StrongEmphasis">CSS</text:span>: CSS does not support inheritance of styles between selectors. Each rule must explicitly define all properties and values.</text:p>
            </text:list-item>
            <text:list-item>
              <text:p text:style-name="P216"><text:span text:style-name="StrongEmphasis">SCSS</text:span>: SCSS supports inheritance through the<text:s/><text:span text:style-name="SourceText">@extend</text:span><text:s/>directive, allowing one selector to inherit styles from another. Inheritance helps create a more modular and maintainable stylesheet by promoting code reuse and consistency.</text:p>
            </text:list-item>
          </text:list>
        </text:list-item>
      </text:list>
      <text:p text:style-name="Textbody">/* CSS Example */</text:p>
      <text:p text:style-name="Textbody">.button-base {</text:p>
      <text:p text:style-name="Textbody"><text:s text:c="4"/>border: none;</text:p>
      <text:p text:style-name="Textbody"><text:s text:c="4"/>cursor: pointer;</text:p>
      <text:p text:style-name="Textbody">}</text:p>
      <text:p text:style-name="Textbody"/>
      <text:p text:style-name="Textbody">.button-primary {</text:p>
      <text:p text:style-name="Textbody"><text:s text:c="4"/>background-color: #007bff;</text:p>
      <text:p text:style-name="Textbody"><text:s text:c="4"/>color: #fff;</text:p>
      <text:p text:style-name="Textbody"><text:s text:c="4"/>padding: 10px 20px;</text:p>
      <text:p text:style-name="Textbody">}</text:p>
      <text:p text:style-name="Textbody">/* SCSS Example */</text:p>
      <text:p text:style-name="Textbody">.button-base {</text:p>
      <text:p text:style-name="Textbody"><text:s text:c="4"/>border: none;</text:p>
      <text:p text:style-name="Textbody"><text:s text:c="4"/>cursor: pointer;</text:p>
      <text:p text:style-name="Textbody">}</text:p>
      <text:p text:style-name="Textbody"/>
      <text:p text:style-name="Textbody">.button-primary {</text:p>
      <text:p text:style-name="Textbody"><text:s text:c="4"/>@extend .button-base;</text:p>
      <text:p text:style-name="Textbody"><text:s text:c="4"/>background-color: #007bff;</text:p>
      <text:p text:style-name="Textbody"><text:s text:c="4"/>color: #fff;</text:p>
      <text:p text:style-name="Textbody"><text:s text:c="4"/>padding: 10px 20px;</text:p>
      <text:p text:style-name="Textbody">}</text:p>
      <text:p text:style-name="Textbody">what are the various ways to integrate css in web page:-</text:p>
      <text:p text:style-name="Textbody"><text:span text:style-name="StrongEmphasis">Inline CSS</text:span><text:span text:style-name="T217">:</text:span><text:s/>:-</text:p>
      <text:p text:style-name="Textbody">&lt;p style="color: red; font-size: 16px;"&gt;This is a paragraph with inline CSS.&lt;/p&gt;</text:p>
      <text:soft-page-break/>
      <text:p text:style-name="Textbody"><text:span text:style-name="StrongEmphasis">Internal CSS</text:span><text:span text:style-name="T218">:</text:span><text:s/>:-</text:p>
      <text:p text:style-name="Textbody">&lt;!DOCTYPE html&gt;</text:p>
      <text:p text:style-name="Textbody">&lt;html lang="en"&gt;</text:p>
      <text:p text:style-name="Textbody">&lt;head&gt;</text:p>
      <text:p text:style-name="Textbody"><text:s text:c="4"/>&lt;meta charset="UTF-8"&gt;</text:p>
      <text:p text:style-name="Textbody"><text:s text:c="4"/>&lt;title&gt;Internal CSS Example&lt;/title&gt;</text:p>
      <text:p text:style-name="Textbody"><text:s text:c="4"/>&lt;style&gt;</text:p>
      <text:p text:style-name="Textbody"><text:s text:c="8"/>p {</text:p>
      <text:p text:style-name="Textbody"><text:s text:c="12"/>color: blue;</text:p>
      <text:p text:style-name="Textbody"><text:s text:c="12"/>font-size: 18px;</text:p>
      <text:p text:style-name="Textbody"><text:s text:c="8"/>}</text:p>
      <text:p text:style-name="Textbody"><text:s text:c="4"/>&lt;/style&gt;</text:p>
      <text:p text:style-name="Textbody">&lt;/head&gt;</text:p>
      <text:p text:style-name="Textbody">&lt;body&gt;</text:p>
      <text:p text:style-name="Textbody"><text:s text:c="4"/>&lt;p&gt;This is a paragraph with internal CSS.&lt;/p&gt;</text:p>
      <text:p text:style-name="Textbody">&lt;/body&gt;</text:p>
      <text:p text:style-name="Textbody">&lt;/html&gt;</text:p>
      <text:p text:style-name="Textbody"><text:span text:style-name="StrongEmphasis">External CSS</text:span><text:span text:style-name="T219">:</text:span><text:s/>:-</text:p>
      <text:p text:style-name="Textbody">&lt;!DOCTYPE html&gt;</text:p>
      <text:p text:style-name="Textbody">&lt;html lang="en"&gt;</text:p>
      <text:p text:style-name="Textbody">&lt;head&gt;</text:p>
      <text:p text:style-name="Textbody"><text:s text:c="4"/>&lt;meta charset="UTF-8"&gt;</text:p>
      <text:p text:style-name="Textbody"><text:s text:c="4"/>&lt;title&gt;External CSS Example&lt;/title&gt;</text:p>
      <text:p text:style-name="Textbody"><text:s text:c="4"/>&lt;link rel="stylesheet" href="styles.css"&gt;</text:p>
      <text:p text:style-name="Textbody">&lt;/head&gt;</text:p>
      <text:p text:style-name="Textbody">&lt;body&gt;</text:p>
      <text:p text:style-name="Textbody"><text:s text:c="4"/>&lt;p&gt;This is a paragraph with external CSS.&lt;/p&gt;</text:p>
      <text:p text:style-name="Textbody">&lt;/body&gt;</text:p>
      <text:p text:style-name="Textbody">&lt;/html&gt;</text:p>
      <text:p text:style-name="Textbody"><text:span text:style-name="StrongEmphasis">Importing CSS</text:span><text:span text:style-name="T220">:</text:span><text:s/>:-</text:p>
      <text:p text:style-name="Textbody">/* styles.css */</text:p>
      <text:p text:style-name="Textbody">@import url('reset.css');</text:p>
      <text:p text:style-name="Textbody"/>
      <text:p text:style-name="Textbody">p {</text:p>
      <text:p text:style-name="Textbody"><text:s text:c="4"/>color: blue;</text:p>
      <text:p text:style-name="Textbody"><text:s text:c="4"/>font-size: 18px;</text:p>
      <text:p text:style-name="Textbody">}</text:p>
      <text:p text:style-name="Textbody"><text:span text:style-name="StrongEmphasis">CSS Preprocessors</text:span><text:span text:style-name="T221">:</text:span><text:s/>:-</text:p>
      <text:p text:style-name="Textbody">// styles.scss</text:p>
      <text:p text:style-name="Textbody">$primary-color: blue;</text:p>
      <text:p text:style-name="Textbody"/>
      <text:p text:style-name="Textbody">p {</text:p>
      <text:p text:style-name="Textbody"><text:s text:c="4"/>color: $primary-color;</text:p>
      <text:p text:style-name="Textbody"><text:s text:c="4"/>font-size: 18px;</text:p>
      <text:p text:style-name="Textbody">}</text:p>
      <text:p text:style-name="Textbody">CSS preprocessors like Sass (SCSS) and Less provide additional features and functionality to CSS, such as variables, mixins, nesting, and more.</text:p>
      <text:p text:style-name="P222">what is a css selector:-</text:p>
      <text:p text:style-name="Textbody">A CSS selector is a pattern used to select and target HTML elements in order to apply styles to them. Selectors are a fundamental part of CSS, allowing developers to specify which elements should be styled and how they should be styled. Selectors target elements based on various criteria, such as element type, class, ID, attributes, and more.</text:p>
      <text:p text:style-name="Textbody"><text:span text:style-name="StrongEmphasis">Element Selector</text:span>:</text:p>
      <text:list text:style-name="LFO17" text:continue-numbering="true">
        <text:list-item>
          <text:list>
            <text:list-item>
              <text:p text:style-name="P223">Selects all elements of a specific type.</text:p>
            </text:list-item>
            <text:list-item>
              <text:p text:style-name="P224">Example:<text:s/><text:span text:style-name="SourceText">p</text:span><text:s/>selects all<text:s/><text:span text:style-name="SourceText">&lt;p&gt;</text:span><text:s/>elements.</text:p>
            </text:list-item>
          </text:list>
        </text:list-item>
      </text:list>
      <text:p text:style-name="P225">p {</text:p>
      <text:p text:style-name="P226"><text:s text:c="4"/>color: red;</text:p>
      <text:p text:style-name="P227">}</text:p>
      <text:p text:style-name="Textbody"><text:span text:style-name="StrongEmphasis">Class Selector</text:span>:</text:p>
      <text:p text:style-name="P228">Selects elements based on their class attribute.</text:p>
      <text:p text:style-name="P229">Example:<text:s/><text:span text:style-name="SourceText">.button</text:span><text:s/>selects all elements with the class "button" (<text:span text:style-name="SourceText">&lt;div class="button"&gt;</text:span>,<text:s/><text:span text:style-name="SourceText">&lt;button class="button"&gt;</text:span>, etc.).</text:p>
      <text:p text:style-name="P230">.button {</text:p>
      <text:p text:style-name="P231"><text:s text:c="4"/>background-color: blue;</text:p>
      <text:p text:style-name="P232">}</text:p>
      <text:soft-page-break/>
      <text:p text:style-name="Textbody"><text:line-break/><text:span text:style-name="StrongEmphasis">ID Selector</text:span>:</text:p>
      <text:list text:style-name="LFO19" text:continue-numbering="true">
        <text:list-item>
          <text:list>
            <text:list-item>
              <text:p text:style-name="P233">Selects a single element based on its ID attribute.</text:p>
            </text:list-item>
            <text:list-item>
              <text:p text:style-name="P234">Example:<text:s/><text:span text:style-name="SourceText">#header</text:span><text:s/>selects the element with the ID "header" (<text:span text:style-name="SourceText">&lt;div id="header"&gt;</text:span>,<text:s/><text:span text:style-name="SourceText">&lt;header id="header"&gt;</text:span>, etc.).</text:p>
            </text:list-item>
          </text:list>
        </text:list-item>
      </text:list>
      <text:p text:style-name="P235">#header {</text:p>
      <text:p text:style-name="P236"><text:s text:c="4"/>border: 1px solid green;</text:p>
      <text:p text:style-name="P237">}</text:p>
      <text:list text:style-name="LFO20" text:continue-numbering="true">
        <text:list-item>
          <text:p text:style-name="P238"><text:span text:style-name="StrongEmphasis">Attribute Selector</text:span>:</text:p>
          <text:list text:continue-numbering="true">
            <text:list-item>
              <text:p text:style-name="P239">Selects elements based on their attributes.</text:p>
            </text:list-item>
            <text:list-item>
              <text:p text:style-name="P240">Example:<text:s/><text:span text:style-name="SourceText">[type="submit"]</text:span><text:s/>selects all elements with a "type" attribute equal to "submit" (<text:span text:style-name="SourceText">&lt;input type="submit"&gt;</text:span>,<text:s/><text:span text:style-name="SourceText">&lt;button type="submit"&gt;</text:span>, etc.).</text:p>
            </text:list-item>
          </text:list>
        </text:list-item>
      </text:list>
      <text:p text:style-name="P241">[type="submit"] {</text:p>
      <text:p text:style-name="P242">background-color: yellow;}</text:p>
      <text:list text:style-name="LFO21" text:continue-numbering="true">
        <text:list-item>
          <text:p text:style-name="P243"><text:span text:style-name="StrongEmphasis">Descendant Selector</text:span>:</text:p>
          <text:list text:continue-numbering="true">
            <text:list-item>
              <text:p text:style-name="P244">Selects elements that are descendants of another element.</text:p>
            </text:list-item>
            <text:list-item>
              <text:p text:style-name="P245">Example:<text:s/><text:span text:style-name="SourceText">div p</text:span><text:s/>selects all<text:s/><text:span text:style-name="SourceText">&lt;p&gt;</text:span><text:s/>elements that are descendants of<text:s/><text:span text:style-name="SourceText">&lt;div&gt;</text:span><text:s/>elements.</text:p>
            </text:list-item>
          </text:list>
        </text:list-item>
      </text:list>
      <text:p text:style-name="P246">div p {</text:p>
      <text:p text:style-name="P247"><text:s text:c="4"/>text-decoration: underline;</text:p>
      <text:p text:style-name="P248">}</text:p>
      <text:list text:style-name="LFO22" text:continue-numbering="true">
        <text:list-item>
          <text:p text:style-name="P249"><text:span text:style-name="StrongEmphasis">Child Selector</text:span>:</text:p>
          <text:list text:continue-numbering="true">
            <text:list-item>
              <text:p text:style-name="P250">Selects elements that are direct children of another element.</text:p>
            </text:list-item>
            <text:list-item>
              <text:p text:style-name="P251">Example:<text:s/><text:span text:style-name="SourceText">ul &gt; li</text:span><text:s/>selects all<text:s/><text:span text:style-name="SourceText">&lt;li&gt;</text:span><text:s/>elements that are direct children of<text:s/><text:span text:style-name="SourceText">&lt;ul&gt;</text:span><text:s/>elements.</text:p>
            </text:list-item>
          </text:list>
        </text:list-item>
      </text:list>
      <text:p text:style-name="P252">ul &gt; li {</text:p>
      <text:p text:style-name="P253"><text:s text:c="4"/>font-weight: bold;</text:p>
      <text:p text:style-name="P254">}</text:p>
      <text:p text:style-name="P255"/>
      <text:list text:style-name="LFO23" text:continue-numbering="true">
        <text:list-item>
          <text:p text:style-name="P256"><text:span text:style-name="StrongEmphasis">Adjacent Sibling Selector</text:span>:</text:p>
          <text:list text:continue-numbering="true">
            <text:list-item>
              <text:p text:style-name="P257">Selects an element that is immediately preceded by another element.</text:p>
            </text:list-item>
            <text:list-item>
              <text:p text:style-name="P258">Example:<text:s/><text:span text:style-name="SourceText">h2 + p</text:span><text:s/>selects all<text:s/><text:span text:style-name="SourceText">&lt;p&gt;</text:span><text:s/>elements that are immediately preceded by<text:s/><text:span text:style-name="SourceText">&lt;h2&gt;</text:span><text:s/>elements.</text:p>
            </text:list-item>
          </text:list>
        </text:list-item>
      </text:list>
      <text:p text:style-name="P259">h2 + p {</text:p>
      <text:soft-page-break/>
      <text:p text:style-name="P260"><text:s text:c="4"/>font-style: italic;</text:p>
      <text:p text:style-name="P261">}</text:p>
      <text:list text:style-name="LFO24" text:continue-numbering="true">
        <text:list-item>
          <text:p text:style-name="P262"><text:span text:style-name="StrongEmphasis">General Sibling Selector</text:span>:</text:p>
          <text:list text:continue-numbering="true">
            <text:list-item>
              <text:p text:style-name="P263">Selects elements that are siblings of another element.</text:p>
            </text:list-item>
            <text:list-item>
              <text:p text:style-name="P264">Example:<text:s/><text:span text:style-name="SourceText">h2 ~ p</text:span><text:s/>selects all<text:s/><text:span text:style-name="SourceText">&lt;p&gt;</text:span><text:s/>elements that are siblings of<text:s/><text:span text:style-name="SourceText">&lt;h2&gt;</text:span><text:s/>elements.</text:p>
            </text:list-item>
          </text:list>
        </text:list-item>
      </text:list>
      <text:p text:style-name="P265">h2 ~ p {</text:p>
      <text:p text:style-name="P266"><text:s text:c="4"/>color: gray;</text:p>
      <text:p text:style-name="P267">}</text:p>
      <text:p text:style-name="Textbody"/>
      <text:p text:style-name="Textbody"><text:span text:style-name="StrongEmphasis">File Extension</text:span>:</text:p>
      <text:list text:style-name="LFO25" text:continue-numbering="true">
        <text:list-item>
          <text:list>
            <text:list-item>
              <text:p text:style-name="P268"><text:span text:style-name="StrongEmphasis">CSS</text:span>: CSS files typically have a<text:s/><text:span text:style-name="SourceText">.css</text:span><text:s/>extension.</text:p>
            </text:list-item>
            <text:list-item>
              <text:p text:style-name="P269"><text:span text:style-name="StrongEmphasis">SCSS</text:span>: SCSS files have a<text:s/><text:span text:style-name="SourceText">.scss</text:span><text:s/>extension, distinguishing them from regular CSS files and indicating that they contain SCSS syntax.</text:p>
            </text:list-item>
          </text:list>
        </text:list-item>
      </text:list>
      <text:p text:style-name="P270">explain universal selector:-</text:p>
      <text:p text:style-name="Textbody">The universal selector, denoted by an asterisk (*), is a CSS selector that matches any element in an HTML document. It is one of the most basic and powerful selectors in CSS, allowing you to apply styles to all elements regardless of their type or attributes.</text:p>
      <text:p text:style-name="P271">difference between class selector and id selector:-</text:p>
      <text:p text:style-name="Textbody">Styles applied using ID selectors have higher precedence and can override styles applied using class selectors.</text:p>
      <text:p text:style-name="P272">Pseudo classes:-</text:p>
      <text:p text:style-name="Textbody">Pseudo-classes in CSS are keywords added to selectors that specify a special state of the selected elements. They allow you to style elements based on various criteria that cannot be targeted using standard CSS selectors alone. Pseudo-classes are preceded by a colon (:) and are added to the end of a selector.</text:p>
      <text:p text:style-name="Textbody"><text:span text:style-name="StrongEmphasis">:hover</text:span>:</text:p>
      <text:list text:style-name="LFO26" text:continue-numbering="true">
        <text:list-item>
          <text:list>
            <text:list-item>
              <text:p text:style-name="P273">Applies styles when an element is being hovered over by the mouse cursor.</text:p>
            </text:list-item>
            <text:list-item>
              <text:p text:style-name="P274">Example:<text:s/><text:span text:style-name="SourceText">a:hover { color: red; }</text:span></text:p>
            </text:list-item>
          </text:list>
        </text:list-item>
      </text:list>
      <text:p text:style-name="Textbody"><text:span text:style-name="StrongEmphasis">:active</text:span>:</text:p>
      <text:list text:style-name="LFO27" text:continue-numbering="true">
        <text:list-item>
          <text:list>
            <text:list-item>
              <text:p text:style-name="P275">Applies styles to an element when it is being activated by the user, typically when clicked.</text:p>
            </text:list-item>
            <text:list-item>
              <text:p text:style-name="P276">Example:<text:s/><text:span text:style-name="SourceText">button:active { background-color: gray; }</text:span></text:p>
            </text:list-item>
          </text:list>
        </text:list-item>
      </text:list>
      <text:p text:style-name="Textbody"><text:span text:style-name="StrongEmphasis">:focus</text:span>:</text:p>
      <text:soft-page-break/>
      <text:list text:style-name="LFO28" text:continue-numbering="true">
        <text:list-item>
          <text:list>
            <text:list-item>
              <text:p text:style-name="P277">Applies styles to an element when it gains focus, such as when it is clicked or selected using the keyboard.</text:p>
            </text:list-item>
            <text:list-item>
              <text:p text:style-name="P278">Example:<text:s/><text:span text:style-name="SourceText">input:focus { border-color: blue; }</text:span></text:p>
            </text:list-item>
          </text:list>
        </text:list-item>
      </text:list>
      <text:p text:style-name="Textbody"><text:span text:style-name="StrongEmphasis">:first-child</text:span>:</text:p>
      <text:list text:style-name="LFO29" text:continue-numbering="true">
        <text:list-item>
          <text:list>
            <text:list-item>
              <text:p text:style-name="P279">Selects the first child element of its parent.</text:p>
            </text:list-item>
            <text:list-item>
              <text:p text:style-name="P280">Example:<text:s/><text:span text:style-name="SourceText">ul li:first-child { font-weight: bold; }</text:span></text:p>
            </text:list-item>
          </text:list>
        </text:list-item>
      </text:list>
      <text:p text:style-name="Textbody"><text:span text:style-name="StrongEmphasis">:last-child</text:span>:</text:p>
      <text:list text:style-name="LFO30" text:continue-numbering="true">
        <text:list-item>
          <text:list>
            <text:list-item>
              <text:p text:style-name="P281">Selects the last child element of its parent.</text:p>
            </text:list-item>
            <text:list-item>
              <text:p text:style-name="P282">Example:<text:s/><text:span text:style-name="SourceText">ul li:last-child { color: green; }</text:span></text:p>
            </text:list-item>
          </text:list>
        </text:list-item>
      </text:list>
      <text:p text:style-name="Textbody"><text:span text:style-name="StrongEmphasis">:nth-child()</text:span>:</text:p>
      <text:list text:style-name="LFO31" text:continue-numbering="true">
        <text:list-item>
          <text:list>
            <text:list-item>
              <text:p text:style-name="P283">Selects elements based on their position within their parent element. It accepts an argument that specifies the pattern for selecting elements.</text:p>
            </text:list-item>
            <text:list-item>
              <text:p text:style-name="P284">Example:<text:s/><text:span text:style-name="SourceText">ul li:nth-child(odd) { background-color: lightgray; }</text:span></text:p>
            </text:list-item>
          </text:list>
        </text:list-item>
      </text:list>
      <text:p text:style-name="Textbody"><text:span text:style-name="StrongEmphasis">:nth-of-type()</text:span>:</text:p>
      <text:list text:style-name="LFO32" text:continue-numbering="true">
        <text:list-item>
          <text:list>
            <text:list-item>
              <text:p text:style-name="P285">Similar to<text:s/><text:span text:style-name="SourceText">:nth-child()</text:span>, but only matches elements of a specified type.</text:p>
            </text:list-item>
            <text:list-item>
              <text:p text:style-name="P286">Example:<text:s/><text:span text:style-name="SourceText">p:nth-of-type(even) { color: blue; }</text:span></text:p>
            </text:list-item>
          </text:list>
        </text:list-item>
      </text:list>
      <text:p text:style-name="Textbody"><text:span text:style-name="StrongEmphasis">:not()</text:span>:</text:p>
      <text:list text:style-name="LFO33" text:continue-numbering="true">
        <text:list-item>
          <text:list>
            <text:list-item>
              <text:p text:style-name="P287">Selects elements that do not match a specified selector.</text:p>
            </text:list-item>
            <text:list-item>
              <text:p text:style-name="P288">Example:<text:s/><text:span text:style-name="SourceText">input:not([type="text"]) { opacity: 0.5; }</text:span></text:p>
            </text:list-item>
          </text:list>
        </text:list-item>
      </text:list>
      <text:p text:style-name="Textbody"><text:span text:style-name="StrongEmphasis">:checked</text:span>:</text:p>
      <text:list text:style-name="LFO34" text:continue-numbering="true">
        <text:list-item>
          <text:list>
            <text:list-item>
              <text:p text:style-name="P289">Applies styles to a checked checkbox or radio button.</text:p>
            </text:list-item>
            <text:list-item>
              <text:p text:style-name="P290">Example:<text:s/><text:span text:style-name="SourceText">input[type="checkbox"]:checked + label { text-decoration: line-through; }</text:span></text:p>
            </text:list-item>
          </text:list>
        </text:list-item>
      </text:list>
      <text:p text:style-name="P291"><text:span text:style-name="StrongEmphasis">:disabled</text:span>:</text:p>
      <text:list text:style-name="LFO35" text:continue-numbering="true">
        <text:list-item>
          <text:list>
            <text:list-item>
              <text:p text:style-name="P292">Applies styles to disabled form elements.</text:p>
            </text:list-item>
            <text:list-item>
              <text:p text:style-name="P293">Example:<text:s/><text:span text:style-name="SourceText">input:disabled { background-color: lightgray; }</text:span></text:p>
            </text:list-item>
          </text:list>
        </text:list-item>
      </text:list>
      <text:p text:style-name="P294"><text:span text:style-name="StrongEmphasis">:nth-last-child()</text:span>:</text:p>
      <text:list text:style-name="LFO36" text:continue-numbering="true">
        <text:list-item>
          <text:list>
            <text:list-item>
              <text:p text:style-name="P295">Similar to<text:s/><text:span text:style-name="SourceText">:nth-child()</text:span>, but counts from the end of the parent's children.</text:p>
            </text:list-item>
            <text:list-item>
              <text:p text:style-name="P296">Example:<text:s/><text:span text:style-name="SourceText">ul li:nth-last-child(2) { font-style: italic; }</text:span></text:p>
            </text:list-item>
          </text:list>
        </text:list-item>
      </text:list>
      <text:p text:style-name="P297"/>
      <text:p text:style-name="P298">what are <text:s/>pseudo elements:-</text:p>
      <text:soft-page-break/>
      <text:p text:style-name="Textbody"><text:line-break/>Pseudo-elements in CSS allow you to style certain parts of an element's content without needing to add extra HTML markup.</text:p>
      <text:p text:style-name="Textbody">used to create effects that are not achievable with regular CSS selectors alone.</text:p>
      <text:p text:style-name="Textbody">p::before {</text:p>
      <text:p text:style-name="Textbody"><text:s text:c="4"/>content: "Before ";</text:p>
      <text:p text:style-name="Textbody"><text:s text:c="4"/>color: red;</text:p>
      <text:p text:style-name="Textbody">}Inserts content before the content of the selected element.</text:p>
      <text:p text:style-name="Textbody"/>
      <text:p text:style-name="Textbody">p::after {</text:p>
      <text:p text:style-name="Textbody"><text:s text:c="4"/>content: " After";</text:p>
      <text:p text:style-name="Textbody"><text:s text:c="4"/>color: blue;</text:p>
      <text:p text:style-name="Textbody">}Inserts content after the content of the selected element.</text:p>
      <text:p text:style-name="Textbody"/>
      <text:p text:style-name="Textbody">p::first-letter {</text:p>
      <text:p text:style-name="Textbody"><text:s text:c="4"/>font-size: 150%;</text:p>
      <text:p text:style-name="Textbody"><text:s text:c="4"/>color: purple;</text:p>
      <text:p text:style-name="Textbody">}Styles the first letter of the text content within the selected element.</text:p>
      <text:p text:style-name="Textbody"/>
      <text:p text:style-name="Textbody">p::first-line {</text:p>
      <text:p text:style-name="Textbody"><text:s text:c="4"/>font-weight: bold;</text:p>
      <text:p text:style-name="Textbody"><text:s text:c="4"/>text-transform: uppercase;</text:p>
      <text:p text:style-name="Textbody">}Styles the first line of text content within the selected element.</text:p>
      <text:p text:style-name="Textbody"/>
      <text:p text:style-name="Textbody">Styles the placeholder text of input and textarea elements.</text:p>
      <text:p text:style-name="Textbody">input::placeholder {</text:p>
      <text:p text:style-name="Textbody"><text:s text:c="4"/>color: gray;</text:p>
      <text:p text:style-name="Textbody"><text:s text:c="4"/>font-style: italic;</text:p>
      <text:p text:style-name="Textbody">}</text:p>
      <text:p text:style-name="Textbody"/>
      <text:p text:style-name="P299">z-index:-</text:p>
      <text:p text:style-name="Textbody">Sure, the z-index property is a powerful tool in CSS for controlling the stacking order of elements on a webpage. It is particularly useful in situations where elements overlap.</text:p>
      <text:soft-page-break/>
      <text:p text:style-name="Textbody">The z-index property specifies the stack order of an element, and only applies to elements that have a position value other than static (i.e., relative, absolute, fixed, or sticky). Elements with a higher z-index value will appear in front of elements with a lower z-index value.</text:p>
      <text:p text:style-name="Textbody">&lt;style&gt;</text:p>
      <text:p text:style-name="Textbody"><text:s text:c="2"/>.box1 {</text:p>
      <text:p text:style-name="Textbody"><text:s text:c="4"/>position: absolute;</text:p>
      <text:p text:style-name="Textbody"><text:s text:c="4"/>width: 100px;</text:p>
      <text:p text:style-name="Textbody"><text:s text:c="4"/>height: 100px;</text:p>
      <text:p text:style-name="Textbody"><text:s text:c="4"/>background-color: red;</text:p>
      <text:p text:style-name="Textbody"><text:s text:c="4"/>top: 50px;</text:p>
      <text:p text:style-name="Textbody"><text:s text:c="4"/>left: 50px;</text:p>
      <text:p text:style-name="Textbody"><text:s text:c="4"/>z-index: 1;</text:p>
      <text:p text:style-name="Textbody"><text:s text:c="2"/>}</text:p>
      <text:p text:style-name="Textbody"><text:s text:c="2"/>.box2 {</text:p>
      <text:p text:style-name="Textbody"><text:s text:c="4"/>position: absolute;</text:p>
      <text:p text:style-name="Textbody"><text:s text:c="4"/>width: 100px;</text:p>
      <text:p text:style-name="Textbody"><text:s text:c="4"/>height: 100px;</text:p>
      <text:p text:style-name="Textbody"><text:s text:c="4"/>background-color: blue;</text:p>
      <text:p text:style-name="Textbody"><text:s text:c="4"/>top: 100px;</text:p>
      <text:p text:style-name="Textbody"><text:s text:c="4"/>left: 100px;</text:p>
      <text:p text:style-name="Textbody"><text:s text:c="4"/>z-index: 2;</text:p>
      <text:p text:style-name="Textbody"><text:s text:c="2"/>}</text:p>
      <text:p text:style-name="Textbody">&lt;/style&gt;</text:p>
      <text:p text:style-name="Textbody">&lt;div class="box1"&gt;&lt;/div&gt;</text:p>
      <text:p text:style-name="Textbody">&lt;div class="box2"&gt;&lt;/div&gt;</text:p>
      <text:p text:style-name="Textbody">Elements with higher<text:s/><text:span text:style-name="SourceText">z-index</text:span><text:s/>values will be stacked on top of elements with lower values.</text:p>
      <text:p text:style-name="Textbody">In this example, the blue box (.box2) will appear on top of the red box (.box1) because it has a higher z-index value (2 vs. 1).</text:p>
      <text:p text:style-name="Textbody"/>
      <text:p text:style-name="Textbody"><text:line-break/></text:p>
      <text:soft-page-break/>
      <text:h text:style-name="Heading2" text:outline-level="2"><text:span text:style-name="T300">Web Browsers</text:span></text:h>
      <text:p text:style-name="P301">The purpose of a web browser (Chrome, Edge, Firefox, Safari) is to</text:p>
      <text:p text:style-name="P302">read HTML documents and display them correctly.</text:p>
      <text:p text:style-name="P303">A browser does not display the HTML tags, but uses them to</text:p>
      <text:p text:style-name="P304">determine how to display the document:</text:p>
      <text:p text:style-name="Standard"><text:span text:style-name="T305">The </text:span><text:span text:style-name="T306">&lt;!DOCTYPE&gt;</text:span><text:span text:style-name="T307"> </text:span><text:span text:style-name="T308">declaration represents the document type, and</text:span></text:p>
      <text:p text:style-name="Standard"><text:span text:style-name="T309"><text:s/>helps browsers to display web pages correctly.</text:span></text:p>
      <text:p text:style-name="Standard"><text:span text:style-name="T310">&lt;</text:span><text:span text:style-name="T311">!DOCTYPE</text:span><text:span text:style-name="T312"> </text:span><text:span text:style-name="T313">html</text:span><text:span text:style-name="T314">&gt;</text:span></text:p>
      <text:p text:style-name="Standard"/>
      <text:h text:style-name="P315" text:outline-level="2">HTML Links</text:h>
      <text:p text:style-name="Standard"><text:span text:style-name="T316">&lt;</text:span><text:span text:style-name="T317">a</text:span><text:span text:style-name="T318"> href</text:span><text:span text:style-name="T319">="https://www.w3schools.com"&gt;</text:span><text:span text:style-name="T320">This is a link</text:span><text:span text:style-name="T321">&lt;</text:span><text:span text:style-name="T322">/a</text:span><text:span text:style-name="T323">&gt;</text:span></text:p>
      <text:p text:style-name="Standard"/>
      <text:h text:style-name="P324" text:outline-level="2">HTML Images</text:h>
      <text:p text:style-name="Textbody"><text:span text:style-name="T325">HTML images are defined with the </text:span><text:span text:style-name="T326">&lt;img&gt;</text:span><text:span text:style-name="T327"> tag.</text:span></text:p>
      <text:p text:style-name="Textbody"><text:span text:style-name="T328">The source file (</text:span><text:span text:style-name="T329">src</text:span><text:span text:style-name="T330">), alternative text (</text:span><text:span text:style-name="T331">alt</text:span><text:span text:style-name="T332">), </text:span><text:span text:style-name="T333">width</text:span><text:span text:style-name="T334">, and </text:span><text:span text:style-name="T335">height</text:span><text:span text:style-name="T336"> are provided as attributes:</text:span></text:p>
      <text:p text:style-name="Standard"><text:span text:style-name="T337">&lt;</text:span><text:span text:style-name="T338">img</text:span><text:span text:style-name="T339"> </text:span><text:span text:style-name="T340">src</text:span><text:span text:style-name="T341">="w3schools.jpg"</text:span><text:span text:style-name="T342"> alt</text:span><text:span text:style-name="T343">="W3Schools.com"</text:span><text:span text:style-name="T344"> width</text:span><text:span text:style-name="T345">="104"</text:span><text:span text:style-name="T346"> height</text:span><text:span text:style-name="T347">="142"&gt;</text:span></text:p>
      <text:p text:style-name="Standard"/>
      <text:h text:style-name="P348" text:outline-level="2">Empty HTML Elements</text:h>
      <text:p text:style-name="P349">HTML elements with no content are called empty elements.</text:p>
      <text:p text:style-name="Textbody"><text:span text:style-name="T350">The </text:span><text:span text:style-name="T351">&lt;br&gt;</text:span><text:span text:style-name="T352"> tag defines a line break, and is an empty element without a closing tag:</text:span></text:p>
      <text:h text:style-name="P353" text:outline-level="2">HTML is Not Case Sensitive</text:h>
      <text:p text:style-name="Standard"><text:span text:style-name="T354">HTML tags are not case sensitive: </text:span><text:span text:style-name="T355">&lt;P&gt;</text:span><text:span text:style-name="T356"> </text:span><text:span text:style-name="T357">means the same as </text:span><text:span text:style-name="T358">&lt;p&gt;</text:span><text:span text:style-name="T359">.</text:span></text:p>
      <text:p text:style-name="Standard"/>
      <text:h text:style-name="P360" text:outline-level="2">HTML Attributes</text:h>
      <text:h text:style-name="P361" text:outline-level="2">The href Attribute</text:h>
      <text:p text:style-name="Standard"><text:span text:style-name="T362">The </text:span><text:span text:style-name="T363">&lt;a&gt;</text:span><text:span text:style-name="T364"> </text:span><text:span text:style-name="T365">tag defines a hyperlink. The </text:span><text:span text:style-name="T366">href</text:span><text:span text:style-name="T367"> </text:span><text:span text:style-name="T368">attribute specifies the URL of the page the link goes to:</text:span></text:p>
      <text:soft-page-break/>
      <text:h text:style-name="P369" text:outline-level="2">The src Attribute</text:h>
      <text:p text:style-name="Textbody"><text:span text:style-name="T370">The </text:span><text:span text:style-name="T371">&lt;img&gt;</text:span><text:span text:style-name="T372"> tag is used to embed an image in an HTML page. The </text:span><text:span text:style-name="T373">src</text:span><text:span text:style-name="T374"> attribute specifies the path to the image to be displayed:</text:span></text:p>
      <text:p text:style-name="Standard"><text:span text:style-name="T375">There are two ways to specify the URL in the </text:span><text:span text:style-name="T376">src</text:span><text:span text:style-name="T377"> </text:span><text:span text:style-name="T378">attribute:</text:span></text:p>
      <text:p text:style-name="Standard"/>
      <text:p text:style-name="Standard"><text:span text:style-name="T379">.<text:s/></text:span><text:span text:style-name="T380">Absolute URL</text:span><text:span text:style-name="T381"> </text:span><text:span text:style-name="T382">- Links to an external image that is hosted on another website. Example: src="https://www.w3schools.com/images/img_girl.jpg".</text:span></text:p>
      <text:p text:style-name="Standard"/>
      <text:p text:style-name="Standard"><text:span text:style-name="T383">Relative URL</text:span><text:span text:style-name="T384"> </text:span><text:span text:style-name="T385">- Links to an image that is hosted within the website. Here, the URL does not include the domain name. If the URL begins without a slash, it will be relative to the current page. Example: src="img_girl.jpg". If the URL begins with a slash, it will be relative to the domain. Example: src="/images/img_girl.jpg".</text:span></text:p>
      <text:p text:style-name="Standard"/>
      <text:h text:style-name="P386" text:outline-level="2">The alt Attribute</text:h>
      <text:p text:style-name="Textbody"><text:span text:style-name="T387">The required </text:span><text:span text:style-name="T388">alt</text:span><text:span text:style-name="T389"> attribute for the </text:span><text:span text:style-name="T390">&lt;img&gt;</text:span><text:span text:style-name="T391"> tag specifies an alternate text for an image, if the image for some reason cannot be displayed. This can be due to a slow connection, or an error in the </text:span><text:span text:style-name="T392">src</text:span><text:span text:style-name="T393"> attribute, or if the user uses a screen reader.</text:span></text:p>
      <text:h text:style-name="P394" text:outline-level="2">The style Attribute</text:h>
      <text:p text:style-name="Textbody"><text:span text:style-name="T395">The </text:span><text:span text:style-name="T396">style</text:span><text:span text:style-name="T397"> attribute is used to add styles to an element, such as color, font, size, and more.</text:span></text:p>
      <text:p text:style-name="Standard"><text:span text:style-name="T398">&lt;</text:span><text:span text:style-name="T399">p</text:span><text:span text:style-name="T400"> style</text:span><text:span text:style-name="T401">="color:red;"&gt;</text:span><text:span text:style-name="T402">This is a red paragraph.</text:span><text:span text:style-name="T403">&lt;</text:span><text:span text:style-name="T404">/p</text:span><text:span text:style-name="T405">&gt;</text:span></text:p>
      <text:h text:style-name="P406" text:outline-level="2">The lang Attribute</text:h>
      <text:p text:style-name="Standard"><text:span text:style-name="T407">You should always include the </text:span><text:span text:style-name="T408">lang</text:span><text:span text:style-name="T409"> </text:span><text:span text:style-name="T410">attribute inside the </text:span><text:span text:style-name="T411">&lt;html&gt;</text:span><text:span text:style-name="T412"> </text:span><text:span text:style-name="T413">tag, to declare the language of the Web page. This is meant to assist search engines and browsers.</text:span></text:p>
      <text:p text:style-name="Standard"><text:span text:style-name="T414">&lt;</text:span><text:span text:style-name="T415">!DOCTYPE</text:span><text:span text:style-name="T416"> html</text:span><text:span text:style-name="T417">&gt;</text:span><text:line-break/><text:span text:style-name="T418">&lt;</text:span><text:span text:style-name="T419">html</text:span><text:span text:style-name="T420"> lang</text:span><text:span text:style-name="T421">="en"&gt;</text:span><text:line-break/><text:span text:style-name="T422">&lt;</text:span><text:span text:style-name="T423">body</text:span><text:span text:style-name="T424">&gt;</text:span><text:line-break/><text:span text:style-name="T425">...</text:span><text:line-break/><text:span text:style-name="T426">&lt;</text:span><text:span text:style-name="T427">/body</text:span><text:span text:style-name="T428">&gt;</text:span><text:line-break/><text:span text:style-name="T429">&lt;</text:span><text:span text:style-name="T430">/html</text:span><text:span text:style-name="T431">&gt;</text:span></text:p>
      <text:p text:style-name="Standard"><text:span text:style-name="T432">Country codes can also be added to the language code in the </text:span><text:span text:style-name="T433">lang</text:span><text:span text:style-name="T434"> </text:span><text:span text:style-name="T435">attribute. So, the first two characters define the language of the HTML page, and the last two characters define the country.</text:span></text:p>
      <text:p text:style-name="Standard"><text:span text:style-name="T436">&lt;</text:span><text:span text:style-name="T437">!DOCTYPE</text:span><text:span text:style-name="T438"> html</text:span><text:span text:style-name="T439">&gt;</text:span><text:line-break/><text:span text:style-name="T440">&lt;</text:span><text:span text:style-name="T441">html</text:span><text:span text:style-name="T442"> lang</text:span><text:span text:style-name="T443">="en-US"&gt;</text:span><text:line-break/><text:span text:style-name="T444">&lt;</text:span><text:span text:style-name="T445">body</text:span><text:span text:style-name="T446">&gt;</text:span><text:line-break/><text:span text:style-name="T447">...</text:span><text:line-break/><text:span text:style-name="T448">&lt;</text:span><text:span text:style-name="T449">/body</text:span><text:span text:style-name="T450">&gt;</text:span><text:line-break/><text:span text:style-name="T451">&lt;</text:span><text:span text:style-name="T452">/html</text:span><text:span text:style-name="T453">&gt;</text:span></text:p>
      <text:soft-page-break/>
      <text:h text:style-name="P454" text:outline-level="2">HTML Paragraphs</text:h>
      <text:p text:style-name="Textbody"><text:span text:style-name="T455">The HTML </text:span><text:span text:style-name="T456">&lt;p&gt;</text:span><text:span text:style-name="T457"> element defines a paragraph.</text:span></text:p>
      <text:p text:style-name="P458">A paragraph always starts on a new line, and browsers automatically add</text:p>
      <text:p text:style-name="P459"><text:s/>some white space (a margin) before and after a paragraph.</text:p>
      <text:h text:style-name="P460" text:outline-level="2">HTML Horizontal Rules</text:h>
      <text:p text:style-name="Textbody"><text:span text:style-name="T461">The </text:span><text:span text:style-name="T462">&lt;hr&gt;</text:span><text:span text:style-name="T463"> tag defines a thematic break in an HTML page, and is most often displayed as a horizontal rule.</text:span></text:p>
      <text:p text:style-name="Textbody"><text:span text:style-name="T464">The </text:span><text:span text:style-name="T465">&lt;hr&gt;</text:span><text:span text:style-name="T466"> element is used to separate content (or define a change) in an HTML page:</text:span></text:p>
      <text:p text:style-name="Standard"><text:span text:style-name="T467">&lt;</text:span><text:span text:style-name="T468">h1</text:span><text:span text:style-name="T469">&gt;</text:span><text:span text:style-name="T470">This is heading 1</text:span><text:span text:style-name="T471">&lt;</text:span><text:span text:style-name="T472">/h1</text:span><text:span text:style-name="T473">&gt;</text:span><text:line-break/><text:span text:style-name="T474">&lt;</text:span><text:span text:style-name="T475">p</text:span><text:span text:style-name="T476">&gt;</text:span><text:span text:style-name="T477">This is some text.</text:span><text:span text:style-name="T478">&lt;</text:span><text:span text:style-name="T479">/p</text:span><text:span text:style-name="T480">&gt;</text:span><text:line-break/><text:span text:style-name="T481">&lt;</text:span><text:span text:style-name="T482">hr</text:span><text:span text:style-name="T483">&gt;</text:span><text:line-break/><text:span text:style-name="T484">&lt;</text:span><text:span text:style-name="T485">h2</text:span><text:span text:style-name="T486">&gt;</text:span><text:span text:style-name="T487">This is heading 2</text:span><text:span text:style-name="T488">&lt;</text:span><text:span text:style-name="T489">/h2</text:span><text:span text:style-name="T490">&gt;</text:span><text:line-break/><text:span text:style-name="T491">&lt;</text:span><text:span text:style-name="T492">p</text:span><text:span text:style-name="T493">&gt;</text:span><text:span text:style-name="T494">This is some other text.</text:span><text:span text:style-name="T495">&lt;</text:span><text:span text:style-name="T496">/p</text:span><text:span text:style-name="T497">&gt;</text:span><text:line-break/><text:span text:style-name="T498">&lt;</text:span><text:span text:style-name="T499">hr</text:span><text:span text:style-name="T500">&gt;</text:span></text:p>
      <text:h text:style-name="P501" text:outline-level="2">HTML Line Breaks</text:h>
      <text:p text:style-name="Textbody"><text:span text:style-name="T502">The HTML </text:span><text:span text:style-name="T503">&lt;br&gt;</text:span><text:span text:style-name="T504"> element defines a line break.</text:span></text:p>
      <text:p text:style-name="Textbody"><text:span text:style-name="T505">Use </text:span><text:span text:style-name="T506">&lt;br&gt;</text:span><text:span text:style-name="T507"> if you want a line break (a new line) without starting a new</text:span></text:p>
      <text:p text:style-name="Textbody"><text:span text:style-name="T508">paragraph:</text:span></text:p>
      <text:p text:style-name="Standard"><text:span text:style-name="T509">The </text:span><text:span text:style-name="T510">&lt;br&gt;</text:span><text:span text:style-name="T511"> </text:span><text:span text:style-name="T512">tag is an empty tag, which means that it has no end tag.</text:span></text:p>
      <text:p text:style-name="Standard"><text:span text:style-name="T513">HTML &lt;i&gt; and &lt;em&gt; Elements</text:span></text:p>
      <text:p text:style-name="Textbody"><text:span text:style-name="T514">The HTML </text:span><text:span text:style-name="T515">&lt;i&gt;</text:span><text:span text:style-name="T516"> element defines a part of text in an alternate voice or mood.</text:span></text:p>
      <text:p text:style-name="Textbody"><text:span text:style-name="T517">The content inside is typically displayed in italic.</text:span></text:p>
      <text:p text:style-name="Textbody"><text:span text:style-name="T518">The HTML </text:span><text:span text:style-name="T519">&lt;em&gt;</text:span><text:span text:style-name="T520"> element defines emphasized text. The content inside is typically displayed in italic.</text:span></text:p>
      <text:p text:style-name="Standard"><text:span text:style-name="T521">&lt;</text:span><text:span text:style-name="T522">em</text:span><text:span text:style-name="T523">&gt;</text:span><text:span text:style-name="T524">This text is emphasized</text:span><text:span text:style-name="T525">&lt;</text:span><text:span text:style-name="T526">/em</text:span><text:span text:style-name="T527">&gt;</text:span></text:p>
      <text:h text:style-name="Heading2" text:outline-level="2"><text:span text:style-name="T528">HTML &lt;small&gt; Element</text:span></text:h>
      <text:p text:style-name="Textbody"><text:span text:style-name="T529">The HTML </text:span><text:span text:style-name="T530">&lt;small&gt;</text:span><text:span text:style-name="T531"> element defines smaller text:</text:span></text:p>
      <text:h text:style-name="Heading2" text:outline-level="2"><text:span text:style-name="T532">HTML &lt;mark&gt; Element</text:span></text:h>
      <text:p text:style-name="Textbody"><text:span text:style-name="T533">The HTML </text:span><text:span text:style-name="T534">&lt;mark&gt;</text:span><text:span text:style-name="T535"> element defines text that should be marked or highlighted:</text:span></text:p>
      <text:soft-page-break/>
      <text:h text:style-name="Heading2" text:outline-level="2"><text:span text:style-name="T536">HTML &lt;del&gt; Element</text:span></text:h>
      <text:p text:style-name="Textbody"><text:span text:style-name="T537">The HTML </text:span><text:span text:style-name="T538">&lt;del&gt;</text:span><text:span text:style-name="T539"> element defines text that has been deleted from a document. Browsers will usually strike a line through deleted text:</text:span></text:p>
      <text:p text:style-name="Standard"><text:span text:style-name="T540">&lt;</text:span><text:span text:style-name="T541">p</text:span><text:span text:style-name="T542">&gt;</text:span><text:span text:style-name="T543">My favorite color is </text:span><text:span text:style-name="T544">&lt;</text:span><text:span text:style-name="T545">del</text:span><text:span text:style-name="T546">&gt;</text:span><text:span text:style-name="T547">blue</text:span><text:span text:style-name="T548">&lt;</text:span><text:span text:style-name="T549">/del</text:span><text:span text:style-name="T550">&gt;</text:span><text:span text:style-name="T551"> </text:span><text:span text:style-name="T552">red.</text:span><text:span text:style-name="T553">&lt;</text:span><text:span text:style-name="T554">/p</text:span><text:span text:style-name="T555">&gt;</text:span></text:p>
      <text:h text:style-name="Heading2" text:outline-level="2"><text:span text:style-name="T556">HTML &lt;ins&gt; Element</text:span></text:h>
      <text:p text:style-name="Textbody"><text:span text:style-name="T557">The HTML </text:span><text:span text:style-name="T558">&lt;ins&gt;</text:span><text:span text:style-name="T559"> element defines a text that has been inserted into a document. Browsers will usually underline inserted text:</text:span></text:p>
      <text:p text:style-name="Standard"><text:span text:style-name="T560">&lt;</text:span><text:span text:style-name="T561">p</text:span><text:span text:style-name="T562">&gt;</text:span><text:span text:style-name="T563">My favorite color is </text:span><text:span text:style-name="T564">&lt;</text:span><text:span text:style-name="T565">del</text:span><text:span text:style-name="T566">&gt;</text:span><text:span text:style-name="T567">blue</text:span><text:span text:style-name="T568">&lt;</text:span><text:span text:style-name="T569">/del</text:span><text:span text:style-name="T570">&gt;</text:span><text:span text:style-name="T571"> </text:span><text:span text:style-name="T572">&lt;</text:span><text:span text:style-name="T573">ins</text:span><text:span text:style-name="T574">&gt;</text:span><text:span text:style-name="T575">red</text:span><text:span text:style-name="T576">&lt;</text:span><text:span text:style-name="T577">/ins</text:span><text:span text:style-name="T578">&gt;</text:span><text:span text:style-name="T579">.</text:span><text:span text:style-name="T580">&lt;</text:span><text:span text:style-name="T581">/p</text:span><text:span text:style-name="T582">&gt;</text:span></text:p>
      <text:h text:style-name="Heading2" text:outline-level="2"><text:span text:style-name="T583">HTML &lt;sub&gt; Element</text:span></text:h>
      <text:p text:style-name="Textbody"><text:span text:style-name="T584">The HTML </text:span><text:span text:style-name="T585">&lt;sub&gt;</text:span><text:span text:style-name="T586"> element defines subscript text. Subscript text appears half a character below the normal line, and is sometimes rendered in a smaller font. Subscript text can be used for chemical formulas, like H</text:span><text:span text:style-name="T587">2</text:span><text:span text:style-name="T588">O:</text:span></text:p>
      <text:h text:style-name="Heading2" text:outline-level="2"><text:span text:style-name="T589">HTML &lt;sup&gt; Element</text:span></text:h>
      <text:p text:style-name="Textbody"><text:span text:style-name="T590">The HTML </text:span><text:span text:style-name="T591">&lt;sup&gt;</text:span><text:span text:style-name="T592"> element defines superscript text. Superscript text appears</text:span></text:p>
      <text:p text:style-name="Textbody"><text:span text:style-name="T593">half a character above the normal line, and is sometimes rendered in a</text:span></text:p>
      <text:p text:style-name="Textbody"><text:span text:style-name="T594">smaller font.</text:span></text:p>
      <text:h text:style-name="Heading2" text:outline-level="2"><text:span text:style-name="T595">HTML &lt;blockquote&gt; for Quotations</text:span></text:h>
      <text:p text:style-name="Textbody"><text:span text:style-name="T596">The HTML </text:span><text:span text:style-name="T597">&lt;blockquote&gt;</text:span><text:span text:style-name="T598"> element defines a section that is quoted from another source.</text:span></text:p>
      <text:h text:style-name="Heading2" text:outline-level="2"><text:span text:style-name="T599">HTML &lt;q&gt; for Short Quotations</text:span></text:h>
      <text:p text:style-name="Textbody"><text:span text:style-name="T600">The HTML </text:span><text:span text:style-name="T601">&lt;q&gt;</text:span><text:span text:style-name="T602"> tag defines a short quotation.</text:span></text:p>
      <text:p text:style-name="P603">Browsers normally insert quotation marks around the quotation.</text:p>
      <text:p text:style-name="Standard"><text:span text:style-name="T604">&lt;</text:span><text:span text:style-name="T605">p</text:span><text:span text:style-name="T606">&gt;</text:span><text:span text:style-name="T607">WWF's goal is to: </text:span><text:span text:style-name="T608">&lt;</text:span><text:span text:style-name="T609">q</text:span><text:span text:style-name="T610">&gt;</text:span><text:span text:style-name="T611">Build a future where people live in harmony</text:span></text:p>
      <text:soft-page-break/>
      <text:p text:style-name="Standard"><text:span text:style-name="T612">with nature.</text:span><text:span text:style-name="T613">&lt;</text:span><text:span text:style-name="T614">/q</text:span><text:span text:style-name="T615">&gt;&lt;</text:span><text:span text:style-name="T616">/p</text:span><text:span text:style-name="T617">&gt;</text:span></text:p>
      <text:h text:style-name="Heading2" text:outline-level="2"><text:span text:style-name="T618">HTML &lt;abbr&gt; for Abbreviations</text:span></text:h>
      <text:p text:style-name="Textbody"><text:span text:style-name="T619">The HTML </text:span><text:span text:style-name="T620">&lt;abbr&gt;</text:span><text:span text:style-name="T621"> tag defines an abbreviation or an acronym, like "HTML", "CSS", "Mr.", "Dr.", "ASAP", "ATM".</text:span></text:p>
      <text:p text:style-name="P622">Marking abbreviations can give useful information to browsers, translation systems and search-engines.</text:p>
      <text:h text:style-name="Heading2" text:outline-level="2"><text:span text:style-name="T623">HTML &lt;address&gt; for Contact Information</text:span></text:h>
      <text:p text:style-name="Textbody"><text:span text:style-name="T624">The HTML </text:span><text:span text:style-name="T625">&lt;address&gt;</text:span><text:span text:style-name="T626"> tag defines the contact information for the author/owner of a document or an article.</text:span></text:p>
      <text:p text:style-name="P627">The contact information can be an email address, URL, physical address, phone number, social media handle, etc.</text:p>
      <text:p text:style-name="Textbody"><text:span text:style-name="T628">The text in the </text:span><text:span text:style-name="T629">&lt;address&gt;</text:span><text:span text:style-name="T630"> element usually renders in </text:span><text:span text:style-name="T631">italic,</text:span><text:span text:style-name="T632"> and browsers will always add a line break before and after the </text:span><text:span text:style-name="T633">&lt;address&gt;</text:span><text:span text:style-name="T634"> element.</text:span></text:p>
      <text:p text:style-name="Standard"><text:span text:style-name="T635">&lt;</text:span><text:span text:style-name="T636">address</text:span><text:span text:style-name="T637">&gt; <text:s text:c="22"/></text:span><text:span text:style-name="T638"><text:line-break/></text:span><text:span text:style-name="T639">Written by John Doe.</text:span><text:span text:style-name="T640">&lt;</text:span><text:span text:style-name="T641">br</text:span><text:span text:style-name="T642">&gt;</text:span><text:span text:style-name="T643"><text:line-break/></text:span><text:span text:style-name="T644">Visit us at:</text:span><text:span text:style-name="T645">&lt;</text:span><text:span text:style-name="T646">br</text:span><text:span text:style-name="T647">&gt;</text:span><text:span text:style-name="T648"><text:line-break/></text:span><text:span text:style-name="T649">Example.com</text:span><text:span text:style-name="T650">&lt;</text:span><text:span text:style-name="T651">br</text:span><text:span text:style-name="T652">&gt;</text:span><text:span text:style-name="T653"><text:line-break/></text:span><text:span text:style-name="T654">Box 564, Disneyland</text:span><text:span text:style-name="T655">&lt;</text:span><text:span text:style-name="T656">br</text:span><text:span text:style-name="T657">&gt;</text:span><text:span text:style-name="T658"><text:line-break/></text:span><text:span text:style-name="T659">USA</text:span><text:span text:style-name="T660"><text:line-break/></text:span><text:span text:style-name="T661">&lt;</text:span><text:span text:style-name="T662">/address</text:span><text:span text:style-name="T663">&gt;</text:span><text:span text:style-name="T664"><text:s text:c="12"/></text:span></text:p>
      <text:h text:style-name="P665" text:outline-level="2">HTML &lt;cite&gt; for Work Title</text:h>
      <text:p text:style-name="Textbody"><text:span text:style-name="T666">The HTML </text:span><text:span text:style-name="T667">&lt;cite&gt;</text:span><text:span text:style-name="T668"> tag defines the title of a creative work (e.g. a book, a poem, a song, a movie, a painting, a sculpture, etc.).</text:span></text:p>
      <text:p text:style-name="Textbody"><text:span text:style-name="T669">Note:</text:span><text:span text:style-name="T670"> A person's name is not the title of a work.</text:span></text:p>
      <text:p text:style-name="Textbody"><text:span text:style-name="T671">The text in the </text:span><text:span text:style-name="T672">&lt;cite&gt;</text:span><text:span text:style-name="T673"> element usually renders in </text:span><text:span text:style-name="T674">italic</text:span><text:span text:style-name="T675">.</text:span></text:p>
      <text:p text:style-name="Standard"><text:span text:style-name="T676">&lt;</text:span><text:span text:style-name="T677">p</text:span><text:span text:style-name="T678">&gt;&lt;</text:span><text:span text:style-name="T679">cite</text:span><text:span text:style-name="T680">&gt;</text:span><text:span text:style-name="T681">The Scream</text:span><text:span text:style-name="T682">&lt;</text:span><text:span text:style-name="T683">/cite</text:span><text:span text:style-name="T684">&gt;</text:span><text:span text:style-name="T685"> </text:span><text:span text:style-name="T686">by Edvard Munch. Painted in 1893.</text:span><text:span text:style-name="T687">&lt;</text:span><text:span text:style-name="T688">/p</text:span><text:span text:style-name="T689">&gt;</text:span></text:p>
      <text:p text:style-name="Standard"/>
      <text:h text:style-name="P690" text:outline-level="2">HTML &lt;bdo&gt; for Bi-Directional Override</text:h>
      <text:p text:style-name="P691">BDO stands for Bi-Directional Override.</text:p>
      <text:p text:style-name="Textbody"><text:span text:style-name="T692">The HTML </text:span><text:span text:style-name="T693">&lt;bdo&gt;</text:span><text:span text:style-name="T694"> tag is used to override the current text direction:</text:span></text:p>
      <text:p text:style-name="Standard"><text:span text:style-name="T695">&lt;</text:span><text:span text:style-name="T696">bdo</text:span><text:span text:style-name="T697"> dir</text:span><text:span text:style-name="T698">="rtl"&gt;</text:span><text:span text:style-name="T699">This text will be written from right to left</text:span><text:span text:style-name="T700">&lt;</text:span><text:span text:style-name="T701">/bdo</text:span><text:span text:style-name="T702">&gt;</text:span></text:p>
      <text:p text:style-name="Standard"/>
      <text:soft-page-break/>
      <text:h text:style-name="P703" text:outline-level="2">HTML Links - The target Attribute</text:h>
      <text:p text:style-name="P704">By default, the linked page will be displayed in the current browser window. To change this, you must specify another target for the link.</text:p>
      <text:p text:style-name="Textbody"><text:span text:style-name="T705">The </text:span><text:span text:style-name="T706">target</text:span><text:span text:style-name="T707"> attribute specifies where to open the linked document.</text:span></text:p>
      <text:p text:style-name="Textbody"><text:span text:style-name="T708">The </text:span><text:span text:style-name="T709">target</text:span><text:span text:style-name="T710"> attribute can have one of the following values:</text:span></text:p>
      <text:list text:style-name="LFO37" text:continue-numbering="true">
        <text:list-item>
          <text:p text:style-name="P711"><text:span text:style-name="T712">_self</text:span><text:span text:style-name="T713"> - Default. Opens the document in the same window/tab as it was clicked</text:span></text:p>
        </text:list-item>
        <text:list-item>
          <text:p text:style-name="P714"><text:span text:style-name="T715">_blank</text:span><text:span text:style-name="T716"> - Opens the document in a new window or tab</text:span></text:p>
        </text:list-item>
        <text:list-item>
          <text:p text:style-name="P717"><text:span text:style-name="T718">_parent</text:span><text:span text:style-name="T719"> - Opens the document in the parent frame</text:span></text:p>
        </text:list-item>
        <text:list-item>
          <text:p text:style-name="P720"><text:span text:style-name="T721">_top</text:span><text:span text:style-name="T722"> - Opens the document in the full body of the window</text:span></text:p>
        </text:list-item>
      </text:list>
      <text:p text:style-name="P723"><text:span text:style-name="T724">&lt;</text:span><text:span text:style-name="T725">a</text:span><text:span text:style-name="T726"> href</text:span><text:span text:style-name="T727">="https://www.w3schools.com/"</text:span><text:span text:style-name="T728"> target</text:span><text:span text:style-name="T729">="_blank"&gt;</text:span><text:span text:style-name="T730">Visi <text:s text:c="11"/>cccccccccccccccccccccccccccc2t W3Schools!</text:span><text:span text:style-name="T731">&lt;</text:span><text:span text:style-name="T732">/a</text:span><text:span text:style-name="T733">&gt;</text:span></text:p>
      <text:h text:style-name="P734" text:outline-level="2">Absolute URLs vs. Relative URLs</text:h>
      <text:p text:style-name="Textbody"><text:span text:style-name="T735">Both examples above are using an </text:span><text:span text:style-name="T736">absolute URL</text:span><text:span text:style-name="T737"> (a full web address) in the </text:span><text:span text:style-name="T738">href</text:span><text:span text:style-name="T739"> attribute.</text:span></text:p>
      <text:p text:style-name="Textbody"><text:span text:style-name="T740">A local link (a link to a page within the same website) is specified with a </text:span></text:p>
      <text:p text:style-name="Textbody"><text:span text:style-name="T741">relative URL</text:span><text:span text:style-name="T742"> (without the "https://www" part):</text:span></text:p>
      <text:p text:style-name="Textbody"><text:span text:style-name="T743">&lt;</text:span><text:span text:style-name="T744">h2</text:span><text:span text:style-name="T745">&gt;</text:span><text:span text:style-name="T746">Absolute URLs</text:span><text:span text:style-name="T747">&lt;</text:span><text:span text:style-name="T748">/h2</text:span><text:span text:style-name="T749">&gt;</text:span><text:span text:style-name="T750"><text:line-break/></text:span><text:span text:style-name="T751">&lt;</text:span><text:span text:style-name="T752">p</text:span><text:span text:style-name="T753">&gt;&lt;</text:span><text:span text:style-name="T754">a</text:span><text:span text:style-name="T755"> href</text:span><text:span text:style-name="T756">="https://www.w3.org/"&gt;</text:span><text:span text:style-name="T757">W3C</text:span><text:span text:style-name="T758">&lt;</text:span><text:span text:style-name="T759">/a</text:span><text:span text:style-name="T760">&gt;&lt;</text:span><text:span text:style-name="T761">/p</text:span><text:span text:style-name="T762">&gt;</text:span><text:span text:style-name="T763"><text:line-break/></text:span><text:span text:style-name="T764">&lt;</text:span><text:span text:style-name="T765">p</text:span><text:span text:style-name="T766">&gt;&lt;</text:span><text:span text:style-name="T767">a</text:span><text:span text:style-name="T768"> href</text:span><text:span text:style-name="T769">="https://www.google.com/"&gt;</text:span><text:span text:style-name="T770">Google</text:span><text:span text:style-name="T771">&lt;</text:span><text:span text:style-name="T772">/a</text:span><text:span text:style-name="T773">&gt;&lt;</text:span><text:span text:style-name="T774">/p</text:span><text:span text:style-name="T775">&gt;</text:span><text:span text:style-name="T776"><text:line-break/></text:span><text:span text:style-name="T777"><text:line-break/></text:span><text:span text:style-name="T778">&lt;</text:span><text:span text:style-name="T779">h2</text:span><text:span text:style-name="T780">&gt;</text:span><text:span text:style-name="T781">Relative URLs</text:span><text:span text:style-name="T782">&lt;</text:span><text:span text:style-name="T783">/h2</text:span><text:span text:style-name="T784">&gt;</text:span><text:span text:style-name="T785"><text:line-break/></text:span><text:span text:style-name="T786">&lt;</text:span><text:span text:style-name="T787">p</text:span><text:span text:style-name="T788">&gt;&lt;</text:span><text:span text:style-name="T789">a</text:span><text:span text:style-name="T790"> href</text:span><text:span text:style-name="T791">="html_images.asp"&gt;</text:span><text:span text:style-name="T792">HTML Images</text:span><text:span text:style-name="T793">&lt;</text:span><text:span text:style-name="T794">/a</text:span><text:span text:style-name="T795">&gt;&lt;</text:span><text:span text:style-name="T796">/p</text:span><text:span text:style-name="T797">&gt;</text:span><text:span text:style-name="T798"><text:line-break/></text:span><text:span text:style-name="T799">&lt;</text:span><text:span text:style-name="T800">p</text:span><text:span text:style-name="T801">&gt;&lt;</text:span><text:span text:style-name="T802">a</text:span><text:span text:style-name="T803"> href</text:span><text:span text:style-name="T804">="/css/default.asp"&gt;</text:span><text:span text:style-name="T805">CSS Tutorial</text:span><text:span text:style-name="T806">&lt;</text:span><text:span text:style-name="T807">/a</text:span><text:span text:style-name="T808">&gt;&lt;</text:span><text:span text:style-name="T809">/p</text:span><text:span text:style-name="T810">&gt;</text:span></text:p>
      <text:h text:style-name="P811" text:outline-level="2">HTML Links - Use an Image as a Link</text:h>
      <text:p text:style-name="Textbody"><text:span text:style-name="T812">To use an image as a link, just put the </text:span><text:span text:style-name="T813">&lt;img&gt;</text:span><text:span text:style-name="T814"> tag inside the </text:span><text:span text:style-name="T815">&lt;a&gt;</text:span><text:span text:style-name="T816"> tag:</text:span></text:p>
      <text:p text:style-name="P817"><text:span text:style-name="T818">&lt;</text:span><text:span text:style-name="T819">a</text:span><text:span text:style-name="T820"> href</text:span><text:span text:style-name="T821">="default.asp"&gt;</text:span><text:span text:style-name="T822"><text:line-break/></text:span><text:span text:style-name="T823">&lt;</text:span><text:span text:style-name="T824">img</text:span><text:span text:style-name="T825"> src</text:span><text:span text:style-name="T826">="smiley.gif"</text:span><text:span text:style-name="T827"> alt</text:span><text:span text:style-name="T828">="HTML tutorial"</text:span><text:span text:style-name="T829"> style</text:span><text:span text:style-name="T830">="width:42px;height:42px;"&gt;</text:span><text:span text:style-name="T831"><text:line-break/></text:span><text:span text:style-name="T832">&lt;</text:span><text:span text:style-name="T833">/a</text:span><text:span text:style-name="T834">&gt;</text:span></text:p>
      <text:soft-page-break/>
      <text:h text:style-name="P835" text:outline-level="2">Link Titles</text:h>
      <text:p text:style-name="Textbody"><text:span text:style-name="T836">The </text:span><text:span text:style-name="T837">title</text:span><text:span text:style-name="T838"> attribute specifies extra information about an element. The information is most often shown as a tooltip text when the mouse moves over the element.</text:span></text:p>
      <text:p text:style-name="P839"><text:span text:style-name="T840">&lt;</text:span><text:span text:style-name="T841">a</text:span><text:span text:style-name="T842"> href</text:span><text:span text:style-name="T843">="https://www.w3schools.com/html/"</text:span><text:span text:style-name="T844"> title</text:span><text:span text:style-name="T845">="Go to W3Schools HTML section"&gt;</text:span><text:span text:style-name="T846">Visit our HTML Tutorial</text:span><text:span text:style-name="T847">&lt;</text:span><text:span text:style-name="T848">/a</text:span><text:span text:style-name="T849">&gt;</text:span></text:p>
      <text:h text:style-name="P850" text:outline-level="2">HTML Link Colors</text:h>
      <text:p text:style-name="P851">By default, a link will appear like this (in all browsers):</text:p>
      <text:list text:style-name="LFO38" text:continue-numbering="true">
        <text:list-item>
          <text:p text:style-name="P852">An unvisited link is underlined and blue</text:p>
        </text:list-item>
        <text:list-item>
          <text:p text:style-name="P853">A visited link is underlined and purple</text:p>
        </text:list-item>
        <text:list-item>
          <text:p text:style-name="P854">An active link is underlined and red</text:p>
        </text:list-item>
      </text:list>
      <text:p text:style-name="P855">You can change the link state colors, by using CSS:</text:p>
      <text:p text:style-name="Standard"><text:span text:style-name="T856">&lt;style&gt;</text:span><text:line-break/><text:span text:style-name="T857">a:link </text:span><text:span text:style-name="T858">{</text:span><text:span text:style-name="T859"><text:line-break/>  color</text:span><text:span text:style-name="T860">:</text:span><text:span text:style-name="T861"> green</text:span><text:span text:style-name="T862">;</text:span><text:span text:style-name="T863"><text:line-break/>  background-color</text:span><text:span text:style-name="T864">:</text:span><text:span text:style-name="T865"> transparent</text:span><text:span text:style-name="T866">;</text:span><text:span text:style-name="T867"><text:line-break/>  text-decoration</text:span><text:span text:style-name="T868">:</text:span><text:span text:style-name="T869"> none</text:span><text:span text:style-name="T870">;</text:span><text:span text:style-name="T871"><text:line-break/></text:span><text:span text:style-name="T872">}</text:span><text:line-break/><text:line-break/><text:span text:style-name="T873">a:visited </text:span><text:span text:style-name="T874">{</text:span><text:span text:style-name="T875"><text:line-break/>  color</text:span><text:span text:style-name="T876">:</text:span><text:span text:style-name="T877"> pink</text:span><text:span text:style-name="T878">;</text:span><text:span text:style-name="T879"><text:line-break/>  background-color</text:span><text:span text:style-name="T880">:</text:span><text:span text:style-name="T881"> transparent</text:span><text:span text:style-name="T882">;</text:span><text:span text:style-name="T883"><text:line-break/>  text-decoration</text:span><text:span text:style-name="T884">:</text:span><text:span text:style-name="T885"> none</text:span><text:span text:style-name="T886">;</text:span><text:span text:style-name="T887"><text:line-break/></text:span><text:span text:style-name="T888">}</text:span><text:line-break/><text:line-break/><text:span text:style-name="T889">a:hover </text:span><text:span text:style-name="T890">{</text:span><text:span text:style-name="T891"><text:line-break/>  color</text:span><text:span text:style-name="T892">:</text:span><text:span text:style-name="T893"> red</text:span><text:span text:style-name="T894">;</text:span><text:span text:style-name="T895"><text:line-break/>  background-color</text:span><text:span text:style-name="T896">:</text:span><text:span text:style-name="T897"> transparent</text:span><text:span text:style-name="T898">;</text:span><text:span text:style-name="T899"><text:line-break/>  text-decoration</text:span><text:span text:style-name="T900">:</text:span><text:span text:style-name="T901"> underline</text:span><text:span text:style-name="T902">;</text:span><text:span text:style-name="T903"><text:line-break/></text:span><text:span text:style-name="T904">}</text:span><text:line-break/><text:line-break/><text:span text:style-name="T905">a:active </text:span><text:span text:style-name="T906">{</text:span><text:span text:style-name="T907"><text:line-break/>  color</text:span><text:span text:style-name="T908">:</text:span><text:span text:style-name="T909"> yellow</text:span><text:span text:style-name="T910">;</text:span><text:span text:style-name="T911"><text:line-break/>  background-color</text:span><text:span text:style-name="T912">:</text:span><text:span text:style-name="T913"> transparent</text:span><text:span text:style-name="T914">;</text:span><text:span text:style-name="T915"><text:line-break/>  text-decoration</text:span><text:span text:style-name="T916">:</text:span><text:span text:style-name="T917"> underline</text:span><text:span text:style-name="T918">;</text:span><text:span text:style-name="T919"><text:line-break/></text:span><text:span text:style-name="T920">}</text:span><text:line-break/><text:span text:style-name="T921">&lt;/style&gt;</text:span></text:p>
      <text:p text:style-name="Standard"><text:span text:style-name="T922">&lt;style&gt;</text:span><text:line-break/><text:span text:style-name="T923">a:link, a:visited </text:span><text:span text:style-name="T924">{</text:span><text:span text:style-name="T925"><text:line-break/>  background-color</text:span><text:span text:style-name="T926">:</text:span><text:span text:style-name="T927"> #f44336</text:span><text:span text:style-name="T928">;</text:span><text:span text:style-name="T929"><text:line-break/>  color</text:span><text:span text:style-name="T930">:</text:span><text:span text:style-name="T931"> white</text:span><text:span text:style-name="T932">;</text:span><text:span text:style-name="T933"><text:line-break/>  padding</text:span><text:span text:style-name="T934">:</text:span><text:span text:style-name="T935"> 15px 25px</text:span><text:span text:style-name="T936">;</text:span><text:span text:style-name="T937"><text:line-break/>  text-align</text:span><text:span text:style-name="T938">:</text:span><text:span text:style-name="T939"> center</text:span><text:span text:style-name="T940">;</text:span><text:span text:style-name="T941"><text:line-break/>  text-decoration</text:span><text:span text:style-name="T942">:</text:span><text:span text:style-name="T943"> none</text:span><text:span text:style-name="T944">;</text:span><text:span text:style-name="T945"><text:line-break/>  display</text:span><text:span text:style-name="T946">:</text:span><text:span text:style-name="T947"> inline-block</text:span><text:span text:style-name="T948">;</text:span><text:span text:style-name="T949"><text:line-break/></text:span><text:span text:style-name="T950">}</text:span><text:line-break/><text:soft-page-break/><text:line-break/><text:span text:style-name="T951">a:hover, a:active </text:span><text:span text:style-name="T952">{</text:span><text:span text:style-name="T953"><text:line-break/>  background-color</text:span><text:span text:style-name="T954">:</text:span><text:span text:style-name="T955"> red</text:span><text:span text:style-name="T956">;</text:span><text:span text:style-name="T957"><text:line-break/></text:span><text:span text:style-name="T958">}</text:span><text:line-break/><text:span text:style-name="T959">&lt;/style&gt;</text:span></text:p>
      <text:p text:style-name="Standard"/>
      <text:h text:style-name="P960" text:outline-level="1">HTML Links - Create Bookmarks</text:h>
      <text:p text:style-name="Standard"><text:span text:style-name="T961">HTML links can be used to create bookmarks, so that readers can jump to specific parts of a web page.</text:span></text:p>
      <text:h text:style-name="P962" text:outline-level="2">Create a Bookmark in HTML</text:h>
      <text:p text:style-name="P963">Bookmarks can be useful if a web page is very long.</text:p>
      <text:p text:style-name="P964">To create a bookmark - first create the bookmark, then add a link to it.</text:p>
      <text:p text:style-name="P965">When the link is clicked, the page will scroll down or up to the location with the bookmark.</text:p>
      <text:p text:style-name="Textbody"><text:line-break/><text:span text:style-name="T966">&lt;</text:span><text:span text:style-name="T967">h2</text:span><text:span text:style-name="T968"> id</text:span><text:span text:style-name="T969">="C4"&gt;</text:span><text:span text:style-name="T970">Chapter 4</text:span><text:span text:style-name="T971">&lt;</text:span><text:span text:style-name="T972">/h2</text:span><text:span text:style-name="T973">&gt;</text:span></text:p>
      <text:p text:style-name="Textbody"><text:span text:style-name="T974">&lt;</text:span><text:span text:style-name="T975">a</text:span><text:span text:style-name="T976"> href</text:span><text:span text:style-name="T977">="#C4"&gt;</text:span><text:span text:style-name="T978">Jump to Chapter 4</text:span><text:span text:style-name="T979">&lt;</text:span><text:span text:style-name="T980">/a</text:span><text:span text:style-name="T981">&gt;</text:span></text:p>
      <text:h text:style-name="P982" text:outline-level="2">How To Add a Favicon in HTML</text:h>
      <text:p text:style-name="Textbody"><text:span text:style-name="T983">&lt;</text:span><text:span text:style-name="T984">!DOCTYPE</text:span><text:span text:style-name="T985"> html</text:span><text:span text:style-name="T986">&gt;</text:span><text:line-break/><text:span text:style-name="T987">&lt;</text:span><text:span text:style-name="T988">html</text:span><text:span text:style-name="T989">&gt;</text:span><text:line-break/><text:span text:style-name="T990">&lt;</text:span><text:span text:style-name="T991">head</text:span><text:span text:style-name="T992">&gt;</text:span><text:line-break/><text:span text:style-name="T993">  </text:span><text:span text:style-name="T994">&lt;</text:span><text:span text:style-name="T995">title</text:span><text:span text:style-name="T996">&gt;</text:span><text:span text:style-name="T997">My Page Title</text:span><text:span text:style-name="T998">&lt;</text:span><text:span text:style-name="T999">/title</text:span><text:span text:style-name="T1000">&gt;</text:span><text:line-break/><text:span text:style-name="T1001">  </text:span><text:span text:style-name="T1002">&lt;</text:span><text:span text:style-name="T1003">link</text:span><text:span text:style-name="T1004"> rel</text:span><text:span text:style-name="T1005">="icon"</text:span><text:span text:style-name="T1006"> type</text:span><text:span text:style-name="T1007">="image/x-icon"</text:span><text:span text:style-name="T1008"> href</text:span><text:span text:style-name="T1009">="/images/favicon.ico"&gt;</text:span><text:line-break/><text:span text:style-name="T1010">&lt;</text:span><text:span text:style-name="T1011">/head</text:span><text:span text:style-name="T1012">&gt;</text:span><text:line-break/><text:span text:style-name="T1013">&lt;</text:span><text:span text:style-name="T1014">body</text:span><text:span text:style-name="T1015">&gt;</text:span><text:line-break/><text:line-break/><text:span text:style-name="T1016">&lt;</text:span><text:span text:style-name="T1017">h1</text:span><text:span text:style-name="T1018">&gt;</text:span><text:span text:style-name="T1019">This is a Heading</text:span><text:span text:style-name="T1020">&lt;</text:span><text:span text:style-name="T1021">/h1</text:span><text:span text:style-name="T1022">&gt;</text:span><text:line-break/><text:span text:style-name="T1023">&lt;</text:span><text:span text:style-name="T1024">p</text:span><text:span text:style-name="T1025">&gt;</text:span><text:span text:style-name="T1026">This is a paragraph.</text:span><text:span text:style-name="T1027">&lt;</text:span><text:span text:style-name="T1028">/p</text:span><text:span text:style-name="T1029">&gt;</text:span><text:line-break/><text:line-break/><text:span text:style-name="T1030">&lt;</text:span><text:span text:style-name="T1031">/body</text:span><text:span text:style-name="T1032">&gt;</text:span><text:line-break/><text:span text:style-name="T1033">&lt;</text:span><text:span text:style-name="T1034">/html</text:span><text:span text:style-name="T1035">&gt;</text:span></text:p>
      <text:h text:style-name="P1036" text:outline-level="1">HTML Iframes</text:h>
      <text:p text:style-name="Textbody"/>
      <text:p text:style-name="Textbody"><text:span text:style-name="T1037">An HTML iframe is used to display a web page within a web page.</text:span></text:p>
      <text:soft-page-break/>
      <text:p text:style-name="Textbody"><text:span text:style-name="T1038">HTML - The Head Element</text:span></text:p>
      <text:h text:style-name="Heading2" text:outline-level="2"><text:span text:style-name="T1039">The HTML &lt;head&gt; Element</text:span></text:h>
      <text:p text:style-name="Textbody"><text:span text:style-name="T1040">The </text:span><text:span text:style-name="T1041">&lt;head&gt;</text:span><text:span text:style-name="T1042"> element is a container for metadata (data about data) and is placed between the </text:span><text:span text:style-name="T1043">&lt;html&gt;</text:span><text:span text:style-name="T1044"> tag and the </text:span><text:span text:style-name="T1045">&lt;body&gt;</text:span><text:span text:style-name="T1046"> tag.</text:span></text:p>
      <text:p text:style-name="P1047">HTML metadata is data about the HTML document. Metadata is not displayed.</text:p>
      <text:p text:style-name="P1048">Metadata typically define the document title, character set, styles, scripts, and other meta information.</text:p>
      <text:h text:style-name="Heading2" text:outline-level="2"><text:span text:style-name="T1049">The HTML &lt;title&gt; Element</text:span></text:h>
      <text:p text:style-name="Textbody"><text:span text:style-name="T1050">The </text:span><text:span text:style-name="T1051">&lt;title&gt;</text:span><text:span text:style-name="T1052"> element defines the title of the document. The title must be text-only, and it is shown in the browser's title bar or in the page's tab.</text:span></text:p>
      <text:p text:style-name="Textbody"><text:span text:style-name="T1053">The content of a page title is very important for search engine optimization (SEO)! The page title is used by search engine algorithms to decide the order when listing pages in search results.</text:span></text:p>
      <text:h text:style-name="Heading2" text:outline-level="2"><text:span text:style-name="T1054">The HTML &lt;link&gt; Element</text:span></text:h>
      <text:p text:style-name="Textbody"><text:span text:style-name="T1055">The </text:span><text:span text:style-name="T1056">&lt;link&gt;</text:span><text:span text:style-name="T1057"> element defines the relationship between the current document and an external resource.</text:span></text:p>
      <text:p text:style-name="Textbody"><text:span text:style-name="T1058">&lt;</text:span><text:span text:style-name="T1059">link</text:span><text:span text:style-name="T1060"> </text:span><text:span text:style-name="T1061">rel</text:span><text:span text:style-name="T1062">="stylesheet"</text:span><text:span text:style-name="T1063"> href</text:span><text:span text:style-name="T1064">="mystyle.css"&gt;</text:span></text:p>
      <text:h text:style-name="Heading2" text:outline-level="2"><text:span text:style-name="T1065">The HTML &lt;meta&gt; Element</text:span></text:h>
      <text:p text:style-name="Textbody"><text:span text:style-name="T1066">The </text:span><text:span text:style-name="T1067">&lt;meta&gt;</text:span><text:span text:style-name="T1068"> element is typically used to specify the character set, page description, keywords, author of the document, and viewport settings.</text:span></text:p>
      <text:p text:style-name="P1069">The metadata will not be displayed on the page, but is used by browsers (how to display content or reload page), by search engines (keywords), and other web services.</text:p>
      <text:p text:style-name="Textbody"><text:span text:style-name="T1070">Define the character set used:</text:span></text:p>
      <text:p text:style-name="P1071"><text:span text:style-name="T1072">&lt;</text:span><text:span text:style-name="T1073">meta</text:span><text:span text:style-name="T1074"> charset</text:span><text:span text:style-name="T1075">="UTF-8"&gt;</text:span></text:p>
      <text:soft-page-break/>
      <text:p text:style-name="Textbody"><text:span text:style-name="T1076">Define keywords for search engines:</text:span></text:p>
      <text:p text:style-name="Textbody"><text:span text:style-name="T1077">&lt;</text:span><text:span text:style-name="T1078">meta</text:span><text:span text:style-name="T1079"> </text:span><text:span text:style-name="T1080">name</text:span><text:span text:style-name="T1081">="keywords"</text:span><text:span text:style-name="T1082"> content</text:span><text:span text:style-name="T1083">="HTML, CSS, JavaScript"&gt;</text:span></text:p>
      <text:p text:style-name="Textbody"><text:span text:style-name="T1084"><text:s/></text:span><text:span text:style-name="T1085">Define a description of your web page:</text:span></text:p>
      <text:p text:style-name="Textbody"><text:span text:style-name="T1086">&lt;</text:span><text:span text:style-name="T1087">meta</text:span><text:span text:style-name="T1088"> </text:span><text:span text:style-name="T1089">name</text:span><text:span text:style-name="T1090">="description"</text:span><text:span text:style-name="T1091"> content</text:span><text:span text:style-name="T1092">="Free Web tutorials"&gt;</text:span></text:p>
      <text:p text:style-name="Textbody"><text:span text:style-name="T1093">Define the author of a page:</text:span></text:p>
      <text:p text:style-name="Textbody"><text:span text:style-name="T1094">&lt;</text:span><text:span text:style-name="T1095">meta</text:span><text:span text:style-name="T1096"> </text:span><text:span text:style-name="T1097">name</text:span><text:span text:style-name="T1098">="author"</text:span><text:span text:style-name="T1099"> content</text:span><text:span text:style-name="T1100">="John Doe"&gt;</text:span></text:p>
      <text:p text:style-name="Textbody"/>
      <text:p text:style-name="P1101">Refresh document every 30 seconds:</text:p>
      <text:p text:style-name="P1102"><text:span text:style-name="T1103">&lt;</text:span><text:span text:style-name="T1104">meta</text:span><text:span text:style-name="T1105"> http-equiv</text:span><text:span text:style-name="T1106">="refresh"</text:span><text:span text:style-name="T1107"> content</text:span><text:span text:style-name="T1108">="30"&gt;</text:span></text:p>
      <text:p text:style-name="P1109"><text:span text:style-name="T1110">Setting the viewport to make your website look good on all devices:</text:span></text:p>
      <text:p text:style-name="P1111"><text:span text:style-name="T1112">&lt;</text:span><text:span text:style-name="T1113">meta</text:span><text:span text:style-name="T1114"> name</text:span><text:span text:style-name="T1115">="viewport"</text:span><text:span text:style-name="T1116"> content</text:span><text:span text:style-name="T1117">="width=device-width, initial-scale=1.0"&gt;</text:span></text:p>
      <text:h text:style-name="P1118" text:outline-level="2">Setting The Viewport</text:h>
      <text:p text:style-name="P1119">The viewport is the user's visible area of a web page. It varies with the device - it will be smaller on a mobile phone than on a computer screen.</text:p>
      <text:p text:style-name="Textbody"><text:span text:style-name="T1120">You should include the following </text:span><text:span text:style-name="T1121">&lt;meta&gt;</text:span><text:span text:style-name="T1122"> element in all your web pages:</text:span></text:p>
      <text:p text:style-name="P1123"><text:span text:style-name="T1124">&lt;</text:span><text:span text:style-name="T1125">meta</text:span><text:span text:style-name="T1126"> name</text:span><text:span text:style-name="T1127">="viewport"</text:span><text:span text:style-name="T1128"> content</text:span><text:span text:style-name="T1129">="width=device-width, initial-scale=1.0"&gt;</text:span></text:p>
      <text:p text:style-name="P1130">This gives the browser instructions on how to control the page's dimensions and scaling.</text:p>
      <text:p text:style-name="Textbody"><text:span text:style-name="T1131">The </text:span><text:span text:style-name="T1132">width=device-width</text:span><text:span text:style-name="T1133"> part sets the width of the page to follow the screen-width of the device (which will vary depending on the device).</text:span></text:p>
      <text:p text:style-name="Textbody"><text:span text:style-name="T1134">The </text:span><text:span text:style-name="T1135">initial-scale=1.0</text:span><text:span text:style-name="T1136"> part sets the initial zoom level when the page is first loaded by the browser.</text:span></text:p>
      <text:h text:style-name="P1137" text:outline-level="2">The HTML &lt;script&gt; Element</text:h>
      <text:p text:style-name="Textbody"><text:span text:style-name="T1138">The </text:span><text:span text:style-name="T1139">&lt;script&gt;</text:span><text:span text:style-name="T1140"> element is used to define client-side JavaScripts.</text:span></text:p>
      <text:soft-page-break/>
      <text:h text:style-name="P1141" text:outline-level="2">The HTML &lt;base&gt; Element</text:h>
      <text:p text:style-name="P1142"><text:span text:style-name="T1143">The </text:span><text:span text:style-name="T1144">&lt;base&gt;</text:span><text:span text:style-name="T1145"> element specifies the base URL and/or target for all relative URLs in a page.</text:span></text:p>
      <text:p text:style-name="Textbody"><text:span text:style-name="T1146">The </text:span><text:span text:style-name="T1147">&lt;base&gt;</text:span><text:span text:style-name="T1148"> tag must have either an href or a target attribute present, or both.</text:span></text:p>
      <text:p text:style-name="Textbody"><text:span text:style-name="T1149">There can only be one single </text:span><text:span text:style-name="T1150">&lt;base&gt;</text:span><text:span text:style-name="T1151"> element in a document!</text:span></text:p>
      <text:p text:style-name="P1152"/>
      <text:h text:style-name="P1153" text:outline-level="2">Responsive Text Size</text:h>
      <text:p text:style-name="P1154">The text size can be set with a "vw" unit, which means the "viewport width".</text:p>
      <text:h text:style-name="P1155" text:outline-level="2">Never Skip the &lt;title&gt; Element</text:h>
      <text:p text:style-name="Textbody"><text:span text:style-name="T1156">The </text:span><text:span text:style-name="T1157">&lt;title&gt;</text:span><text:span text:style-name="T1158"> element is required in HTML.</text:span></text:p>
      <text:p text:style-name="P1159">The contents of a page title is very important for search engine optimization (SEO)! The page title is used by search engine algorithms to decide the order when listing pages in search results.</text:p>
      <text:p text:style-name="Textbody"/>
      <text:h text:style-name="P1160" text:outline-level="1">HTML SVG Graphics</text:h>
      <text:h text:style-name="P1161" text:outline-level="2">SVG (Scalable Vector Graphics)</text:h>
      <text:p text:style-name="Textbody"><text:a xlink:href="https://www.w3schools.com/graphics/svg_intro.asp" office:target-frame-name="_top" xlink:show="replace"><text:span text:style-name="T1162">SVG defines vector-based graphics in XML</text:span></text:a><text:span text:style-name="T1163">, which can be directly embedded in HTML pages.</text:span></text:p>
      <text:p text:style-name="P1164">SVG graphics are scalable, and do not lose any quality if they are zoomed or resized:</text:p>
      <text:p text:style-name="P1165">SVG stands for Scalable Vector Graphics</text:p>
      <text:p text:style-name="P1166">SVG is used to define vector-based graphics for the Web</text:p>
      <text:p text:style-name="P1167">SVG defines graphics in XML format</text:p>
      <text:p text:style-name="P1168">Each element and attribute in SVG files can be animated</text:p>
      <text:p text:style-name="P1169">SVG is a W3C recommendation</text:p>
      <text:p text:style-name="P1170">SVG integrates with other standards, such as CSS, DOM, XSL and JavaScript</text:p>
      <text:p text:style-name="Textbody"/>
      <text:soft-page-break/>
      <text:h text:style-name="P1171" text:outline-level="1">HTML Video</text:h>
      <text:p text:style-name="Textbody"><text:span text:style-name="T1172">The HTML </text:span><text:span text:style-name="T1173">&lt;video&gt;</text:span><text:span text:style-name="T1174"> </text:span><text:span text:style-name="T1175">element is used to show a video on a web page</text:span></text:p>
      <text:p text:style-name="Textbody">&lt;!DOCTYPE html&gt;</text:p>
      <text:p text:style-name="Textbody">&lt;html&gt;</text:p>
      <text:p text:style-name="Textbody">&lt;body&gt;</text:p>
      <text:p text:style-name="Textbody"/>
      <text:p text:style-name="Textbody">&lt;video width="400" controls&gt;</text:p>
      <text:p text:style-name="Textbody"><text:s text:c="2"/>&lt;source src="mov_bbb.mp4" type="video/mp4"&gt;</text:p>
      <text:p text:style-name="Textbody"><text:s text:c="2"/>&lt;source src="mov_bbb.ogg" type="video/ogg"&gt;</text:p>
      <text:p text:style-name="Textbody"><text:s text:c="2"/>Your browser does not support HTML video.</text:p>
      <text:p text:style-name="Textbody">&lt;/video&gt;</text:p>
      <text:p text:style-name="Textbody">&lt;p&gt;</text:p>
      <text:p text:style-name="Textbody">Video courtesy of</text:p>
      <text:p text:style-name="Textbody">&lt;a href="https://www.bigbuckbunny.org/" target="_blank"&gt;Big Buck Bunny&lt;/a&gt;.</text:p>
      <text:p text:style-name="Textbody">&lt;/p&gt;</text:p>
      <text:p text:style-name="Textbody">&lt;/body&gt;</text:p>
      <text:p text:style-name="Textbody">&lt;/html&gt;</text:p>
      <text:h text:style-name="P1176" text:outline-level="2">HTML &lt;video&gt; Autoplay</text:h>
      <text:p text:style-name="Textbody"><text:span text:style-name="T1177">To start a video automatically, use the </text:span><text:span text:style-name="T1178">autoplay</text:span><text:span text:style-name="T1179"> attribute:</text:span></text:p>
      <text:p text:style-name="Textbody"><text:span text:style-name="T1180">&lt;</text:span><text:span text:style-name="T1181">video</text:span><text:span text:style-name="T1182"> width</text:span><text:span text:style-name="T1183">="320"</text:span><text:span text:style-name="T1184"> height</text:span><text:span text:style-name="T1185">="240"</text:span><text:span text:style-name="T1186"> autoplay</text:span><text:span text:style-name="T1187">&gt;</text:span><text:line-break/><text:span text:style-name="T1188">  </text:span><text:span text:style-name="T1189">&lt;</text:span><text:span text:style-name="T1190">source</text:span><text:span text:style-name="T1191"> src</text:span><text:span text:style-name="T1192">="movie.mp4"</text:span><text:span text:style-name="T1193"> type</text:span><text:span text:style-name="T1194">="video/mp4"&gt;</text:span><text:line-break/><text:span text:style-name="T1195">  </text:span><text:span text:style-name="T1196">&lt;</text:span><text:span text:style-name="T1197">source</text:span><text:span text:style-name="T1198"> src</text:span><text:span text:style-name="T1199">="movie.ogg"</text:span><text:span text:style-name="T1200"> type</text:span><text:span text:style-name="T1201">="video/ogg"&gt;</text:span><text:line-break/><text:span text:style-name="T1202">Your browser does not support the video tag.</text:span><text:line-break/><text:span text:style-name="T1203">&lt;</text:span><text:span text:style-name="T1204">/video</text:span><text:span text:style-name="T1205">&gt;</text:span></text:p>
      <text:p text:style-name="Textbody"><text:span text:style-name="T1206">Add </text:span><text:span text:style-name="T1207">muted</text:span><text:span text:style-name="T1208"> </text:span><text:span text:style-name="T1209">after </text:span><text:span text:style-name="T1210">autoplay</text:span><text:span text:style-name="T1211"> </text:span><text:span text:style-name="T1212">to let your video start playing automatically (but muted):</text:span></text:p>
      <text:p text:style-name="Textbody"><text:span text:style-name="T1213">&lt;</text:span><text:span text:style-name="T1214">video</text:span><text:span text:style-name="T1215"> width</text:span><text:span text:style-name="T1216">="320"</text:span><text:span text:style-name="T1217"> height</text:span><text:span text:style-name="T1218">="240"</text:span><text:span text:style-name="T1219"> autoplay muted</text:span><text:span text:style-name="T1220">&gt;</text:span><text:line-break/><text:span text:style-name="T1221">  </text:span><text:span text:style-name="T1222">&lt;</text:span><text:span text:style-name="T1223">source</text:span><text:span text:style-name="T1224"> src</text:span><text:span text:style-name="T1225">="movie.mp4"</text:span><text:span text:style-name="T1226"> type</text:span><text:span text:style-name="T1227">="video/mp4"&gt;</text:span><text:line-break/><text:span text:style-name="T1228">  </text:span><text:span text:style-name="T1229">&lt;</text:span><text:span text:style-name="T1230">source</text:span><text:span text:style-name="T1231"> src</text:span><text:span text:style-name="T1232">="movie.ogg"</text:span><text:span text:style-name="T1233"> type</text:span><text:span text:style-name="T1234">="video/ogg"&gt;</text:span><text:line-break/><text:span text:style-name="T1235">Your browser does not support the video tag.</text:span><text:line-break/><text:span text:style-name="T1236">&lt;</text:span><text:span text:style-name="T1237">/video</text:span><text:span text:style-name="T1238">&gt;</text:span></text:p>
      <text:soft-page-break/>
      <text:h text:style-name="P1239" text:outline-level="1">HTML Audio</text:h>
      <text:p text:style-name="Textbody"><text:span text:style-name="T1240">The HTML </text:span><text:span text:style-name="T1241">&lt;audio&gt;</text:span><text:span text:style-name="T1242"> </text:span><text:span text:style-name="T1243">element is used to play an audio file on a web page.</text:span></text:p>
      <text:p text:style-name="Textbody"><text:span text:style-name="T1244">To play an audio file in HTML, use the </text:span><text:span text:style-name="T1245">&lt;audio&gt;</text:span><text:span text:style-name="T1246"> </text:span><text:span text:style-name="T1247">element:</text:span></text:p>
      <text:p text:style-name="Textbody"><text:span text:style-name="T1248">&lt;</text:span><text:span text:style-name="T1249">audio</text:span><text:span text:style-name="T1250"> controls</text:span><text:span text:style-name="T1251">&gt;</text:span><text:line-break/><text:span text:style-name="T1252">  </text:span><text:span text:style-name="T1253">&lt;</text:span><text:span text:style-name="T1254">source</text:span><text:span text:style-name="T1255"> src</text:span><text:span text:style-name="T1256">="horse.ogg"</text:span><text:span text:style-name="T1257"> type</text:span><text:span text:style-name="T1258">="audio/ogg"&gt;</text:span><text:line-break/><text:span text:style-name="T1259">  </text:span><text:span text:style-name="T1260">&lt;</text:span><text:span text:style-name="T1261">source</text:span><text:span text:style-name="T1262"> src</text:span><text:span text:style-name="T1263">="horse.mp3"</text:span><text:span text:style-name="T1264"> type</text:span><text:span text:style-name="T1265">="audio/mpeg"&gt;</text:span><text:line-break/><text:span text:style-name="T1266">Your browser does not support the audio element.</text:span><text:line-break/><text:span text:style-name="T1267">&lt;</text:span><text:span text:style-name="T1268">/audio</text:span><text:span text:style-name="T1269">&gt;</text:span></text:p>
      <text:h text:style-name="P1270" text:outline-level="2">HTML Audio - How It Works</text:h>
      <text:p text:style-name="Textbody"><text:span text:style-name="T1271">The </text:span><text:span text:style-name="T1272">controls</text:span><text:span text:style-name="T1273"> attribute adds audio controls, like play, pause, and volume.</text:span></text:p>
      <text:p text:style-name="Textbody"><text:span text:style-name="T1274">The </text:span><text:span text:style-name="T1275">&lt;source&gt;</text:span><text:span text:style-name="T1276"> element allows you to specify alternative audio files which the browser may choose from. The browser will use the first recognized format.</text:span></text:p>
      <text:p text:style-name="Textbody"><text:span text:style-name="T1277">The text between the </text:span><text:span text:style-name="T1278">&lt;audio&gt;</text:span><text:span text:style-name="T1279"> and </text:span><text:span text:style-name="T1280">&lt;/audio&gt;</text:span><text:span text:style-name="T1281"> tags will only be displayed in browsers that do not support the </text:span><text:span text:style-name="T1282">&lt;audio&gt;</text:span><text:span text:style-name="T1283"> element.</text:span></text:p>
      <text:h text:style-name="P1284" text:outline-level="2">HTML &lt;audio&gt; Autoplay</text:h>
      <text:p text:style-name="Textbody"><text:span text:style-name="T1285">To start an audio file automatically, use the </text:span><text:span text:style-name="T1286">autoplay</text:span><text:span text:style-name="T1287"> attribute:</text:span></text:p>
      <text:p text:style-name="Textbody"><text:span text:style-name="T1288">Add </text:span><text:span text:style-name="T1289">muted</text:span><text:span text:style-name="T1290"> </text:span><text:span text:style-name="T1291">after </text:span><text:span text:style-name="T1292">autoplay</text:span><text:span text:style-name="T1293"> </text:span><text:span text:style-name="T1294">to let your audio file start playing automatically (but muted):</text:span></text:p>
      <text:p text:style-name="Textbody"><text:span text:style-name="T1295">&lt;</text:span><text:span text:style-name="T1296">audio</text:span><text:span text:style-name="T1297"> controls autoplay muted</text:span><text:span text:style-name="T1298">&gt;</text:span><text:line-break/><text:span text:style-name="T1299">  </text:span><text:span text:style-name="T1300">&lt;</text:span><text:span text:style-name="T1301">source</text:span><text:span text:style-name="T1302"> src</text:span><text:span text:style-name="T1303">="horse.ogg"</text:span><text:span text:style-name="T1304"> type</text:span><text:span text:style-name="T1305">="audio/ogg"&gt;</text:span><text:line-break/><text:span text:style-name="T1306">  </text:span><text:span text:style-name="T1307">&lt;</text:span><text:span text:style-name="T1308">source</text:span><text:span text:style-name="T1309"> src</text:span><text:span text:style-name="T1310">="horse.mp3"</text:span><text:span text:style-name="T1311"> type</text:span><text:span text:style-name="T1312">="audio/mpeg"&gt;</text:span><text:line-break/><text:span text:style-name="T1313">Your browser does not support the audio element.</text:span><text:line-break/><text:span text:style-name="T1314">&lt;</text:span><text:span text:style-name="T1315">/audio</text:span><text:span text:style-name="T1316">&gt;</text:span></text:p>
      <text:h text:style-name="P1317" text:outline-level="2">Semantic HTML</text:h>
      <text:p text:style-name="Textbody"><text:span text:style-name="T1318">Semantic HTML means using correct HTML elements for their correct purpose as much as possible. Semantic elements are elements with a meaning; if you need a button, use the </text:span><text:span text:style-name="T1319">&lt;button&gt;</text:span><text:span text:style-name="T1320"> element (and not a </text:span><text:span text:style-name="T1321">&lt;div&gt;</text:span><text:span text:style-name="T1322"> element).</text:span></text:p>
      <text:p text:style-name="Textbody"><text:span text:style-name="T1323">Examples of </text:span><text:span text:style-name="T1324">non-semantic</text:span><text:span text:style-name="T1325"> elements: </text:span><text:span text:style-name="T1326">&lt;div&gt;</text:span><text:span text:style-name="T1327"> and </text:span><text:span text:style-name="T1328">&lt;span&gt;</text:span><text:span text:style-name="T1329"> - Tells nothing about its content.</text:span></text:p>
      <text:p text:style-name="Textbody"><text:span text:style-name="T1330">Examples of </text:span><text:span text:style-name="T1331">semantic</text:span><text:span text:style-name="T1332"> elements: </text:span><text:span text:style-name="T1333">&lt;form&gt;</text:span><text:span text:style-name="T1334">, </text:span><text:span text:style-name="T1335">&lt;table&gt;</text:span><text:span text:style-name="T1336">, and </text:span><text:span text:style-name="T1337">&lt;article&gt;</text:span><text:span text:style-name="T1338"> - Clearly defines its content.</text:span></text:p>
      <text:p text:style-name="Textbody"/>
      <text:p text:style-name="Textbody"><text:span text:style-name="StrongEmphasis">: Explain the concept of HTML5 Web Storage and its differences from cookies.</text:span></text:p>
      <text:soft-page-break/>
      <text:p text:style-name="Textbody">HTML5 Web Storage provides a way for web applications to store data locally in the user's browser, allowing persistent storage of larger amounts of data compared to cookies. Web Storage includes two mechanisms: localStorage and sessionStorage.</text:p>
      <text:p text:style-name="Textbody">localStorage stores data with no expiration date, and the data persists even after the browser is closed and reopened.</text:p>
      <text:p text:style-name="Textbody">sessionStorage stores data for the duration of the page session, meaning it's cleared when the browser tab or window is closed</text:p>
      <text:p text:style-name="Textbody"><text:span text:style-name="StrongEmphasis">Expiration</text:span>: Unlike session cookies, data stored in<text:s/><text:span text:style-name="SourceText">localStorage</text:span><text:s/>has no expiration date and remains available indefinitely until explicitly removed by the web application or cleared by the user through browser settings.</text:p>
      <text:p text:style-name="Textbody"><text:span text:style-name="StrongEmphasis">Capacity</text:span>: The storage capacity of<text:s/><text:span text:style-name="SourceText">localStorage</text:span><text:s/>varies between web browsers but is typically around 5-10 MB per origin. This capacity is significantly larger than traditional cookies, which are limited to about 4 KB per domain.</text:p>
      <text:p text:style-name="Textbody">// Storing data in localStorage</text:p>
      <text:p text:style-name="Textbody">localStorage.setItem('key', 'value');</text:p>
      <text:p text:style-name="Textbody"/>
      <text:p text:style-name="Textbody">// Retrieving data from localStorage</text:p>
      <text:p text:style-name="Textbody">const value = localStorage.getItem('key');</text:p>
      <text:p text:style-name="Textbody"/>
      <text:p text:style-name="Textbody">// Removing data from localStorage</text:p>
      <text:p text:style-name="Textbody">localStorage.removeItem('key');</text:p>
      <text:p text:style-name="Textbody"/>
      <text:p text:style-name="Textbody">// Clearing all data from localStorage</text:p>
      <text:p text:style-name="Textbody">localStorage.clear();</text:p>
      <text:p text:style-name="Textbody"><text:span text:style-name="StrongEmphasis">Expiration</text:span>: Data stored in<text:s/><text:span text:style-name="SourceText">sessionStorage</text:span><text:s/>is automatically cleared when the browser tab or window is closed, ensuring that it is only available for the current browsing session.</text:p>
      <text:p text:style-name="Textbody"><text:span text:style-name="StrongEmphasis">Capacity</text:span>: Similar to<text:s/><text:span text:style-name="SourceText">localStorage</text:span>, the storage capacity of<text:s/><text:span text:style-name="SourceText">sessionStorage</text:span><text:s/>also varies between web browsers but is typically around 5-10 MB per origin.</text:p>
      <text:p text:style-name="Textbody">// Storing data in sessionStorage</text:p>
      <text:p text:style-name="Textbody">sessionStorage.setItem('key', 'value');</text:p>
      <text:p text:style-name="Textbody"/>
      <text:p text:style-name="Textbody">// Retrieving data from sessionStorage</text:p>
      <text:p text:style-name="Textbody">const value = sessionStorage.getItem('key');</text:p>
      <text:p text:style-name="Textbody"/>
      <text:p text:style-name="Textbody">// Removing data from sessionStorage</text:p>
      <text:soft-page-break/>
      <text:p text:style-name="Textbody">sessionStorage.removeItem('key');</text:p>
      <text:p text:style-name="Textbody"/>
      <text:p text:style-name="Textbody">// Clearing all data from sessionStorage</text:p>
      <text:p text:style-name="Textbody">sessionStorage.clear();</text:p>
      <text:p text:style-name="Textbody">Unlike cookies, Web Storage data is not sent to the server with every HTTP request, reducing network traffic and improving performance. Additionally, Web Storage has a larger storage capacity (usually 5-10 MB per domain) compared to cookies, which are limited to about 4 KB.</text:p>
      <text:p text:style-name="Textbody"><text:span text:style-name="StrongEmphasis">How does HTML5 differ from previous versions of HTML?</text:span></text:p>
      <text:p text:style-name="Textbody"/>
      <text:p text:style-name="Textbody">HTML5 introduced several new features and elements that enhance the functionality and semantics of web pages. Some key differences include:</text:p>
      <text:p text:style-name="Textbody">New semantic elements like &lt;header&gt;, &lt;footer&gt;, &lt;nav&gt;, and &lt;article&gt;.</text:p>
      <text:p text:style-name="Textbody">Support for audio, video, and canvas elements for multimedia content.</text:p>
      <text:p text:style-name="Textbody">Built-in support for offline web applications using the Application Cache (AppCache) and local storage (localStorage) API.</text:p>
      <text:p text:style-name="Textbody">Simplified and standardized syntax with features like the<text:s/><text:span text:style-name="SourceText">&lt;!DOCTYPE html&gt;</text:span><text:s/>declaration and self-closing tags.</text:p>
      <text:p text:style-name="Textbody"><text:span text:style-name="T1339">Local Storage:</text:span><text:span text:style-name="T1340"> This read-only interface property provides access to the document’s local storage object; the stored data is stored across browser sessions. Similar to sessionStorage, except that sessionStorage data gets cleared when the page session ends—that is, when the page is closed. It is cleared when the last “private” tab of a browser is closed (localStorage data for a document loaded in a private browsing or incognito session).</text:span></text:p>
      <text:p text:style-name="P1341"/>
      <table:table table:style-name="Table1342">
        <table:table-columns>
          <table:table-column table:style-name="TableColumn1343"/>
          <table:table-column table:style-name="TableColumn1344"/>
          <table:table-column table:style-name="TableColumn1345"/>
        </table:table-columns>
        <table:table-header-rows>
          <table:table-row table:style-name="TableRow1346">
            <table:table-cell table:style-name="TableCell1347">
              <text:p text:style-name="P1348"><text:span text:style-name="T1349">Local Storage</text:span></text:p>
            </table:table-cell>
            <table:table-cell table:style-name="TableCell1350">
              <text:p text:style-name="P1351"><text:span text:style-name="T1352"> Session Storage</text:span></text:p>
            </table:table-cell>
            <table:table-cell table:style-name="TableCell1353">
              <text:p text:style-name="P1354"><text:span text:style-name="T1355">Cookies </text:span></text:p>
            </table:table-cell>
          </table:table-row>
        </table:table-header-rows>
        <table:table-row table:style-name="TableRow1356">
          <table:table-cell table:style-name="TableCell1357">
            <text:p text:style-name="P1358"><text:span text:style-name="T1359">The storage capacity of local storage is 5MB/10MB</text:span></text:p>
          </table:table-cell>
          <table:table-cell table:style-name="TableCell1360">
            <text:p text:style-name="P1361"><text:span text:style-name="T1362">The storage capacity of session storage is 5MB</text:span></text:p>
          </table:table-cell>
          <table:table-cell table:style-name="TableCell1363">
            <text:p text:style-name="P1364"><text:span text:style-name="T1365">The storage capacity of Cookies is 4KB</text:span></text:p>
          </table:table-cell>
        </table:table-row>
        <table:table-row table:style-name="TableRow1366">
          <table:table-cell table:style-name="TableCell1367">
            <text:p text:style-name="P1368"><text:span text:style-name="T1369">As it is not session-based, it must be deleted via java</text:span><text:span text:style-name="T1370"><text:s/></text:span><text:span text:style-name="T1371">script or manually</text:span><text:span text:style-name="T1372"><text:line-break/></text:span><text:soft-page-break/><text:span text:style-name="T1373"><text:line-break/></text:span><text:span text:style-name="T1374">The storage capacity of local storage is 5MB/10MB</text:span></text:p>
          </table:table-cell>
          <table:table-cell table:style-name="TableCell1375">
            <text:p text:style-name="P1376"><text:span text:style-name="T1377">It’s session-based and works per window or tab. This means that data<text:s/></text:span><text:soft-page-break/><text:span text:style-name="T1378">is stored only for the duration of a session, i.e., until the browser (or tab) is closed</text:span><text:span text:style-name="T1379"><text:line-break/></text:span><text:span text:style-name="T1380"><text:line-break/></text:span><text:span text:style-name="T1381">The storage capacity of session storage is 5MB</text:span></text:p>
          </table:table-cell>
          <table:table-cell table:style-name="TableCell1382">
            <text:p text:style-name="P1383"><text:span text:style-name="T1384">Cookies expire based on the setting and working per tab and window </text:span><text:span text:style-name="T1385"><text:line-break/></text:span><text:span text:style-name="T1386"><text:line-break/></text:span><text:soft-page-break/><text:span text:style-name="T1387"><text:line-break/></text:span><text:span text:style-name="T1388">The storage capacity of Cookies is 4KB</text:span></text:p>
          </table:table-cell>
        </table:table-row>
        <text:soft-page-break/>
        <table:table-row table:style-name="TableRow1389">
          <table:table-cell table:style-name="TableCell1390">
            <text:p text:style-name="P1391"><text:span text:style-name="T1392">The client  can read and write local storage</text:span></text:p>
          </table:table-cell>
          <table:table-cell table:style-name="TableCell1393">
            <text:p text:style-name="P1394"><text:span text:style-name="T1395">The client can read and write local storage</text:span></text:p>
          </table:table-cell>
          <table:table-cell table:style-name="TableCell1396">
            <text:p text:style-name="P1397"><text:span text:style-name="T1398">Both clients and servers can read and write the cookies</text:span></text:p>
          </table:table-cell>
        </table:table-row>
        <table:table-row table:style-name="TableRow1399">
          <table:table-cell table:style-name="TableCell1400">
            <text:p text:style-name="P1401"><text:span text:style-name="T1402">There is no transfer of data to the server</text:span></text:p>
          </table:table-cell>
          <table:table-cell table:style-name="TableCell1403">
            <text:p text:style-name="P1404"><text:span text:style-name="T1405">There is no transfer of data to the server</text:span></text:p>
          </table:table-cell>
          <table:table-cell table:style-name="TableCell1406">
            <text:p text:style-name="P1407"><text:span text:style-name="T1408">Data transfer to the server is exist</text:span></text:p>
          </table:table-cell>
        </table:table-row>
        <table:table-row table:style-name="TableRow1409">
          <table:table-cell table:style-name="TableCell1410">
            <text:p text:style-name="P1411">Supported by all browsers, including older ones.</text:p>
            <text:p text:style-name="P1412"/>
          </table:table-cell>
          <table:table-cell table:style-name="TableCell1413">
            <text:p text:style-name="P1414"><text:span text:style-name="T1415">Supported by all browsers, including older ones</text:span></text:p>
          </table:table-cell>
          <table:table-cell table:style-name="TableCell1416">
            <text:p text:style-name="P1417"><text:span text:style-name="T1418">It is supported by all the browser including older browser</text:span></text:p>
          </table:table-cell>
        </table:table-row>
      </table:table>
      <text:p text:style-name="P1419"/>
      <text:p text:style-name="Textbody"/>
      <text:p text:style-name="Textbody"><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Menlo, 'courier new'," svg:font-family="Consolas, Menlo, 'courier new'," style:font-family-generic="system"/>
    <style:font-face style:name="Verdana, sans-serif" svg:font-family="Verdana, sans-serif" style:font-family-generic="system"/>
    <style:font-face style:name="Segoe UI" svg:font-family="Segoe UI" style:font-family-generic="swiss" style:font-pitch="variable" svg:panose-1="2 11 5 2 4 2 4 2 2 3"/>
    <style:font-face style:name="S hne" svg:font-family="S hne" style:font-family-generic="system"/>
    <style:font-face style:name="Nunito" svg:font-family="Nuni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Times New Roman"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Courier New" style:font-name-asian="NSimSun" style:font-name-complex="Courier New"/>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asian="Times New Roman" style:font-name-complex="Times New Roman" style:letter-kerning="false" style:language-asian="en" style:country-asian="IN"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7">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8">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9">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0">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1">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3">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4">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5">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6">
      <text:list-level-style-number text:leve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baadhira bb</dc:creator>
    <meta:creation-date>2024-05-14T08:01:00Z</meta:creation-date>
    <dc:date>2024-05-30T09:54:00Z</dc:date>
    <meta:template xlink:href="Normal" xlink:type="simple"/>
    <meta:editing-cycles>148</meta:editing-cycles>
    <meta:editing-duration>PT273780S</meta:editing-duration>
    <meta:document-statistic meta:page-count="34" meta:paragraph-count="85" meta:word-count="6384" meta:character-count="42689" meta:row-count="303" meta:non-whitespace-character-count="36390"/>
  </office:meta>
</office:document-meta>
</file>